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shapes>
          <draw:frame draw:z-index="0" draw:style-name="gr1" draw:text-style-name="P1" svg:width="159.99mm" svg:height="89.99mm" svg:x="91.32mm" svg:y="1mm">
            <loext:p draw:notify-on-update-of-ranges="data.D1:data.D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994776725769043</text:p>
          </table:table-cell>
          <table:table-cell table:style-name="ce1" office:value-type="string" calcext:value-type="string">
            <text:p>7.152557373046875e-07</text:p>
          </table:table-cell>
          <table:table-cell table:style-name="ce1" office:value-type="float" office:value="0.218131691217422" calcext:value-type="float">
            <text:p>0,2181316912</text:p>
          </table:table-cell>
          <table:table-cell table:style-name="ce1" office:value-type="float" office:value="2.69029092788696" calcext:value-type="float">
            <text:p>2,6902909279</text:p>
          </table:table-cell>
          <table:table-cell table:style-name="ce1" office:value-type="float" office:value="4.45793008804321" calcext:value-type="float">
            <text:p>4,45793008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0846888199448586" calcext:value-type="float">
            <text:p>-0,0846888199</text:p>
          </table:table-cell>
          <table:table-cell table:style-name="ce1" office:value-type="float" office:value="7.04389905929565" calcext:value-type="float">
            <text:p>7,0438990593</text:p>
          </table:table-cell>
          <table:table-cell table:style-name="ce1" office:value-type="float" office:value="-5.20263576507568" calcext:value-type="float">
            <text:p>-5,2026357651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354822432339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8864307403564" calcext:value-type="float">
            <text:p>0,06088643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7816186473133" calcext:value-type="float">
            <text:p>1,4781618647</text:p>
          </table:table-cell>
          <table:table-cell table:style-name="ce1" office:value-type="float" office:value="0.202958822250366" calcext:value-type="float">
            <text:p>0,2029588223</text:p>
          </table:table-cell>
          <table:table-cell table:style-name="ce1" office:value-type="float" office:value="0.202958106994629" calcext:value-type="float">
            <text:p>0,202958107</text:p>
          </table:table-cell>
          <table:table-cell table:style-name="ce1" office:value-type="float" office:value="0.202954769134521" calcext:value-type="float">
            <text:p>0,2029547691</text:p>
          </table:table-cell>
          <table:table-cell table:style-name="ce1" office:value-type="float" office:value="-0.0846888199448586" calcext:value-type="float">
            <text:p>-0,0846888199</text:p>
          </table:table-cell>
          <table:table-cell table:style-name="ce1" office:value-type="float" office:value="7.04389905929565" calcext:value-type="float">
            <text:p>7,0438990593</text:p>
          </table:table-cell>
          <table:table-cell table:style-name="ce1" office:value-type="float" office:value="-5.20263576507568" calcext:value-type="float">
            <text:p>-5,2026357651</text:p>
          </table:table-cell>
        </table:table-row>
        <table:table-row table:style-name="ro1">
          <table:table-cell table:style-name="ce1" office:value-type="string" calcext:value-type="string">
            <text:p>0.03645014762878418</text:p>
          </table:table-cell>
          <table:table-cell table:style-name="ce1" office:value-type="string" calcext:value-type="string">
            <text:p>0.01650238037109375</text:p>
          </table:table-cell>
          <table:table-cell table:style-name="ce1" office:value-type="string" calcext:value-type="string">
            <text:p>0.4268958568572998</text:p>
          </table:table-cell>
          <table:table-cell table:style-name="ce1" office:value-type="float" office:value="0.218190476298332" calcext:value-type="float">
            <text:p>0,2181904763</text:p>
          </table:table-cell>
          <table:table-cell table:style-name="ce1" office:value-type="float" office:value="2.69101619720459" calcext:value-type="float">
            <text:p>2,6910161972</text:p>
          </table:table-cell>
          <table:table-cell table:style-name="ce1" office:value-type="float" office:value="4.45913171768189" calcext:value-type="float">
            <text:p>4,4591317177</text:p>
          </table:table-cell>
          <table:table-cell table:style-name="ce1" office:value-type="float" office:value="-0.0761759952998363" calcext:value-type="float">
            <text:p>-0,0761759953</text:p>
          </table:table-cell>
          <table:table-cell table:number-columns-repeated="2" table:style-name="ce1" office:value-type="float" office:value="-0.926010830472715" calcext:value-type="float">
            <text:p>-0,9260108305</text:p>
          </table:table-cell>
          <table:table-cell table:style-name="ce1" office:value-type="float" office:value="-0.0860730186104775" calcext:value-type="float">
            <text:p>-0,0860730186</text:p>
          </table:table-cell>
          <table:table-cell table:style-name="ce1" office:value-type="float" office:value="7.0414023399353" calcext:value-type="float">
            <text:p>7,0414023399</text:p>
          </table:table-cell>
          <table:table-cell table:style-name="ce1" office:value-type="float" office:value="-5.20069360733032" calcext:value-type="float">
            <text:p>-5,2006936073</text:p>
          </table:table-cell>
          <table:table-cell table:style-name="ce1" office:value-type="string" calcext:value-type="string">
            <text:p>-0.07617599529983635</text:p>
          </table:table-cell>
          <table:table-cell table:style-name="ce1" office:value-type="string" calcext:value-type="string">
            <text:p>-0.9260108304727152</text:p>
          </table:table-cell>
          <table:table-cell table:style-name="ce1" office:value-type="string" calcext:value-type="string">
            <text:p>-0.5247516866850639</text:p>
          </table:table-cell>
          <table:table-cell table:style-name="ce1" office:value-type="float" office:value="-0.0545329228043556" calcext:value-type="float">
            <text:p>-0,0545329228</text:p>
          </table:table-cell>
          <table:table-cell table:style-name="ce1" office:value-type="float" office:value="-0.672572731971741" calcext:value-type="float">
            <text:p>-0,672572732</text:p>
          </table:table-cell>
          <table:table-cell table:style-name="ce1" office:value-type="float" office:value="-0.216212364578247" calcext:value-type="float">
            <text:p>-0,2162123646</text:p>
          </table:table-cell>
          <table:table-cell table:style-name="ce1" office:value-type="float" office:value="-0.0925974204919555" calcext:value-type="float">
            <text:p>-0,09259742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13852701949798" calcext:value-type="float">
            <text:p>-0,5138527019</text:p>
          </table:table-cell>
          <table:table-cell table:style-name="ce1" office:value-type="float" office:value="-6.33752394003898" calcext:value-type="float">
            <text:p>-6,33752394</text:p>
          </table:table-cell>
          <table:table-cell table:style-name="ce1" office:value-type="float" office:value="-10.5015728842727" calcext:value-type="float">
            <text:p>-10,5015728843</text:p>
          </table:table-cell>
          <table:table-cell table:style-name="ce1" office:value-type="float" office:value="0.424502372741699" calcext:value-type="float">
            <text:p>0,4245023727</text:p>
          </table:table-cell>
          <table:table-cell table:style-name="ce1" office:value-type="float" office:value="0.424501895904541" calcext:value-type="float">
            <text:p>0,4245018959</text:p>
          </table:table-cell>
          <table:table-cell table:style-name="ce1" office:value-type="float" office:value="0.424501180648804" calcext:value-type="float">
            <text:p>0,4245011806</text:p>
          </table:table-cell>
          <table:table-cell table:style-name="ce1" office:value-type="float" office:value="-0.0860730186104775" calcext:value-type="float">
            <text:p>-0,0860730186</text:p>
          </table:table-cell>
          <table:table-cell table:style-name="ce1" office:value-type="float" office:value="7.0414023399353" calcext:value-type="float">
            <text:p>7,0414023399</text:p>
          </table:table-cell>
          <table:table-cell table:style-name="ce1" office:value-type="float" office:value="-5.20069360733032" calcext:value-type="float">
            <text:p>-5,2006936073</text:p>
          </table:table-cell>
        </table:table-row>
        <table:table-row table:style-name="ro1">
          <table:table-cell table:style-name="ce1" office:value-type="string" calcext:value-type="string">
            <text:p>0.0532374382019043</text:p>
          </table:table-cell>
          <table:table-cell table:style-name="ce1" office:value-type="string" calcext:value-type="string">
            <text:p>0.016787290573120117</text:p>
          </table:table-cell>
          <table:table-cell table:style-name="ce1" office:value-type="string" calcext:value-type="string">
            <text:p>0.8467741012573242</text:p>
          </table:table-cell>
          <table:table-cell table:style-name="ce1" office:value-type="float" office:value="-0.205254718661308" calcext:value-type="float">
            <text:p>-0,2052547187</text:p>
          </table:table-cell>
          <table:table-cell table:style-name="ce1" office:value-type="float" office:value="2.69479584693909" calcext:value-type="float">
            <text:p>2,6947958469</text:p>
          </table:table-cell>
          <table:table-cell table:style-name="ce1" office:value-type="float" office:value="4.46539497375488" calcext:value-type="float">
            <text:p>4,4653949738</text:p>
          </table:table-cell>
          <table:table-cell table:style-name="ce1" office:value-type="float" office:value="-0.0720499055168084" calcext:value-type="float">
            <text:p>-0,0720499055</text:p>
          </table:table-cell>
          <table:table-cell table:number-columns-repeated="2" table:style-name="ce1" office:value-type="float" office:value="-0.767797239185003" calcext:value-type="float">
            <text:p>-0,7677972392</text:p>
          </table:table-cell>
          <table:table-cell table:style-name="ce1" office:value-type="float" office:value="-0.087056115269661" calcext:value-type="float">
            <text:p>-0,0870561153</text:p>
          </table:table-cell>
          <table:table-cell table:style-name="ce1" office:value-type="float" office:value="7.0336856842041" calcext:value-type="float">
            <text:p>7,0336856842</text:p>
          </table:table-cell>
          <table:table-cell table:style-name="ce1" office:value-type="float" office:value="-5.19418811798096" calcext:value-type="float">
            <text:p>-5,194188118</text:p>
          </table:table-cell>
          <table:table-cell table:style-name="ce1" office:value-type="string" calcext:value-type="string">
            <text:p>-0.07204990551680841</text:p>
          </table:table-cell>
          <table:table-cell table:style-name="ce1" office:value-type="string" calcext:value-type="string">
            <text:p>-0.7677972391850033</text:p>
          </table:table-cell>
          <table:table-cell table:style-name="ce1" office:value-type="string" calcext:value-type="string">
            <text:p>-0.2623464065641179</text:p>
          </table:table-cell>
          <table:table-cell table:style-name="ce1" office:value-type="float" office:value="-0.0545476190745831" calcext:value-type="float">
            <text:p>-0,0545476191</text:p>
          </table:table-cell>
          <table:table-cell table:style-name="ce1" office:value-type="float" office:value="-0.672754049301147" calcext:value-type="float">
            <text:p>-0,6727540493</text:p>
          </table:table-cell>
          <table:table-cell table:style-name="ce1" office:value-type="float" office:value="-0.216274849319458" calcext:value-type="float">
            <text:p>-0,2162748493</text:p>
          </table:table-cell>
          <table:table-cell table:style-name="ce1" office:value-type="float" office:value="-0.184197745417745" calcext:value-type="float">
            <text:p>-0,18419774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140025101584751" calcext:value-type="float">
            <text:p>-0,0001400251</text:p>
          </table:table-cell>
          <table:table-cell table:style-name="ce1" office:value-type="float" office:value="-0.00172759535423372" calcext:value-type="float">
            <text:p>-0,0017275954</text:p>
          </table:table-cell>
          <table:table-cell table:style-name="ce1" office:value-type="float" office:value="-0.00286228978639595" calcext:value-type="float">
            <text:p>-0,0028622898</text:p>
          </table:table-cell>
          <table:table-cell table:style-name="ce1" office:value-type="float" office:value="0.419818162918091" calcext:value-type="float">
            <text:p>0,4198181629</text:p>
          </table:table-cell>
          <table:table-cell table:style-name="ce1" office:value-type="float" office:value="0.419814348220825" calcext:value-type="float">
            <text:p>0,4198143482</text:p>
          </table:table-cell>
          <table:table-cell table:style-name="ce1" office:value-type="float" office:value="0.419814109802246" calcext:value-type="float">
            <text:p>0,4198141098</text:p>
          </table:table-cell>
          <table:table-cell table:style-name="ce1" office:value-type="float" office:value="-0.087056115269661" calcext:value-type="float">
            <text:p>-0,0870561153</text:p>
          </table:table-cell>
          <table:table-cell table:style-name="ce1" office:value-type="float" office:value="7.0336856842041" calcext:value-type="float">
            <text:p>7,0336856842</text:p>
          </table:table-cell>
          <table:table-cell table:style-name="ce1" office:value-type="float" office:value="-5.19418811798096" calcext:value-type="float">
            <text:p>-5,194188118</text:p>
          </table:table-cell>
        </table:table-row>
        <table:table-row table:style-name="ro1">
          <table:table-cell table:style-name="ce1" office:value-type="string" calcext:value-type="string">
            <text:p>0.07136702537536621</text:p>
          </table:table-cell>
          <table:table-cell table:style-name="ce1" office:value-type="string" calcext:value-type="string">
            <text:p>0.018129587173461914</text:p>
          </table:table-cell>
          <table:table-cell table:style-name="ce1" office:value-type="string" calcext:value-type="string">
            <text:p>1.2677161693572998</text:p>
          </table:table-cell>
          <table:table-cell table:style-name="ce1" office:value-type="float" office:value="-0.204947292804718" calcext:value-type="float">
            <text:p>-0,2049472928</text:p>
          </table:table-cell>
          <table:table-cell table:style-name="ce1" office:value-type="float" office:value="2.67753720283508" calcext:value-type="float">
            <text:p>2,6775372028</text:p>
          </table:table-cell>
          <table:table-cell table:style-name="ce1" office:value-type="float" office:value="4.45870685577393" calcext:value-type="float">
            <text:p>4,4587068558</text:p>
          </table:table-cell>
          <table:table-cell table:style-name="ce1" office:value-type="float" office:value="0.0671711379425409" calcext:value-type="float">
            <text:p>0,0671711379</text:p>
          </table:table-cell>
          <table:table-cell table:number-columns-repeated="2" table:style-name="ce1" office:value-type="float" office:value="-0.768923430517002" calcext:value-type="float">
            <text:p>-0,7689234305</text:p>
          </table:table-cell>
          <table:table-cell table:style-name="ce1" office:value-type="float" office:value="-0.0928537622094154" calcext:value-type="float">
            <text:p>-0,0928537622</text:p>
          </table:table-cell>
          <table:table-cell table:style-name="ce1" office:value-type="float" office:value="6.95841598510742" calcext:value-type="float">
            <text:p>6,9584159851</text:p>
          </table:table-cell>
          <table:table-cell table:style-name="ce1" office:value-type="float" office:value="-5.16343641281128" calcext:value-type="float">
            <text:p>-5,1634364128</text:p>
          </table:table-cell>
          <table:table-cell table:style-name="ce1" office:value-type="string" calcext:value-type="string">
            <text:p>0.06717113794254087</text:p>
          </table:table-cell>
          <table:table-cell table:style-name="ce1" office:value-type="string" calcext:value-type="string">
            <text:p>-0.768923430517002</text:p>
          </table:table-cell>
          <table:table-cell table:style-name="ce1" office:value-type="string" calcext:value-type="string">
            <text:p>-0.26297250555441065</text:p>
          </table:table-cell>
          <table:table-cell table:style-name="ce1" office:value-type="float" office:value="0.0513136796653271" calcext:value-type="float">
            <text:p>0,0513136797</text:p>
          </table:table-cell>
          <table:table-cell table:style-name="ce1" office:value-type="float" office:value="-0.673698961734772" calcext:value-type="float">
            <text:p>-0,6736989617</text:p>
          </table:table-cell>
          <table:table-cell table:style-name="ce1" office:value-type="float" office:value="-0.216600538635254" calcext:value-type="float">
            <text:p>-0,2166005386</text:p>
          </table:table-cell>
          <table:table-cell table:style-name="ce1" office:value-type="float" office:value="-0.0977950996398711" calcext:value-type="float">
            <text:p>-0,09779509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0591970972006" calcext:value-type="float">
            <text:p>1,0059197097</text:p>
          </table:table-cell>
          <table:table-cell table:style-name="ce1" office:value-type="float" office:value="-0.0089787512892123" calcext:value-type="float">
            <text:p>-0,0089787513</text:p>
          </table:table-cell>
          <table:table-cell table:style-name="ce1" office:value-type="float" office:value="-0.0148786767662694" calcext:value-type="float">
            <text:p>-0,0148786768</text:p>
          </table:table-cell>
          <table:table-cell table:style-name="ce1" office:value-type="float" office:value="0.420953273773193" calcext:value-type="float">
            <text:p>0,4209532738</text:p>
          </table:table-cell>
          <table:table-cell table:style-name="ce1" office:value-type="float" office:value="0.420954942703247" calcext:value-type="float">
            <text:p>0,4209549427</text:p>
          </table:table-cell>
          <table:table-cell table:style-name="ce1" office:value-type="float" office:value="0.420955181121826" calcext:value-type="float">
            <text:p>0,4209551811</text:p>
          </table:table-cell>
          <table:table-cell table:style-name="ce1" office:value-type="float" office:value="-0.0928537622094154" calcext:value-type="float">
            <text:p>-0,0928537622</text:p>
          </table:table-cell>
          <table:table-cell table:style-name="ce1" office:value-type="float" office:value="6.95841598510742" calcext:value-type="float">
            <text:p>6,9584159851</text:p>
          </table:table-cell>
          <table:table-cell table:style-name="ce1" office:value-type="float" office:value="-5.16343641281128" calcext:value-type="float">
            <text:p>-5,1634364128</text:p>
          </table:table-cell>
        </table:table-row>
        <table:table-row table:style-name="ro1">
          <table:table-cell table:style-name="ce1" office:value-type="string" calcext:value-type="string">
            <text:p>0.08666348457336426</text:p>
          </table:table-cell>
          <table:table-cell table:style-name="ce1" office:value-type="string" calcext:value-type="string">
            <text:p>0.015296459197998047</text:p>
          </table:table-cell>
          <table:table-cell table:style-name="ce1" office:value-type="string" calcext:value-type="string">
            <text:p>1.6945393085479736</text:p>
          </table:table-cell>
          <table:table-cell table:style-name="ce1" office:value-type="float" office:value="0.201264977455139" calcext:value-type="float">
            <text:p>0,2012649775</text:p>
          </table:table-cell>
          <table:table-cell table:style-name="ce1" office:value-type="float" office:value="2.55152058601379" calcext:value-type="float">
            <text:p>2,551520586</text:p>
          </table:table-cell>
          <table:table-cell table:style-name="ce1" office:value-type="float" office:value="4.37859678268433" calcext:value-type="float">
            <text:p>4,3785967827</text:p>
          </table:table-cell>
          <table:table-cell table:style-name="ce1" office:value-type="float" office:value="0.0503097287811933" calcext:value-type="float">
            <text:p>0,0503097288</text:p>
          </table:table-cell>
          <table:table-cell table:number-columns-repeated="2" table:style-name="ce1" office:value-type="float" office:value="-0.76338200224016" calcext:value-type="float">
            <text:p>-0,7633820022</text:p>
          </table:table-cell>
          <table:table-cell table:style-name="ce1" office:value-type="float" office:value="-0.0928537622094154" calcext:value-type="float">
            <text:p>-0,0928537622</text:p>
          </table:table-cell>
          <table:table-cell table:style-name="ce1" office:value-type="float" office:value="6.95841598510742" calcext:value-type="float">
            <text:p>6,9584159851</text:p>
          </table:table-cell>
          <table:table-cell table:style-name="ce1" office:value-type="float" office:value="-5.16343641281128" calcext:value-type="float">
            <text:p>-5,1634364128</text:p>
          </table:table-cell>
          <table:table-cell table:style-name="ce1" office:value-type="string" calcext:value-type="string">
            <text:p>0.05030972878119332</text:p>
          </table:table-cell>
          <table:table-cell table:style-name="ce1" office:value-type="string" calcext:value-type="string">
            <text:p>-0.7633820022401601</text:p>
          </table:table-cell>
          <table:table-cell table:style-name="ce1" office:value-type="string" calcext:value-type="string">
            <text:p>-0.26186434321255525</text:p>
          </table:table-cell>
          <table:table-cell table:style-name="ce1" office:value-type="float" office:value="0.0512368232011795" calcext:value-type="float">
            <text:p>0,0512368232</text:p>
          </table:table-cell>
          <table:table-cell table:style-name="ce1" office:value-type="float" office:value="-0.669384300708771" calcext:value-type="float">
            <text:p>-0,6693843007</text:p>
          </table:table-cell>
          <table:table-cell table:style-name="ce1" office:value-type="float" office:value="-0.216252756500244" calcext:value-type="float">
            <text:p>-0,2162527565</text:p>
          </table:table-cell>
          <table:table-cell table:style-name="ce1" office:value-type="float" office:value="-0.00957095196905655" calcext:value-type="float">
            <text:p>-0,0095709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714159317032321" calcext:value-type="float">
            <text:p>-0,0007141593</text:p>
          </table:table-cell>
          <table:table-cell table:style-name="ce1" office:value-type="float" office:value="0.0400919387444269" calcext:value-type="float">
            <text:p>0,0400919387</text:p>
          </table:table-cell>
          <table:table-cell table:style-name="ce1" office:value-type="float" office:value="0.0155365315075564" calcext:value-type="float">
            <text:p>0,0155365315</text:p>
          </table:table-cell>
          <table:table-cell table:style-name="ce1" office:value-type="float" office:value="0.430472373962402" calcext:value-type="float">
            <text:p>0,430472374</text:p>
          </table:table-cell>
          <table:table-cell table:style-name="ce1" office:value-type="float" office:value="0.430476665496826" calcext:value-type="float">
            <text:p>0,4304766655</text:p>
          </table:table-cell>
          <table:table-cell table:style-name="ce1" office:value-type="float" office:value="0.430476903915405" calcext:value-type="float">
            <text:p>0,4304769039</text:p>
          </table:table-cell>
          <table:table-cell table:style-name="ce1" office:value-type="float" office:value="-0.0928537622094154" calcext:value-type="float">
            <text:p>-0,0928537622</text:p>
          </table:table-cell>
          <table:table-cell table:style-name="ce1" office:value-type="float" office:value="6.95841598510742" calcext:value-type="float">
            <text:p>6,9584159851</text:p>
          </table:table-cell>
          <table:table-cell table:style-name="ce1" office:value-type="float" office:value="-5.16343641281128" calcext:value-type="float">
            <text:p>-5,1634364128</text:p>
          </table:table-cell>
        </table:table-row>
        <table:table-row table:style-name="ro1">
          <table:table-cell table:style-name="ce1" office:value-type="string" calcext:value-type="string">
            <text:p>0.1018524169921875</text:p>
          </table:table-cell>
          <table:table-cell table:style-name="ce1" office:value-type="string" calcext:value-type="string">
            <text:p>0.015188932418823242</text:p>
          </table:table-cell>
          <table:table-cell table:style-name="ce1" office:value-type="string" calcext:value-type="string">
            <text:p>2.120734453201294</text:p>
          </table:table-cell>
          <table:table-cell table:style-name="ce1" office:value-type="float" office:value="0.224275887012482" calcext:value-type="float">
            <text:p>0,224275887</text:p>
          </table:table-cell>
          <table:table-cell table:style-name="ce1" office:value-type="float" office:value="2.40295624732971" calcext:value-type="float">
            <text:p>2,4029562473</text:p>
          </table:table-cell>
          <table:table-cell table:style-name="ce1" office:value-type="float" office:value="4.32158422470093" calcext:value-type="float">
            <text:p>4,3215842247</text:p>
          </table:table-cell>
          <table:table-cell table:style-name="ce1" office:value-type="float" office:value="-0.0831941096569944" calcext:value-type="float">
            <text:p>-0,0831941097</text:p>
          </table:table-cell>
          <table:table-cell table:number-columns-repeated="2" table:style-name="ce1" office:value-type="float" office:value="-0.725492088679587" calcext:value-type="float">
            <text:p>-0,7254920887</text:p>
          </table:table-cell>
          <table:table-cell table:style-name="ce1" office:value-type="float" office:value="-0.0989778190851212" calcext:value-type="float">
            <text:p>-0,0989778191</text:p>
          </table:table-cell>
          <table:table-cell table:style-name="ce1" office:value-type="float" office:value="6.79362964630127" calcext:value-type="float">
            <text:p>6,7936296463</text:p>
          </table:table-cell>
          <table:table-cell table:style-name="ce1" office:value-type="float" office:value="-5.11268949508667" calcext:value-type="float">
            <text:p>-5,1126894951</text:p>
          </table:table-cell>
          <table:table-cell table:style-name="ce1" office:value-type="string" calcext:value-type="string">
            <text:p>-0.08319410965699436</text:p>
          </table:table-cell>
          <table:table-cell table:style-name="ce1" office:value-type="string" calcext:value-type="string">
            <text:p>-0.725492088679587</text:p>
          </table:table-cell>
          <table:table-cell table:style-name="ce1" office:value-type="string" calcext:value-type="string">
            <text:p>-0.25339040168940236</text:p>
          </table:table-cell>
          <table:table-cell table:style-name="ce1" office:value-type="float" office:value="-0.0503162443637848" calcext:value-type="float">
            <text:p>-0,0503162444</text:p>
          </table:table-cell>
          <table:table-cell table:style-name="ce1" office:value-type="float" office:value="-0.637880146503449" calcext:value-type="float">
            <text:p>-0,6378801465</text:p>
          </table:table-cell>
          <table:table-cell table:style-name="ce1" office:value-type="float" office:value="-0.212087032699585" calcext:value-type="float">
            <text:p>-0,2120870327</text:p>
          </table:table-cell>
          <table:table-cell table:style-name="ce1" office:value-type="float" office:value="-0.0953936385168284" calcext:value-type="float">
            <text:p>-0,09539363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2618785364435" calcext:value-type="float">
            <text:p>-0,9526187854</text:p>
          </table:table-cell>
          <table:table-cell table:style-name="ce1" office:value-type="float" office:value="0.295522312954457" calcext:value-type="float">
            <text:p>0,295522313</text:p>
          </table:table-cell>
          <table:table-cell table:style-name="ce1" office:value-type="float" office:value="0.187865240407302" calcext:value-type="float">
            <text:p>0,1878652404</text:p>
          </table:table-cell>
          <table:table-cell table:style-name="ce1" office:value-type="float" office:value="0.426416397094727" calcext:value-type="float">
            <text:p>0,4264163971</text:p>
          </table:table-cell>
          <table:table-cell table:style-name="ce1" office:value-type="float" office:value="0.426419973373413" calcext:value-type="float">
            <text:p>0,4264199734</text:p>
          </table:table-cell>
          <table:table-cell table:style-name="ce1" office:value-type="float" office:value="0.426423072814941" calcext:value-type="float">
            <text:p>0,4264230728</text:p>
          </table:table-cell>
          <table:table-cell table:style-name="ce1" office:value-type="float" office:value="-0.0989778190851212" calcext:value-type="float">
            <text:p>-0,0989778191</text:p>
          </table:table-cell>
          <table:table-cell table:style-name="ce1" office:value-type="float" office:value="6.79362964630127" calcext:value-type="float">
            <text:p>6,7936296463</text:p>
          </table:table-cell>
          <table:table-cell table:style-name="ce1" office:value-type="float" office:value="-5.11268949508667" calcext:value-type="float">
            <text:p>-5,1126894951</text:p>
          </table:table-cell>
        </table:table-row>
        <table:table-row table:style-name="ro1">
          <table:table-cell table:style-name="ce1" office:value-type="string" calcext:value-type="string">
            <text:p>0.12003040313720703</text:p>
          </table:table-cell>
          <table:table-cell table:style-name="ce1" office:value-type="string" calcext:value-type="string">
            <text:p>0.01817798614501953</text:p>
          </table:table-cell>
          <table:table-cell table:style-name="ce1" office:value-type="string" calcext:value-type="string">
            <text:p>2.548021078109741</text:p>
          </table:table-cell>
          <table:table-cell table:style-name="ce1" office:value-type="float" office:value="-0.132809281349182" calcext:value-type="float">
            <text:p>-0,1328092813</text:p>
          </table:table-cell>
          <table:table-cell table:style-name="ce1" office:value-type="float" office:value="2.10597586631775" calcext:value-type="float">
            <text:p>2,1059758663</text:p>
          </table:table-cell>
          <table:table-cell table:style-name="ce1" office:value-type="float" office:value="4.26518201828003" calcext:value-type="float">
            <text:p>4,2651820183</text:p>
          </table:table-cell>
          <table:table-cell table:style-name="ce1" office:value-type="float" office:value="-0.0755220752059618" calcext:value-type="float">
            <text:p>-0,0755220752</text:p>
          </table:table-cell>
          <table:table-cell table:number-columns-repeated="2" table:style-name="ce1" office:value-type="float" office:value="-0.686979456298921" calcext:value-type="float">
            <text:p>-0,6869794563</text:p>
          </table:table-cell>
          <table:table-cell table:style-name="ce1" office:value-type="float" office:value="-0.0904682725667954" calcext:value-type="float">
            <text:p>-0,0904682726</text:p>
          </table:table-cell>
          <table:table-cell table:style-name="ce1" office:value-type="float" office:value="6.5984320640564" calcext:value-type="float">
            <text:p>6,5984320641</text:p>
          </table:table-cell>
          <table:table-cell table:style-name="ce1" office:value-type="float" office:value="-5.05081796646118" calcext:value-type="float">
            <text:p>-5,0508179665</text:p>
          </table:table-cell>
          <table:table-cell table:style-name="ce1" office:value-type="string" calcext:value-type="string">
            <text:p>-0.07552207520596178</text:p>
          </table:table-cell>
          <table:table-cell table:style-name="ce1" office:value-type="string" calcext:value-type="string">
            <text:p>-0.6869794562989209</text:p>
          </table:table-cell>
          <table:table-cell table:style-name="ce1" office:value-type="string" calcext:value-type="string">
            <text:p>-0.25176079982851113</text:p>
          </table:table-cell>
          <table:table-cell table:style-name="ce1" office:value-type="float" office:value="-0.0560689717531204" calcext:value-type="float">
            <text:p>-0,0560689718</text:p>
          </table:table-cell>
          <table:table-cell table:style-name="ce1" office:value-type="float" office:value="-0.600739061832428" calcext:value-type="float">
            <text:p>-0,6007390618</text:p>
          </table:table-cell>
          <table:table-cell table:style-name="ce1" office:value-type="float" office:value="-0.209122379684448" calcext:value-type="float">
            <text:p>-0,2091223797</text:p>
          </table:table-cell>
          <table:table-cell table:style-name="ce1" office:value-type="float" office:value="-0.190487850016542" calcext:value-type="float">
            <text:p>-0,190487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4270308050796" calcext:value-type="float">
            <text:p>-0,0542703081</text:p>
          </table:table-cell>
          <table:table-cell table:style-name="ce1" office:value-type="float" office:value="0.350384221340282" calcext:value-type="float">
            <text:p>0,3503842213</text:p>
          </table:table-cell>
          <table:table-cell table:style-name="ce1" office:value-type="float" office:value="0.134463194237484" calcext:value-type="float">
            <text:p>0,1344631942</text:p>
          </table:table-cell>
          <table:table-cell table:style-name="ce1" office:value-type="float" office:value="0.424005508422852" calcext:value-type="float">
            <text:p>0,4240055084</text:p>
          </table:table-cell>
          <table:table-cell table:style-name="ce1" office:value-type="float" office:value="0.424004077911377" calcext:value-type="float">
            <text:p>0,4240040779</text:p>
          </table:table-cell>
          <table:table-cell table:style-name="ce1" office:value-type="float" office:value="0.424001216888428" calcext:value-type="float">
            <text:p>0,4240012169</text:p>
          </table:table-cell>
          <table:table-cell table:style-name="ce1" office:value-type="float" office:value="-0.0904682725667954" calcext:value-type="float">
            <text:p>-0,0904682726</text:p>
          </table:table-cell>
          <table:table-cell table:style-name="ce1" office:value-type="float" office:value="6.5984320640564" calcext:value-type="float">
            <text:p>6,5984320641</text:p>
          </table:table-cell>
          <table:table-cell table:style-name="ce1" office:value-type="float" office:value="-5.05081796646118" calcext:value-type="float">
            <text:p>-5,0508179665</text:p>
          </table:table-cell>
        </table:table-row>
        <table:table-row table:style-name="ro1">
          <table:table-cell table:style-name="ce1" office:value-type="string" calcext:value-type="string">
            <text:p>0.1378030776977539</text:p>
          </table:table-cell>
          <table:table-cell table:style-name="ce1" office:value-type="string" calcext:value-type="string">
            <text:p>0.017772674560546875</text:p>
          </table:table-cell>
          <table:table-cell table:style-name="ce1" office:value-type="string" calcext:value-type="string">
            <text:p>2.984257459640503</text:p>
          </table:table-cell>
          <table:table-cell table:style-name="ce1" office:value-type="float" office:value="-0.242579609155655" calcext:value-type="float">
            <text:p>-0,2425796092</text:p>
          </table:table-cell>
          <table:table-cell table:style-name="ce1" office:value-type="float" office:value="2.09613656997681" calcext:value-type="float">
            <text:p>2,09613657</text:p>
          </table:table-cell>
          <table:table-cell table:style-name="ce1" office:value-type="float" office:value="4.19486618041992" calcext:value-type="float">
            <text:p>4,1948661804</text:p>
          </table:table-cell>
          <table:table-cell table:style-name="ce1" office:value-type="float" office:value="0.0409414935234473" calcext:value-type="float">
            <text:p>0,0409414935</text:p>
          </table:table-cell>
          <table:table-cell table:number-columns-repeated="2" table:style-name="ce1" office:value-type="float" office:value="-0.604625659051801" calcext:value-type="float">
            <text:p>-0,6046256591</text:p>
          </table:table-cell>
          <table:table-cell table:style-name="ce1" office:value-type="float" office:value="-0.0913820490241051" calcext:value-type="float">
            <text:p>-0,091382049</text:p>
          </table:table-cell>
          <table:table-cell table:style-name="ce1" office:value-type="float" office:value="6.40163230895996" calcext:value-type="float">
            <text:p>6,401632309</text:p>
          </table:table-cell>
          <table:table-cell table:style-name="ce1" office:value-type="float" office:value="-4.98454904556274" calcext:value-type="float">
            <text:p>-4,9845490456</text:p>
          </table:table-cell>
          <table:table-cell table:style-name="ce1" office:value-type="string" calcext:value-type="string">
            <text:p>0.040941493523447295</text:p>
          </table:table-cell>
          <table:table-cell table:style-name="ce1" office:value-type="string" calcext:value-type="string">
            <text:p>-0.6046256590518007</text:p>
          </table:table-cell>
          <table:table-cell table:style-name="ce1" office:value-type="string" calcext:value-type="string">
            <text:p>-0.2489858551883866</text:p>
          </table:table-cell>
          <table:table-cell table:style-name="ce1" office:value-type="float" office:value="0.0332023203372955" calcext:value-type="float">
            <text:p>0,0332023203</text:p>
          </table:table-cell>
          <table:table-cell table:style-name="ce1" office:value-type="float" office:value="-0.526493966579437" calcext:value-type="float">
            <text:p>-0,5264939666</text:p>
          </table:table-cell>
          <table:table-cell table:style-name="ce1" office:value-type="float" office:value="-0.206189464950562" calcext:value-type="float">
            <text:p>-0,206189465</text:p>
          </table:table-cell>
          <table:table-cell table:style-name="ce1" office:value-type="float" office:value="-0.132032570118202" calcext:value-type="float">
            <text:p>-0,132032570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11290693895239" calcext:value-type="float">
            <text:p>0,8112906939</text:p>
          </table:table-cell>
          <table:table-cell table:style-name="ce1" office:value-type="float" office:value="0.674732301105463" calcext:value-type="float">
            <text:p>0,6747323011</text:p>
          </table:table-cell>
          <table:table-cell table:style-name="ce1" office:value-type="float" office:value="0.128144390486998" calcext:value-type="float">
            <text:p>0,1281443905</text:p>
          </table:table-cell>
          <table:table-cell table:style-name="ce1" office:value-type="float" office:value="0.440144538879395" calcext:value-type="float">
            <text:p>0,4401445389</text:p>
          </table:table-cell>
          <table:table-cell table:style-name="ce1" office:value-type="float" office:value="0.440145492553711" calcext:value-type="float">
            <text:p>0,4401454926</text:p>
          </table:table-cell>
          <table:table-cell table:style-name="ce1" office:value-type="float" office:value="0.44014573097229" calcext:value-type="float">
            <text:p>0,440145731</text:p>
          </table:table-cell>
          <table:table-cell table:style-name="ce1" office:value-type="float" office:value="-0.0913820490241051" calcext:value-type="float">
            <text:p>-0,091382049</text:p>
          </table:table-cell>
          <table:table-cell table:style-name="ce1" office:value-type="float" office:value="6.40163230895996" calcext:value-type="float">
            <text:p>6,401632309</text:p>
          </table:table-cell>
          <table:table-cell table:style-name="ce1" office:value-type="float" office:value="-4.98454904556274" calcext:value-type="float">
            <text:p>-4,9845490456</text:p>
          </table:table-cell>
        </table:table-row>
        <table:table-row table:style-name="ro1">
          <table:table-cell table:style-name="ce1" office:value-type="string" calcext:value-type="string">
            <text:p>0.1539015769958496</text:p>
          </table:table-cell>
          <table:table-cell table:style-name="ce1" office:value-type="string" calcext:value-type="string">
            <text:p>0.016098499298095703</text:p>
          </table:table-cell>
          <table:table-cell table:style-name="ce1" office:value-type="string" calcext:value-type="string">
            <text:p>3.422314167022705</text:p>
          </table:table-cell>
          <table:table-cell table:style-name="ce1" office:value-type="float" office:value="0.238755360245705" calcext:value-type="float">
            <text:p>0,2387553602</text:p>
          </table:table-cell>
          <table:table-cell table:style-name="ce1" office:value-type="float" office:value="2.01411581039429" calcext:value-type="float">
            <text:p>2,0141158104</text:p>
          </table:table-cell>
          <table:table-cell table:style-name="ce1" office:value-type="float" office:value="4.12873458862305" calcext:value-type="float">
            <text:p>4,1287345886</text:p>
          </table:table-cell>
          <table:table-cell table:style-name="ce1" office:value-type="float" office:value="0.0644339787491129" calcext:value-type="float">
            <text:p>0,0644339787</text:p>
          </table:table-cell>
          <table:table-cell table:number-columns-repeated="2" table:style-name="ce1" office:value-type="float" office:value="-0.618468505648709" calcext:value-type="float">
            <text:p>-0,6184685056</text:p>
          </table:table-cell>
          <table:table-cell table:style-name="ce1" office:value-type="float" office:value="-0.106590889394283" calcext:value-type="float">
            <text:p>-0,1065908894</text:p>
          </table:table-cell>
          <table:table-cell table:style-name="ce1" office:value-type="float" office:value="6.20753002166748" calcext:value-type="float">
            <text:p>6,2075300217</text:p>
          </table:table-cell>
          <table:table-cell table:style-name="ce1" office:value-type="float" office:value="-4.91599464416504" calcext:value-type="float">
            <text:p>-4,9159946442</text:p>
          </table:table-cell>
          <table:table-cell table:style-name="ce1" office:value-type="string" calcext:value-type="string">
            <text:p>0.06443397874911294</text:p>
          </table:table-cell>
          <table:table-cell table:style-name="ce1" office:value-type="string" calcext:value-type="string">
            <text:p>-0.6184685056487088</text:p>
          </table:table-cell>
          <table:table-cell table:style-name="ce1" office:value-type="string" calcext:value-type="string">
            <text:p>-0.24449076417815988</text:p>
          </table:table-cell>
          <table:table-cell table:style-name="ce1" office:value-type="float" office:value="0.0606449022889137" calcext:value-type="float">
            <text:p>0,0606449023</text:p>
          </table:table-cell>
          <table:table-cell table:style-name="ce1" office:value-type="float" office:value="-0.524034142494202" calcext:value-type="float">
            <text:p>-0,5240341425</text:p>
          </table:table-cell>
          <table:table-cell table:style-name="ce1" office:value-type="float" office:value="-0.202533041381836" calcext:value-type="float">
            <text:p>-0,2025330414</text:p>
          </table:table-cell>
          <table:table-cell table:style-name="ce1" office:value-type="float" office:value="-0.0265408754815049" calcext:value-type="float">
            <text:p>-0,02654087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252418385237687" calcext:value-type="float">
            <text:p>0,2524183852</text:p>
          </table:table-cell>
          <table:table-cell table:style-name="ce1" office:value-type="float" office:value="0.0226254738197133" calcext:value-type="float">
            <text:p>0,0226254738</text:p>
          </table:table-cell>
          <table:table-cell table:style-name="ce1" office:value-type="float" office:value="0.161691088147043" calcext:value-type="float">
            <text:p>0,1616910881</text:p>
          </table:table-cell>
          <table:table-cell table:style-name="ce1" office:value-type="float" office:value="0.434874534606934" calcext:value-type="float">
            <text:p>0,4348745346</text:p>
          </table:table-cell>
          <table:table-cell table:style-name="ce1" office:value-type="float" office:value="0.434876918792725" calcext:value-type="float">
            <text:p>0,4348769188</text:p>
          </table:table-cell>
          <table:table-cell table:style-name="ce1" office:value-type="float" office:value="0.434877634048462" calcext:value-type="float">
            <text:p>0,434877634</text:p>
          </table:table-cell>
          <table:table-cell table:style-name="ce1" office:value-type="float" office:value="-0.106590889394283" calcext:value-type="float">
            <text:p>-0,1065908894</text:p>
          </table:table-cell>
          <table:table-cell table:style-name="ce1" office:value-type="float" office:value="6.20753002166748" calcext:value-type="float">
            <text:p>6,2075300217</text:p>
          </table:table-cell>
          <table:table-cell table:style-name="ce1" office:value-type="float" office:value="-4.91599464416504" calcext:value-type="float">
            <text:p>-4,9159946442</text:p>
          </table:table-cell>
        </table:table-row>
        <table:table-row table:style-name="ro1">
          <table:table-cell table:style-name="ce1" office:value-type="string" calcext:value-type="string">
            <text:p>0.1707592010498047</text:p>
          </table:table-cell>
          <table:table-cell table:style-name="ce1" office:value-type="string" calcext:value-type="string">
            <text:p>0.016857624053955078</text:p>
          </table:table-cell>
          <table:table-cell table:style-name="ce1" office:value-type="string" calcext:value-type="string">
            <text:p>3.8444101810455322</text:p>
          </table:table-cell>
          <table:table-cell table:style-name="ce1" office:value-type="float" office:value="0.211686640977859" calcext:value-type="float">
            <text:p>0,211686641</text:p>
          </table:table-cell>
          <table:table-cell table:style-name="ce1" office:value-type="float" office:value="1.94146907329559" calcext:value-type="float">
            <text:p>1,9414690733</text:p>
          </table:table-cell>
          <table:table-cell table:style-name="ce1" office:value-type="float" office:value="4.07900142669678" calcext:value-type="float">
            <text:p>4,0790014267</text:p>
          </table:table-cell>
          <table:table-cell table:style-name="ce1" office:value-type="float" office:value="-0.100350569213878" calcext:value-type="float">
            <text:p>-0,1003505692</text:p>
          </table:table-cell>
          <table:table-cell table:number-columns-repeated="2" table:style-name="ce1" office:value-type="float" office:value="-0.59365612045788" calcext:value-type="float">
            <text:p>-0,5936561205</text:p>
          </table:table-cell>
          <table:table-cell table:style-name="ce1" office:value-type="float" office:value="-0.115215599536896" calcext:value-type="float">
            <text:p>-0,1152155995</text:p>
          </table:table-cell>
          <table:table-cell table:style-name="ce1" office:value-type="float" office:value="6.02496242523193" calcext:value-type="float">
            <text:p>6,0249624252</text:p>
          </table:table-cell>
          <table:table-cell table:style-name="ce1" office:value-type="float" office:value="-4.84787750244141" calcext:value-type="float">
            <text:p>-4,8478775024</text:p>
          </table:table-cell>
          <table:table-cell table:style-name="ce1" office:value-type="string" calcext:value-type="string">
            <text:p>-0.10035056921387833</text:p>
          </table:table-cell>
          <table:table-cell table:style-name="ce1" office:value-type="string" calcext:value-type="string">
            <text:p>-0.5936561204578797</text:p>
          </table:table-cell>
          <table:table-cell table:style-name="ce1" office:value-type="string" calcext:value-type="string">
            <text:p>-0.24116532223961754</text:p>
          </table:table-cell>
          <table:table-cell table:style-name="ce1" office:value-type="float" office:value="-0.0596888400614262" calcext:value-type="float">
            <text:p>-0,0596888401</text:p>
          </table:table-cell>
          <table:table-cell table:style-name="ce1" office:value-type="float" office:value="-0.503528952598572" calcext:value-type="float">
            <text:p>-0,5035289526</text:p>
          </table:table-cell>
          <table:table-cell table:style-name="ce1" office:value-type="float" office:value="-0.199094198608398" calcext:value-type="float">
            <text:p>-0,1990941986</text:p>
          </table:table-cell>
          <table:table-cell table:style-name="ce1" office:value-type="float" office:value="-0.12701208409301" calcext:value-type="float">
            <text:p>-0,127012084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14382324654465" calcext:value-type="float">
            <text:p>-1,1438232465</text:p>
          </table:table-cell>
          <table:table-cell table:style-name="ce1" office:value-type="float" office:value="0.194913285627681" calcext:value-type="float">
            <text:p>0,1949132856</text:p>
          </table:table-cell>
          <table:table-cell table:style-name="ce1" office:value-type="float" office:value="0.157155054751236" calcext:value-type="float">
            <text:p>0,1571550548</text:p>
          </table:table-cell>
          <table:table-cell table:style-name="ce1" office:value-type="float" office:value="0.420812368392944" calcext:value-type="float">
            <text:p>0,4208123684</text:p>
          </table:table-cell>
          <table:table-cell table:style-name="ce1" office:value-type="float" office:value="0.420806407928467" calcext:value-type="float">
            <text:p>0,4208064079</text:p>
          </table:table-cell>
          <table:table-cell table:style-name="ce1" office:value-type="float" office:value="0.420804738998413" calcext:value-type="float">
            <text:p>0,420804739</text:p>
          </table:table-cell>
          <table:table-cell table:style-name="ce1" office:value-type="float" office:value="-0.115215599536896" calcext:value-type="float">
            <text:p>-0,1152155995</text:p>
          </table:table-cell>
          <table:table-cell table:style-name="ce1" office:value-type="float" office:value="6.02496242523193" calcext:value-type="float">
            <text:p>6,0249624252</text:p>
          </table:table-cell>
          <table:table-cell table:style-name="ce1" office:value-type="float" office:value="-4.84787750244141" calcext:value-type="float">
            <text:p>-4,8478775024</text:p>
          </table:table-cell>
        </table:table-row>
        <table:table-row table:style-name="ro1">
          <table:table-cell table:style-name="ce1" office:value-type="string" calcext:value-type="string">
            <text:p>0.19069695472717285</text:p>
          </table:table-cell>
          <table:table-cell table:style-name="ce1" office:value-type="string" calcext:value-type="string">
            <text:p>0.019937753677368164</text:p>
          </table:table-cell>
          <table:table-cell table:style-name="ce1" office:value-type="string" calcext:value-type="string">
            <text:p>4.278143405914307</text:p>
          </table:table-cell>
          <table:table-cell table:style-name="ce1" office:value-type="float" office:value="-0.20729561150074" calcext:value-type="float">
            <text:p>-0,2072956115</text:p>
          </table:table-cell>
          <table:table-cell table:style-name="ce1" office:value-type="float" office:value="1.48660564422607" calcext:value-type="float">
            <text:p>1,4866056442</text:p>
          </table:table-cell>
          <table:table-cell table:style-name="ce1" office:value-type="float" office:value="3.99439024925232" calcext:value-type="float">
            <text:p>3,9943902493</text:p>
          </table:table-cell>
          <table:table-cell table:style-name="ce1" office:value-type="float" office:value="-0.0721563681752143" calcext:value-type="float">
            <text:p>-0,0721563682</text:p>
          </table:table-cell>
          <table:table-cell table:number-columns-repeated="2" table:style-name="ce1" office:value-type="float" office:value="-0.576182647441672" calcext:value-type="float">
            <text:p>-0,5761826474</text:p>
          </table:table-cell>
          <table:table-cell table:style-name="ce1" office:value-type="float" office:value="-0.119155675172806" calcext:value-type="float">
            <text:p>-0,1191556752</text:p>
          </table:table-cell>
          <table:table-cell table:style-name="ce1" office:value-type="float" office:value="5.85324335098267" calcext:value-type="float">
            <text:p>5,853243351</text:p>
          </table:table-cell>
          <table:table-cell table:style-name="ce1" office:value-type="float" office:value="-4.78110933303833" calcext:value-type="float">
            <text:p>-4,781109333</text:p>
          </table:table-cell>
          <table:table-cell table:style-name="ce1" office:value-type="string" calcext:value-type="string">
            <text:p>-0.07215636817521433</text:p>
          </table:table-cell>
          <table:table-cell table:style-name="ce1" office:value-type="string" calcext:value-type="string">
            <text:p>-0.5761826474416716</text:p>
          </table:table-cell>
          <table:table-cell table:style-name="ce1" office:value-type="string" calcext:value-type="string">
            <text:p>-0.23964333163272322</text:p>
          </table:table-cell>
          <table:table-cell table:style-name="ce1" office:value-type="float" office:value="-0.0529216602444649" calcext:value-type="float">
            <text:p>-0,0529216602</text:p>
          </table:table-cell>
          <table:table-cell table:style-name="ce1" office:value-type="float" office:value="-0.485367268323898" calcext:value-type="float">
            <text:p>-0,4853672683</text:p>
          </table:table-cell>
          <table:table-cell table:style-name="ce1" office:value-type="float" office:value="-0.196508074188232" calcext:value-type="float">
            <text:p>-0,1965080742</text:p>
          </table:table-cell>
          <table:table-cell table:style-name="ce1" office:value-type="float" office:value="-0.218883887627371" calcext:value-type="float">
            <text:p>-0,218883887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623704557540306" calcext:value-type="float">
            <text:p>0,0623704558</text:p>
          </table:table-cell>
          <table:table-cell table:style-name="ce1" office:value-type="float" office:value="0.16738483528907" calcext:value-type="float">
            <text:p>0,1673848353</text:p>
          </table:table-cell>
          <table:table-cell table:style-name="ce1" office:value-type="float" office:value="0.114589702220369" calcext:value-type="float">
            <text:p>0,1145897022</text:p>
          </table:table-cell>
          <table:table-cell table:style-name="ce1" office:value-type="float" office:value="0.433999061584473" calcext:value-type="float">
            <text:p>0,4339990616</text:p>
          </table:table-cell>
          <table:table-cell table:style-name="ce1" office:value-type="float" office:value="0.43401026725769" calcext:value-type="float">
            <text:p>0,4340102673</text:p>
          </table:table-cell>
          <table:table-cell table:style-name="ce1" office:value-type="float" office:value="0.434010744094849" calcext:value-type="float">
            <text:p>0,4340107441</text:p>
          </table:table-cell>
          <table:table-cell table:style-name="ce1" office:value-type="float" office:value="-0.119155675172806" calcext:value-type="float">
            <text:p>-0,1191556752</text:p>
          </table:table-cell>
          <table:table-cell table:style-name="ce1" office:value-type="float" office:value="5.85324335098267" calcext:value-type="float">
            <text:p>5,853243351</text:p>
          </table:table-cell>
          <table:table-cell table:style-name="ce1" office:value-type="float" office:value="-4.78110933303833" calcext:value-type="float">
            <text:p>-4,781109333</text:p>
          </table:table-cell>
        </table:table-row>
        <table:table-row table:style-name="ro1">
          <table:table-cell table:style-name="ce1" office:value-type="string" calcext:value-type="string">
            <text:p>0.20745205879211426</text:p>
          </table:table-cell>
          <table:table-cell table:style-name="ce1" office:value-type="string" calcext:value-type="string">
            <text:p>0.016755104064941406</text:p>
          </table:table-cell>
          <table:table-cell table:style-name="ce1" office:value-type="string" calcext:value-type="string">
            <text:p>4.708000183105469</text:p>
          </table:table-cell>
          <table:table-cell table:style-name="ce1" office:value-type="float" office:value="-0.180933743715286" calcext:value-type="float">
            <text:p>-0,1809337437</text:p>
          </table:table-cell>
          <table:table-cell table:style-name="ce1" office:value-type="float" office:value="1.33657515048981" calcext:value-type="float">
            <text:p>1,3365751505</text:p>
          </table:table-cell>
          <table:table-cell table:style-name="ce1" office:value-type="float" office:value="3.93628287315369" calcext:value-type="float">
            <text:p>3,9362828732</text:p>
          </table:table-cell>
          <table:table-cell table:style-name="ce1" office:value-type="float" office:value="0.0638737606210331" calcext:value-type="float">
            <text:p>0,0638737606</text:p>
          </table:table-cell>
          <table:table-cell table:number-columns-repeated="2" table:style-name="ce1" office:value-type="float" office:value="-0.440178124739059" calcext:value-type="float">
            <text:p>-0,4401781247</text:p>
          </table:table-cell>
          <table:table-cell table:style-name="ce1" office:value-type="float" office:value="-0.119155675172806" calcext:value-type="float">
            <text:p>-0,1191556752</text:p>
          </table:table-cell>
          <table:table-cell table:style-name="ce1" office:value-type="float" office:value="5.85324335098267" calcext:value-type="float">
            <text:p>5,853243351</text:p>
          </table:table-cell>
          <table:table-cell table:style-name="ce1" office:value-type="float" office:value="-4.78110933303833" calcext:value-type="float">
            <text:p>-4,781109333</text:p>
          </table:table-cell>
          <table:table-cell table:style-name="ce1" office:value-type="string" calcext:value-type="string">
            <text:p>0.06387376062103312</text:p>
          </table:table-cell>
          <table:table-cell table:style-name="ce1" office:value-type="string" calcext:value-type="string">
            <text:p>-0.44017812473905926</text:p>
          </table:table-cell>
          <table:table-cell table:style-name="ce1" office:value-type="string" calcext:value-type="string">
            <text:p>-0.2331838733012405</text:p>
          </table:table-cell>
          <table:table-cell table:style-name="ce1" office:value-type="float" office:value="0.051823902875185" calcext:value-type="float">
            <text:p>0,0518239029</text:p>
          </table:table-cell>
          <table:table-cell table:style-name="ce1" office:value-type="float" office:value="-0.371651411056519" calcext:value-type="float">
            <text:p>-0,3716514111</text:p>
          </table:table-cell>
          <table:table-cell table:style-name="ce1" office:value-type="float" office:value="-0.192108292961121" calcext:value-type="float">
            <text:p>-0,192108293</text:p>
          </table:table-cell>
          <table:table-cell table:style-name="ce1" office:value-type="float" office:value="-0.129838440740727" calcext:value-type="float">
            <text:p>-0,129838440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75380384648687" calcext:value-type="float">
            <text:p>0,9753803846</text:p>
          </table:table-cell>
          <table:table-cell table:style-name="ce1" office:value-type="float" office:value="1.05893145269837" calcext:value-type="float">
            <text:p>1,0589314527</text:p>
          </table:table-cell>
          <table:table-cell table:style-name="ce1" office:value-type="float" office:value="0.196976786395206" calcext:value-type="float">
            <text:p>0,1969767864</text:p>
          </table:table-cell>
          <table:table-cell table:style-name="ce1" office:value-type="float" office:value="0.429557800292969" calcext:value-type="float">
            <text:p>0,4295578003</text:p>
          </table:table-cell>
          <table:table-cell table:style-name="ce1" office:value-type="float" office:value="0.4295494556427" calcext:value-type="float">
            <text:p>0,4295494556</text:p>
          </table:table-cell>
          <table:table-cell table:style-name="ce1" office:value-type="float" office:value="0.429548978805542" calcext:value-type="float">
            <text:p>0,4295489788</text:p>
          </table:table-cell>
          <table:table-cell table:style-name="ce1" office:value-type="float" office:value="-0.119155675172806" calcext:value-type="float">
            <text:p>-0,1191556752</text:p>
          </table:table-cell>
          <table:table-cell table:style-name="ce1" office:value-type="float" office:value="5.85324335098267" calcext:value-type="float">
            <text:p>5,853243351</text:p>
          </table:table-cell>
          <table:table-cell table:style-name="ce1" office:value-type="float" office:value="-4.78110933303833" calcext:value-type="float">
            <text:p>-4,781109333</text:p>
          </table:table-cell>
        </table:table-row>
        <table:table-row table:style-name="ro1">
          <table:table-cell table:style-name="ce1" office:value-type="string" calcext:value-type="string">
            <text:p>0.22341370582580566</text:p>
          </table:table-cell>
          <table:table-cell table:style-name="ce1" office:value-type="string" calcext:value-type="string">
            <text:p>0.015961647033691406</text:p>
          </table:table-cell>
          <table:table-cell table:style-name="ce1" office:value-type="string" calcext:value-type="string">
            <text:p>5.1351072788238525</text:p>
          </table:table-cell>
          <table:table-cell table:style-name="ce1" office:value-type="float" office:value="0.0515275672078133" calcext:value-type="float">
            <text:p>0,0515275672</text:p>
          </table:table-cell>
          <table:table-cell table:style-name="ce1" office:value-type="float" office:value="1.60880529880524" calcext:value-type="float">
            <text:p>1,6088052988</text:p>
          </table:table-cell>
          <table:table-cell table:style-name="ce1" office:value-type="float" office:value="3.86122918128967" calcext:value-type="float">
            <text:p>3,8612291813</text:p>
          </table:table-cell>
          <table:table-cell table:style-name="ce1" office:value-type="float" office:value="0.0386995149336713" calcext:value-type="float">
            <text:p>0,0386995149</text:p>
          </table:table-cell>
          <table:table-cell table:number-columns-repeated="2" table:style-name="ce1" office:value-type="float" office:value="-0.420364287230964" calcext:value-type="float">
            <text:p>-0,4203642872</text:p>
          </table:table-cell>
          <table:table-cell table:style-name="ce1" office:value-type="float" office:value="-0.140503540635109" calcext:value-type="float">
            <text:p>-0,1405035406</text:p>
          </table:table-cell>
          <table:table-cell table:style-name="ce1" office:value-type="float" office:value="5.69101285934448" calcext:value-type="float">
            <text:p>5,6910128593</text:p>
          </table:table-cell>
          <table:table-cell table:style-name="ce1" office:value-type="float" office:value="-4.71455717086792" calcext:value-type="float">
            <text:p>-4,7145571709</text:p>
          </table:table-cell>
          <table:table-cell table:style-name="ce1" office:value-type="string" calcext:value-type="string">
            <text:p>0.03869951493367135</text:p>
          </table:table-cell>
          <table:table-cell table:style-name="ce1" office:value-type="string" calcext:value-type="string">
            <text:p>-0.42036428723096414</text:p>
          </table:table-cell>
          <table:table-cell table:style-name="ce1" office:value-type="string" calcext:value-type="string">
            <text:p>-0.23168637578845985</text:p>
          </table:table-cell>
          <table:table-cell table:style-name="ce1" office:value-type="float" office:value="0.0452334359288216" calcext:value-type="float">
            <text:p>0,0452334359</text:p>
          </table:table-cell>
          <table:table-cell table:style-name="ce1" office:value-type="float" office:value="-0.334143787622452" calcext:value-type="float">
            <text:p>-0,3341437876</text:p>
          </table:table-cell>
          <table:table-cell table:style-name="ce1" office:value-type="float" office:value="-0.189086709403992" calcext:value-type="float">
            <text:p>-0,1890867094</text:p>
          </table:table-cell>
          <table:table-cell table:style-name="ce1" office:value-type="float" office:value="-0.0525398212731787" calcext:value-type="float">
            <text:p>-0,052539821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617055189679294" calcext:value-type="float">
            <text:p>-0,061705519</text:p>
          </table:table-cell>
          <table:table-cell table:style-name="ce1" office:value-type="float" office:value="0.351180015659505" calcext:value-type="float">
            <text:p>0,3511800157</text:p>
          </table:table-cell>
          <table:table-cell table:style-name="ce1" office:value-type="float" office:value="0.136013344621273" calcext:value-type="float">
            <text:p>0,1360133446</text:p>
          </table:table-cell>
          <table:table-cell table:style-name="ce1" office:value-type="float" office:value="0.427220582962036" calcext:value-type="float">
            <text:p>0,427220583</text:p>
          </table:table-cell>
          <table:table-cell table:number-columns-repeated="2" table:style-name="ce1" office:value-type="float" office:value="0.427218198776245" calcext:value-type="float">
            <text:p>0,4272181988</text:p>
          </table:table-cell>
          <table:table-cell table:style-name="ce1" office:value-type="float" office:value="-0.140503540635109" calcext:value-type="float">
            <text:p>-0,1405035406</text:p>
          </table:table-cell>
          <table:table-cell table:style-name="ce1" office:value-type="float" office:value="5.69101285934448" calcext:value-type="float">
            <text:p>5,6910128593</text:p>
          </table:table-cell>
          <table:table-cell table:style-name="ce1" office:value-type="float" office:value="-4.71455717086792" calcext:value-type="float">
            <text:p>-4,7145571709</text:p>
          </table:table-cell>
        </table:table-row>
        <table:table-row table:style-name="ro1">
          <table:table-cell table:style-name="ce1" office:value-type="string" calcext:value-type="string">
            <text:p>0.23842716217041016</text:p>
          </table:table-cell>
          <table:table-cell table:style-name="ce1" office:value-type="string" calcext:value-type="string">
            <text:p>0.015013456344604492</text:p>
          </table:table-cell>
          <table:table-cell table:style-name="ce1" office:value-type="string" calcext:value-type="string">
            <text:p>5.56240177154541</text:p>
          </table:table-cell>
          <table:table-cell table:style-name="ce1" office:value-type="float" office:value="0.130007296800613" calcext:value-type="float">
            <text:p>0,1300072968</text:p>
          </table:table-cell>
          <table:table-cell table:style-name="ce1" office:value-type="float" office:value="1.13615083694458" calcext:value-type="float">
            <text:p>1,1361508369</text:p>
          </table:table-cell>
          <table:table-cell table:style-name="ce1" office:value-type="float" office:value="3.81213545799255" calcext:value-type="float">
            <text:p>3,812135458</text:p>
          </table:table-cell>
          <table:table-cell table:style-name="ce1" office:value-type="float" office:value="-0.0335695757131573" calcext:value-type="float">
            <text:p>-0,0335695757</text:p>
          </table:table-cell>
          <table:table-cell table:number-columns-repeated="2" table:style-name="ce1" office:value-type="float" office:value="-0.513134456163849" calcext:value-type="float">
            <text:p>-0,5131344562</text:p>
          </table:table-cell>
          <table:table-cell table:style-name="ce1" office:value-type="float" office:value="-0.156012907624245" calcext:value-type="float">
            <text:p>-0,1560129076</text:p>
          </table:table-cell>
          <table:table-cell table:style-name="ce1" office:value-type="float" office:value="5.55032396316528" calcext:value-type="float">
            <text:p>5,5503239632</text:p>
          </table:table-cell>
          <table:table-cell table:style-name="ce1" office:value-type="float" office:value="-4.65106534957886" calcext:value-type="float">
            <text:p>-4,6510653496</text:p>
          </table:table-cell>
          <table:table-cell table:style-name="ce1" office:value-type="string" calcext:value-type="string">
            <text:p>-0.03356957571315727</text:p>
          </table:table-cell>
          <table:table-cell table:style-name="ce1" office:value-type="string" calcext:value-type="string">
            <text:p>-0.5131344561638491</text:p>
          </table:table-cell>
          <table:table-cell table:style-name="ce1" office:value-type="string" calcext:value-type="string">
            <text:p>-0.22679116980457603</text:p>
          </table:table-cell>
          <table:table-cell table:style-name="ce1" office:value-type="float" office:value="-0.0128818918019533" calcext:value-type="float">
            <text:p>-0,0128818918</text:p>
          </table:table-cell>
          <table:table-cell table:style-name="ce1" office:value-type="float" office:value="-0.402201324701309" calcext:value-type="float">
            <text:p>-0,4022013247</text:p>
          </table:table-cell>
          <table:table-cell table:style-name="ce1" office:value-type="float" office:value="-0.185183917427063" calcext:value-type="float">
            <text:p>-0,1851839174</text:p>
          </table:table-cell>
          <table:table-cell table:style-name="ce1" office:value-type="float" office:value="-0.0745496624693445" calcext:value-type="float">
            <text:p>-0,074549662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44218639064649" calcext:value-type="float">
            <text:p>-0,5442186391</text:p>
          </table:table-cell>
          <table:table-cell table:style-name="ce1" office:value-type="float" office:value="-0.637325258501598" calcext:value-type="float">
            <text:p>-0,6373252585</text:p>
          </table:table-cell>
          <table:table-cell table:style-name="ce1" office:value-type="float" office:value="0.17570990489948" calcext:value-type="float">
            <text:p>0,1757099049</text:p>
          </table:table-cell>
          <table:table-cell table:style-name="ce1" office:value-type="float" office:value="0.427146911621094" calcext:value-type="float">
            <text:p>0,4271469116</text:p>
          </table:table-cell>
          <table:table-cell table:style-name="ce1" office:value-type="float" office:value="0.427144765853882" calcext:value-type="float">
            <text:p>0,4271447659</text:p>
          </table:table-cell>
          <table:table-cell table:style-name="ce1" office:value-type="float" office:value="0.427145481109619" calcext:value-type="float">
            <text:p>0,4271454811</text:p>
          </table:table-cell>
          <table:table-cell table:style-name="ce1" office:value-type="float" office:value="-0.156012907624245" calcext:value-type="float">
            <text:p>-0,1560129076</text:p>
          </table:table-cell>
          <table:table-cell table:style-name="ce1" office:value-type="float" office:value="5.55032396316528" calcext:value-type="float">
            <text:p>5,5503239632</text:p>
          </table:table-cell>
          <table:table-cell table:style-name="ce1" office:value-type="float" office:value="-4.65106534957886" calcext:value-type="float">
            <text:p>-4,6510653496</text:p>
          </table:table-cell>
        </table:table-row>
        <table:table-row table:style-name="ro1">
          <table:table-cell table:style-name="ce1" office:value-type="string" calcext:value-type="string">
            <text:p>0.25425195693969727</text:p>
          </table:table-cell>
          <table:table-cell table:style-name="ce1" office:value-type="string" calcext:value-type="string">
            <text:p>0.01582479476928711</text:p>
          </table:table-cell>
          <table:table-cell table:style-name="ce1" office:value-type="string" calcext:value-type="string">
            <text:p>5.990747928619385</text:p>
          </table:table-cell>
          <table:table-cell table:style-name="ce1" office:value-type="float" office:value="-0.0387878231704235" calcext:value-type="float">
            <text:p>-0,0387878232</text:p>
          </table:table-cell>
          <table:table-cell table:style-name="ce1" office:value-type="float" office:value="0.936448812484741" calcext:value-type="float">
            <text:p>0,9364488125</text:p>
          </table:table-cell>
          <table:table-cell table:style-name="ce1" office:value-type="float" office:value="3.73702311515808" calcext:value-type="float">
            <text:p>3,7370231152</text:p>
          </table:table-cell>
          <table:table-cell table:style-name="ce1" office:value-type="float" office:value="-0.0494548668269576" calcext:value-type="float">
            <text:p>-0,0494548668</text:p>
          </table:table-cell>
          <table:table-cell table:number-columns-repeated="2" table:style-name="ce1" office:value-type="float" office:value="-0.351454032508068" calcext:value-type="float">
            <text:p>-0,3514540325</text:p>
          </table:table-cell>
          <table:table-cell table:style-name="ce1" office:value-type="float" office:value="-0.158567517995834" calcext:value-type="float">
            <text:p>-0,158567518</text:p>
          </table:table-cell>
          <table:table-cell table:style-name="ce1" office:value-type="float" office:value="5.43247699737549" calcext:value-type="float">
            <text:p>5,4324769974</text:p>
          </table:table-cell>
          <table:table-cell table:style-name="ce1" office:value-type="float" office:value="-4.58934831619263" calcext:value-type="float">
            <text:p>-4,5893483162</text:p>
          </table:table-cell>
          <table:table-cell table:style-name="ce1" office:value-type="string" calcext:value-type="string">
            <text:p>-0.049454866826957614</text:p>
          </table:table-cell>
          <table:table-cell table:style-name="ce1" office:value-type="string" calcext:value-type="string">
            <text:p>-0.351454032508068</text:p>
          </table:table-cell>
          <table:table-cell table:style-name="ce1" office:value-type="string" calcext:value-type="string">
            <text:p>-0.22576597320525926</text:p>
          </table:table-cell>
          <table:table-cell table:style-name="ce1" office:value-type="float" office:value="-0.0325018242001533" calcext:value-type="float">
            <text:p>-0,0325018242</text:p>
          </table:table-cell>
          <table:table-cell table:style-name="ce1" office:value-type="float" office:value="-0.284037709236145" calcext:value-type="float">
            <text:p>-0,2840377092</text:p>
          </table:table-cell>
          <table:table-cell table:style-name="ce1" office:value-type="float" office:value="-0.182631043815613" calcext:value-type="float">
            <text:p>-0,1826310438</text:p>
          </table:table-cell>
          <table:table-cell table:style-name="ce1" office:value-type="float" office:value="-0.130242561853329" calcext:value-type="float">
            <text:p>-0,13024256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8319997002952" calcext:value-type="float">
            <text:p>-0,18319997</text:p>
          </table:table-cell>
          <table:table-cell table:style-name="ce1" office:value-type="float" office:value="1.10334706912308" calcext:value-type="float">
            <text:p>1,1033470691</text:p>
          </table:table-cell>
          <table:table-cell table:style-name="ce1" office:value-type="float" office:value="0.114602824414141" calcext:value-type="float">
            <text:p>0,1146028244</text:p>
          </table:table-cell>
          <table:table-cell table:style-name="ce1" office:value-type="float" office:value="0.428382873535156" calcext:value-type="float">
            <text:p>0,4283828735</text:p>
          </table:table-cell>
          <table:table-cell table:style-name="ce1" office:value-type="float" office:value="0.428382396697998" calcext:value-type="float">
            <text:p>0,4283823967</text:p>
          </table:table-cell>
          <table:table-cell table:style-name="ce1" office:value-type="float" office:value="0.428381443023682" calcext:value-type="float">
            <text:p>0,428381443</text:p>
          </table:table-cell>
          <table:table-cell table:style-name="ce1" office:value-type="float" office:value="-0.158567517995834" calcext:value-type="float">
            <text:p>-0,158567518</text:p>
          </table:table-cell>
          <table:table-cell table:style-name="ce1" office:value-type="float" office:value="5.43247699737549" calcext:value-type="float">
            <text:p>5,4324769974</text:p>
          </table:table-cell>
          <table:table-cell table:style-name="ce1" office:value-type="float" office:value="-4.58934831619263" calcext:value-type="float">
            <text:p>-4,5893483162</text:p>
          </table:table-cell>
        </table:table-row>
        <table:table-row table:style-name="ro1">
          <table:table-cell table:style-name="ce1" office:value-type="string" calcext:value-type="string">
            <text:p>0.26654529571533203</text:p>
          </table:table-cell>
          <table:table-cell table:style-name="ce1" office:value-type="string" calcext:value-type="string">
            <text:p>0.012293338775634766</text:p>
          </table:table-cell>
          <table:table-cell table:style-name="ce1" office:value-type="string" calcext:value-type="string">
            <text:p>6.417056322097778</text:p>
          </table:table-cell>
          <table:table-cell table:style-name="ce1" office:value-type="float" office:value="-0.00550015410408378" calcext:value-type="float">
            <text:p>-0,0055001541</text:p>
          </table:table-cell>
          <table:table-cell table:style-name="ce1" office:value-type="float" office:value="0.885524868965149" calcext:value-type="float">
            <text:p>0,885524869</text:p>
          </table:table-cell>
          <table:table-cell table:style-name="ce1" office:value-type="float" office:value="3.70939683914185" calcext:value-type="float">
            <text:p>3,7093968391</text:p>
          </table:table-cell>
          <table:table-cell table:style-name="ce1" office:value-type="float" office:value="0.00875125577122852" calcext:value-type="float">
            <text:p>0,0087512558</text:p>
          </table:table-cell>
          <table:table-cell table:number-columns-repeated="2" table:style-name="ce1" office:value-type="float" office:value="-0.317460443166545" calcext:value-type="float">
            <text:p>-0,3174604432</text:p>
          </table:table-cell>
          <table:table-cell table:style-name="ce1" office:value-type="float" office:value="-0.16649404168129" calcext:value-type="float">
            <text:p>-0,1664940417</text:p>
          </table:table-cell>
          <table:table-cell table:style-name="ce1" office:value-type="float" office:value="5.31990003585815" calcext:value-type="float">
            <text:p>5,3199000359</text:p>
          </table:table-cell>
          <table:table-cell table:style-name="ce1" office:value-type="float" office:value="-4.52936172485352" calcext:value-type="float">
            <text:p>-4,5293617249</text:p>
          </table:table-cell>
          <table:table-cell table:style-name="ce1" office:value-type="string" calcext:value-type="string">
            <text:p>0.00875125577122852</text:p>
          </table:table-cell>
          <table:table-cell table:style-name="ce1" office:value-type="string" calcext:value-type="string">
            <text:p>-0.3174604431665453</text:p>
          </table:table-cell>
          <table:table-cell table:style-name="ce1" office:value-type="string" calcext:value-type="string">
            <text:p>-0.22034272011942369</text:p>
          </table:table-cell>
          <table:table-cell table:style-name="ce1" office:value-type="float" office:value="0.00969695579260588" calcext:value-type="float">
            <text:p>0,0096969558</text:p>
          </table:table-cell>
          <table:table-cell table:style-name="ce1" office:value-type="float" office:value="-0.234112203121185" calcext:value-type="float">
            <text:p>-0,2341122031</text:p>
          </table:table-cell>
          <table:table-cell table:style-name="ce1" office:value-type="float" office:value="-0.17872520198822" calcext:value-type="float">
            <text:p>-0,178725202</text:p>
          </table:table-cell>
          <table:table-cell table:style-name="ce1" office:value-type="float" office:value="-0.113622712637483" calcext:value-type="float">
            <text:p>-0,11362271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39393830716734" calcext:value-type="float">
            <text:p>0,3939383072</text:p>
          </table:table-cell>
          <table:table-cell table:style-name="ce1" office:value-type="float" office:value="0.466070398185599" calcext:value-type="float">
            <text:p>0,4660703982</text:p>
          </table:table-cell>
          <table:table-cell table:style-name="ce1" office:value-type="float" office:value="0.175299274751861" calcext:value-type="float">
            <text:p>0,1752992748</text:p>
          </table:table-cell>
          <table:table-cell table:style-name="ce1" office:value-type="float" office:value="0.428481101989746" calcext:value-type="float">
            <text:p>0,428481102</text:p>
          </table:table-cell>
          <table:table-cell table:style-name="ce1" office:value-type="float" office:value="0.428480386734009" calcext:value-type="float">
            <text:p>0,4284803867</text:p>
          </table:table-cell>
          <table:table-cell table:style-name="ce1" office:value-type="float" office:value="0.428480625152588" calcext:value-type="float">
            <text:p>0,4284806252</text:p>
          </table:table-cell>
          <table:table-cell table:style-name="ce1" office:value-type="float" office:value="-0.16649404168129" calcext:value-type="float">
            <text:p>-0,1664940417</text:p>
          </table:table-cell>
          <table:table-cell table:style-name="ce1" office:value-type="float" office:value="5.31990003585815" calcext:value-type="float">
            <text:p>5,3199000359</text:p>
          </table:table-cell>
          <table:table-cell table:style-name="ce1" office:value-type="float" office:value="-4.52936172485352" calcext:value-type="float">
            <text:p>-4,5293617249</text:p>
          </table:table-cell>
        </table:table-row>
        <table:table-row table:style-name="ro1">
          <table:table-cell table:style-name="ce1" office:value-type="string" calcext:value-type="string">
            <text:p>0.28470706939697266</text:p>
          </table:table-cell>
          <table:table-cell table:style-name="ce1" office:value-type="string" calcext:value-type="string">
            <text:p>0.018161773681640625</text:p>
          </table:table-cell>
          <table:table-cell table:style-name="ce1" office:value-type="string" calcext:value-type="string">
            <text:p>6.847640037536621</text:p>
          </table:table-cell>
          <table:table-cell table:style-name="ce1" office:value-type="float" office:value="0.167441219091415" calcext:value-type="float">
            <text:p>0,1674412191</text:p>
          </table:table-cell>
          <table:table-cell table:style-name="ce1" office:value-type="float" office:value="1.04245662689209" calcext:value-type="float">
            <text:p>1,0424566269</text:p>
          </table:table-cell>
          <table:table-cell table:style-name="ce1" office:value-type="float" office:value="3.64274787902832" calcext:value-type="float">
            <text:p>3,642747879</text:p>
          </table:table-cell>
          <table:table-cell table:style-name="ce1" office:value-type="float" office:value="-0.0110965445027702" calcext:value-type="float">
            <text:p>-0,0110965445</text:p>
          </table:table-cell>
          <table:table-cell table:number-columns-repeated="2" table:style-name="ce1" office:value-type="float" office:value="-0.31346600324196" calcext:value-type="float">
            <text:p>-0,3134660032</text:p>
          </table:table-cell>
          <table:table-cell table:style-name="ce1" office:value-type="float" office:value="-0.180334478616714" calcext:value-type="float">
            <text:p>-0,1803344786</text:p>
          </table:table-cell>
          <table:table-cell table:style-name="ce1" office:value-type="float" office:value="5.2225775718689" calcext:value-type="float">
            <text:p>5,2225775719</text:p>
          </table:table-cell>
          <table:table-cell table:style-name="ce1" office:value-type="float" office:value="-4.46886682510376" calcext:value-type="float">
            <text:p>-4,4688668251</text:p>
          </table:table-cell>
          <table:table-cell table:style-name="ce1" office:value-type="string" calcext:value-type="string">
            <text:p>-0.01109654450277021</text:p>
          </table:table-cell>
          <table:table-cell table:style-name="ce1" office:value-type="string" calcext:value-type="string">
            <text:p>-0.31346600324195983</text:p>
          </table:table-cell>
          <table:table-cell table:style-name="ce1" office:value-type="string" calcext:value-type="string">
            <text:p>-0.22170716879495764</text:p>
          </table:table-cell>
          <table:table-cell table:style-name="ce1" office:value-type="float" office:value="0.00137503852602094" calcext:value-type="float">
            <text:p>0,0013750385</text:p>
          </table:table-cell>
          <table:table-cell table:style-name="ce1" office:value-type="float" office:value="-0.221381217241287" calcext:value-type="float">
            <text:p>-0,2213812172</text:p>
          </table:table-cell>
          <table:table-cell table:style-name="ce1" office:value-type="float" office:value="-0.177288635635376" calcext:value-type="float">
            <text:p>-0,1772886356</text:p>
          </table:table-cell>
          <table:table-cell table:style-name="ce1" office:value-type="float" office:value="-0.111220761975571" calcext:value-type="float">
            <text:p>-0,1112207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762244256444774" calcext:value-type="float">
            <text:p>-0,0762244256</text:p>
          </table:table-cell>
          <table:table-cell table:style-name="ce1" office:value-type="float" office:value="0.116608559973096" calcext:value-type="float">
            <text:p>0,11660856</text:p>
          </table:table-cell>
          <table:table-cell table:style-name="ce1" office:value-type="float" office:value="0.0632586736167334" calcext:value-type="float">
            <text:p>0,0632586736</text:p>
          </table:table-cell>
          <table:table-cell table:style-name="ce1" office:value-type="float" office:value="0.436706066131592" calcext:value-type="float">
            <text:p>0,4367060661</text:p>
          </table:table-cell>
          <table:table-cell table:style-name="ce1" office:value-type="float" office:value="0.436708450317383" calcext:value-type="float">
            <text:p>0,4367084503</text:p>
          </table:table-cell>
          <table:table-cell table:style-name="ce1" office:value-type="float" office:value="0.436719179153442" calcext:value-type="float">
            <text:p>0,4367191792</text:p>
          </table:table-cell>
          <table:table-cell table:style-name="ce1" office:value-type="float" office:value="-0.180334478616714" calcext:value-type="float">
            <text:p>-0,1803344786</text:p>
          </table:table-cell>
          <table:table-cell table:style-name="ce1" office:value-type="float" office:value="5.2225775718689" calcext:value-type="float">
            <text:p>5,2225775719</text:p>
          </table:table-cell>
          <table:table-cell table:style-name="ce1" office:value-type="float" office:value="-4.46886682510376" calcext:value-type="float">
            <text:p>-4,4688668251</text:p>
          </table:table-cell>
        </table:table-row>
        <table:table-row table:style-name="ro1">
          <table:table-cell table:style-name="ce1" office:value-type="string" calcext:value-type="string">
            <text:p>0.3096942901611328</text:p>
          </table:table-cell>
          <table:table-cell table:style-name="ce1" office:value-type="string" calcext:value-type="string">
            <text:p>0.024987220764160156</text:p>
          </table:table-cell>
          <table:table-cell table:style-name="ce1" office:value-type="string" calcext:value-type="string">
            <text:p>7.285555124282837</text:p>
          </table:table-cell>
          <table:table-cell table:style-name="ce1" office:value-type="float" office:value="0.100539676845074" calcext:value-type="float">
            <text:p>0,1005396768</text:p>
          </table:table-cell>
          <table:table-cell table:style-name="ce1" office:value-type="float" office:value="0.777859628200531" calcext:value-type="float">
            <text:p>0,7778596282</text:p>
          </table:table-cell>
          <table:table-cell table:style-name="ce1" office:value-type="float" office:value="3.56871867179871" calcext:value-type="float">
            <text:p>3,5687186718</text:p>
          </table:table-cell>
          <table:table-cell table:style-name="ce1" office:value-type="float" office:value="-0.0693237570804929" calcext:value-type="float">
            <text:p>-0,0693237571</text:p>
          </table:table-cell>
          <table:table-cell table:number-columns-repeated="2" table:style-name="ce1" office:value-type="float" office:value="-0.364746003532298" calcext:value-type="float">
            <text:p>-0,3647460035</text:p>
          </table:table-cell>
          <table:table-cell table:style-name="ce1" office:value-type="float" office:value="-0.186670780181885" calcext:value-type="float">
            <text:p>-0,1866707802</text:p>
          </table:table-cell>
          <table:table-cell table:style-name="ce1" office:value-type="float" office:value="5.14726448059082" calcext:value-type="float">
            <text:p>5,1472644806</text:p>
          </table:table-cell>
          <table:table-cell table:style-name="ce1" office:value-type="float" office:value="-4.41181659698486" calcext:value-type="float">
            <text:p>-4,411816597</text:p>
          </table:table-cell>
          <table:table-cell table:style-name="ce1" office:value-type="string" calcext:value-type="string">
            <text:p>-0.06932375708049288</text:p>
          </table:table-cell>
          <table:table-cell table:style-name="ce1" office:value-type="string" calcext:value-type="string">
            <text:p>-0.3647460035322982</text:p>
          </table:table-cell>
          <table:table-cell table:style-name="ce1" office:value-type="string" calcext:value-type="string">
            <text:p>-0.2159444950423798</text:p>
          </table:table-cell>
          <table:table-cell table:style-name="ce1" office:value-type="float" office:value="-0.0418603047728539" calcext:value-type="float">
            <text:p>-0,0418603048</text:p>
          </table:table-cell>
          <table:table-cell table:style-name="ce1" office:value-type="float" office:value="-0.260614156723022" calcext:value-type="float">
            <text:p>-0,2606141567</text:p>
          </table:table-cell>
          <table:table-cell table:style-name="ce1" office:value-type="float" office:value="-0.173822889709473" calcext:value-type="float">
            <text:p>-0,1738228897</text:p>
          </table:table-cell>
          <table:table-cell table:style-name="ce1" office:value-type="float" office:value="-0.183158499898309" calcext:value-type="float">
            <text:p>-0,18315849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02535792691987" calcext:value-type="float">
            <text:p>-0,4025357927</text:p>
          </table:table-cell>
          <table:table-cell table:style-name="ce1" office:value-type="float" office:value="-0.36527387237103" calcext:value-type="float">
            <text:p>-0,3652738724</text:p>
          </table:table-cell>
          <table:table-cell table:style-name="ce1" office:value-type="float" office:value="0.155135786683715" calcext:value-type="float">
            <text:p>0,1551357867</text:p>
          </table:table-cell>
          <table:table-cell table:style-name="ce1" office:value-type="float" office:value="0.429629802703857" calcext:value-type="float">
            <text:p>0,4296298027</text:p>
          </table:table-cell>
          <table:table-cell table:style-name="ce1" office:value-type="float" office:value="0.429627656936646" calcext:value-type="float">
            <text:p>0,4296276569</text:p>
          </table:table-cell>
          <table:table-cell table:style-name="ce1" office:value-type="float" office:value="0.429616928100586" calcext:value-type="float">
            <text:p>0,4296169281</text:p>
          </table:table-cell>
          <table:table-cell table:style-name="ce1" office:value-type="float" office:value="-0.186670780181885" calcext:value-type="float">
            <text:p>-0,1866707802</text:p>
          </table:table-cell>
          <table:table-cell table:style-name="ce1" office:value-type="float" office:value="5.14726448059082" calcext:value-type="float">
            <text:p>5,1472644806</text:p>
          </table:table-cell>
          <table:table-cell table:style-name="ce1" office:value-type="float" office:value="-4.41181659698486" calcext:value-type="float">
            <text:p>-4,411816597</text:p>
          </table:table-cell>
        </table:table-row>
        <table:table-row table:style-name="ro1">
          <table:table-cell table:style-name="ce1" office:value-type="string" calcext:value-type="string">
            <text:p>0.33354830741882324</text:p>
          </table:table-cell>
          <table:table-cell table:style-name="ce1" office:value-type="string" calcext:value-type="string">
            <text:p>0.02385401725769043</text:p>
          </table:table-cell>
          <table:table-cell table:style-name="ce1" office:value-type="string" calcext:value-type="string">
            <text:p>7.7326271533966064</text:p>
          </table:table-cell>
          <table:table-cell table:style-name="ce1" office:value-type="float" office:value="0.12025124579668" calcext:value-type="float">
            <text:p>0,1202512458</text:p>
          </table:table-cell>
          <table:table-cell table:style-name="ce1" office:value-type="float" office:value="0.768562316894531" calcext:value-type="float">
            <text:p>0,7685623169</text:p>
          </table:table-cell>
          <table:table-cell table:style-name="ce1" office:value-type="float" office:value="3.52606391906738" calcext:value-type="float">
            <text:p>3,5260639191</text:p>
          </table:table-cell>
          <table:table-cell table:style-name="ce1" office:value-type="float" office:value="-0.0430703298884157" calcext:value-type="float">
            <text:p>-0,0430703299</text:p>
          </table:table-cell>
          <table:table-cell table:number-columns-repeated="2" table:style-name="ce1" office:value-type="float" office:value="-0.274680604224837" calcext:value-type="float">
            <text:p>-0,2746806042</text:p>
          </table:table-cell>
          <table:table-cell table:style-name="ce1" office:value-type="float" office:value="-0.193669840693474" calcext:value-type="float">
            <text:p>-0,1936698407</text:p>
          </table:table-cell>
          <table:table-cell table:style-name="ce1" office:value-type="float" office:value="5.07575035095215" calcext:value-type="float">
            <text:p>5,075750351</text:p>
          </table:table-cell>
          <table:table-cell table:style-name="ce1" office:value-type="float" office:value="-4.35502290725708" calcext:value-type="float">
            <text:p>-4,3550229073</text:p>
          </table:table-cell>
          <table:table-cell table:style-name="ce1" office:value-type="string" calcext:value-type="string">
            <text:p>-0.04307032988841567</text:p>
          </table:table-cell>
          <table:table-cell table:style-name="ce1" office:value-type="string" calcext:value-type="string">
            <text:p>-0.27468060422483687</text:p>
          </table:table-cell>
          <table:table-cell table:style-name="ce1" office:value-type="string" calcext:value-type="string">
            <text:p>-0.21183701303755065</text:p>
          </table:table-cell>
          <table:table-cell table:style-name="ce1" office:value-type="float" office:value="-0.0251349192112684" calcext:value-type="float">
            <text:p>-0,0251349192</text:p>
          </table:table-cell>
          <table:table-cell table:style-name="ce1" office:value-type="float" office:value="-0.194464907050133" calcext:value-type="float">
            <text:p>-0,1944649071</text:p>
          </table:table-cell>
          <table:table-cell table:style-name="ce1" office:value-type="float" office:value="-0.169973370933533" calcext:value-type="float">
            <text:p>-0,1699733709</text:p>
          </table:table-cell>
          <table:table-cell table:style-name="ce1" office:value-type="float" office:value="-0.22814257346432" calcext:value-type="float">
            <text:p>-0,22814257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49525352078528" calcext:value-type="float">
            <text:p>0,1495253521</text:p>
          </table:table-cell>
          <table:table-cell table:style-name="ce1" office:value-type="float" office:value="0.591372113011835" calcext:value-type="float">
            <text:p>0,591372113</text:p>
          </table:table-cell>
          <table:table-cell table:style-name="ce1" office:value-type="float" office:value="0.165454315839282" calcext:value-type="float">
            <text:p>0,1654543158</text:p>
          </table:table-cell>
          <table:table-cell table:style-name="ce1" office:value-type="float" office:value="0.447426080703735" calcext:value-type="float">
            <text:p>0,4474260807</text:p>
          </table:table-cell>
          <table:table-cell table:style-name="ce1" office:value-type="float" office:value="0.447428941726685" calcext:value-type="float">
            <text:p>0,4474289417</text:p>
          </table:table-cell>
          <table:table-cell table:style-name="ce1" office:value-type="float" office:value="0.447429895401001" calcext:value-type="float">
            <text:p>0,4474298954</text:p>
          </table:table-cell>
          <table:table-cell table:style-name="ce1" office:value-type="float" office:value="-0.193669840693474" calcext:value-type="float">
            <text:p>-0,1936698407</text:p>
          </table:table-cell>
          <table:table-cell table:style-name="ce1" office:value-type="float" office:value="5.07575035095215" calcext:value-type="float">
            <text:p>5,075750351</text:p>
          </table:table-cell>
          <table:table-cell table:style-name="ce1" office:value-type="float" office:value="-4.35502290725708" calcext:value-type="float">
            <text:p>-4,3550229073</text:p>
          </table:table-cell>
        </table:table-row>
        <table:table-row table:style-name="ro1">
          <table:table-cell table:style-name="ce1" office:value-type="string" calcext:value-type="string">
            <text:p>0.3482353687286377</text:p>
          </table:table-cell>
          <table:table-cell table:style-name="ce1" office:value-type="string" calcext:value-type="string">
            <text:p>0.014687061309814453</text:p>
          </table:table-cell>
          <table:table-cell table:style-name="ce1" office:value-type="string" calcext:value-type="string">
            <text:p>8.170021295547485</text:p>
          </table:table-cell>
          <table:table-cell table:style-name="ce1" office:value-type="float" office:value="0.0977798849344254" calcext:value-type="float">
            <text:p>0,0977798849</text:p>
          </table:table-cell>
          <table:table-cell table:style-name="ce1" office:value-type="float" office:value="0.982945203781128" calcext:value-type="float">
            <text:p>0,9829452038</text:p>
          </table:table-cell>
          <table:table-cell table:style-name="ce1" office:value-type="float" office:value="3.47075819969177" calcext:value-type="float">
            <text:p>3,4707581997</text:p>
          </table:table-cell>
          <table:table-cell table:style-name="ce1" office:value-type="float" office:value="-0.0578907787242703" calcext:value-type="float">
            <text:p>-0,0578907787</text:p>
          </table:table-cell>
          <table:table-cell table:number-columns-repeated="2" table:style-name="ce1" office:value-type="float" office:value="-0.286614435816388" calcext:value-type="float">
            <text:p>-0,2866144358</text:p>
          </table:table-cell>
          <table:table-cell table:style-name="ce1" office:value-type="float" office:value="-0.193669840693474" calcext:value-type="float">
            <text:p>-0,1936698407</text:p>
          </table:table-cell>
          <table:table-cell table:style-name="ce1" office:value-type="float" office:value="5.07575035095215" calcext:value-type="float">
            <text:p>5,075750351</text:p>
          </table:table-cell>
          <table:table-cell table:style-name="ce1" office:value-type="float" office:value="-4.35502290725708" calcext:value-type="float">
            <text:p>-4,3550229073</text:p>
          </table:table-cell>
          <table:table-cell table:style-name="ce1" office:value-type="string" calcext:value-type="string">
            <text:p>-0.05789077872427026</text:p>
          </table:table-cell>
          <table:table-cell table:style-name="ce1" office:value-type="string" calcext:value-type="string">
            <text:p>-0.2866144358163885</text:p>
          </table:table-cell>
          <table:table-cell table:style-name="ce1" office:value-type="string" calcext:value-type="string">
            <text:p>-0.21134146769325451</text:p>
          </table:table-cell>
          <table:table-cell table:style-name="ce1" office:value-type="float" office:value="-0.0300628114491701" calcext:value-type="float">
            <text:p>-0,0300628114</text:p>
          </table:table-cell>
          <table:table-cell table:style-name="ce1" office:value-type="float" office:value="-0.192140579223633" calcext:value-type="float">
            <text:p>-0,1921405792</text:p>
          </table:table-cell>
          <table:table-cell table:style-name="ce1" office:value-type="float" office:value="-0.167755323791504" calcext:value-type="float">
            <text:p>-0,1677553238</text:p>
          </table:table-cell>
          <table:table-cell table:style-name="ce1" office:value-type="float" office:value="-0.281160670157665" calcext:value-type="float">
            <text:p>-0,281160670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47081444048787" calcext:value-type="float">
            <text:p>-0,0447081444</text:p>
          </table:table-cell>
          <table:table-cell table:style-name="ce1" office:value-type="float" office:value="0.021045736289772" calcext:value-type="float">
            <text:p>0,0210457363</text:p>
          </table:table-cell>
          <table:table-cell table:style-name="ce1" office:value-type="float" office:value="0.0965542439299764" calcext:value-type="float">
            <text:p>0,0965542439</text:p>
          </table:table-cell>
          <table:table-cell table:style-name="ce1" office:value-type="float" office:value="0.440894365310669" calcext:value-type="float">
            <text:p>0,4408943653</text:p>
          </table:table-cell>
          <table:table-cell table:style-name="ce1" office:value-type="float" office:value="0.441766977310181" calcext:value-type="float">
            <text:p>0,4417669773</text:p>
          </table:table-cell>
          <table:table-cell table:style-name="ce1" office:value-type="float" office:value="0.44176983833313" calcext:value-type="float">
            <text:p>0,4417698383</text:p>
          </table:table-cell>
          <table:table-cell table:style-name="ce1" office:value-type="float" office:value="-0.193669840693474" calcext:value-type="float">
            <text:p>-0,1936698407</text:p>
          </table:table-cell>
          <table:table-cell table:style-name="ce1" office:value-type="float" office:value="5.07575035095215" calcext:value-type="float">
            <text:p>5,075750351</text:p>
          </table:table-cell>
          <table:table-cell table:style-name="ce1" office:value-type="float" office:value="-4.35502290725708" calcext:value-type="float">
            <text:p>-4,3550229073</text:p>
          </table:table-cell>
        </table:table-row>
        <table:table-row table:style-name="ro1">
          <table:table-cell table:style-name="ce1" office:value-type="string" calcext:value-type="string">
            <text:p>0.362962007522583</text:p>
          </table:table-cell>
          <table:table-cell table:style-name="ce1" office:value-type="string" calcext:value-type="string">
            <text:p>0.014726638793945312</text:p>
          </table:table-cell>
          <table:table-cell table:style-name="ce1" office:value-type="string" calcext:value-type="string">
            <text:p>8.602113008499146</text:p>
          </table:table-cell>
          <table:table-cell table:style-name="ce1" office:value-type="float" office:value="0.116953358054161" calcext:value-type="float">
            <text:p>0,1169533581</text:p>
          </table:table-cell>
          <table:table-cell table:style-name="ce1" office:value-type="float" office:value="0.686465382575989" calcext:value-type="float">
            <text:p>0,6864653826</text:p>
          </table:table-cell>
          <table:table-cell table:style-name="ce1" office:value-type="float" office:value="3.42936182022095" calcext:value-type="float">
            <text:p>3,4293618202</text:p>
          </table:table-cell>
          <table:table-cell table:style-name="ce1" office:value-type="float" office:value="-0.0538469249362813" calcext:value-type="float">
            <text:p>-0,0538469249</text:p>
          </table:table-cell>
          <table:table-cell table:number-columns-repeated="2" table:style-name="ce1" office:value-type="float" office:value="-0.35321664051758" calcext:value-type="float">
            <text:p>-0,3532166405</text:p>
          </table:table-cell>
          <table:table-cell table:style-name="ce1" office:value-type="float" office:value="-0.204270914196968" calcext:value-type="float">
            <text:p>-0,2042709142</text:p>
          </table:table-cell>
          <table:table-cell table:style-name="ce1" office:value-type="float" office:value="5.00381469726563" calcext:value-type="float">
            <text:p>5,0038146973</text:p>
          </table:table-cell>
          <table:table-cell table:style-name="ce1" office:value-type="float" office:value="-4.29916286468506" calcext:value-type="float">
            <text:p>-4,2991628647</text:p>
          </table:table-cell>
          <table:table-cell table:style-name="ce1" office:value-type="string" calcext:value-type="string">
            <text:p>-0.05384692493628134</text:p>
          </table:table-cell>
          <table:table-cell table:style-name="ce1" office:value-type="string" calcext:value-type="string">
            <text:p>-0.35321664051757984</text:p>
          </table:table-cell>
          <table:table-cell table:style-name="ce1" office:value-type="string" calcext:value-type="string">
            <text:p>-0.20765975612226684</text:p>
          </table:table-cell>
          <table:table-cell table:style-name="ce1" office:value-type="float" office:value="-0.0244449712336063" calcext:value-type="float">
            <text:p>-0,0244449712</text:p>
          </table:table-cell>
          <table:table-cell table:style-name="ce1" office:value-type="float" office:value="-0.245736300945282" calcext:value-type="float">
            <text:p>-0,2457363009</text:p>
          </table:table-cell>
          <table:table-cell table:style-name="ce1" office:value-type="float" office:value="-0.164879426383972" calcext:value-type="float">
            <text:p>-0,1648794264</text:p>
          </table:table-cell>
          <table:table-cell table:style-name="ce1" office:value-type="float" office:value="-0.323236613261074" calcext:value-type="float">
            <text:p>-0,32323661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2220982285082" calcext:value-type="float">
            <text:p>0,0522209823</text:p>
          </table:table-cell>
          <table:table-cell table:style-name="ce1" office:value-type="float" office:value="-0.499213582891916" calcext:value-type="float">
            <text:p>-0,4992135829</text:p>
          </table:table-cell>
          <table:table-cell table:style-name="ce1" office:value-type="float" office:value="0.128786810468214" calcext:value-type="float">
            <text:p>0,1287868105</text:p>
          </table:table-cell>
          <table:table-cell table:style-name="ce1" office:value-type="float" office:value="0.430312871932983" calcext:value-type="float">
            <text:p>0,4303128719</text:p>
          </table:table-cell>
          <table:table-cell table:style-name="ce1" office:value-type="float" office:value="0.429441213607788" calcext:value-type="float">
            <text:p>0,4294412136</text:p>
          </table:table-cell>
          <table:table-cell table:style-name="ce1" office:value-type="float" office:value="0.429436206817627" calcext:value-type="float">
            <text:p>0,4294362068</text:p>
          </table:table-cell>
          <table:table-cell table:style-name="ce1" office:value-type="float" office:value="-0.204270914196968" calcext:value-type="float">
            <text:p>-0,2042709142</text:p>
          </table:table-cell>
          <table:table-cell table:style-name="ce1" office:value-type="float" office:value="5.00381469726563" calcext:value-type="float">
            <text:p>5,0038146973</text:p>
          </table:table-cell>
          <table:table-cell table:style-name="ce1" office:value-type="float" office:value="-4.29916286468506" calcext:value-type="float">
            <text:p>-4,2991628647</text:p>
          </table:table-cell>
        </table:table-row>
        <table:table-row table:style-name="ro1">
          <table:table-cell table:style-name="ce1" office:value-type="string" calcext:value-type="string">
            <text:p>0.37698888778686523</text:p>
          </table:table-cell>
          <table:table-cell table:style-name="ce1" office:value-type="string" calcext:value-type="string">
            <text:p>0.014026880264282227</text:p>
          </table:table-cell>
          <table:table-cell table:style-name="ce1" office:value-type="string" calcext:value-type="string">
            <text:p>9.038830995559692</text:p>
          </table:table-cell>
          <table:table-cell table:style-name="ce1" office:value-type="float" office:value="-0.317631214857101" calcext:value-type="float">
            <text:p>-0,3176312149</text:p>
          </table:table-cell>
          <table:table-cell table:style-name="ce1" office:value-type="float" office:value="0.620137155056" calcext:value-type="float">
            <text:p>0,6201371551</text:p>
          </table:table-cell>
          <table:table-cell table:style-name="ce1" office:value-type="float" office:value="3.40025162696838" calcext:value-type="float">
            <text:p>3,400251627</text:p>
          </table:table-cell>
          <table:table-cell table:style-name="ce1" office:value-type="float" office:value="-0.0658818468189655" calcext:value-type="float">
            <text:p>-0,0658818468</text:p>
          </table:table-cell>
          <table:table-cell table:number-columns-repeated="2" table:style-name="ce1" office:value-type="float" office:value="-0.249582286745079" calcext:value-type="float">
            <text:p>-0,2495822867</text:p>
          </table:table-cell>
          <table:table-cell table:style-name="ce1" office:value-type="float" office:value="-0.213463470339775" calcext:value-type="float">
            <text:p>-0,2134634703</text:p>
          </table:table-cell>
          <table:table-cell table:style-name="ce1" office:value-type="float" office:value="4.9399299621582" calcext:value-type="float">
            <text:p>4,9399299622</text:p>
          </table:table-cell>
          <table:table-cell table:style-name="ce1" office:value-type="float" office:value="-4.2447395324707" calcext:value-type="float">
            <text:p>-4,2447395325</text:p>
          </table:table-cell>
          <table:table-cell table:style-name="ce1" office:value-type="string" calcext:value-type="string">
            <text:p>-0.06588184681896546</text:p>
          </table:table-cell>
          <table:table-cell table:style-name="ce1" office:value-type="string" calcext:value-type="string">
            <text:p>-0.24958228674507937</text:p>
          </table:table-cell>
          <table:table-cell table:style-name="ce1" office:value-type="string" calcext:value-type="string">
            <text:p>-0.20634844076013867</text:p>
          </table:table-cell>
          <table:table-cell table:style-name="ce1" office:value-type="float" office:value="-0.0292383395135403" calcext:value-type="float">
            <text:p>-0,0292383395</text:p>
          </table:table-cell>
          <table:table-cell table:style-name="ce1" office:value-type="float" office:value="-0.171616345643997" calcext:value-type="float">
            <text:p>-0,1716163456</text:p>
          </table:table-cell>
          <table:table-cell table:style-name="ce1" office:value-type="float" office:value="-0.162726814651489" calcext:value-type="float">
            <text:p>-0,1627268147</text:p>
          </table:table-cell>
          <table:table-cell table:style-name="ce1" office:value-type="float" office:value="-0.37412506406226" calcext:value-type="float">
            <text:p>-0,374125064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4065048780421" calcext:value-type="float">
            <text:p>-0,0440650488</text:p>
          </table:table-cell>
          <table:table-cell table:style-name="ce1" office:value-type="float" office:value="0.681362355956712" calcext:value-type="float">
            <text:p>0,681362356</text:p>
          </table:table-cell>
          <table:table-cell table:style-name="ce1" office:value-type="float" office:value="0.095134955654023" calcext:value-type="float">
            <text:p>0,0951349557</text:p>
          </table:table-cell>
          <table:table-cell table:style-name="ce1" office:value-type="float" office:value="0.435117483139038" calcext:value-type="float">
            <text:p>0,4351174831</text:p>
          </table:table-cell>
          <table:table-cell table:style-name="ce1" office:value-type="float" office:value="0.435127973556519" calcext:value-type="float">
            <text:p>0,4351279736</text:p>
          </table:table-cell>
          <table:table-cell table:style-name="ce1" office:value-type="float" office:value="0.435133218765259" calcext:value-type="float">
            <text:p>0,4351332188</text:p>
          </table:table-cell>
          <table:table-cell table:style-name="ce1" office:value-type="float" office:value="-0.213463470339775" calcext:value-type="float">
            <text:p>-0,2134634703</text:p>
          </table:table-cell>
          <table:table-cell table:style-name="ce1" office:value-type="float" office:value="4.9399299621582" calcext:value-type="float">
            <text:p>4,9399299622</text:p>
          </table:table-cell>
          <table:table-cell table:style-name="ce1" office:value-type="float" office:value="-4.2447395324707" calcext:value-type="float">
            <text:p>-4,2447395325</text:p>
          </table:table-cell>
        </table:table-row>
        <table:table-row table:style-name="ro1">
          <table:table-cell table:style-name="ce1" office:value-type="string" calcext:value-type="string">
            <text:p>0.3987843990325928</text:p>
          </table:table-cell>
          <table:table-cell table:style-name="ce1" office:value-type="string" calcext:value-type="string">
            <text:p>0.02179551124572754</text:p>
          </table:table-cell>
          <table:table-cell table:style-name="ce1" office:value-type="string" calcext:value-type="string">
            <text:p>9.468780994415283</text:p>
          </table:table-cell>
          <table:table-cell table:style-name="ce1" office:value-type="float" office:value="-0.311742037534714" calcext:value-type="float">
            <text:p>-0,3117420375</text:p>
          </table:table-cell>
          <table:table-cell table:style-name="ce1" office:value-type="float" office:value="0.52946662902832" calcext:value-type="float">
            <text:p>0,529466629</text:p>
          </table:table-cell>
          <table:table-cell table:style-name="ce1" office:value-type="float" office:value="3.33720779418945" calcext:value-type="float">
            <text:p>3,3372077942</text:p>
          </table:table-cell>
          <table:table-cell table:style-name="ce1" office:value-type="float" office:value="0.0820319021150474" calcext:value-type="float">
            <text:p>0,0820319021</text:p>
          </table:table-cell>
          <table:table-cell table:number-columns-repeated="2" table:style-name="ce1" office:value-type="float" office:value="-0.246201824184583" calcext:value-type="float">
            <text:p>-0,2462018242</text:p>
          </table:table-cell>
          <table:table-cell table:style-name="ce1" office:value-type="float" office:value="-0.222205892205238" calcext:value-type="float">
            <text:p>-0,2222058922</text:p>
          </table:table-cell>
          <table:table-cell table:style-name="ce1" office:value-type="float" office:value="4.87084197998047" calcext:value-type="float">
            <text:p>4,87084198</text:p>
          </table:table-cell>
          <table:table-cell table:style-name="ce1" office:value-type="float" office:value="-4.19116449356079" calcext:value-type="float">
            <text:p>-4,1911644936</text:p>
          </table:table-cell>
          <table:table-cell table:style-name="ce1" office:value-type="string" calcext:value-type="string">
            <text:p>0.0820319021150474</text:p>
          </table:table-cell>
          <table:table-cell table:style-name="ce1" office:value-type="string" calcext:value-type="string">
            <text:p>-0.24620182418458353</text:p>
          </table:table-cell>
          <table:table-cell table:style-name="ce1" office:value-type="string" calcext:value-type="string">
            <text:p>-0.20553107606123458</text:p>
          </table:table-cell>
          <table:table-cell table:style-name="ce1" office:value-type="float" office:value="0.0794078037142754" calcext:value-type="float">
            <text:p>0,0794078037</text:p>
          </table:table-cell>
          <table:table-cell table:style-name="ce1" office:value-type="float" office:value="-0.155034288764" calcext:value-type="float">
            <text:p>-0,1550342888</text:p>
          </table:table-cell>
          <table:table-cell table:style-name="ce1" office:value-type="float" office:value="-0.161213084602356" calcext:value-type="float">
            <text:p>-0,1612130846</text:p>
          </table:table-cell>
          <table:table-cell table:style-name="ce1" office:value-type="float" office:value="-0.236690455494707" calcext:value-type="float">
            <text:p>-0,23669045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0438766691077" calcext:value-type="float">
            <text:p>1,0043876669</text:p>
          </table:table-cell>
          <table:table-cell table:style-name="ce1" office:value-type="float" office:value="0.153298583176655" calcext:value-type="float">
            <text:p>0,1532985832</text:p>
          </table:table-cell>
          <table:table-cell table:style-name="ce1" office:value-type="float" office:value="0.0672803416448547" calcext:value-type="float">
            <text:p>0,0672803416</text:p>
          </table:table-cell>
          <table:table-cell table:style-name="ce1" office:value-type="float" office:value="0.43268609046936" calcext:value-type="float">
            <text:p>0,4326860905</text:p>
          </table:table-cell>
          <table:table-cell table:style-name="ce1" office:value-type="float" office:value="0.432673454284668" calcext:value-type="float">
            <text:p>0,4326734543</text:p>
          </table:table-cell>
          <table:table-cell table:style-name="ce1" office:value-type="float" office:value="0.432670116424561" calcext:value-type="float">
            <text:p>0,4326701164</text:p>
          </table:table-cell>
          <table:table-cell table:style-name="ce1" office:value-type="float" office:value="-0.222205892205238" calcext:value-type="float">
            <text:p>-0,2222058922</text:p>
          </table:table-cell>
          <table:table-cell table:style-name="ce1" office:value-type="float" office:value="4.87084197998047" calcext:value-type="float">
            <text:p>4,87084198</text:p>
          </table:table-cell>
          <table:table-cell table:style-name="ce1" office:value-type="float" office:value="-4.19116449356079" calcext:value-type="float">
            <text:p>-4,1911644936</text:p>
          </table:table-cell>
        </table:table-row>
        <table:table-row table:style-name="ro1">
          <table:table-cell table:style-name="ce1" office:value-type="string" calcext:value-type="string">
            <text:p>0.4129517078399658</text:p>
          </table:table-cell>
          <table:table-cell table:style-name="ce1" office:value-type="string" calcext:value-type="string">
            <text:p>0.014167308807373047</text:p>
          </table:table-cell>
          <table:table-cell table:style-name="ce1" office:value-type="string" calcext:value-type="string">
            <text:p>9.914669036865234</text:p>
          </table:table-cell>
          <table:table-cell table:style-name="ce1" office:value-type="float" office:value="0.112129040062428" calcext:value-type="float">
            <text:p>0,1121290401</text:p>
          </table:table-cell>
          <table:table-cell table:style-name="ce1" office:value-type="float" office:value="0.550894856452942" calcext:value-type="float">
            <text:p>0,5508948565</text:p>
          </table:table-cell>
          <table:table-cell table:style-name="ce1" office:value-type="float" office:value="3.28790068626404" calcext:value-type="float">
            <text:p>3,2879006863</text:p>
          </table:table-cell>
          <table:table-cell table:style-name="ce1" office:value-type="float" office:value="0.0683634897219041" calcext:value-type="float">
            <text:p>0,0683634897</text:p>
          </table:table-cell>
          <table:table-cell table:number-columns-repeated="2" table:style-name="ce1" office:value-type="float" office:value="-0.222297388986375" calcext:value-type="float">
            <text:p>-0,222297389</text:p>
          </table:table-cell>
          <table:table-cell table:style-name="ce1" office:value-type="float" office:value="-0.228006720542908" calcext:value-type="float">
            <text:p>-0,2280067205</text:p>
          </table:table-cell>
          <table:table-cell table:style-name="ce1" office:value-type="float" office:value="4.80689907073975" calcext:value-type="float">
            <text:p>4,8068990707</text:p>
          </table:table-cell>
          <table:table-cell table:style-name="ce1" office:value-type="float" office:value="-4.13986587524414" calcext:value-type="float">
            <text:p>-4,1398658752</text:p>
          </table:table-cell>
          <table:table-cell table:style-name="ce1" office:value-type="string" calcext:value-type="string">
            <text:p>0.06836348972190415</text:p>
          </table:table-cell>
          <table:table-cell table:style-name="ce1" office:value-type="string" calcext:value-type="string">
            <text:p>-0.22229738898637486</text:p>
          </table:table-cell>
          <table:table-cell table:style-name="ce1" office:value-type="string" calcext:value-type="string">
            <text:p>-0.2004101029897364</text:p>
          </table:table-cell>
          <table:table-cell table:style-name="ce1" office:value-type="float" office:value="0.0779355093836784" calcext:value-type="float">
            <text:p>0,0779355094</text:p>
          </table:table-cell>
          <table:table-cell table:style-name="ce1" office:value-type="float" office:value="-0.13236665725708" calcext:value-type="float">
            <text:p>-0,1323666573</text:p>
          </table:table-cell>
          <table:table-cell table:style-name="ce1" office:value-type="float" office:value="-0.157934805297852" calcext:value-type="float">
            <text:p>-0,1579348053</text:p>
          </table:table-cell>
          <table:table-cell table:style-name="ce1" office:value-type="float" office:value="-0.0972922558799183" calcext:value-type="float">
            <text:p>-0,09729225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3170214127282" calcext:value-type="float">
            <text:p>-0,0131702141</text:p>
          </table:table-cell>
          <table:table-cell table:style-name="ce1" office:value-type="float" office:value="0.202770730828209" calcext:value-type="float">
            <text:p>0,2027707308</text:p>
          </table:table-cell>
          <table:table-cell table:style-name="ce1" office:value-type="float" office:value="0.140988092324607" calcext:value-type="float">
            <text:p>0,1409880923</text:p>
          </table:table-cell>
          <table:table-cell table:style-name="ce1" office:value-type="float" office:value="0.447158813476563" calcext:value-type="float">
            <text:p>0,4471588135</text:p>
          </table:table-cell>
          <table:table-cell table:style-name="ce1" office:value-type="float" office:value="0.447157859802246" calcext:value-type="float">
            <text:p>0,4471578598</text:p>
          </table:table-cell>
          <table:table-cell table:style-name="ce1" office:value-type="float" office:value="0.447157144546509" calcext:value-type="float">
            <text:p>0,4471571445</text:p>
          </table:table-cell>
          <table:table-cell table:style-name="ce1" office:value-type="float" office:value="-0.228006720542908" calcext:value-type="float">
            <text:p>-0,2280067205</text:p>
          </table:table-cell>
          <table:table-cell table:style-name="ce1" office:value-type="float" office:value="4.80689907073975" calcext:value-type="float">
            <text:p>4,8068990707</text:p>
          </table:table-cell>
          <table:table-cell table:style-name="ce1" office:value-type="float" office:value="-4.13986587524414" calcext:value-type="float">
            <text:p>-4,1398658752</text:p>
          </table:table-cell>
        </table:table-row>
        <table:table-row table:style-name="ro1">
          <table:table-cell table:style-name="ce1" office:value-type="string" calcext:value-type="string">
            <text:p>0.426821231842041</text:p>
          </table:table-cell>
          <table:table-cell table:style-name="ce1" office:value-type="string" calcext:value-type="string">
            <text:p>0.013869524002075195</text:p>
          </table:table-cell>
          <table:table-cell table:style-name="ce1" office:value-type="string" calcext:value-type="string">
            <text:p>10.352831363677979</text:p>
          </table:table-cell>
          <table:table-cell table:style-name="ce1" office:value-type="float" office:value="0.120343625545502" calcext:value-type="float">
            <text:p>0,1203436255</text:p>
          </table:table-cell>
          <table:table-cell table:style-name="ce1" office:value-type="float" office:value="0.505443274974823" calcext:value-type="float">
            <text:p>0,505443275</text:p>
          </table:table-cell>
          <table:table-cell table:style-name="ce1" office:value-type="float" office:value="3.24647092819214" calcext:value-type="float">
            <text:p>3,2464709282</text:p>
          </table:table-cell>
          <table:table-cell table:style-name="ce1" office:value-type="float" office:value="-0.0663257176080174" calcext:value-type="float">
            <text:p>-0,0663257176</text:p>
          </table:table-cell>
          <table:table-cell table:number-columns-repeated="2" table:style-name="ce1" office:value-type="float" office:value="-0.233958745575609" calcext:value-type="float">
            <text:p>-0,2339587456</text:p>
          </table:table-cell>
          <table:table-cell table:style-name="ce1" office:value-type="float" office:value="-0.216517582535744" calcext:value-type="float">
            <text:p>-0,2165175825</text:p>
          </table:table-cell>
          <table:table-cell table:style-name="ce1" office:value-type="float" office:value="4.75089979171753" calcext:value-type="float">
            <text:p>4,7508997917</text:p>
          </table:table-cell>
          <table:table-cell table:style-name="ce1" office:value-type="float" office:value="-4.08885097503662" calcext:value-type="float">
            <text:p>-4,088850975</text:p>
          </table:table-cell>
          <table:table-cell table:style-name="ce1" office:value-type="string" calcext:value-type="string">
            <text:p>-0.0663257176080174</text:p>
          </table:table-cell>
          <table:table-cell table:style-name="ce1" office:value-type="string" calcext:value-type="string">
            <text:p>-0.23395874557560925</text:p>
          </table:table-cell>
          <table:table-cell table:style-name="ce1" office:value-type="string" calcext:value-type="string">
            <text:p>-0.19852898780646974</text:p>
          </table:table-cell>
          <table:table-cell table:style-name="ce1" office:value-type="float" office:value="-0.0280322600156069" calcext:value-type="float">
            <text:p>-0,02803226</text:p>
          </table:table-cell>
          <table:table-cell table:style-name="ce1" office:value-type="float" office:value="-0.137723714113235" calcext:value-type="float">
            <text:p>-0,1377237141</text:p>
          </table:table-cell>
          <table:table-cell table:style-name="ce1" office:value-type="float" office:value="-0.15537083568573" calcext:value-type="float">
            <text:p>-0,1553708357</text:p>
          </table:table-cell>
          <table:table-cell table:style-name="ce1" office:value-type="float" office:value="-0.145929046125922" calcext:value-type="float">
            <text:p>-0,14592904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77207928417917" calcext:value-type="float">
            <text:p>-0,9772079284</text:p>
          </table:table-cell>
          <table:table-cell table:style-name="ce1" office:value-type="float" office:value="-0.0494012584949509" calcext:value-type="float">
            <text:p>-0,0494012585</text:p>
          </table:table-cell>
          <table:table-cell table:style-name="ce1" office:value-type="float" office:value="0.11367391517041" calcext:value-type="float">
            <text:p>0,1136739152</text:p>
          </table:table-cell>
          <table:table-cell table:style-name="ce1" office:value-type="float" office:value="0.433757305145264" calcext:value-type="float">
            <text:p>0,4337573051</text:p>
          </table:table-cell>
          <table:table-cell table:style-name="ce1" office:value-type="float" office:value="0.433758735656738" calcext:value-type="float">
            <text:p>0,4337587357</text:p>
          </table:table-cell>
          <table:table-cell table:style-name="ce1" office:value-type="float" office:value="0.433759212493897" calcext:value-type="float">
            <text:p>0,4337592125</text:p>
          </table:table-cell>
          <table:table-cell table:style-name="ce1" office:value-type="float" office:value="-0.216517582535744" calcext:value-type="float">
            <text:p>-0,2165175825</text:p>
          </table:table-cell>
          <table:table-cell table:style-name="ce1" office:value-type="float" office:value="4.75089979171753" calcext:value-type="float">
            <text:p>4,7508997917</text:p>
          </table:table-cell>
          <table:table-cell table:style-name="ce1" office:value-type="float" office:value="-4.08885097503662" calcext:value-type="float">
            <text:p>-4,088850975</text:p>
          </table:table-cell>
        </table:table-row>
        <table:table-row table:style-name="ro1">
          <table:table-cell table:style-name="ce1" office:value-type="string" calcext:value-type="string">
            <text:p>0.4409902095794678</text:p>
          </table:table-cell>
          <table:table-cell table:style-name="ce1" office:value-type="string" calcext:value-type="string">
            <text:p>0.014168977737426758</text:p>
          </table:table-cell>
          <table:table-cell table:style-name="ce1" office:value-type="string" calcext:value-type="string">
            <text:p>10.78922963142395</text:p>
          </table:table-cell>
          <table:table-cell table:style-name="ce1" office:value-type="float" office:value="-0.290623664855957" calcext:value-type="float">
            <text:p>-0,2906236649</text:p>
          </table:table-cell>
          <table:table-cell table:style-name="ce1" office:value-type="float" office:value="0.404967427253723" calcext:value-type="float">
            <text:p>0,4049674273</text:p>
          </table:table-cell>
          <table:table-cell table:style-name="ce1" office:value-type="float" office:value="3.21313953399658" calcext:value-type="float">
            <text:p>3,213139534</text:p>
          </table:table-cell>
          <table:table-cell table:style-name="ce1" office:value-type="float" office:value="-0.049417830916803" calcext:value-type="float">
            <text:p>-0,0494178309</text:p>
          </table:table-cell>
          <table:table-cell table:number-columns-repeated="2" table:style-name="ce1" office:value-type="float" office:value="-0.218762153778605" calcext:value-type="float">
            <text:p>-0,2187621538</text:p>
          </table:table-cell>
          <table:table-cell table:style-name="ce1" office:value-type="float" office:value="-0.216517582535744" calcext:value-type="float">
            <text:p>-0,2165175825</text:p>
          </table:table-cell>
          <table:table-cell table:style-name="ce1" office:value-type="float" office:value="4.75089979171753" calcext:value-type="float">
            <text:p>4,7508997917</text:p>
          </table:table-cell>
          <table:table-cell table:style-name="ce1" office:value-type="float" office:value="-4.08885097503662" calcext:value-type="float">
            <text:p>-4,088850975</text:p>
          </table:table-cell>
          <table:table-cell table:style-name="ce1" office:value-type="string" calcext:value-type="string">
            <text:p>-0.04941783091680302</text:p>
          </table:table-cell>
          <table:table-cell table:style-name="ce1" office:value-type="string" calcext:value-type="string">
            <text:p>-0.21876215377860495</text:p>
          </table:table-cell>
          <table:table-cell table:style-name="ce1" office:value-type="string" calcext:value-type="string">
            <text:p>-0.19684776846983013</text:p>
          </table:table-cell>
          <table:table-cell table:style-name="ce1" office:value-type="float" office:value="-0.0300859063863754" calcext:value-type="float">
            <text:p>-0,0300859064</text:p>
          </table:table-cell>
          <table:table-cell table:style-name="ce1" office:value-type="float" office:value="-0.126360818743706" calcext:value-type="float">
            <text:p>-0,1263608187</text:p>
          </table:table-cell>
          <table:table-cell table:style-name="ce1" office:value-type="float" office:value="-0.153216488265991" calcext:value-type="float">
            <text:p>-0,1532164883</text:p>
          </table:table-cell>
          <table:table-cell table:style-name="ce1" office:value-type="float" office:value="-0.198550087610592" calcext:value-type="float">
            <text:p>-0,198550087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87866482968527" calcext:value-type="float">
            <text:p>-0,0187866483</text:p>
          </table:table-cell>
          <table:table-cell table:style-name="ce1" office:value-type="float" office:value="0.103946598604033" calcext:value-type="float">
            <text:p>0,1039465986</text:p>
          </table:table-cell>
          <table:table-cell table:style-name="ce1" office:value-type="float" office:value="0.0947487918464425" calcext:value-type="float">
            <text:p>0,0947487918</text:p>
          </table:table-cell>
          <table:table-cell table:style-name="ce1" office:value-type="float" office:value="0.437256574630737" calcext:value-type="float">
            <text:p>0,4372565746</text:p>
          </table:table-cell>
          <table:table-cell table:number-columns-repeated="2" table:style-name="ce1" office:value-type="float" office:value="0.437258958816528" calcext:value-type="float">
            <text:p>0,4372589588</text:p>
          </table:table-cell>
          <table:table-cell table:style-name="ce1" office:value-type="float" office:value="-0.216517582535744" calcext:value-type="float">
            <text:p>-0,2165175825</text:p>
          </table:table-cell>
          <table:table-cell table:style-name="ce1" office:value-type="float" office:value="4.75089979171753" calcext:value-type="float">
            <text:p>4,7508997917</text:p>
          </table:table-cell>
          <table:table-cell table:style-name="ce1" office:value-type="float" office:value="-4.08885097503662" calcext:value-type="float">
            <text:p>-4,088850975</text:p>
          </table:table-cell>
        </table:table-row>
        <table:table-row table:style-name="ro1">
          <table:table-cell table:style-name="ce1" office:value-type="string" calcext:value-type="string">
            <text:p>0.45430588722229004</text:p>
          </table:table-cell>
          <table:table-cell table:style-name="ce1" office:value-type="string" calcext:value-type="string">
            <text:p>0.013315677642822266</text:p>
          </table:table-cell>
          <table:table-cell table:style-name="ce1" office:value-type="string" calcext:value-type="string">
            <text:p>11.229445457458496</text:p>
          </table:table-cell>
          <table:table-cell table:style-name="ce1" office:value-type="float" office:value="-0.27839332818985" calcext:value-type="float">
            <text:p>-0,2783933282</text:p>
          </table:table-cell>
          <table:table-cell table:style-name="ce1" office:value-type="float" office:value="0.372763931751251" calcext:value-type="float">
            <text:p>0,3727639318</text:p>
          </table:table-cell>
          <table:table-cell table:style-name="ce1" office:value-type="float" office:value="3.18225693702698" calcext:value-type="float">
            <text:p>3,182256937</text:p>
          </table:table-cell>
          <table:table-cell table:style-name="ce1" office:value-type="float" office:value="0.0893019914295223" calcext:value-type="float">
            <text:p>0,0893019914</text:p>
          </table:table-cell>
          <table:table-cell table:number-columns-repeated="2" table:style-name="ce1" office:value-type="float" office:value="-0.190528367989967" calcext:value-type="float">
            <text:p>-0,190528368</text:p>
          </table:table-cell>
          <table:table-cell table:style-name="ce1" office:value-type="float" office:value="-0.204976633191109" calcext:value-type="float">
            <text:p>-0,2049766332</text:p>
          </table:table-cell>
          <table:table-cell table:style-name="ce1" office:value-type="float" office:value="4.69697523117065" calcext:value-type="float">
            <text:p>4,6969752312</text:p>
          </table:table-cell>
          <table:table-cell table:style-name="ce1" office:value-type="float" office:value="-4.03802728652954" calcext:value-type="float">
            <text:p>-4,0380272865</text:p>
          </table:table-cell>
          <table:table-cell table:style-name="ce1" office:value-type="string" calcext:value-type="string">
            <text:p>0.08930199142952233</text:p>
          </table:table-cell>
          <table:table-cell table:style-name="ce1" office:value-type="string" calcext:value-type="string">
            <text:p>-0.19052836798996742</text:p>
          </table:table-cell>
          <table:table-cell table:style-name="ce1" office:value-type="string" calcext:value-type="string">
            <text:p>-0.19558788934369034</text:p>
          </table:table-cell>
          <table:table-cell table:style-name="ce1" office:value-type="float" office:value="0.0726559162139893" calcext:value-type="float">
            <text:p>0,0726559162</text:p>
          </table:table-cell>
          <table:table-cell table:style-name="ce1" office:value-type="float" office:value="-0.101241856813431" calcext:value-type="float">
            <text:p>-0,1012418568</text:p>
          </table:table-cell>
          <table:table-cell table:style-name="ce1" office:value-type="float" office:value="-0.151483255767822" calcext:value-type="float">
            <text:p>-0,1514832558</text:p>
          </table:table-cell>
          <table:table-cell table:style-name="ce1" office:value-type="float" office:value="-0.0707879083759415" calcext:value-type="float">
            <text:p>-0,07078790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4837060449901" calcext:value-type="float">
            <text:p>0,9348370604</text:p>
          </table:table-cell>
          <table:table-cell table:style-name="ce1" office:value-type="float" office:value="0.228539552938535" calcext:value-type="float">
            <text:p>0,2285395529</text:p>
          </table:table-cell>
          <table:table-cell table:style-name="ce1" office:value-type="float" office:value="0.0758146569652771" calcext:value-type="float">
            <text:p>0,075814657</text:p>
          </table:table-cell>
          <table:table-cell table:style-name="ce1" office:value-type="float" office:value="0.439613819122314" calcext:value-type="float">
            <text:p>0,4396138191</text:p>
          </table:table-cell>
          <table:table-cell table:number-columns-repeated="2" table:style-name="ce1" office:value-type="float" office:value="0.439643144607544" calcext:value-type="float">
            <text:p>0,4396431446</text:p>
          </table:table-cell>
          <table:table-cell table:style-name="ce1" office:value-type="float" office:value="-0.204976633191109" calcext:value-type="float">
            <text:p>-0,2049766332</text:p>
          </table:table-cell>
          <table:table-cell table:style-name="ce1" office:value-type="float" office:value="4.69697523117065" calcext:value-type="float">
            <text:p>4,6969752312</text:p>
          </table:table-cell>
          <table:table-cell table:style-name="ce1" office:value-type="float" office:value="-4.03802728652954" calcext:value-type="float">
            <text:p>-4,0380272865</text:p>
          </table:table-cell>
        </table:table-row>
        <table:table-row table:style-name="ro1">
          <table:table-cell table:style-name="ce1" office:value-type="string" calcext:value-type="string">
            <text:p>0.46993589401245117</text:p>
          </table:table-cell>
          <table:table-cell table:style-name="ce1" office:value-type="string" calcext:value-type="string">
            <text:p>0.015630006790161133</text:p>
          </table:table-cell>
          <table:table-cell table:style-name="ce1" office:value-type="string" calcext:value-type="string">
            <text:p>11.677774667739868</text:p>
          </table:table-cell>
          <table:table-cell table:style-name="ce1" office:value-type="float" office:value="0.152948588132858" calcext:value-type="float">
            <text:p>0,1529485881</text:p>
          </table:table-cell>
          <table:table-cell table:style-name="ce1" office:value-type="float" office:value="0.393958508968353" calcext:value-type="float">
            <text:p>0,393958509</text:p>
          </table:table-cell>
          <table:table-cell table:style-name="ce1" office:value-type="float" office:value="3.12579131126404" calcext:value-type="float">
            <text:p>3,1257913113</text:p>
          </table:table-cell>
          <table:table-cell table:style-name="ce1" office:value-type="float" office:value="0.0740418971416228" calcext:value-type="float">
            <text:p>0,0740418971</text:p>
          </table:table-cell>
          <table:table-cell table:number-columns-repeated="2" table:style-name="ce1" office:value-type="float" office:value="-0.186394146973437" calcext:value-type="float">
            <text:p>-0,186394147</text:p>
          </table:table-cell>
          <table:table-cell table:style-name="ce1" office:value-type="float" office:value="-0.204434335231781" calcext:value-type="float">
            <text:p>-0,2044343352</text:p>
          </table:table-cell>
          <table:table-cell table:style-name="ce1" office:value-type="float" office:value="4.64301872253418" calcext:value-type="float">
            <text:p>4,6430187225</text:p>
          </table:table-cell>
          <table:table-cell table:style-name="ce1" office:value-type="float" office:value="-3.98688840866089" calcext:value-type="float">
            <text:p>-3,9868884087</text:p>
          </table:table-cell>
          <table:table-cell table:style-name="ce1" office:value-type="string" calcext:value-type="string">
            <text:p>0.07404189714162282</text:p>
          </table:table-cell>
          <table:table-cell table:style-name="ce1" office:value-type="string" calcext:value-type="string">
            <text:p>-0.18639414697343684</text:p>
          </table:table-cell>
          <table:table-cell table:style-name="ce1" office:value-type="string" calcext:value-type="string">
            <text:p>-0.19415422326391474</text:p>
          </table:table-cell>
          <table:table-cell table:style-name="ce1" office:value-type="float" office:value="0.0695983320474625" calcext:value-type="float">
            <text:p>0,069598332</text:p>
          </table:table-cell>
          <table:table-cell table:style-name="ce1" office:value-type="float" office:value="-0.0931909829378128" calcext:value-type="float">
            <text:p>-0,0931909829</text:p>
          </table:table-cell>
          <table:table-cell table:style-name="ce1" office:value-type="float" office:value="-0.149877360725403" calcext:value-type="float">
            <text:p>-0,1498773607</text:p>
          </table:table-cell>
          <table:table-cell table:style-name="ce1" office:value-type="float" office:value="0.0539571138382862" calcext:value-type="float">
            <text:p>0,05395711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72944288190731" calcext:value-type="float">
            <text:p>-0,0272944288</text:p>
          </table:table-cell>
          <table:table-cell table:style-name="ce1" office:value-type="float" office:value="0.0718734385750386" calcext:value-type="float">
            <text:p>0,0718734386</text:p>
          </table:table-cell>
          <table:table-cell table:style-name="ce1" office:value-type="float" office:value="0.0689254984595246" calcext:value-type="float">
            <text:p>0,0689254985</text:p>
          </table:table-cell>
          <table:table-cell table:style-name="ce1" office:value-type="float" office:value="0.448089122772217" calcext:value-type="float">
            <text:p>0,4480891228</text:p>
          </table:table-cell>
          <table:table-cell table:style-name="ce1" office:value-type="float" office:value="0.448058366775513" calcext:value-type="float">
            <text:p>0,4480583668</text:p>
          </table:table-cell>
          <table:table-cell table:style-name="ce1" office:value-type="float" office:value="0.448057651519775" calcext:value-type="float">
            <text:p>0,4480576515</text:p>
          </table:table-cell>
          <table:table-cell table:style-name="ce1" office:value-type="float" office:value="-0.204434335231781" calcext:value-type="float">
            <text:p>-0,2044343352</text:p>
          </table:table-cell>
          <table:table-cell table:style-name="ce1" office:value-type="float" office:value="4.64301872253418" calcext:value-type="float">
            <text:p>4,6430187225</text:p>
          </table:table-cell>
          <table:table-cell table:style-name="ce1" office:value-type="float" office:value="-3.98688840866089" calcext:value-type="float">
            <text:p>-3,9868884087</text:p>
          </table:table-cell>
        </table:table-row>
        <table:table-row table:style-name="ro1">
          <table:table-cell table:style-name="ce1" office:value-type="string" calcext:value-type="string">
            <text:p>0.48316073417663574</text:p>
          </table:table-cell>
          <table:table-cell table:style-name="ce1" office:value-type="string" calcext:value-type="string">
            <text:p>0.01322484016418457</text:p>
          </table:table-cell>
          <table:table-cell table:style-name="ce1" office:value-type="string" calcext:value-type="string">
            <text:p>12.113367319107056</text:p>
          </table:table-cell>
          <table:table-cell table:style-name="ce1" office:value-type="float" office:value="0.160720467567444" calcext:value-type="float">
            <text:p>0,1607204676</text:p>
          </table:table-cell>
          <table:table-cell table:style-name="ce1" office:value-type="float" office:value="0.362769037485123" calcext:value-type="float">
            <text:p>0,3627690375</text:p>
          </table:table-cell>
          <table:table-cell table:style-name="ce1" office:value-type="float" office:value="3.09693121910095" calcext:value-type="float">
            <text:p>3,0969312191</text:p>
          </table:table-cell>
          <table:table-cell table:style-name="ce1" office:value-type="float" office:value="-0.064196833275854" calcext:value-type="float">
            <text:p>-0,0641968333</text:p>
          </table:table-cell>
          <table:table-cell table:number-columns-repeated="2" table:style-name="ce1" office:value-type="float" office:value="-0.194706042460767" calcext:value-type="float">
            <text:p>-0,1947060425</text:p>
          </table:table-cell>
          <table:table-cell table:style-name="ce1" office:value-type="float" office:value="-0.191748932003975" calcext:value-type="float">
            <text:p>-0,191748932</text:p>
          </table:table-cell>
          <table:table-cell table:style-name="ce1" office:value-type="float" office:value="4.59419059753418" calcext:value-type="float">
            <text:p>4,5941905975</text:p>
          </table:table-cell>
          <table:table-cell table:style-name="ce1" office:value-type="float" office:value="-3.93805265426636" calcext:value-type="float">
            <text:p>-3,9380526543</text:p>
          </table:table-cell>
          <table:table-cell table:style-name="ce1" office:value-type="string" calcext:value-type="string">
            <text:p>-0.064196833275854</text:p>
          </table:table-cell>
          <table:table-cell table:style-name="ce1" office:value-type="string" calcext:value-type="string">
            <text:p>-0.19470604246076706</text:p>
          </table:table-cell>
          <table:table-cell table:style-name="ce1" office:value-type="string" calcext:value-type="string">
            <text:p>-0.18970043557213662</text:p>
          </table:table-cell>
          <table:table-cell table:style-name="ce1" office:value-type="float" office:value="-0.0382371470332146" calcext:value-type="float">
            <text:p>-0,038237147</text:p>
          </table:table-cell>
          <table:table-cell table:style-name="ce1" office:value-type="float" office:value="-0.0984896272420883" calcext:value-type="float">
            <text:p>-0,0984896272</text:p>
          </table:table-cell>
          <table:table-cell table:style-name="ce1" office:value-type="float" office:value="-0.14694114818573" calcext:value-type="float">
            <text:p>-0,1469411482</text:p>
          </table:table-cell>
          <table:table-cell table:style-name="ce1" office:value-type="float" office:value="-0.0126648544211114" calcext:value-type="float">
            <text:p>-0,01266485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90261002905354" calcext:value-type="float">
            <text:p>-0,9902610029</text:p>
          </table:table-cell>
          <table:table-cell table:style-name="ce1" office:value-type="float" office:value="-0.0486566087471497" calcext:value-type="float">
            <text:p>-0,0486566087</text:p>
          </table:table-cell>
          <table:table-cell table:style-name="ce1" office:value-type="float" office:value="0.129628504543735" calcext:value-type="float">
            <text:p>0,1296285045</text:p>
          </table:table-cell>
          <table:table-cell table:style-name="ce1" office:value-type="float" office:value="0.43558406829834" calcext:value-type="float">
            <text:p>0,4355840683</text:p>
          </table:table-cell>
          <table:table-cell table:style-name="ce1" office:value-type="float" office:value="0.435595035552979" calcext:value-type="float">
            <text:p>0,4355950356</text:p>
          </table:table-cell>
          <table:table-cell table:style-name="ce1" office:value-type="float" office:value="0.435595750808716" calcext:value-type="float">
            <text:p>0,4355957508</text:p>
          </table:table-cell>
          <table:table-cell table:style-name="ce1" office:value-type="float" office:value="-0.191748932003975" calcext:value-type="float">
            <text:p>-0,191748932</text:p>
          </table:table-cell>
          <table:table-cell table:style-name="ce1" office:value-type="float" office:value="4.59419059753418" calcext:value-type="float">
            <text:p>4,5941905975</text:p>
          </table:table-cell>
          <table:table-cell table:style-name="ce1" office:value-type="float" office:value="-3.93805265426636" calcext:value-type="float">
            <text:p>-3,9380526543</text:p>
          </table:table-cell>
        </table:table-row>
        <table:table-row table:style-name="ro1">
          <table:table-cell table:style-name="ce1" office:value-type="string" calcext:value-type="string">
            <text:p>0.49620676040649414</text:p>
          </table:table-cell>
          <table:table-cell table:style-name="ce1" office:value-type="string" calcext:value-type="string">
            <text:p>0.013046026229858398</text:p>
          </table:table-cell>
          <table:table-cell table:style-name="ce1" office:value-type="string" calcext:value-type="string">
            <text:p>12.546917200088501</text:p>
          </table:table-cell>
          <table:table-cell table:style-name="ce1" office:value-type="float" office:value="-0.240924388170242" calcext:value-type="float">
            <text:p>-0,2409243882</text:p>
          </table:table-cell>
          <table:table-cell table:style-name="ce1" office:value-type="float" office:value="0.259107381105423" calcext:value-type="float">
            <text:p>0,2591073811</text:p>
          </table:table-cell>
          <table:table-cell table:style-name="ce1" office:value-type="float" office:value="3.06572604179382" calcext:value-type="float">
            <text:p>3,0657260418</text:p>
          </table:table-cell>
          <table:table-cell table:style-name="ce1" office:value-type="float" office:value="-0.0484508841557021" calcext:value-type="float">
            <text:p>-0,0484508842</text:p>
          </table:table-cell>
          <table:table-cell table:number-columns-repeated="2" table:style-name="ce1" office:value-type="float" office:value="-0.183893652782033" calcext:value-type="float">
            <text:p>-0,1838936528</text:p>
          </table:table-cell>
          <table:table-cell table:style-name="ce1" office:value-type="float" office:value="-0.191748932003975" calcext:value-type="float">
            <text:p>-0,191748932</text:p>
          </table:table-cell>
          <table:table-cell table:style-name="ce1" office:value-type="float" office:value="4.59419059753418" calcext:value-type="float">
            <text:p>4,5941905975</text:p>
          </table:table-cell>
          <table:table-cell table:style-name="ce1" office:value-type="float" office:value="-3.93805265426636" calcext:value-type="float">
            <text:p>-3,9380526543</text:p>
          </table:table-cell>
          <table:table-cell table:style-name="ce1" office:value-type="string" calcext:value-type="string">
            <text:p>-0.04845088415570214</text:p>
          </table:table-cell>
          <table:table-cell table:style-name="ce1" office:value-type="string" calcext:value-type="string">
            <text:p>-0.1838936527820332</text:p>
          </table:table-cell>
          <table:table-cell table:style-name="ce1" office:value-type="string" calcext:value-type="string">
            <text:p>-0.1897761426246512</text:p>
          </table:table-cell>
          <table:table-cell table:style-name="ce1" office:value-type="float" office:value="-0.040180116891861" calcext:value-type="float">
            <text:p>-0,0401801169</text:p>
          </table:table-cell>
          <table:table-cell table:style-name="ce1" office:value-type="float" office:value="-0.0906922593712807" calcext:value-type="float">
            <text:p>-0,0906922594</text:p>
          </table:table-cell>
          <table:table-cell table:style-name="ce1" office:value-type="float" office:value="-0.14544042339325" calcext:value-type="float">
            <text:p>-0,1454404234</text:p>
          </table:table-cell>
          <table:table-cell table:style-name="ce1" office:value-type="float" office:value="-0.0823431631127469" calcext:value-type="float">
            <text:p>-0,082343163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9266707252087" calcext:value-type="float">
            <text:p>-0,0179266707</text:p>
          </table:table-cell>
          <table:table-cell table:style-name="ce1" office:value-type="float" office:value="0.0719442635698989" calcext:value-type="float">
            <text:p>0,0719442636</text:p>
          </table:table-cell>
          <table:table-cell table:style-name="ce1" office:value-type="float" office:value="0.0665712307439327" calcext:value-type="float">
            <text:p>0,0665712307</text:p>
          </table:table-cell>
          <table:table-cell table:style-name="ce1" office:value-type="float" office:value="0.433537244796753" calcext:value-type="float">
            <text:p>0,4335372448</text:p>
          </table:table-cell>
          <table:table-cell table:style-name="ce1" office:value-type="float" office:value="0.433522701263428" calcext:value-type="float">
            <text:p>0,4335227013</text:p>
          </table:table-cell>
          <table:table-cell table:style-name="ce1" office:value-type="float" office:value="0.43352198600769" calcext:value-type="float">
            <text:p>0,433521986</text:p>
          </table:table-cell>
          <table:table-cell table:style-name="ce1" office:value-type="float" office:value="-0.191748932003975" calcext:value-type="float">
            <text:p>-0,191748932</text:p>
          </table:table-cell>
          <table:table-cell table:style-name="ce1" office:value-type="float" office:value="4.59419059753418" calcext:value-type="float">
            <text:p>4,5941905975</text:p>
          </table:table-cell>
          <table:table-cell table:style-name="ce1" office:value-type="float" office:value="-3.93805265426636" calcext:value-type="float">
            <text:p>-3,9380526543</text:p>
          </table:table-cell>
        </table:table-row>
        <table:table-row table:style-name="ro1">
          <table:table-cell table:style-name="ce1" office:value-type="string" calcext:value-type="string">
            <text:p>0.5093464851379395</text:p>
          </table:table-cell>
          <table:table-cell table:style-name="ce1" office:value-type="string" calcext:value-type="string">
            <text:p>0.013139724731445312</text:p>
          </table:table-cell>
          <table:table-cell table:style-name="ce1" office:value-type="string" calcext:value-type="string">
            <text:p>12.98305368423462</text:p>
          </table:table-cell>
          <table:table-cell table:style-name="ce1" office:value-type="float" office:value="-0.237309843301773" calcext:value-type="float">
            <text:p>-0,2373098433</text:p>
          </table:table-cell>
          <table:table-cell table:style-name="ce1" office:value-type="float" office:value="0.228354766964912" calcext:value-type="float">
            <text:p>0,228354767</text:p>
          </table:table-cell>
          <table:table-cell table:style-name="ce1" office:value-type="float" office:value="3.01973152160645" calcext:value-type="float">
            <text:p>3,0197315216</text:p>
          </table:table-cell>
          <table:table-cell table:style-name="ce1" office:value-type="float" office:value="0.0853207487433077" calcext:value-type="float">
            <text:p>0,0853207487</text:p>
          </table:table-cell>
          <table:table-cell table:number-columns-repeated="2" table:style-name="ce1" office:value-type="float" office:value="-0.153877357139688" calcext:value-type="float">
            <text:p>-0,1538773571</text:p>
          </table:table-cell>
          <table:table-cell table:style-name="ce1" office:value-type="float" office:value="-0.177872344851494" calcext:value-type="float">
            <text:p>-0,1778723449</text:p>
          </table:table-cell>
          <table:table-cell table:style-name="ce1" office:value-type="float" office:value="4.54747581481934" calcext:value-type="float">
            <text:p>4,5474758148</text:p>
          </table:table-cell>
          <table:table-cell table:style-name="ce1" office:value-type="float" office:value="-3.88964080810547" calcext:value-type="float">
            <text:p>-3,8896408081</text:p>
          </table:table-cell>
          <table:table-cell table:style-name="ce1" office:value-type="string" calcext:value-type="string">
            <text:p>0.08532074874330775</text:p>
          </table:table-cell>
          <table:table-cell table:style-name="ce1" office:value-type="string" calcext:value-type="string">
            <text:p>-0.15387735713968806</text:p>
          </table:table-cell>
          <table:table-cell table:style-name="ce1" office:value-type="string" calcext:value-type="string">
            <text:p>-0.18804183740869182</text:p>
          </table:table-cell>
          <table:table-cell table:style-name="ce1" office:value-type="float" office:value="0.0602310970425606" calcext:value-type="float">
            <text:p>0,060231097</text:p>
          </table:table-cell>
          <table:table-cell table:style-name="ce1" office:value-type="float" office:value="-0.0647768452763557" calcext:value-type="float">
            <text:p>-0,0647768453</text:p>
          </table:table-cell>
          <table:table-cell table:style-name="ce1" office:value-type="float" office:value="-0.143817754173279" calcext:value-type="float">
            <text:p>-0,1438177542</text:p>
          </table:table-cell>
          <table:table-cell table:style-name="ce1" office:value-type="float" office:value="0.0234904547451642" calcext:value-type="float">
            <text:p>0,023490454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14322339998263" calcext:value-type="float">
            <text:p>0,91432234</text:p>
          </table:table-cell>
          <table:table-cell table:style-name="ce1" office:value-type="float" office:value="0.235979525466707" calcext:value-type="float">
            <text:p>0,2359795255</text:p>
          </table:table-cell>
          <table:table-cell table:style-name="ce1" office:value-type="float" office:value="0.0710366705834783" calcext:value-type="float">
            <text:p>0,0710366706</text:p>
          </table:table-cell>
          <table:table-cell table:style-name="ce1" office:value-type="float" office:value="0.439281463623047" calcext:value-type="float">
            <text:p>0,4392814636</text:p>
          </table:table-cell>
          <table:table-cell table:style-name="ce1" office:value-type="float" office:value="0.439282417297363" calcext:value-type="float">
            <text:p>0,4392824173</text:p>
          </table:table-cell>
          <table:table-cell table:style-name="ce1" office:value-type="float" office:value="0.439282655715942" calcext:value-type="float">
            <text:p>0,4392826557</text:p>
          </table:table-cell>
          <table:table-cell table:style-name="ce1" office:value-type="float" office:value="-0.177872344851494" calcext:value-type="float">
            <text:p>-0,1778723449</text:p>
          </table:table-cell>
          <table:table-cell table:style-name="ce1" office:value-type="float" office:value="4.54747581481934" calcext:value-type="float">
            <text:p>4,5474758148</text:p>
          </table:table-cell>
          <table:table-cell table:style-name="ce1" office:value-type="float" office:value="-3.88964080810547" calcext:value-type="float">
            <text:p>-3,8896408081</text:p>
          </table:table-cell>
        </table:table-row>
        <table:table-row table:style-name="ro1">
          <table:table-cell table:style-name="ce1" office:value-type="string" calcext:value-type="string">
            <text:p>0.5229291915893555</text:p>
          </table:table-cell>
          <table:table-cell table:style-name="ce1" office:value-type="string" calcext:value-type="string">
            <text:p>0.013582706451416016</text:p>
          </table:table-cell>
          <table:table-cell table:style-name="ce1" office:value-type="string" calcext:value-type="string">
            <text:p>13.427408695220947</text:p>
          </table:table-cell>
          <table:table-cell table:style-name="ce1" office:value-type="float" office:value="0.199444577097893" calcext:value-type="float">
            <text:p>0,1994445771</text:p>
          </table:table-cell>
          <table:table-cell table:style-name="ce1" office:value-type="float" office:value="0.261494010686874" calcext:value-type="float">
            <text:p>0,2614940107</text:p>
          </table:table-cell>
          <table:table-cell table:style-name="ce1" office:value-type="float" office:value="2.98908424377441" calcext:value-type="float">
            <text:p>2,9890842438</text:p>
          </table:table-cell>
          <table:table-cell table:style-name="ce1" office:value-type="float" office:value="0.0713000450129768" calcext:value-type="float">
            <text:p>0,071300045</text:p>
          </table:table-cell>
          <table:table-cell table:number-columns-repeated="2" table:style-name="ce1" office:value-type="float" office:value="-0.150346033967417" calcext:value-type="float">
            <text:p>-0,150346034</text:p>
          </table:table-cell>
          <table:table-cell table:style-name="ce1" office:value-type="float" office:value="-0.177350267767906" calcext:value-type="float">
            <text:p>-0,1773502678</text:p>
          </table:table-cell>
          <table:table-cell table:style-name="ce1" office:value-type="float" office:value="4.5009069442749" calcext:value-type="float">
            <text:p>4,5009069443</text:p>
          </table:table-cell>
          <table:table-cell table:style-name="ce1" office:value-type="float" office:value="-3.84138560295105" calcext:value-type="float">
            <text:p>-3,841385603</text:p>
          </table:table-cell>
          <table:table-cell table:style-name="ce1" office:value-type="string" calcext:value-type="string">
            <text:p>0.07130004501297679</text:p>
          </table:table-cell>
          <table:table-cell table:style-name="ce1" office:value-type="string" calcext:value-type="string">
            <text:p>-0.150346033967417</text:p>
          </table:table-cell>
          <table:table-cell table:style-name="ce1" office:value-type="string" calcext:value-type="string">
            <text:p>-0.18481967278852277</text:p>
          </table:table-cell>
          <table:table-cell table:style-name="ce1" office:value-type="float" office:value="0.0593274608254433" calcext:value-type="float">
            <text:p>0,0593274608</text:p>
          </table:table-cell>
          <table:table-cell table:style-name="ce1" office:value-type="float" office:value="-0.0570886917412281" calcext:value-type="float">
            <text:p>-0,0570886917</text:p>
          </table:table-cell>
          <table:table-cell table:style-name="ce1" office:value-type="float" office:value="-0.141426039123535" calcext:value-type="float">
            <text:p>-0,1414260391</text:p>
          </table:table-cell>
          <table:table-cell table:style-name="ce1" office:value-type="float" office:value="0.128183301319609" calcext:value-type="float">
            <text:p>0,128183301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819317751317161" calcext:value-type="float">
            <text:p>-0,0081931775</text:p>
          </table:table-cell>
          <table:table-cell table:style-name="ce1" office:value-type="float" office:value="0.0697063109524443" calcext:value-type="float">
            <text:p>0,069706311</text:p>
          </table:table-cell>
          <table:table-cell table:style-name="ce1" office:value-type="float" office:value="0.104254653400496" calcext:value-type="float">
            <text:p>0,1042546534</text:p>
          </table:table-cell>
          <table:table-cell table:style-name="ce1" office:value-type="float" office:value="0.441165208816528" calcext:value-type="float">
            <text:p>0,4411652088</text:p>
          </table:table-cell>
          <table:table-cell table:style-name="ce1" office:value-type="float" office:value="0.441174030303955" calcext:value-type="float">
            <text:p>0,4411740303</text:p>
          </table:table-cell>
          <table:table-cell table:style-name="ce1" office:value-type="float" office:value="0.441174745559692" calcext:value-type="float">
            <text:p>0,4411747456</text:p>
          </table:table-cell>
          <table:table-cell table:style-name="ce1" office:value-type="float" office:value="-0.177350267767906" calcext:value-type="float">
            <text:p>-0,1773502678</text:p>
          </table:table-cell>
          <table:table-cell table:style-name="ce1" office:value-type="float" office:value="4.5009069442749" calcext:value-type="float">
            <text:p>4,5009069443</text:p>
          </table:table-cell>
          <table:table-cell table:style-name="ce1" office:value-type="float" office:value="-3.84138560295105" calcext:value-type="float">
            <text:p>-3,841385603</text:p>
          </table:table-cell>
        </table:table-row>
        <table:table-row table:style-name="ro1">
          <table:table-cell table:style-name="ce1" office:value-type="string" calcext:value-type="string">
            <text:p>0.5405867099761963</text:p>
          </table:table-cell>
          <table:table-cell table:style-name="ce1" office:value-type="string" calcext:value-type="string">
            <text:p>0.01765751838684082</text:p>
          </table:table-cell>
          <table:table-cell table:style-name="ce1" office:value-type="string" calcext:value-type="string">
            <text:p>13.891968488693237</text:p>
          </table:table-cell>
          <table:table-cell table:style-name="ce1" office:value-type="float" office:value="0.205647230148315" calcext:value-type="float">
            <text:p>0,2056472301</text:p>
          </table:table-cell>
          <table:table-cell table:style-name="ce1" office:value-type="float" office:value="0.231900066137314" calcext:value-type="float">
            <text:p>0,2319000661</text:p>
          </table:table-cell>
          <table:table-cell table:style-name="ce1" office:value-type="float" office:value="2.95089292526245" calcext:value-type="float">
            <text:p>2,9508929253</text:p>
          </table:table-cell>
          <table:table-cell table:style-name="ce1" office:value-type="float" office:value="-0.0699876391962646" calcext:value-type="float">
            <text:p>-0,0699876392</text:p>
          </table:table-cell>
          <table:table-cell table:number-columns-repeated="2" table:style-name="ce1" office:value-type="float" office:value="-0.162156662069389" calcext:value-type="float">
            <text:p>-0,1621566621</text:p>
          </table:table-cell>
          <table:table-cell table:style-name="ce1" office:value-type="float" office:value="-0.16765184700489" calcext:value-type="float">
            <text:p>-0,167651847</text:p>
          </table:table-cell>
          <table:table-cell table:style-name="ce1" office:value-type="float" office:value="4.45867824554443" calcext:value-type="float">
            <text:p>4,4586782455</text:p>
          </table:table-cell>
          <table:table-cell table:style-name="ce1" office:value-type="float" office:value="-3.79366254806519" calcext:value-type="float">
            <text:p>-3,7936625481</text:p>
          </table:table-cell>
          <table:table-cell table:style-name="ce1" office:value-type="string" calcext:value-type="string">
            <text:p>-0.06998763919626456</text:p>
          </table:table-cell>
          <table:table-cell table:style-name="ce1" office:value-type="string" calcext:value-type="string">
            <text:p>-0.16215666206938878</text:p>
          </table:table-cell>
          <table:table-cell table:style-name="ce1" office:value-type="string" calcext:value-type="string">
            <text:p>-0.18418330497150215</text:p>
          </table:table-cell>
          <table:table-cell table:style-name="ce1" office:value-type="float" office:value="-0.0498611442744732" calcext:value-type="float">
            <text:p>-0,0498611443</text:p>
          </table:table-cell>
          <table:table-cell table:style-name="ce1" office:value-type="float" office:value="-0.0653735026717186" calcext:value-type="float">
            <text:p>-0,0653735027</text:p>
          </table:table-cell>
          <table:table-cell table:style-name="ce1" office:value-type="float" office:value="-0.13983238067627" calcext:value-type="float">
            <text:p>-0,1398323807</text:p>
          </table:table-cell>
          <table:table-cell table:style-name="ce1" office:value-type="float" office:value="0.0355174819506729" calcext:value-type="float">
            <text:p>0,0355174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40026228284212" calcext:value-type="float">
            <text:p>-0,9400262283</text:p>
          </table:table-cell>
          <table:table-cell table:style-name="ce1" office:value-type="float" office:value="-0.0713263759068071" calcext:value-type="float">
            <text:p>-0,0713263759</text:p>
          </table:table-cell>
          <table:table-cell table:style-name="ce1" office:value-type="float" office:value="0.0659630281906967" calcext:value-type="float">
            <text:p>0,0659630282</text:p>
          </table:table-cell>
          <table:table-cell table:style-name="ce1" office:value-type="float" office:value="0.464619398117065" calcext:value-type="float">
            <text:p>0,4646193981</text:p>
          </table:table-cell>
          <table:table-cell table:style-name="ce1" office:value-type="float" office:value="0.464614152908325" calcext:value-type="float">
            <text:p>0,4646141529</text:p>
          </table:table-cell>
          <table:table-cell table:style-name="ce1" office:value-type="float" office:value="0.46461296081543" calcext:value-type="float">
            <text:p>0,4646129608</text:p>
          </table:table-cell>
          <table:table-cell table:style-name="ce1" office:value-type="float" office:value="-0.16765184700489" calcext:value-type="float">
            <text:p>-0,167651847</text:p>
          </table:table-cell>
          <table:table-cell table:style-name="ce1" office:value-type="float" office:value="4.45867824554443" calcext:value-type="float">
            <text:p>4,4586782455</text:p>
          </table:table-cell>
          <table:table-cell table:style-name="ce1" office:value-type="float" office:value="-3.79366254806519" calcext:value-type="float">
            <text:p>-3,7936625481</text:p>
          </table:table-cell>
        </table:table-row>
        <table:table-row table:style-name="ro1">
          <table:table-cell table:style-name="ce1" office:value-type="string" calcext:value-type="string">
            <text:p>0.5568304061889648</text:p>
          </table:table-cell>
          <table:table-cell table:style-name="ce1" office:value-type="string" calcext:value-type="string">
            <text:p>0.016243696212768555</text:p>
          </table:table-cell>
          <table:table-cell table:style-name="ce1" office:value-type="string" calcext:value-type="string">
            <text:p>14.333297967910767</text:p>
          </table:table-cell>
          <table:table-cell table:style-name="ce1" office:value-type="float" office:value="-0.212104976177216" calcext:value-type="float">
            <text:p>-0,2121049762</text:p>
          </table:table-cell>
          <table:table-cell table:style-name="ce1" office:value-type="float" office:value="0.142846211791039" calcext:value-type="float">
            <text:p>0,1428462118</text:p>
          </table:table-cell>
          <table:table-cell table:style-name="ce1" office:value-type="float" office:value="2.91933012008667" calcext:value-type="float">
            <text:p>2,9193301201</text:p>
          </table:table-cell>
          <table:table-cell table:style-name="ce1" office:value-type="float" office:value="-0.0570178501472503" calcext:value-type="float">
            <text:p>-0,0570178501</text:p>
          </table:table-cell>
          <table:table-cell table:number-columns-repeated="2" table:style-name="ce1" office:value-type="float" office:value="-0.151299983202614" calcext:value-type="float">
            <text:p>-0,1512999832</text:p>
          </table:table-cell>
          <table:table-cell table:style-name="ce1" office:value-type="float" office:value="-0.155560776591301" calcext:value-type="float">
            <text:p>-0,1555607766</text:p>
          </table:table-cell>
          <table:table-cell table:style-name="ce1" office:value-type="float" office:value="4.41900444030762" calcext:value-type="float">
            <text:p>4,4190044403</text:p>
          </table:table-cell>
          <table:table-cell table:style-name="ce1" office:value-type="float" office:value="-3.74678683280945" calcext:value-type="float">
            <text:p>-3,7467868328</text:p>
          </table:table-cell>
          <table:table-cell table:style-name="ce1" office:value-type="string" calcext:value-type="string">
            <text:p>-0.0570178501472503</text:p>
          </table:table-cell>
          <table:table-cell table:style-name="ce1" office:value-type="string" calcext:value-type="string">
            <text:p>-0.15129998320261448</text:p>
          </table:table-cell>
          <table:table-cell table:style-name="ce1" office:value-type="string" calcext:value-type="string">
            <text:p>-0.1816847850807336</text:p>
          </table:table-cell>
          <table:table-cell table:style-name="ce1" office:value-type="float" office:value="-0.0514118075370789" calcext:value-type="float">
            <text:p>-0,0514118075</text:p>
          </table:table-cell>
          <table:table-cell table:style-name="ce1" office:value-type="float" office:value="-0.0579750165343285" calcext:value-type="float">
            <text:p>-0,0579750165</text:p>
          </table:table-cell>
          <table:table-cell table:style-name="ce1" office:value-type="float" office:value="-0.137846432113647" calcext:value-type="float">
            <text:p>-0,1378464321</text:p>
          </table:table-cell>
          <table:table-cell table:style-name="ce1" office:value-type="float" office:value="-0.0553154739668329" calcext:value-type="float">
            <text:p>-0,05531547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40429033328925" calcext:value-type="float">
            <text:p>-0,0140429033</text:p>
          </table:table-cell>
          <table:table-cell table:style-name="ce1" office:value-type="float" office:value="0.0670013332685592" calcext:value-type="float">
            <text:p>0,0670013333</text:p>
          </table:table-cell>
          <table:table-cell table:style-name="ce1" office:value-type="float" office:value="0.0864658813165554" calcext:value-type="float">
            <text:p>0,0864658813</text:p>
          </table:table-cell>
          <table:table-cell table:style-name="ce1" office:value-type="float" office:value="0.441693067550659" calcext:value-type="float">
            <text:p>0,4416930676</text:p>
          </table:table-cell>
          <table:table-cell table:style-name="ce1" office:value-type="float" office:value="0.441691875457764" calcext:value-type="float">
            <text:p>0,4416918755</text:p>
          </table:table-cell>
          <table:table-cell table:style-name="ce1" office:value-type="float" office:value="0.441692352294922" calcext:value-type="float">
            <text:p>0,4416923523</text:p>
          </table:table-cell>
          <table:table-cell table:style-name="ce1" office:value-type="float" office:value="-0.155560776591301" calcext:value-type="float">
            <text:p>-0,1555607766</text:p>
          </table:table-cell>
          <table:table-cell table:style-name="ce1" office:value-type="float" office:value="4.41900444030762" calcext:value-type="float">
            <text:p>4,4190044403</text:p>
          </table:table-cell>
          <table:table-cell table:style-name="ce1" office:value-type="float" office:value="-3.74678683280945" calcext:value-type="float">
            <text:p>-3,7467868328</text:p>
          </table:table-cell>
        </table:table-row>
        <table:table-row table:style-name="ro1">
          <table:table-cell table:style-name="ce1" office:value-type="string" calcext:value-type="string">
            <text:p>0.572087287902832</text:p>
          </table:table-cell>
          <table:table-cell table:style-name="ce1" office:value-type="string" calcext:value-type="string">
            <text:p>0.015256881713867188</text:p>
          </table:table-cell>
          <table:table-cell table:style-name="ce1" office:value-type="string" calcext:value-type="string">
            <text:p>14.776443004608154</text:p>
          </table:table-cell>
          <table:table-cell table:style-name="ce1" office:value-type="float" office:value="-0.200198531150818" calcext:value-type="float">
            <text:p>-0,2001985312</text:p>
          </table:table-cell>
          <table:table-cell table:style-name="ce1" office:value-type="float" office:value="0.106488578021526" calcext:value-type="float">
            <text:p>0,106488578</text:p>
          </table:table-cell>
          <table:table-cell table:style-name="ce1" office:value-type="float" office:value="2.87270784378052" calcext:value-type="float">
            <text:p>2,8727078438</text:p>
          </table:table-cell>
          <table:table-cell table:style-name="ce1" office:value-type="float" office:value="0.0802722517535588" calcext:value-type="float">
            <text:p>0,0802722518</text:p>
          </table:table-cell>
          <table:table-cell table:number-columns-repeated="2" table:style-name="ce1" office:value-type="float" office:value="-0.125686436205485" calcext:value-type="float">
            <text:p>-0,1256864362</text:p>
          </table:table-cell>
          <table:table-cell table:style-name="ce1" office:value-type="float" office:value="-0.159030616283417" calcext:value-type="float">
            <text:p>-0,1590306163</text:p>
          </table:table-cell>
          <table:table-cell table:style-name="ce1" office:value-type="float" office:value="4.38062715530396" calcext:value-type="float">
            <text:p>4,3806271553</text:p>
          </table:table-cell>
          <table:table-cell table:style-name="ce1" office:value-type="float" office:value="-3.70104169845581" calcext:value-type="float">
            <text:p>-3,7010416985</text:p>
          </table:table-cell>
          <table:table-cell table:style-name="ce1" office:value-type="string" calcext:value-type="string">
            <text:p>0.08027225175355882</text:p>
          </table:table-cell>
          <table:table-cell table:style-name="ce1" office:value-type="string" calcext:value-type="string">
            <text:p>-0.1256864362054846</text:p>
          </table:table-cell>
          <table:table-cell table:style-name="ce1" office:value-type="string" calcext:value-type="string">
            <text:p>-0.18042415104000975</text:p>
          </table:table-cell>
          <table:table-cell table:style-name="ce1" office:value-type="float" office:value="0.0530262440443039" calcext:value-type="float">
            <text:p>0,053026244</text:p>
          </table:table-cell>
          <table:table-cell table:style-name="ce1" office:value-type="float" office:value="-0.0357115529477596" calcext:value-type="float">
            <text:p>-0,0357115529</text:p>
          </table:table-cell>
          <table:table-cell table:style-name="ce1" office:value-type="float" office:value="-0.136205166244507" calcext:value-type="float">
            <text:p>-0,1362051662</text:p>
          </table:table-cell>
          <table:table-cell table:style-name="ce1" office:value-type="float" office:value="0.0386511432176875" calcext:value-type="float">
            <text:p>0,03865114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42965964142985" calcext:value-type="float">
            <text:p>0,9429659641</text:p>
          </table:table-cell>
          <table:table-cell table:style-name="ce1" office:value-type="float" office:value="0.201004669691001" calcext:value-type="float">
            <text:p>0,2010046697</text:p>
          </table:table-cell>
          <table:table-cell table:style-name="ce1" office:value-type="float" office:value="0.0712406081798838" calcext:value-type="float">
            <text:p>0,0712406082</text:p>
          </table:table-cell>
          <table:table-cell table:style-name="ce1" office:value-type="float" office:value="0.443019390106201" calcext:value-type="float">
            <text:p>0,4430193901</text:p>
          </table:table-cell>
          <table:table-cell table:style-name="ce1" office:value-type="float" office:value="0.44304370880127" calcext:value-type="float">
            <text:p>0,4430437088</text:p>
          </table:table-cell>
          <table:table-cell table:style-name="ce1" office:value-type="float" office:value="0.443045139312744" calcext:value-type="float">
            <text:p>0,4430451393</text:p>
          </table:table-cell>
          <table:table-cell table:style-name="ce1" office:value-type="float" office:value="-0.159030616283417" calcext:value-type="float">
            <text:p>-0,1590306163</text:p>
          </table:table-cell>
          <table:table-cell table:style-name="ce1" office:value-type="float" office:value="4.38062715530396" calcext:value-type="float">
            <text:p>4,3806271553</text:p>
          </table:table-cell>
          <table:table-cell table:style-name="ce1" office:value-type="float" office:value="-3.70104169845581" calcext:value-type="float">
            <text:p>-3,7010416985</text:p>
          </table:table-cell>
        </table:table-row>
        <table:table-row table:style-name="ro1">
          <table:table-cell table:style-name="ce1" office:value-type="string" calcext:value-type="string">
            <text:p>0.5940060615539551</text:p>
          </table:table-cell>
          <table:table-cell table:style-name="ce1" office:value-type="string" calcext:value-type="string">
            <text:p>0.021918773651123047</text:p>
          </table:table-cell>
          <table:table-cell table:style-name="ce1" office:value-type="string" calcext:value-type="string">
            <text:p>15.231849431991577</text:p>
          </table:table-cell>
          <table:table-cell table:style-name="ce1" office:value-type="float" office:value="0.221715584397316" calcext:value-type="float">
            <text:p>0,2217155844</text:p>
          </table:table-cell>
          <table:table-cell table:style-name="ce1" office:value-type="float" office:value="0.129682704806328" calcext:value-type="float">
            <text:p>0,1296827048</text:p>
          </table:table-cell>
          <table:table-cell table:style-name="ce1" office:value-type="float" office:value="2.82129693031311" calcext:value-type="float">
            <text:p>2,8212969303</text:p>
          </table:table-cell>
          <table:table-cell table:style-name="ce1" office:value-type="float" office:value="0.0617354231786793" calcext:value-type="float">
            <text:p>0,0617354232</text:p>
          </table:table-cell>
          <table:table-cell table:number-columns-repeated="2" table:style-name="ce1" office:value-type="float" office:value="-0.119627492588857" calcext:value-type="float">
            <text:p>-0,1196274926</text:p>
          </table:table-cell>
          <table:table-cell table:style-name="ce1" office:value-type="float" office:value="-0.159030616283417" calcext:value-type="float">
            <text:p>-0,1590306163</text:p>
          </table:table-cell>
          <table:table-cell table:style-name="ce1" office:value-type="float" office:value="4.38062715530396" calcext:value-type="float">
            <text:p>4,3806271553</text:p>
          </table:table-cell>
          <table:table-cell table:style-name="ce1" office:value-type="float" office:value="-3.70104169845581" calcext:value-type="float">
            <text:p>-3,7010416985</text:p>
          </table:table-cell>
          <table:table-cell table:style-name="ce1" office:value-type="string" calcext:value-type="string">
            <text:p>0.06173542317867926</text:p>
          </table:table-cell>
          <table:table-cell table:style-name="ce1" office:value-type="string" calcext:value-type="string">
            <text:p>-0.1196274925888568</text:p>
          </table:table-cell>
          <table:table-cell table:style-name="ce1" office:value-type="string" calcext:value-type="string">
            <text:p>-0.17722300927752407</text:p>
          </table:table-cell>
          <table:table-cell table:style-name="ce1" office:value-type="float" office:value="0.0500496327877045" calcext:value-type="float">
            <text:p>0,0500496328</text:p>
          </table:table-cell>
          <table:table-cell table:style-name="ce1" office:value-type="float" office:value="-0.0266221445053816" calcext:value-type="float">
            <text:p>-0,0266221445</text:p>
          </table:table-cell>
          <table:table-cell table:style-name="ce1" office:value-type="float" office:value="-0.133780807876587" calcext:value-type="float">
            <text:p>-0,1337808079</text:p>
          </table:table-cell>
          <table:table-cell table:style-name="ce1" office:value-type="float" office:value="0.12988388906859" calcext:value-type="float">
            <text:p>0,12988388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61271628216504" calcext:value-type="float">
            <text:p>-0,0261271628</text:p>
          </table:table-cell>
          <table:table-cell table:style-name="ce1" office:value-type="float" office:value="0.0797860766609916" calcext:value-type="float">
            <text:p>0,0797860767</text:p>
          </table:table-cell>
          <table:table-cell table:style-name="ce1" office:value-type="float" office:value="0.102311943962513" calcext:value-type="float">
            <text:p>0,102311944</text:p>
          </table:table-cell>
          <table:table-cell table:style-name="ce1" office:value-type="float" office:value="0.455711364746094" calcext:value-type="float">
            <text:p>0,4557113647</text:p>
          </table:table-cell>
          <table:table-cell table:style-name="ce1" office:value-type="float" office:value="0.455688953399658" calcext:value-type="float">
            <text:p>0,4556889534</text:p>
          </table:table-cell>
          <table:table-cell table:style-name="ce1" office:value-type="float" office:value="0.455687522888184" calcext:value-type="float">
            <text:p>0,4556875229</text:p>
          </table:table-cell>
          <table:table-cell table:style-name="ce1" office:value-type="float" office:value="-0.159030616283417" calcext:value-type="float">
            <text:p>-0,1590306163</text:p>
          </table:table-cell>
          <table:table-cell table:style-name="ce1" office:value-type="float" office:value="4.38062715530396" calcext:value-type="float">
            <text:p>4,3806271553</text:p>
          </table:table-cell>
          <table:table-cell table:style-name="ce1" office:value-type="float" office:value="-3.70104169845581" calcext:value-type="float">
            <text:p>-3,7010416985</text:p>
          </table:table-cell>
        </table:table-row>
        <table:table-row table:style-name="ro1">
          <table:table-cell table:style-name="ce1" office:value-type="string" calcext:value-type="string">
            <text:p>0.6071610450744629</text:p>
          </table:table-cell>
          <table:table-cell table:style-name="ce1" office:value-type="string" calcext:value-type="string">
            <text:p>0.013154983520507812</text:p>
          </table:table-cell>
          <table:table-cell table:style-name="ce1" office:value-type="string" calcext:value-type="string">
            <text:p>15.681257724761963</text:p>
          </table:table-cell>
          <table:table-cell table:style-name="ce1" office:value-type="float" office:value="0.227402180433273" calcext:value-type="float">
            <text:p>0,2274021804</text:p>
          </table:table-cell>
          <table:table-cell table:style-name="ce1" office:value-type="float" office:value="0.103364631533623" calcext:value-type="float">
            <text:p>0,1033646315</text:p>
          </table:table-cell>
          <table:table-cell table:style-name="ce1" office:value-type="float" office:value="2.78843402862549" calcext:value-type="float">
            <text:p>2,7884340286</text:p>
          </table:table-cell>
          <table:table-cell table:style-name="ce1" office:value-type="float" office:value="-0.0760415458464093" calcext:value-type="float">
            <text:p>-0,0760415458</text:p>
          </table:table-cell>
          <table:table-cell table:number-columns-repeated="2" table:style-name="ce1" office:value-type="float" office:value="-0.128712352477827" calcext:value-type="float">
            <text:p>-0,1287123525</text:p>
          </table:table-cell>
          <table:table-cell table:style-name="ce1" office:value-type="float" office:value="-0.159900084137917" calcext:value-type="float">
            <text:p>-0,1599000841</text:p>
          </table:table-cell>
          <table:table-cell table:style-name="ce1" office:value-type="float" office:value="4.34456253051758" calcext:value-type="float">
            <text:p>4,3445625305</text:p>
          </table:table-cell>
          <table:table-cell table:style-name="ce1" office:value-type="float" office:value="-3.65508937835693" calcext:value-type="float">
            <text:p>-3,6550893784</text:p>
          </table:table-cell>
          <table:table-cell table:style-name="ce1" office:value-type="string" calcext:value-type="string">
            <text:p>-0.07604154584640932</text:p>
          </table:table-cell>
          <table:table-cell table:style-name="ce1" office:value-type="string" calcext:value-type="string">
            <text:p>-0.1287123524778269</text:p>
          </table:table-cell>
          <table:table-cell table:style-name="ce1" office:value-type="string" calcext:value-type="string">
            <text:p>-0.17424436777636704</text:p>
          </table:table-cell>
          <table:table-cell table:style-name="ce1" office:value-type="float" office:value="-0.055428896099329" calcext:value-type="float">
            <text:p>-0,0554288961</text:p>
          </table:table-cell>
          <table:table-cell table:style-name="ce1" office:value-type="float" office:value="-0.032420676201582" calcext:value-type="float">
            <text:p>-0,0324206762</text:p>
          </table:table-cell>
          <table:table-cell table:style-name="ce1" office:value-type="float" office:value="-0.131107440376282" calcext:value-type="float">
            <text:p>-0,1311074404</text:p>
          </table:table-cell>
          <table:table-cell table:style-name="ce1" office:value-type="float" office:value="0.0303510620611249" calcext:value-type="float">
            <text:p>0,030351062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39840025715487" calcext:value-type="float">
            <text:p>-0,9398400257</text:p>
          </table:table-cell>
          <table:table-cell table:style-name="ce1" office:value-type="float" office:value="-0.0516670510497975" calcext:value-type="float">
            <text:p>-0,051667051</text:p>
          </table:table-cell>
          <table:table-cell table:style-name="ce1" office:value-type="float" office:value="0.114522903996588" calcext:value-type="float">
            <text:p>0,114522904</text:p>
          </table:table-cell>
          <table:table-cell table:style-name="ce1" office:value-type="float" office:value="0.448921203613281" calcext:value-type="float">
            <text:p>0,4489212036</text:p>
          </table:table-cell>
          <table:table-cell table:style-name="ce1" office:value-type="float" office:value="0.448915243148804" calcext:value-type="float">
            <text:p>0,4489152431</text:p>
          </table:table-cell>
          <table:table-cell table:style-name="ce1" office:value-type="float" office:value="0.448913812637329" calcext:value-type="float">
            <text:p>0,4489138126</text:p>
          </table:table-cell>
          <table:table-cell table:style-name="ce1" office:value-type="float" office:value="-0.159900084137917" calcext:value-type="float">
            <text:p>-0,1599000841</text:p>
          </table:table-cell>
          <table:table-cell table:style-name="ce1" office:value-type="float" office:value="4.34456253051758" calcext:value-type="float">
            <text:p>4,3445625305</text:p>
          </table:table-cell>
          <table:table-cell table:style-name="ce1" office:value-type="float" office:value="-3.65508937835693" calcext:value-type="float">
            <text:p>-3,6550893784</text:p>
          </table:table-cell>
        </table:table-row>
        <table:table-row table:style-name="ro1">
          <table:table-cell table:style-name="ce1" office:value-type="string" calcext:value-type="string">
            <text:p>0.6207389831542969</text:p>
          </table:table-cell>
          <table:table-cell table:style-name="ce1" office:value-type="string" calcext:value-type="string">
            <text:p>0.013577938079833984</text:p>
          </table:table-cell>
          <table:table-cell table:style-name="ce1" office:value-type="string" calcext:value-type="string">
            <text:p>16.12034559249878</text:p>
          </table:table-cell>
          <table:table-cell table:style-name="ce1" office:value-type="float" office:value="-0.192049741744995" calcext:value-type="float">
            <text:p>-0,1920497417</text:p>
          </table:table-cell>
          <table:table-cell table:style-name="ce1" office:value-type="float" office:value="0.0286031533032656" calcext:value-type="float">
            <text:p>0,0286031533</text:p>
          </table:table-cell>
          <table:table-cell table:style-name="ce1" office:value-type="float" office:value="2.75577855110168" calcext:value-type="float">
            <text:p>2,7557785511</text:p>
          </table:table-cell>
          <table:table-cell table:style-name="ce1" office:value-type="float" office:value="-0.0637766984848557" calcext:value-type="float">
            <text:p>-0,0637766985</text:p>
          </table:table-cell>
          <table:table-cell table:number-columns-repeated="2" table:style-name="ce1" office:value-type="float" office:value="-0.119342726820248" calcext:value-type="float">
            <text:p>-0,1193427268</text:p>
          </table:table-cell>
          <table:table-cell table:style-name="ce1" office:value-type="float" office:value="-0.147111907601357" calcext:value-type="float">
            <text:p>-0,1471119076</text:p>
          </table:table-cell>
          <table:table-cell table:style-name="ce1" office:value-type="float" office:value="4.31324243545532" calcext:value-type="float">
            <text:p>4,3132424355</text:p>
          </table:table-cell>
          <table:table-cell table:style-name="ce1" office:value-type="float" office:value="-3.60973262786865" calcext:value-type="float">
            <text:p>-3,6097326279</text:p>
          </table:table-cell>
          <table:table-cell table:style-name="ce1" office:value-type="string" calcext:value-type="string">
            <text:p>-0.06377669848485572</text:p>
          </table:table-cell>
          <table:table-cell table:style-name="ce1" office:value-type="string" calcext:value-type="string">
            <text:p>-0.11934272682024803</text:p>
          </table:table-cell>
          <table:table-cell table:style-name="ce1" office:value-type="string" calcext:value-type="string">
            <text:p>-0.17352751387200566</text:p>
          </table:table-cell>
          <table:table-cell table:style-name="ce1" office:value-type="float" office:value="-0.0568505451083183" calcext:value-type="float">
            <text:p>-0,0568505451</text:p>
          </table:table-cell>
          <table:table-cell table:style-name="ce1" office:value-type="float" office:value="-0.0258411578834057" calcext:value-type="float">
            <text:p>-0,0258411579</text:p>
          </table:table-cell>
          <table:table-cell table:style-name="ce1" office:value-type="float" office:value="-0.129398569488525" calcext:value-type="float">
            <text:p>-0,1293985695</text:p>
          </table:table-cell>
          <table:table-cell table:style-name="ce1" office:value-type="float" office:value="-0.0694987475485476" calcext:value-type="float">
            <text:p>-0,069498747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29508943770148" calcext:value-type="float">
            <text:p>-0,0129508944</text:p>
          </table:table-cell>
          <table:table-cell table:style-name="ce1" office:value-type="float" office:value="0.059937242526306" calcext:value-type="float">
            <text:p>0,0599372425</text:p>
          </table:table-cell>
          <table:table-cell table:style-name="ce1" office:value-type="float" office:value="0.0748422246607891" calcext:value-type="float">
            <text:p>0,0748422247</text:p>
          </table:table-cell>
          <table:table-cell table:style-name="ce1" office:value-type="float" office:value="0.439089059829712" calcext:value-type="float">
            <text:p>0,4390890598</text:p>
          </table:table-cell>
          <table:table-cell table:style-name="ce1" office:value-type="float" office:value="0.439093828201294" calcext:value-type="float">
            <text:p>0,4390938282</text:p>
          </table:table-cell>
          <table:table-cell table:style-name="ce1" office:value-type="float" office:value="0.439095735549927" calcext:value-type="float">
            <text:p>0,4390957355</text:p>
          </table:table-cell>
          <table:table-cell table:style-name="ce1" office:value-type="float" office:value="-0.147111907601357" calcext:value-type="float">
            <text:p>-0,1471119076</text:p>
          </table:table-cell>
          <table:table-cell table:style-name="ce1" office:value-type="float" office:value="4.31324243545532" calcext:value-type="float">
            <text:p>4,3132424355</text:p>
          </table:table-cell>
          <table:table-cell table:style-name="ce1" office:value-type="float" office:value="-3.60973262786865" calcext:value-type="float">
            <text:p>-3,6097326279</text:p>
          </table:table-cell>
        </table:table-row>
        <table:table-row table:style-name="ro1">
          <table:table-cell table:style-name="ce1" office:value-type="string" calcext:value-type="string">
            <text:p>0.6337254047393799</text:p>
          </table:table-cell>
          <table:table-cell table:style-name="ce1" office:value-type="string" calcext:value-type="string">
            <text:p>0.012986421585083008</text:p>
          </table:table-cell>
          <table:table-cell table:style-name="ce1" office:value-type="string" calcext:value-type="string">
            <text:p>16.55838131904602</text:p>
          </table:table-cell>
          <table:table-cell table:style-name="ce1" office:value-type="float" office:value="-0.180790409445763" calcext:value-type="float">
            <text:p>-0,1807904094</text:p>
          </table:table-cell>
          <table:table-cell table:style-name="ce1" office:value-type="float" office:value="0.00401756446808577" calcext:value-type="float">
            <text:p>0,0040175645</text:p>
          </table:table-cell>
          <table:table-cell table:style-name="ce1" office:value-type="float" office:value="2.70951342582703" calcext:value-type="float">
            <text:p>2,7095134258</text:p>
          </table:table-cell>
          <table:table-cell table:style-name="ce1" office:value-type="float" office:value="0.0733449273380867" calcext:value-type="float">
            <text:p>0,0733449273</text:p>
          </table:table-cell>
          <table:table-cell table:number-columns-repeated="2" table:style-name="ce1" office:value-type="float" office:value="-0.0978829763004754" calcext:value-type="float">
            <text:p>-0,0978829763</text:p>
          </table:table-cell>
          <table:table-cell table:style-name="ce1" office:value-type="float" office:value="-0.142752528190613" calcext:value-type="float">
            <text:p>-0,1427525282</text:p>
          </table:table-cell>
          <table:table-cell table:style-name="ce1" office:value-type="float" office:value="4.28351736068726" calcext:value-type="float">
            <text:p>4,2835173607</text:p>
          </table:table-cell>
          <table:table-cell table:style-name="ce1" office:value-type="float" office:value="-3.56547999382019" calcext:value-type="float">
            <text:p>-3,5654799938</text:p>
          </table:table-cell>
          <table:table-cell table:style-name="ce1" office:value-type="string" calcext:value-type="string">
            <text:p>0.07334492733808669</text:p>
          </table:table-cell>
          <table:table-cell table:style-name="ce1" office:value-type="string" calcext:value-type="string">
            <text:p>-0.09788297630047539</text:p>
          </table:table-cell>
          <table:table-cell table:style-name="ce1" office:value-type="string" calcext:value-type="string">
            <text:p>-0.17183631848059283</text:p>
          </table:table-cell>
          <table:table-cell table:style-name="ce1" office:value-type="float" office:value="0.0480124354362488" calcext:value-type="float">
            <text:p>0,0480124354</text:p>
          </table:table-cell>
          <table:table-cell table:style-name="ce1" office:value-type="float" office:value="-0.00715078832581639" calcext:value-type="float">
            <text:p>-0,0071507883</text:p>
          </table:table-cell>
          <table:table-cell table:style-name="ce1" office:value-type="float" office:value="-0.127700484657288" calcext:value-type="float">
            <text:p>-0,1277004847</text:p>
          </table:table-cell>
          <table:table-cell table:style-name="ce1" office:value-type="float" office:value="0.01460657797833" calcext:value-type="float">
            <text:p>0,01460657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7794679755862" calcext:value-type="float">
            <text:p>0,9577946798</text:p>
          </table:table-cell>
          <table:table-cell table:style-name="ce1" office:value-type="float" office:value="0.17071248101364" calcext:value-type="float">
            <text:p>0,170712481</text:p>
          </table:table-cell>
          <table:table-cell table:style-name="ce1" office:value-type="float" office:value="0.0745666470677903" calcext:value-type="float">
            <text:p>0,0745666471</text:p>
          </table:table-cell>
          <table:table-cell table:style-name="ce1" office:value-type="float" office:value="0.43793511390686" calcext:value-type="float">
            <text:p>0,4379351139</text:p>
          </table:table-cell>
          <table:table-cell table:style-name="ce1" office:value-type="float" office:value="0.43793797492981" calcext:value-type="float">
            <text:p>0,4379379749</text:p>
          </table:table-cell>
          <table:table-cell table:style-name="ce1" office:value-type="float" office:value="0.437936782836914" calcext:value-type="float">
            <text:p>0,4379367828</text:p>
          </table:table-cell>
          <table:table-cell table:style-name="ce1" office:value-type="float" office:value="-0.142752528190613" calcext:value-type="float">
            <text:p>-0,1427525282</text:p>
          </table:table-cell>
          <table:table-cell table:style-name="ce1" office:value-type="float" office:value="4.28351736068726" calcext:value-type="float">
            <text:p>4,2835173607</text:p>
          </table:table-cell>
          <table:table-cell table:style-name="ce1" office:value-type="float" office:value="-3.56547999382019" calcext:value-type="float">
            <text:p>-3,5654799938</text:p>
          </table:table-cell>
        </table:table-row>
        <table:table-row table:style-name="ro1">
          <table:table-cell table:style-name="ce1" office:value-type="string" calcext:value-type="string">
            <text:p>0.6471550464630127</text:p>
          </table:table-cell>
          <table:table-cell table:style-name="ce1" office:value-type="string" calcext:value-type="string">
            <text:p>0.013429641723632812</text:p>
          </table:table-cell>
          <table:table-cell table:style-name="ce1" office:value-type="string" calcext:value-type="string">
            <text:p>17.005317449569702</text:p>
          </table:table-cell>
          <table:table-cell table:style-name="ce1" office:value-type="float" office:value="0.241564154624939" calcext:value-type="float">
            <text:p>0,2415641546</text:p>
          </table:table-cell>
          <table:table-cell table:style-name="ce1" office:value-type="float" office:value="0.0277204774320126" calcext:value-type="float">
            <text:p>0,0277204774</text:p>
          </table:table-cell>
          <table:table-cell table:style-name="ce1" office:value-type="float" office:value="2.67073678970337" calcext:value-type="float">
            <text:p>2,6707367897</text:p>
          </table:table-cell>
          <table:table-cell table:style-name="ce1" office:value-type="float" office:value="0.0536385444450245" calcext:value-type="float">
            <text:p>0,0536385444</text:p>
          </table:table-cell>
          <table:table-cell table:number-columns-repeated="2" table:style-name="ce1" office:value-type="float" office:value="-0.0946302875993164" calcext:value-type="float">
            <text:p>-0,0946302876</text:p>
          </table:table-cell>
          <table:table-cell table:style-name="ce1" office:value-type="float" office:value="-0.150111585855484" calcext:value-type="float">
            <text:p>-0,1501115859</text:p>
          </table:table-cell>
          <table:table-cell table:style-name="ce1" office:value-type="float" office:value="4.25531721115112" calcext:value-type="float">
            <text:p>4,2553172112</text:p>
          </table:table-cell>
          <table:table-cell table:style-name="ce1" office:value-type="float" office:value="-3.52246308326721" calcext:value-type="float">
            <text:p>-3,5224630833</text:p>
          </table:table-cell>
          <table:table-cell table:style-name="ce1" office:value-type="string" calcext:value-type="string">
            <text:p>0.05363854444502447</text:p>
          </table:table-cell>
          <table:table-cell table:style-name="ce1" office:value-type="string" calcext:value-type="string">
            <text:p>-0.09463028759931644</text:p>
          </table:table-cell>
          <table:table-cell table:style-name="ce1" office:value-type="string" calcext:value-type="string">
            <text:p>-0.16870891765704651</text:p>
          </table:table-cell>
          <table:table-cell table:style-name="ce1" office:value-type="float" office:value="0.0451976023614407" calcext:value-type="float">
            <text:p>0,0451976024</text:p>
          </table:table-cell>
          <table:table-cell table:style-name="ce1" office:value-type="float" office:value="-0.00100439111702144" calcext:value-type="float">
            <text:p>-0,0010043911</text:p>
          </table:table-cell>
          <table:table-cell table:style-name="ce1" office:value-type="float" office:value="-0.125294698143005" calcext:value-type="float">
            <text:p>-0,1252946981</text:p>
          </table:table-cell>
          <table:table-cell table:style-name="ce1" office:value-type="float" office:value="0.0954760169660915" calcext:value-type="float">
            <text:p>0,09547601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1711811277953" calcext:value-type="float">
            <text:p>-0,0251711811</text:p>
          </table:table-cell>
          <table:table-cell table:style-name="ce1" office:value-type="float" office:value="0.0549641407082002" calcext:value-type="float">
            <text:p>0,0549641407</text:p>
          </table:table-cell>
          <table:table-cell table:style-name="ce1" office:value-type="float" office:value="0.103431219438353" calcext:value-type="float">
            <text:p>0,1034312194</text:p>
          </table:table-cell>
          <table:table-cell table:style-name="ce1" office:value-type="float" office:value="0.447310447692871" calcext:value-type="float">
            <text:p>0,4473104477</text:p>
          </table:table-cell>
          <table:table-cell table:style-name="ce1" office:value-type="float" office:value="0.447302341461182" calcext:value-type="float">
            <text:p>0,4473023415</text:p>
          </table:table-cell>
          <table:table-cell table:style-name="ce1" office:value-type="float" office:value="0.447303295135498" calcext:value-type="float">
            <text:p>0,4473032951</text:p>
          </table:table-cell>
          <table:table-cell table:style-name="ce1" office:value-type="float" office:value="-0.150111585855484" calcext:value-type="float">
            <text:p>-0,1501115859</text:p>
          </table:table-cell>
          <table:table-cell table:style-name="ce1" office:value-type="float" office:value="4.25531721115112" calcext:value-type="float">
            <text:p>4,2553172112</text:p>
          </table:table-cell>
          <table:table-cell table:style-name="ce1" office:value-type="float" office:value="-3.52246308326721" calcext:value-type="float">
            <text:p>-3,5224630833</text:p>
          </table:table-cell>
        </table:table-row>
        <table:table-row table:style-name="ro1">
          <table:table-cell table:style-name="ce1" office:value-type="string" calcext:value-type="string">
            <text:p>0.6633281707763672</text:p>
          </table:table-cell>
          <table:table-cell table:style-name="ce1" office:value-type="string" calcext:value-type="string">
            <text:p>0.016173124313354492</text:p>
          </table:table-cell>
          <table:table-cell table:style-name="ce1" office:value-type="string" calcext:value-type="string">
            <text:p>17.443532943725586</text:p>
          </table:table-cell>
          <table:table-cell table:style-name="ce1" office:value-type="float" office:value="0.239566877484322" calcext:value-type="float">
            <text:p>0,2395668775</text:p>
          </table:table-cell>
          <table:table-cell table:style-name="ce1" office:value-type="float" office:value="0.0196366291493177" calcext:value-type="float">
            <text:p>0,0196366291</text:p>
          </table:table-cell>
          <table:table-cell table:style-name="ce1" office:value-type="float" office:value="2.64865493774414" calcext:value-type="float">
            <text:p>2,6486549377</text:p>
          </table:table-cell>
          <table:table-cell table:style-name="ce1" office:value-type="float" office:value="-0.0854866727956256" calcext:value-type="float">
            <text:p>-0,0854866728</text:p>
          </table:table-cell>
          <table:table-cell table:number-columns-repeated="2" table:style-name="ce1" office:value-type="float" office:value="-0.103283719537511" calcext:value-type="float">
            <text:p>-0,1032837195</text:p>
          </table:table-cell>
          <table:table-cell table:style-name="ce1" office:value-type="float" office:value="-0.146922245621681" calcext:value-type="float">
            <text:p>-0,1469222456</text:p>
          </table:table-cell>
          <table:table-cell table:style-name="ce1" office:value-type="float" office:value="4.23033618927002" calcext:value-type="float">
            <text:p>4,2303361893</text:p>
          </table:table-cell>
          <table:table-cell table:style-name="ce1" office:value-type="float" office:value="-3.47948575019836" calcext:value-type="float">
            <text:p>-3,4794857502</text:p>
          </table:table-cell>
          <table:table-cell table:style-name="ce1" office:value-type="string" calcext:value-type="string">
            <text:p>-0.08548667279562559</text:p>
          </table:table-cell>
          <table:table-cell table:style-name="ce1" office:value-type="string" calcext:value-type="string">
            <text:p>-0.10328371953751131</text:p>
          </table:table-cell>
          <table:table-cell table:style-name="ce1" office:value-type="string" calcext:value-type="string">
            <text:p>-0.16706389788770082</text:p>
          </table:table-cell>
          <table:table-cell table:style-name="ce1" office:value-type="float" office:value="-0.0603910386562347" calcext:value-type="float">
            <text:p>-0,0603910387</text:p>
          </table:table-cell>
          <table:table-cell table:style-name="ce1" office:value-type="float" office:value="-0.00693011935800314" calcext:value-type="float">
            <text:p>-0,0069301194</text:p>
          </table:table-cell>
          <table:table-cell table:style-name="ce1" office:value-type="float" office:value="-0.123278313064575" calcext:value-type="float">
            <text:p>-0,1232783131</text:p>
          </table:table-cell>
          <table:table-cell table:style-name="ce1" office:value-type="float" office:value="-0.0102736115780828" calcext:value-type="float">
            <text:p>-0,01027361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64785641578919" calcext:value-type="float">
            <text:p>-0,9647856416</text:p>
          </table:table-cell>
          <table:table-cell table:style-name="ce1" office:value-type="float" office:value="-0.0541440071803266" calcext:value-type="float">
            <text:p>-0,0541440072</text:p>
          </table:table-cell>
          <table:table-cell table:style-name="ce1" office:value-type="float" office:value="0.0885766070749749" calcext:value-type="float">
            <text:p>0,0885766071</text:p>
          </table:table-cell>
          <table:table-cell table:style-name="ce1" office:value-type="float" office:value="0.437770366668701" calcext:value-type="float">
            <text:p>0,4377703667</text:p>
          </table:table-cell>
          <table:table-cell table:style-name="ce1" office:value-type="float" office:value="0.437775373458862" calcext:value-type="float">
            <text:p>0,4377753735</text:p>
          </table:table-cell>
          <table:table-cell table:style-name="ce1" office:value-type="float" office:value="0.437775135040283" calcext:value-type="float">
            <text:p>0,437775135</text:p>
          </table:table-cell>
          <table:table-cell table:style-name="ce1" office:value-type="float" office:value="-0.146922245621681" calcext:value-type="float">
            <text:p>-0,1469222456</text:p>
          </table:table-cell>
          <table:table-cell table:style-name="ce1" office:value-type="float" office:value="4.23033618927002" calcext:value-type="float">
            <text:p>4,2303361893</text:p>
          </table:table-cell>
          <table:table-cell table:style-name="ce1" office:value-type="float" office:value="-3.47948575019836" calcext:value-type="float">
            <text:p>-3,4794857502</text:p>
          </table:table-cell>
        </table:table-row>
        <table:table-row table:style-name="ro1">
          <table:table-cell table:style-name="ce1" office:value-type="string" calcext:value-type="string">
            <text:p>0.6826677322387695</text:p>
          </table:table-cell>
          <table:table-cell table:style-name="ce1" office:value-type="string" calcext:value-type="string">
            <text:p>0.019339561462402344</text:p>
          </table:table-cell>
          <table:table-cell table:style-name="ce1" office:value-type="string" calcext:value-type="string">
            <text:p>17.907021284103394</text:p>
          </table:table-cell>
          <table:table-cell table:style-name="ce1" office:value-type="float" office:value="-0.18204453587532" calcext:value-type="float">
            <text:p>-0,1820445359</text:p>
          </table:table-cell>
          <table:table-cell table:style-name="ce1" office:value-type="float" office:value="-0.0503527410328388" calcext:value-type="float">
            <text:p>-0,050352741</text:p>
          </table:table-cell>
          <table:table-cell table:style-name="ce1" office:value-type="float" office:value="2.61221075057983" calcext:value-type="float">
            <text:p>2,6122107506</text:p>
          </table:table-cell>
          <table:table-cell table:style-name="ce1" office:value-type="float" office:value="-0.0713101771000687" calcext:value-type="float">
            <text:p>-0,0713101771</text:p>
          </table:table-cell>
          <table:table-cell table:number-columns-repeated="2" table:style-name="ce1" office:value-type="float" office:value="-0.0994731920236669" calcext:value-type="float">
            <text:p>-0,099473192</text:p>
          </table:table-cell>
          <table:table-cell table:style-name="ce1" office:value-type="float" office:value="-0.140623092651367" calcext:value-type="float">
            <text:p>-0,1406230927</text:p>
          </table:table-cell>
          <table:table-cell table:style-name="ce1" office:value-type="float" office:value="4.20749711990356" calcext:value-type="float">
            <text:p>4,2074971199</text:p>
          </table:table-cell>
          <table:table-cell table:style-name="ce1" office:value-type="float" office:value="-3.43701457977295" calcext:value-type="float">
            <text:p>-3,4370145798</text:p>
          </table:table-cell>
          <table:table-cell table:style-name="ce1" office:value-type="string" calcext:value-type="string">
            <text:p>-0.07131017710006873</text:p>
          </table:table-cell>
          <table:table-cell table:style-name="ce1" office:value-type="string" calcext:value-type="string">
            <text:p>-0.0994731920236669</text:p>
          </table:table-cell>
          <table:table-cell table:style-name="ce1" office:value-type="string" calcext:value-type="string">
            <text:p>-0.16693917401433267</text:p>
          </table:table-cell>
          <table:table-cell table:style-name="ce1" office:value-type="float" office:value="-0.0598917193710804" calcext:value-type="float">
            <text:p>-0,0598917194</text:p>
          </table:table-cell>
          <table:table-cell table:style-name="ce1" office:value-type="float" office:value="-0.00490915728732944" calcext:value-type="float">
            <text:p>-0,0049091573</text:p>
          </table:table-cell>
          <table:table-cell table:style-name="ce1" office:value-type="float" office:value="-0.122130056762695" calcext:value-type="float">
            <text:p>-0,1221300568</text:p>
          </table:table-cell>
          <table:table-cell table:style-name="ce1" office:value-type="float" office:value="-0.121328115066256" calcext:value-type="float">
            <text:p>-0,121328115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430852809223963" calcext:value-type="float">
            <text:p>0,0043085281</text:p>
          </table:table-cell>
          <table:table-cell table:style-name="ce1" office:value-type="float" office:value="0.0174386105465015" calcext:value-type="float">
            <text:p>0,0174386105</text:p>
          </table:table-cell>
          <table:table-cell table:style-name="ce1" office:value-type="float" office:value="0.0476353099345065" calcext:value-type="float">
            <text:p>0,0476353099</text:p>
          </table:table-cell>
          <table:table-cell table:style-name="ce1" office:value-type="float" office:value="0.463563680648804" calcext:value-type="float">
            <text:p>0,4635636806</text:p>
          </table:table-cell>
          <table:table-cell table:style-name="ce1" office:value-type="float" office:value="0.463560342788696" calcext:value-type="float">
            <text:p>0,4635603428</text:p>
          </table:table-cell>
          <table:table-cell table:style-name="ce1" office:value-type="float" office:value="0.463560581207275" calcext:value-type="float">
            <text:p>0,4635605812</text:p>
          </table:table-cell>
          <table:table-cell table:style-name="ce1" office:value-type="float" office:value="-0.140623092651367" calcext:value-type="float">
            <text:p>-0,1406230927</text:p>
          </table:table-cell>
          <table:table-cell table:style-name="ce1" office:value-type="float" office:value="4.20749711990356" calcext:value-type="float">
            <text:p>4,2074971199</text:p>
          </table:table-cell>
          <table:table-cell table:style-name="ce1" office:value-type="float" office:value="-3.43701457977295" calcext:value-type="float">
            <text:p>-3,4370145798</text:p>
          </table:table-cell>
        </table:table-row>
        <table:table-row table:style-name="ro1">
          <table:table-cell table:style-name="ce1" office:value-type="string" calcext:value-type="string">
            <text:p>0.6994783878326416</text:p>
          </table:table-cell>
          <table:table-cell table:style-name="ce1" office:value-type="string" calcext:value-type="string">
            <text:p>0.01681065559387207</text:p>
          </table:table-cell>
          <table:table-cell table:style-name="ce1" office:value-type="string" calcext:value-type="string">
            <text:p>18.357131481170654</text:p>
          </table:table-cell>
          <table:table-cell table:style-name="ce1" office:value-type="float" office:value="0.0364171548192448" calcext:value-type="float">
            <text:p>0,0364171548</text:p>
          </table:table-cell>
          <table:table-cell table:style-name="ce1" office:value-type="float" office:value="0.0908191523078499" calcext:value-type="float">
            <text:p>0,0908191523</text:p>
          </table:table-cell>
          <table:table-cell table:style-name="ce1" office:value-type="float" office:value="2.74413511119311" calcext:value-type="float">
            <text:p>2,7441351112</text:p>
          </table:table-cell>
          <table:table-cell table:style-name="ce1" office:value-type="float" office:value="0.0651770376922693" calcext:value-type="float">
            <text:p>0,0651770377</text:p>
          </table:table-cell>
          <table:table-cell table:number-columns-repeated="2" table:style-name="ce1" office:value-type="float" office:value="-0.0763724155748138" calcext:value-type="float">
            <text:p>-0,0763724156</text:p>
          </table:table-cell>
          <table:table-cell table:style-name="ce1" office:value-type="float" office:value="-0.149306923151016" calcext:value-type="float">
            <text:p>-0,1493069232</text:p>
          </table:table-cell>
          <table:table-cell table:style-name="ce1" office:value-type="float" office:value="4.18468141555786" calcext:value-type="float">
            <text:p>4,1846814156</text:p>
          </table:table-cell>
          <table:table-cell table:style-name="ce1" office:value-type="float" office:value="-3.39546465873718" calcext:value-type="float">
            <text:p>-3,3954646587</text:p>
          </table:table-cell>
          <table:table-cell table:style-name="ce1" office:value-type="string" calcext:value-type="string">
            <text:p>0.06517703769226935</text:p>
          </table:table-cell>
          <table:table-cell table:style-name="ce1" office:value-type="string" calcext:value-type="string">
            <text:p>-0.07637241557481379</text:p>
          </table:table-cell>
          <table:table-cell table:style-name="ce1" office:value-type="string" calcext:value-type="string">
            <text:p>-0.16421201420012277</text:p>
          </table:table-cell>
          <table:table-cell table:style-name="ce1" office:value-type="float" office:value="0.0455111339688301" calcext:value-type="float">
            <text:p>0,045511134</text:p>
          </table:table-cell>
          <table:table-cell table:style-name="ce1" office:value-type="float" office:value="0.0125881852582097" calcext:value-type="float">
            <text:p>0,0125881853</text:p>
          </table:table-cell>
          <table:table-cell table:style-name="ce1" office:value-type="float" office:value="-0.120234959030151" calcext:value-type="float">
            <text:p>-0,120234959</text:p>
          </table:table-cell>
          <table:table-cell table:style-name="ce1" office:value-type="float" office:value="-0.0393389245820763" calcext:value-type="float">
            <text:p>-0,0393389246</text:p>
          </table:table-cell>
          <table:table-cell table:style-name="ce1" office:value-type="float" office:value="-0.977321924032545" calcext:value-type="float">
            <text:p>-0,9773219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3612406234946" calcext:value-type="float">
            <text:p>0,9361240623</text:p>
          </table:table-cell>
          <table:table-cell table:style-name="ce1" office:value-type="float" office:value="0.155399278002729" calcext:value-type="float">
            <text:p>0,155399278</text:p>
          </table:table-cell>
          <table:table-cell table:style-name="ce1" office:value-type="float" office:value="0.0809177932011436" calcext:value-type="float">
            <text:p>0,0809177932</text:p>
          </table:table-cell>
          <table:table-cell table:style-name="ce1" office:value-type="float" office:value="0.450379848480225" calcext:value-type="float">
            <text:p>0,4503798485</text:p>
          </table:table-cell>
          <table:table-cell table:style-name="ce1" office:value-type="float" office:value="0.450384140014648" calcext:value-type="float">
            <text:p>0,45038414</text:p>
          </table:table-cell>
          <table:table-cell table:style-name="ce1" office:value-type="float" office:value="0.450385332107544" calcext:value-type="float">
            <text:p>0,4503853321</text:p>
          </table:table-cell>
          <table:table-cell table:style-name="ce1" office:value-type="float" office:value="-0.149306923151016" calcext:value-type="float">
            <text:p>-0,1493069232</text:p>
          </table:table-cell>
          <table:table-cell table:style-name="ce1" office:value-type="float" office:value="4.18468141555786" calcext:value-type="float">
            <text:p>4,1846814156</text:p>
          </table:table-cell>
          <table:table-cell table:style-name="ce1" office:value-type="float" office:value="-3.39546465873718" calcext:value-type="float">
            <text:p>-3,3954646587</text:p>
          </table:table-cell>
        </table:table-row>
        <table:table-row table:style-name="ro1">
          <table:table-cell table:style-name="ce1" office:value-type="string" calcext:value-type="string">
            <text:p>0.7166175842285156</text:p>
          </table:table-cell>
          <table:table-cell table:style-name="ce1" office:value-type="string" calcext:value-type="string">
            <text:p>0.017139196395874023</text:p>
          </table:table-cell>
          <table:table-cell table:style-name="ce1" office:value-type="string" calcext:value-type="string">
            <text:p>18.802916526794434</text:p>
          </table:table-cell>
          <table:table-cell table:style-name="ce1" office:value-type="float" office:value="0.0271310352075558" calcext:value-type="float">
            <text:p>0,0271310352</text:p>
          </table:table-cell>
          <table:table-cell table:style-name="ce1" office:value-type="float" office:value="0.0688132222455281" calcext:value-type="float">
            <text:p>0,0688132222</text:p>
          </table:table-cell>
          <table:table-cell table:style-name="ce1" office:value-type="float" office:value="2.70493042774689" calcext:value-type="float">
            <text:p>2,7049304277</text:p>
          </table:table-cell>
          <table:table-cell table:style-name="ce1" office:value-type="float" office:value="-0.0266371377049025" calcext:value-type="float">
            <text:p>-0,0266371377</text:p>
          </table:table-cell>
          <table:table-cell table:number-columns-repeated="2" table:style-name="ce1" office:value-type="float" office:value="-0.125623313001262" calcext:value-type="float">
            <text:p>-0,125623313</text:p>
          </table:table-cell>
          <table:table-cell table:style-name="ce1" office:value-type="float" office:value="-0.149306923151016" calcext:value-type="float">
            <text:p>-0,1493069232</text:p>
          </table:table-cell>
          <table:table-cell table:style-name="ce1" office:value-type="float" office:value="4.18468141555786" calcext:value-type="float">
            <text:p>4,1846814156</text:p>
          </table:table-cell>
          <table:table-cell table:style-name="ce1" office:value-type="float" office:value="-3.39546465873718" calcext:value-type="float">
            <text:p>-3,3954646587</text:p>
          </table:table-cell>
          <table:table-cell table:style-name="ce1" office:value-type="string" calcext:value-type="string">
            <text:p>-0.02663713770490252</text:p>
          </table:table-cell>
          <table:table-cell table:style-name="ce1" office:value-type="string" calcext:value-type="string">
            <text:p>-0.1256233130012623</text:p>
          </table:table-cell>
          <table:table-cell table:style-name="ce1" office:value-type="string" calcext:value-type="string">
            <text:p>-0.1804948637170838</text:p>
          </table:table-cell>
          <table:table-cell table:style-name="ce1" office:value-type="float" office:value="-0.00910428870481121" calcext:value-type="float">
            <text:p>-0,0091042887</text:p>
          </table:table-cell>
          <table:table-cell table:style-name="ce1" office:value-type="float" office:value="-0.0227047880769625" calcext:value-type="float">
            <text:p>-0,0227047881</text:p>
          </table:table-cell>
          <table:table-cell table:style-name="ce1" office:value-type="float" office:value="-0.127095025782042" calcext:value-type="float">
            <text:p>-0,1270950258</text:p>
          </table:table-cell>
          <table:table-cell table:style-name="ce1" office:value-type="float" office:value="-0.0555702910535066" calcext:value-type="float">
            <text:p>-0,05557029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90146854000327" calcext:value-type="float">
            <text:p>-0,490146854</text:p>
          </table:table-cell>
          <table:table-cell table:style-name="ce1" office:value-type="float" office:value="-0.316740996971994" calcext:value-type="float">
            <text:p>-0,316740997</text:p>
          </table:table-cell>
          <table:table-cell table:style-name="ce1" office:value-type="float" office:value="-0.295993517401674" calcext:value-type="float">
            <text:p>-0,2959935174</text:p>
          </table:table-cell>
          <table:table-cell table:style-name="ce1" office:value-type="float" office:value="0.445706605911255" calcext:value-type="float">
            <text:p>0,4457066059</text:p>
          </table:table-cell>
          <table:table-cell table:style-name="ce1" office:value-type="float" office:value="0.445701360702515" calcext:value-type="float">
            <text:p>0,4457013607</text:p>
          </table:table-cell>
          <table:table-cell table:style-name="ce1" office:value-type="float" office:value="0.445700168609619" calcext:value-type="float">
            <text:p>0,4457001686</text:p>
          </table:table-cell>
          <table:table-cell table:style-name="ce1" office:value-type="float" office:value="-0.149306923151016" calcext:value-type="float">
            <text:p>-0,1493069232</text:p>
          </table:table-cell>
          <table:table-cell table:style-name="ce1" office:value-type="float" office:value="4.18468141555786" calcext:value-type="float">
            <text:p>4,1846814156</text:p>
          </table:table-cell>
          <table:table-cell table:style-name="ce1" office:value-type="float" office:value="-3.39546465873718" calcext:value-type="float">
            <text:p>-3,3954646587</text:p>
          </table:table-cell>
        </table:table-row>
        <table:table-row table:style-name="ro1">
          <table:table-cell table:style-name="ce1" office:value-type="string" calcext:value-type="string">
            <text:p>0.7401461601257324</text:p>
          </table:table-cell>
          <table:table-cell table:style-name="ce1" office:value-type="string" calcext:value-type="string">
            <text:p>0.023528575897216797</text:p>
          </table:table-cell>
          <table:table-cell table:style-name="ce1" office:value-type="string" calcext:value-type="string">
            <text:p>19.276089429855347</text:p>
          </table:table-cell>
          <table:table-cell table:style-name="ce1" office:value-type="float" office:value="0.242013081908226" calcext:value-type="float">
            <text:p>0,2420130819</text:p>
          </table:table-cell>
          <table:table-cell table:style-name="ce1" office:value-type="float" office:value="-0.0558491721749306" calcext:value-type="float">
            <text:p>-0,0558491722</text:p>
          </table:table-cell>
          <table:table-cell table:style-name="ce1" office:value-type="float" office:value="2.51104164123535" calcext:value-type="float">
            <text:p>2,5110416412</text:p>
          </table:table-cell>
          <table:table-cell table:style-name="ce1" office:value-type="float" office:value="-0.0127917309061926" calcext:value-type="float">
            <text:p>-0,0127917309</text:p>
          </table:table-cell>
          <table:table-cell table:number-columns-repeated="2" table:style-name="ce1" office:value-type="float" office:value="-0.111041237159367" calcext:value-type="float">
            <text:p>-0,1110412372</text:p>
          </table:table-cell>
          <table:table-cell table:style-name="ce1" office:value-type="float" office:value="-0.156285017728806" calcext:value-type="float">
            <text:p>-0,1562850177</text:p>
          </table:table-cell>
          <table:table-cell table:style-name="ce1" office:value-type="float" office:value="4.16288375854492" calcext:value-type="float">
            <text:p>4,1628837585</text:p>
          </table:table-cell>
          <table:table-cell table:style-name="ce1" office:value-type="float" office:value="-3.35411262512207" calcext:value-type="float">
            <text:p>-3,3541126251</text:p>
          </table:table-cell>
          <table:table-cell table:style-name="ce1" office:value-type="string" calcext:value-type="string">
            <text:p>-0.012791730906192626</text:p>
          </table:table-cell>
          <table:table-cell table:style-name="ce1" office:value-type="string" calcext:value-type="string">
            <text:p>-0.11104123715936695</text:p>
          </table:table-cell>
          <table:table-cell table:style-name="ce1" office:value-type="string" calcext:value-type="string">
            <text:p>-0.16898610871747885</text:p>
          </table:table-cell>
          <table:table-cell table:style-name="ce1" office:value-type="float" office:value="-0.00678275880188896" calcext:value-type="float">
            <text:p>-0,0067827588</text:p>
          </table:table-cell>
          <table:table-cell table:style-name="ce1" office:value-type="float" office:value="-0.017203305561382" calcext:value-type="float">
            <text:p>-0,0172033056</text:p>
          </table:table-cell>
          <table:table-cell table:style-name="ce1" office:value-type="float" office:value="-0.125056382242839" calcext:value-type="float">
            <text:p>-0,1250563822</text:p>
          </table:table-cell>
          <table:table-cell table:style-name="ce1" office:value-type="float" office:value="-0.0684143138548059" calcext:value-type="float">
            <text:p>-0,06841431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96155084761157" calcext:value-type="float">
            <text:p>0,0196155085</text:p>
          </table:table-cell>
          <table:table-cell table:style-name="ce1" office:value-type="float" office:value="0.0464827360806035" calcext:value-type="float">
            <text:p>0,0464827361</text:p>
          </table:table-cell>
          <table:table-cell table:style-name="ce1" office:value-type="float" office:value="0.0828109410143879" calcext:value-type="float">
            <text:p>0,082810941</text:p>
          </table:table-cell>
          <table:table-cell table:style-name="ce1" office:value-type="float" office:value="0.473407030105591" calcext:value-type="float">
            <text:p>0,4734070301</text:p>
          </table:table-cell>
          <table:table-cell table:style-name="ce1" office:value-type="float" office:value="0.473421573638916" calcext:value-type="float">
            <text:p>0,4734215736</text:p>
          </table:table-cell>
          <table:table-cell table:style-name="ce1" office:value-type="float" office:value="0.473423957824707" calcext:value-type="float">
            <text:p>0,4734239578</text:p>
          </table:table-cell>
          <table:table-cell table:style-name="ce1" office:value-type="float" office:value="-0.156285017728806" calcext:value-type="float">
            <text:p>-0,1562850177</text:p>
          </table:table-cell>
          <table:table-cell table:style-name="ce1" office:value-type="float" office:value="4.16288375854492" calcext:value-type="float">
            <text:p>4,1628837585</text:p>
          </table:table-cell>
          <table:table-cell table:style-name="ce1" office:value-type="float" office:value="-3.35411262512207" calcext:value-type="float">
            <text:p>-3,3541126251</text:p>
          </table:table-cell>
        </table:table-row>
        <table:table-row table:style-name="ro1">
          <table:table-cell table:style-name="ce1" office:value-type="string" calcext:value-type="string">
            <text:p>0.7534832954406738</text:p>
          </table:table-cell>
          <table:table-cell table:style-name="ce1" office:value-type="string" calcext:value-type="string">
            <text:p>0.013337135314941406</text:p>
          </table:table-cell>
          <table:table-cell table:style-name="ce1" office:value-type="string" calcext:value-type="string">
            <text:p>19.74902629852295</text:p>
          </table:table-cell>
          <table:table-cell table:style-name="ce1" office:value-type="float" office:value="0.246618151664734" calcext:value-type="float">
            <text:p>0,2466181517</text:p>
          </table:table-cell>
          <table:table-cell table:style-name="ce1" office:value-type="float" office:value="-0.069936491549015" calcext:value-type="float">
            <text:p>-0,0699364915</text:p>
          </table:table-cell>
          <table:table-cell table:style-name="ce1" office:value-type="float" office:value="2.48243951797485" calcext:value-type="float">
            <text:p>2,482439518</text:p>
          </table:table-cell>
          <table:table-cell table:style-name="ce1" office:value-type="float" office:value="-0.089235305886612" calcext:value-type="float">
            <text:p>-0,0892353059</text:p>
          </table:table-cell>
          <table:table-cell table:number-columns-repeated="2" table:style-name="ce1" office:value-type="float" office:value="-0.0719356678899572" calcext:value-type="float">
            <text:p>-0,0719356679</text:p>
          </table:table-cell>
          <table:table-cell table:style-name="ce1" office:value-type="float" office:value="-0.155162796378136" calcext:value-type="float">
            <text:p>-0,1551627964</text:p>
          </table:table-cell>
          <table:table-cell table:style-name="ce1" office:value-type="float" office:value="4.14022302627564" calcext:value-type="float">
            <text:p>4,1402230263</text:p>
          </table:table-cell>
          <table:table-cell table:style-name="ce1" office:value-type="float" office:value="-3.31164240837097" calcext:value-type="float">
            <text:p>-3,3116424084</text:p>
          </table:table-cell>
          <table:table-cell table:style-name="ce1" office:value-type="string" calcext:value-type="string">
            <text:p>-0.08923530588661197</text:p>
          </table:table-cell>
          <table:table-cell table:style-name="ce1" office:value-type="string" calcext:value-type="string">
            <text:p>-0.07193566788995724</text:p>
          </table:table-cell>
          <table:table-cell table:style-name="ce1" office:value-type="string" calcext:value-type="string">
            <text:p>-0.15071741099598462</text:p>
          </table:table-cell>
          <table:table-cell table:style-name="ce1" office:value-type="float" office:value="-0.0605032704770565" calcext:value-type="float">
            <text:p>-0,0605032705</text:p>
          </table:table-cell>
          <table:table-cell table:style-name="ce1" office:value-type="float" office:value="0.0139622930437326" calcext:value-type="float">
            <text:p>0,013962293</text:p>
          </table:table-cell>
          <table:table-cell table:style-name="ce1" office:value-type="float" office:value="-0.114974165344238" calcext:value-type="float">
            <text:p>-0,1149741653</text:p>
          </table:table-cell>
          <table:table-cell table:style-name="ce1" office:value-type="float" office:value="-0.182789807703354" calcext:value-type="float">
            <text:p>-0,1827898077</text:p>
          </table:table-cell>
          <table:table-cell table:style-name="ce1" office:value-type="float" office:value="-0.973606201471268" calcext:value-type="float">
            <text:p>-0,97360620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54680147109471" calcext:value-type="float">
            <text:p>-0,4546801471</text:p>
          </table:table-cell>
          <table:table-cell table:style-name="ce1" office:value-type="float" office:value="0.263785128243224" calcext:value-type="float">
            <text:p>0,2637851282</text:p>
          </table:table-cell>
          <table:table-cell table:style-name="ce1" office:value-type="float" office:value="0.410270173930147" calcext:value-type="float">
            <text:p>0,4102701739</text:p>
          </table:table-cell>
          <table:table-cell table:style-name="ce1" office:value-type="float" office:value="0.47260046005249" calcext:value-type="float">
            <text:p>0,4726004601</text:p>
          </table:table-cell>
          <table:table-cell table:style-name="ce1" office:value-type="float" office:value="0.472590684890747" calcext:value-type="float">
            <text:p>0,4725906849</text:p>
          </table:table-cell>
          <table:table-cell table:style-name="ce1" office:value-type="float" office:value="0.472588062286377" calcext:value-type="float">
            <text:p>0,4725880623</text:p>
          </table:table-cell>
          <table:table-cell table:style-name="ce1" office:value-type="float" office:value="-0.155162796378136" calcext:value-type="float">
            <text:p>-0,1551627964</text:p>
          </table:table-cell>
          <table:table-cell table:style-name="ce1" office:value-type="float" office:value="4.14022302627564" calcext:value-type="float">
            <text:p>4,1402230263</text:p>
          </table:table-cell>
          <table:table-cell table:style-name="ce1" office:value-type="float" office:value="-3.31164240837097" calcext:value-type="float">
            <text:p>-3,3116424084</text:p>
          </table:table-cell>
        </table:table-row>
        <table:table-row table:style-name="ro1">
          <table:table-cell table:style-name="ce1" office:value-type="string" calcext:value-type="string">
            <text:p>0.7663695812225342</text:p>
          </table:table-cell>
          <table:table-cell table:style-name="ce1" office:value-type="string" calcext:value-type="string">
            <text:p>0.012886285781860352</text:p>
          </table:table-cell>
          <table:table-cell table:style-name="ce1" office:value-type="string" calcext:value-type="string">
            <text:p>20.238898754119873</text:p>
          </table:table-cell>
          <table:table-cell table:style-name="ce1" office:value-type="float" office:value="-0.191625192761421" calcext:value-type="float">
            <text:p>-0,1916251928</text:p>
          </table:table-cell>
          <table:table-cell table:style-name="ce1" office:value-type="float" office:value="-0.141007214784622" calcext:value-type="float">
            <text:p>-0,1410072148</text:p>
          </table:table-cell>
          <table:table-cell table:style-name="ce1" office:value-type="float" office:value="2.438401222229" calcext:value-type="float">
            <text:p>2,4384012222</text:p>
          </table:table-cell>
          <table:table-cell table:style-name="ce1" office:value-type="float" office:value="-0.0907335523066519" calcext:value-type="float">
            <text:p>-0,0907335523</text:p>
          </table:table-cell>
          <table:table-cell table:number-columns-repeated="2" table:style-name="ce1" office:value-type="float" office:value="-0.0710344125506173" calcext:value-type="float">
            <text:p>-0,0710344126</text:p>
          </table:table-cell>
          <table:table-cell table:style-name="ce1" office:value-type="float" office:value="-0.157493859529495" calcext:value-type="float">
            <text:p>-0,1574938595</text:p>
          </table:table-cell>
          <table:table-cell table:style-name="ce1" office:value-type="float" office:value="4.11477136611939" calcext:value-type="float">
            <text:p>4,1147713661</text:p>
          </table:table-cell>
          <table:table-cell table:style-name="ce1" office:value-type="float" office:value="-3.26941967010498" calcext:value-type="float">
            <text:p>-3,2694196701</text:p>
          </table:table-cell>
          <table:table-cell table:style-name="ce1" office:value-type="string" calcext:value-type="string">
            <text:p>-0.0907335523066519</text:p>
          </table:table-cell>
          <table:table-cell table:style-name="ce1" office:value-type="string" calcext:value-type="string">
            <text:p>-0.07103441255061732</text:p>
          </table:table-cell>
          <table:table-cell table:style-name="ce1" office:value-type="string" calcext:value-type="string">
            <text:p>-0.15802743087958449</text:p>
          </table:table-cell>
          <table:table-cell table:style-name="ce1" office:value-type="float" office:value="-0.0616545379161835" calcext:value-type="float">
            <text:p>-0,0616545379</text:p>
          </table:table-cell>
          <table:table-cell table:style-name="ce1" office:value-type="float" office:value="0.0174841228872538" calcext:value-type="float">
            <text:p>0,0174841229</text:p>
          </table:table-cell>
          <table:table-cell table:style-name="ce1" office:value-type="float" office:value="-0.113486854934692" calcext:value-type="float">
            <text:p>-0,1134868549</text:p>
          </table:table-cell>
          <table:table-cell table:style-name="ce1" office:value-type="float" office:value="-0.303621473886292" calcext:value-type="float">
            <text:p>-0,3036214739</text:p>
          </table:table-cell>
          <table:table-cell table:style-name="ce1" office:value-type="float" office:value="-0.939340438013007" calcext:value-type="float">
            <text:p>-0,9393404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39897485082856" calcext:value-type="float">
            <text:p>-0,0093989749</text:p>
          </table:table-cell>
          <table:table-cell table:style-name="ce1" office:value-type="float" office:value="0.0287522469345827" calcext:value-type="float">
            <text:p>0,0287522469</text:p>
          </table:table-cell>
          <table:table-cell table:style-name="ce1" office:value-type="float" office:value="0.058376962204316" calcext:value-type="float">
            <text:p>0,0583769622</text:p>
          </table:table-cell>
          <table:table-cell table:style-name="ce1" office:value-type="float" office:value="0.489954471588135" calcext:value-type="float">
            <text:p>0,4899544716</text:p>
          </table:table-cell>
          <table:table-cell table:style-name="ce1" office:value-type="float" office:value="0.489955425262451" calcext:value-type="float">
            <text:p>0,4899554253</text:p>
          </table:table-cell>
          <table:table-cell table:style-name="ce1" office:value-type="float" office:value="0.48995566368103" calcext:value-type="float">
            <text:p>0,4899556637</text:p>
          </table:table-cell>
          <table:table-cell table:style-name="ce1" office:value-type="float" office:value="-0.157493859529495" calcext:value-type="float">
            <text:p>-0,1574938595</text:p>
          </table:table-cell>
          <table:table-cell table:style-name="ce1" office:value-type="float" office:value="4.11477136611939" calcext:value-type="float">
            <text:p>4,1147713661</text:p>
          </table:table-cell>
          <table:table-cell table:style-name="ce1" office:value-type="float" office:value="-3.26941967010498" calcext:value-type="float">
            <text:p>-3,2694196701</text:p>
          </table:table-cell>
        </table:table-row>
        <table:table-row table:style-name="ro1">
          <table:table-cell table:style-name="ce1" office:value-type="string" calcext:value-type="string">
            <text:p>0.7794747352600098</text:p>
          </table:table-cell>
          <table:table-cell table:style-name="ce1" office:value-type="string" calcext:value-type="string">
            <text:p>0.013105154037475586</text:p>
          </table:table-cell>
          <table:table-cell table:style-name="ce1" office:value-type="string" calcext:value-type="string">
            <text:p>20.69387459754944</text:p>
          </table:table-cell>
          <table:table-cell table:style-name="ce1" office:value-type="float" office:value="0.23884154856205" calcext:value-type="float">
            <text:p>0,2388415486</text:p>
          </table:table-cell>
          <table:table-cell table:style-name="ce1" office:value-type="float" office:value="-0.117638371884823" calcext:value-type="float">
            <text:p>-0,1176383719</text:p>
          </table:table-cell>
          <table:table-cell table:style-name="ce1" office:value-type="float" office:value="2.40416073799133" calcext:value-type="float">
            <text:p>2,404160738</text:p>
          </table:table-cell>
          <table:table-cell table:style-name="ce1" office:value-type="float" office:value="0.0514338763677868" calcext:value-type="float">
            <text:p>0,0514338764</text:p>
          </table:table-cell>
          <table:table-cell table:number-columns-repeated="2" table:style-name="ce1" office:value-type="float" office:value="-0.0439868314926086" calcext:value-type="float">
            <text:p>-0,0439868315</text:p>
          </table:table-cell>
          <table:table-cell table:style-name="ce1" office:value-type="float" office:value="-0.169015631079674" calcext:value-type="float">
            <text:p>-0,1690156311</text:p>
          </table:table-cell>
          <table:table-cell table:style-name="ce1" office:value-type="float" office:value="4.09401416778564" calcext:value-type="float">
            <text:p>4,0940141678</text:p>
          </table:table-cell>
          <table:table-cell table:style-name="ce1" office:value-type="float" office:value="-3.22958207130432" calcext:value-type="float">
            <text:p>-3,2295820713</text:p>
          </table:table-cell>
          <table:table-cell table:style-name="ce1" office:value-type="string" calcext:value-type="string">
            <text:p>0.05143387636778683</text:p>
          </table:table-cell>
          <table:table-cell table:style-name="ce1" office:value-type="string" calcext:value-type="string">
            <text:p>-0.04398683149260857</text:p>
          </table:table-cell>
          <table:table-cell table:style-name="ce1" office:value-type="string" calcext:value-type="string">
            <text:p>-0.15477572013550406</text:p>
          </table:table-cell>
          <table:table-cell table:style-name="ce1" office:value-type="float" office:value="0.0479062981903553" calcext:value-type="float">
            <text:p>0,0479062982</text:p>
          </table:table-cell>
          <table:table-cell table:style-name="ce1" office:value-type="float" office:value="0.0352518036961555" calcext:value-type="float">
            <text:p>0,0352518037</text:p>
          </table:table-cell>
          <table:table-cell table:style-name="ce1" office:value-type="float" office:value="-0.111196863555908" calcext:value-type="float">
            <text:p>-0,1111968636</text:p>
          </table:table-cell>
          <table:table-cell table:style-name="ce1" office:value-type="float" office:value="-0.216483377994631" calcext:value-type="float">
            <text:p>-0,216483378</text:p>
          </table:table-cell>
          <table:table-cell table:style-name="ce1" office:value-type="float" office:value="-0.875220726738542" calcext:value-type="float">
            <text:p>-0,87522072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6373996347686" calcext:value-type="float">
            <text:p>0,9637399635</text:p>
          </table:table-cell>
          <table:table-cell table:style-name="ce1" office:value-type="float" office:value="0.156293354055895" calcext:value-type="float">
            <text:p>0,1562933541</text:p>
          </table:table-cell>
          <table:table-cell table:style-name="ce1" office:value-type="float" office:value="0.0968457368161656" calcext:value-type="float">
            <text:p>0,0968457368</text:p>
          </table:table-cell>
          <table:table-cell table:style-name="ce1" office:value-type="float" office:value="0.454731941223145" calcext:value-type="float">
            <text:p>0,4547319412</text:p>
          </table:table-cell>
          <table:table-cell table:style-name="ce1" office:value-type="float" office:value="0.454726457595825" calcext:value-type="float">
            <text:p>0,4547264576</text:p>
          </table:table-cell>
          <table:table-cell table:style-name="ce1" office:value-type="float" office:value="0.454726219177246" calcext:value-type="float">
            <text:p>0,4547262192</text:p>
          </table:table-cell>
          <table:table-cell table:style-name="ce1" office:value-type="float" office:value="-0.169015631079674" calcext:value-type="float">
            <text:p>-0,1690156311</text:p>
          </table:table-cell>
          <table:table-cell table:style-name="ce1" office:value-type="float" office:value="4.09401416778564" calcext:value-type="float">
            <text:p>4,0940141678</text:p>
          </table:table-cell>
          <table:table-cell table:style-name="ce1" office:value-type="float" office:value="-3.22958207130432" calcext:value-type="float">
            <text:p>-3,2295820713</text:p>
          </table:table-cell>
        </table:table-row>
        <table:table-row table:style-name="ro1">
          <table:table-cell table:style-name="ce1" office:value-type="string" calcext:value-type="string">
            <text:p>0.8097822666168213</text:p>
          </table:table-cell>
          <table:table-cell table:style-name="ce1" office:value-type="string" calcext:value-type="string">
            <text:p>0.030307531356811523</text:p>
          </table:table-cell>
          <table:table-cell table:style-name="ce1" office:value-type="string" calcext:value-type="string">
            <text:p>21.140394687652588</text:p>
          </table:table-cell>
          <table:table-cell table:style-name="ce1" office:value-type="float" office:value="0.214316695928574" calcext:value-type="float">
            <text:p>0,2143166959</text:p>
          </table:table-cell>
          <table:table-cell table:style-name="ce1" office:value-type="float" office:value="-0.129995375871658" calcext:value-type="float">
            <text:p>-0,1299953759</text:p>
          </table:table-cell>
          <table:table-cell table:style-name="ce1" office:value-type="float" office:value="2.36948847770691" calcext:value-type="float">
            <text:p>2,3694884777</text:p>
          </table:table-cell>
          <table:table-cell table:style-name="ce1" office:value-type="float" office:value="-0.114447443307526" calcext:value-type="float">
            <text:p>-0,1144474433</text:p>
          </table:table-cell>
          <table:table-cell table:number-columns-repeated="2" table:style-name="ce1" office:value-type="float" office:value="-0.0500266778112609" calcext:value-type="float">
            <text:p>-0,0500266778</text:p>
          </table:table-cell>
          <table:table-cell table:style-name="ce1" office:value-type="float" office:value="-0.185621351003647" calcext:value-type="float">
            <text:p>-0,185621351</text:p>
          </table:table-cell>
          <table:table-cell table:style-name="ce1" office:value-type="float" office:value="4.07663917541504" calcext:value-type="float">
            <text:p>4,0766391754</text:p>
          </table:table-cell>
          <table:table-cell table:style-name="ce1" office:value-type="float" office:value="-3.19090962409973" calcext:value-type="float">
            <text:p>-3,1909096241</text:p>
          </table:table-cell>
          <table:table-cell table:style-name="ce1" office:value-type="string" calcext:value-type="string">
            <text:p>-0.11444744330752588</text:p>
          </table:table-cell>
          <table:table-cell table:style-name="ce1" office:value-type="string" calcext:value-type="string">
            <text:p>-0.05002667781126091</text:p>
          </table:table-cell>
          <table:table-cell table:style-name="ce1" office:value-type="string" calcext:value-type="string">
            <text:p>-0.1535077590401403</text:p>
          </table:table-cell>
          <table:table-cell table:style-name="ce1" office:value-type="float" office:value="-0.0597103871405125" calcext:value-type="float">
            <text:p>-0,0597103871</text:p>
          </table:table-cell>
          <table:table-cell table:style-name="ce1" office:value-type="float" office:value="0.0294095929712057" calcext:value-type="float">
            <text:p>0,029409593</text:p>
          </table:table-cell>
          <table:table-cell table:style-name="ce1" office:value-type="float" office:value="-0.109416358375549" calcext:value-type="float">
            <text:p>-0,1094163584</text:p>
          </table:table-cell>
          <table:table-cell table:style-name="ce1" office:value-type="float" office:value="-0.323604647099824" calcext:value-type="float">
            <text:p>-0,3236046471</text:p>
          </table:table-cell>
          <table:table-cell table:style-name="ce1" office:value-type="float" office:value="-0.822459646124692" calcext:value-type="float">
            <text:p>-0,82245964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59784587701206" calcext:value-type="float">
            <text:p>-0,9597845877</text:p>
          </table:table-cell>
          <table:table-cell table:style-name="ce1" office:value-type="float" office:value="-0.0521041760248358" calcext:value-type="float">
            <text:p>-0,052104176</text:p>
          </table:table-cell>
          <table:table-cell table:style-name="ce1" office:value-type="float" office:value="0.0763439734163602" calcext:value-type="float">
            <text:p>0,0763439734</text:p>
          </table:table-cell>
          <table:table-cell table:style-name="ce1" office:value-type="float" office:value="0.448503494262695" calcext:value-type="float">
            <text:p>0,4485034943</text:p>
          </table:table-cell>
          <table:table-cell table:style-name="ce1" office:value-type="float" office:value="0.4485023021698" calcext:value-type="float">
            <text:p>0,4485023022</text:p>
          </table:table-cell>
          <table:table-cell table:style-name="ce1" office:value-type="float" office:value="0.448502779006958" calcext:value-type="float">
            <text:p>0,448502779</text:p>
          </table:table-cell>
          <table:table-cell table:style-name="ce1" office:value-type="float" office:value="-0.185621351003647" calcext:value-type="float">
            <text:p>-0,185621351</text:p>
          </table:table-cell>
          <table:table-cell table:style-name="ce1" office:value-type="float" office:value="4.07663917541504" calcext:value-type="float">
            <text:p>4,0766391754</text:p>
          </table:table-cell>
          <table:table-cell table:style-name="ce1" office:value-type="float" office:value="-3.19090962409973" calcext:value-type="float">
            <text:p>-3,1909096241</text:p>
          </table:table-cell>
        </table:table-row>
        <table:table-row table:style-name="ro1">
          <table:table-cell table:style-name="ce1" office:value-type="string" calcext:value-type="string">
            <text:p>0.8281879425048828</text:p>
          </table:table-cell>
          <table:table-cell table:style-name="ce1" office:value-type="string" calcext:value-type="string">
            <text:p>0.018405675888061523</text:p>
          </table:table-cell>
          <table:table-cell table:style-name="ce1" office:value-type="string" calcext:value-type="string">
            <text:p>21.61777138710022</text:p>
          </table:table-cell>
          <table:table-cell table:style-name="ce1" office:value-type="float" office:value="-0.225156560540199" calcext:value-type="float">
            <text:p>-0,2251565605</text:p>
          </table:table-cell>
          <table:table-cell table:style-name="ce1" office:value-type="float" office:value="-0.183589205145836" calcext:value-type="float">
            <text:p>-0,1835892051</text:p>
          </table:table-cell>
          <table:table-cell table:style-name="ce1" office:value-type="float" office:value="2.33614444732666" calcext:value-type="float">
            <text:p>2,3361444473</text:p>
          </table:table-cell>
          <table:table-cell table:style-name="ce1" office:value-type="float" office:value="-0.0927113406111402" calcext:value-type="float">
            <text:p>-0,0927113406</text:p>
          </table:table-cell>
          <table:table-cell table:number-columns-repeated="2" table:style-name="ce1" office:value-type="float" office:value="-0.0391138761425508" calcext:value-type="float">
            <text:p>-0,0391138761</text:p>
          </table:table-cell>
          <table:table-cell table:style-name="ce1" office:value-type="float" office:value="-0.190398216247559" calcext:value-type="float">
            <text:p>-0,1903982162</text:p>
          </table:table-cell>
          <table:table-cell table:style-name="ce1" office:value-type="float" office:value="4.06359434127808" calcext:value-type="float">
            <text:p>4,0635943413</text:p>
          </table:table-cell>
          <table:table-cell table:style-name="ce1" office:value-type="float" office:value="-3.15259337425232" calcext:value-type="float">
            <text:p>-3,1525933743</text:p>
          </table:table-cell>
          <table:table-cell table:style-name="ce1" office:value-type="string" calcext:value-type="string">
            <text:p>-0.0927113406111402</text:p>
          </table:table-cell>
          <table:table-cell table:style-name="ce1" office:value-type="string" calcext:value-type="string">
            <text:p>-0.03911387614255083</text:p>
          </table:table-cell>
          <table:table-cell table:style-name="ce1" office:value-type="string" calcext:value-type="string">
            <text:p>-0.15179012881558407</text:p>
          </table:table-cell>
          <table:table-cell table:style-name="ce1" office:value-type="float" office:value="-0.0535791739821434" calcext:value-type="float">
            <text:p>-0,053579174</text:p>
          </table:table-cell>
          <table:table-cell table:style-name="ce1" office:value-type="float" office:value="0.0324988439679146" calcext:value-type="float">
            <text:p>0,032498844</text:p>
          </table:table-cell>
          <table:table-cell table:style-name="ce1" office:value-type="float" office:value="-0.107613400840759" calcext:value-type="float">
            <text:p>-0,1076134008</text:p>
          </table:table-cell>
          <table:table-cell table:style-name="ce1" office:value-type="float" office:value="-0.425492995305394" calcext:value-type="float">
            <text:p>-0,4254929953</text:p>
          </table:table-cell>
          <table:table-cell table:style-name="ce1" office:value-type="float" office:value="-0.760658143571888" calcext:value-type="float">
            <text:p>-0,76065814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515867170006244" calcext:value-type="float">
            <text:p>0,051586717</text:p>
          </table:table-cell>
          <table:table-cell table:style-name="ce1" office:value-type="float" office:value="0.0259921411545581" calcext:value-type="float">
            <text:p>0,0259921412</text:p>
          </table:table-cell>
          <table:table-cell table:style-name="ce1" office:value-type="float" office:value="0.0729308810070084" calcext:value-type="float">
            <text:p>0,072930881</text:p>
          </table:table-cell>
          <table:table-cell table:style-name="ce1" office:value-type="float" office:value="0.475410223007202" calcext:value-type="float">
            <text:p>0,475410223</text:p>
          </table:table-cell>
          <table:table-cell table:style-name="ce1" office:value-type="float" office:value="0.475413084030151" calcext:value-type="float">
            <text:p>0,475413084</text:p>
          </table:table-cell>
          <table:table-cell table:style-name="ce1" office:value-type="float" office:value="0.475412607192993" calcext:value-type="float">
            <text:p>0,4754126072</text:p>
          </table:table-cell>
          <table:table-cell table:style-name="ce1" office:value-type="float" office:value="-0.190398216247559" calcext:value-type="float">
            <text:p>-0,1903982162</text:p>
          </table:table-cell>
          <table:table-cell table:style-name="ce1" office:value-type="float" office:value="4.06359434127808" calcext:value-type="float">
            <text:p>4,0635943413</text:p>
          </table:table-cell>
          <table:table-cell table:style-name="ce1" office:value-type="float" office:value="-3.15259337425232" calcext:value-type="float">
            <text:p>-3,1525933743</text:p>
          </table:table-cell>
        </table:table-row>
        <table:table-row table:style-name="ro1">
          <table:table-cell table:style-name="ce1" office:value-type="string" calcext:value-type="string">
            <text:p>0.8462250232696533</text:p>
          </table:table-cell>
          <table:table-cell table:style-name="ce1" office:value-type="string" calcext:value-type="string">
            <text:p>0.018037080764770508</text:p>
          </table:table-cell>
          <table:table-cell table:style-name="ce1" office:value-type="string" calcext:value-type="string">
            <text:p>22.061193704605103</text:p>
          </table:table-cell>
          <table:table-cell table:style-name="ce1" office:value-type="float" office:value="-0.236032262444496" calcext:value-type="float">
            <text:p>-0,2360322624</text:p>
          </table:table-cell>
          <table:table-cell table:style-name="ce1" office:value-type="float" office:value="-0.188141658902168" calcext:value-type="float">
            <text:p>-0,1881416589</text:p>
          </table:table-cell>
          <table:table-cell table:style-name="ce1" office:value-type="float" office:value="2.30701661109924" calcext:value-type="float">
            <text:p>2,3070166111</text:p>
          </table:table-cell>
          <table:table-cell table:style-name="ce1" office:value-type="float" office:value="0.0501276796164481" calcext:value-type="float">
            <text:p>0,0501276796</text:p>
          </table:table-cell>
          <table:table-cell table:number-columns-repeated="2" table:style-name="ce1" office:value-type="float" office:value="-0.0156093405893653" calcext:value-type="float">
            <text:p>-0,0156093406</text:p>
          </table:table-cell>
          <table:table-cell table:style-name="ce1" office:value-type="float" office:value="-0.204826667904854" calcext:value-type="float">
            <text:p>-0,2048266679</text:p>
          </table:table-cell>
          <table:table-cell table:style-name="ce1" office:value-type="float" office:value="4.05255126953125" calcext:value-type="float">
            <text:p>4,0525512695</text:p>
          </table:table-cell>
          <table:table-cell table:style-name="ce1" office:value-type="float" office:value="-3.11415863037109" calcext:value-type="float">
            <text:p>-3,1141586304</text:p>
          </table:table-cell>
          <table:table-cell table:style-name="ce1" office:value-type="string" calcext:value-type="string">
            <text:p>0.05012767961644806</text:p>
          </table:table-cell>
          <table:table-cell table:style-name="ce1" office:value-type="string" calcext:value-type="string">
            <text:p>-0.015609340589365346</text:p>
          </table:table-cell>
          <table:table-cell table:style-name="ce1" office:value-type="string" calcext:value-type="string">
            <text:p>-0.14999981150758984</text:p>
          </table:table-cell>
          <table:table-cell table:style-name="ce1" office:value-type="float" office:value="0.0562891401350498" calcext:value-type="float">
            <text:p>0,0562891401</text:p>
          </table:table-cell>
          <table:table-cell table:style-name="ce1" office:value-type="float" office:value="0.045897301286459" calcext:value-type="float">
            <text:p>0,0458973013</text:p>
          </table:table-cell>
          <table:table-cell table:style-name="ce1" office:value-type="float" office:value="-0.105879511260986" calcext:value-type="float">
            <text:p>-0,1058795113</text:p>
          </table:table-cell>
          <table:table-cell table:style-name="ce1" office:value-type="float" office:value="-0.32564227831271" calcext:value-type="float">
            <text:p>-0,3256422783</text:p>
          </table:table-cell>
          <table:table-cell table:style-name="ce1" office:value-type="float" office:value="-0.679240875578053" calcext:value-type="float">
            <text:p>-0,67924087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90982236844227" calcext:value-type="float">
            <text:p>0,9909822368</text:p>
          </table:table-cell>
          <table:table-cell table:style-name="ce1" office:value-type="float" office:value="0.120849652163628" calcext:value-type="float">
            <text:p>0,1208496522</text:p>
          </table:table-cell>
          <table:table-cell table:style-name="ce1" office:value-type="float" office:value="0.0751879901358604" calcext:value-type="float">
            <text:p>0,0751879901</text:p>
          </table:table-cell>
          <table:table-cell table:style-name="ce1" office:value-type="float" office:value="0.443472385406494" calcext:value-type="float">
            <text:p>0,4434723854</text:p>
          </table:table-cell>
          <table:table-cell table:style-name="ce1" office:value-type="float" office:value="0.443475246429443" calcext:value-type="float">
            <text:p>0,4434752464</text:p>
          </table:table-cell>
          <table:table-cell table:style-name="ce1" office:value-type="float" office:value="0.443475484848022" calcext:value-type="float">
            <text:p>0,4434754848</text:p>
          </table:table-cell>
          <table:table-cell table:style-name="ce1" office:value-type="float" office:value="-0.204826667904854" calcext:value-type="float">
            <text:p>-0,2048266679</text:p>
          </table:table-cell>
          <table:table-cell table:style-name="ce1" office:value-type="float" office:value="4.05255126953125" calcext:value-type="float">
            <text:p>4,0525512695</text:p>
          </table:table-cell>
          <table:table-cell table:style-name="ce1" office:value-type="float" office:value="-3.11415863037109" calcext:value-type="float">
            <text:p>-3,1141586304</text:p>
          </table:table-cell>
        </table:table-row>
        <table:table-row table:style-name="ro1">
          <table:table-cell table:style-name="ce1" office:value-type="string" calcext:value-type="string">
            <text:p>0.859971284866333</text:p>
          </table:table-cell>
          <table:table-cell table:style-name="ce1" office:value-type="string" calcext:value-type="string">
            <text:p>0.013746261596679688</text:p>
          </table:table-cell>
          <table:table-cell table:style-name="ce1" office:value-type="string" calcext:value-type="string">
            <text:p>22.524059295654297</text:p>
          </table:table-cell>
          <table:table-cell table:style-name="ce1" office:value-type="float" office:value="0.171863913536072" calcext:value-type="float">
            <text:p>0,1718639135</text:p>
          </table:table-cell>
          <table:table-cell table:style-name="ce1" office:value-type="float" office:value="-0.158384382724762" calcext:value-type="float">
            <text:p>-0,1583843827</text:p>
          </table:table-cell>
          <table:table-cell table:style-name="ce1" office:value-type="float" office:value="2.27270436286926" calcext:value-type="float">
            <text:p>2,2727043629</text:p>
          </table:table-cell>
          <table:table-cell table:style-name="ce1" office:value-type="float" office:value="0.0390557378535001" calcext:value-type="float">
            <text:p>0,0390557379</text:p>
          </table:table-cell>
          <table:table-cell table:number-columns-repeated="2" table:style-name="ce1" office:value-type="float" office:value="-0.00895932259874443" calcext:value-type="float">
            <text:p>-0,0089593226</text:p>
          </table:table-cell>
          <table:table-cell table:style-name="ce1" office:value-type="float" office:value="-0.204826667904854" calcext:value-type="float">
            <text:p>-0,2048266679</text:p>
          </table:table-cell>
          <table:table-cell table:style-name="ce1" office:value-type="float" office:value="4.05255126953125" calcext:value-type="float">
            <text:p>4,0525512695</text:p>
          </table:table-cell>
          <table:table-cell table:style-name="ce1" office:value-type="float" office:value="-3.11415863037109" calcext:value-type="float">
            <text:p>-3,1141586304</text:p>
          </table:table-cell>
          <table:table-cell table:style-name="ce1" office:value-type="string" calcext:value-type="string">
            <text:p>0.03905573785350012</text:p>
          </table:table-cell>
          <table:table-cell table:style-name="ce1" office:value-type="string" calcext:value-type="string">
            <text:p>-0.008959322598744431</text:p>
          </table:table-cell>
          <table:table-cell table:style-name="ce1" office:value-type="string" calcext:value-type="string">
            <text:p>-0.1487944164816449</text:p>
          </table:table-cell>
          <table:table-cell table:style-name="ce1" office:value-type="float" office:value="0.059008065611124" calcext:value-type="float">
            <text:p>0,0590080656</text:p>
          </table:table-cell>
          <table:table-cell table:style-name="ce1" office:value-type="float" office:value="0.0470354147255421" calcext:value-type="float">
            <text:p>0,0470354147</text:p>
          </table:table-cell>
          <table:table-cell table:style-name="ce1" office:value-type="float" office:value="-0.104364863777161" calcext:value-type="float">
            <text:p>-0,1043648638</text:p>
          </table:table-cell>
          <table:table-cell table:style-name="ce1" office:value-type="float" office:value="-0.216196806156319" calcext:value-type="float">
            <text:p>-0,2161968062</text:p>
          </table:table-cell>
          <table:table-cell table:style-name="ce1" office:value-type="float" office:value="-0.592001955187627" calcext:value-type="float">
            <text:p>-0,59200195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34547530890541" calcext:value-type="float">
            <text:p>0,0234547531</text:p>
          </table:table-cell>
          <table:table-cell table:style-name="ce1" office:value-type="float" office:value="0.00981793674152092" calcext:value-type="float">
            <text:p>0,0098179367</text:p>
          </table:table-cell>
          <table:table-cell table:style-name="ce1" office:value-type="float" office:value="0.0628178918206293" calcext:value-type="float">
            <text:p>0,0628178918</text:p>
          </table:table-cell>
          <table:table-cell table:style-name="ce1" office:value-type="float" office:value="0.463688611984253" calcext:value-type="float">
            <text:p>0,463688612</text:p>
          </table:table-cell>
          <table:table-cell table:style-name="ce1" office:value-type="float" office:value="0.463687419891357" calcext:value-type="float">
            <text:p>0,4636874199</text:p>
          </table:table-cell>
          <table:table-cell table:style-name="ce1" office:value-type="float" office:value="0.463686943054199" calcext:value-type="float">
            <text:p>0,4636869431</text:p>
          </table:table-cell>
          <table:table-cell table:style-name="ce1" office:value-type="float" office:value="-0.204826667904854" calcext:value-type="float">
            <text:p>-0,2048266679</text:p>
          </table:table-cell>
          <table:table-cell table:style-name="ce1" office:value-type="float" office:value="4.05255126953125" calcext:value-type="float">
            <text:p>4,0525512695</text:p>
          </table:table-cell>
          <table:table-cell table:style-name="ce1" office:value-type="float" office:value="-3.11415863037109" calcext:value-type="float">
            <text:p>-3,1141586304</text:p>
          </table:table-cell>
        </table:table-row>
        <table:table-row table:style-name="ro1">
          <table:table-cell table:style-name="ce1" office:value-type="string" calcext:value-type="string">
            <text:p>0.8746304512023926</text:p>
          </table:table-cell>
          <table:table-cell table:style-name="ce1" office:value-type="string" calcext:value-type="string">
            <text:p>0.01465916633605957</text:p>
          </table:table-cell>
          <table:table-cell table:style-name="ce1" office:value-type="string" calcext:value-type="string">
            <text:p>23.00736713409424</text:p>
          </table:table-cell>
          <table:table-cell table:style-name="ce1" office:value-type="float" office:value="0.169477716088295" calcext:value-type="float">
            <text:p>0,1694777161</text:p>
          </table:table-cell>
          <table:table-cell table:style-name="ce1" office:value-type="float" office:value="-0.15618534386158" calcext:value-type="float">
            <text:p>-0,1561853439</text:p>
          </table:table-cell>
          <table:table-cell table:style-name="ce1" office:value-type="float" office:value="2.24114966392517" calcext:value-type="float">
            <text:p>2,2411496639</text:p>
          </table:table-cell>
          <table:table-cell table:style-name="ce1" office:value-type="float" office:value="-0.092514533073388" calcext:value-type="float">
            <text:p>-0,0925145331</text:p>
          </table:table-cell>
          <table:table-cell table:number-columns-repeated="2" table:style-name="ce1" office:value-type="float" office:value="-0.0109242979082991" calcext:value-type="float">
            <text:p>-0,0109242979</text:p>
          </table:table-cell>
          <table:table-cell table:style-name="ce1" office:value-type="float" office:value="-0.220920875668526" calcext:value-type="float">
            <text:p>-0,2209208757</text:p>
          </table:table-cell>
          <table:table-cell table:style-name="ce1" office:value-type="float" office:value="4.04406881332397" calcext:value-type="float">
            <text:p>4,0440688133</text:p>
          </table:table-cell>
          <table:table-cell table:style-name="ce1" office:value-type="float" office:value="-3.07667660713196" calcext:value-type="float">
            <text:p>-3,0766766071</text:p>
          </table:table-cell>
          <table:table-cell table:style-name="ce1" office:value-type="string" calcext:value-type="string">
            <text:p>-0.09251453307338796</text:p>
          </table:table-cell>
          <table:table-cell table:style-name="ce1" office:value-type="string" calcext:value-type="string">
            <text:p>-0.010924297908299064</text:p>
          </table:table-cell>
          <table:table-cell table:style-name="ce1" office:value-type="string" calcext:value-type="string">
            <text:p>-0.14680312772882767</text:p>
          </table:table-cell>
          <table:table-cell table:style-name="ce1" office:value-type="float" office:value="-0.0429659783840179" calcext:value-type="float">
            <text:p>-0,0429659784</text:p>
          </table:table-cell>
          <table:table-cell table:style-name="ce1" office:value-type="float" office:value="0.0395960956811905" calcext:value-type="float">
            <text:p>0,0395960957</text:p>
          </table:table-cell>
          <table:table-cell table:style-name="ce1" office:value-type="float" office:value="-0.102580626869202" calcext:value-type="float">
            <text:p>-0,1025806269</text:p>
          </table:table-cell>
          <table:table-cell table:style-name="ce1" office:value-type="float" office:value="-0.299136605332023" calcext:value-type="float">
            <text:p>-0,2991366053</text:p>
          </table:table-cell>
          <table:table-cell table:style-name="ce1" office:value-type="float" office:value="-0.515566940154059" calcext:value-type="float">
            <text:p>-0,515566940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45223087313111" calcext:value-type="float">
            <text:p>-0,8452230873</text:p>
          </table:table-cell>
          <table:table-cell table:style-name="ce1" office:value-type="float" office:value="-0.061661370994157" calcext:value-type="float">
            <text:p>-0,061661371</text:p>
          </table:table-cell>
          <table:table-cell table:style-name="ce1" office:value-type="float" office:value="0.0710999656149591" calcext:value-type="float">
            <text:p>0,0710999656</text:p>
          </table:table-cell>
          <table:table-cell table:style-name="ce1" office:value-type="float" office:value="0.482589960098267" calcext:value-type="float">
            <text:p>0,4825899601</text:p>
          </table:table-cell>
          <table:table-cell table:style-name="ce1" office:value-type="float" office:value="0.482591867446899" calcext:value-type="float">
            <text:p>0,4825918674</text:p>
          </table:table-cell>
          <table:table-cell table:style-name="ce1" office:value-type="float" office:value="0.48259162902832" calcext:value-type="float">
            <text:p>0,482591629</text:p>
          </table:table-cell>
          <table:table-cell table:style-name="ce1" office:value-type="float" office:value="-0.220920875668526" calcext:value-type="float">
            <text:p>-0,2209208757</text:p>
          </table:table-cell>
          <table:table-cell table:style-name="ce1" office:value-type="float" office:value="4.04406881332397" calcext:value-type="float">
            <text:p>4,0440688133</text:p>
          </table:table-cell>
          <table:table-cell table:style-name="ce1" office:value-type="float" office:value="-3.07667660713196" calcext:value-type="float">
            <text:p>-3,0766766071</text:p>
          </table:table-cell>
        </table:table-row>
        <table:table-row table:style-name="ro1">
          <table:table-cell table:style-name="ce1" office:value-type="string" calcext:value-type="string">
            <text:p>0.887162446975708</text:p>
          </table:table-cell>
          <table:table-cell table:style-name="ce1" office:value-type="string" calcext:value-type="string">
            <text:p>0.01253199577331543</text:p>
          </table:table-cell>
          <table:table-cell table:style-name="ce1" office:value-type="string" calcext:value-type="string">
            <text:p>23.461044549942017</text:p>
          </table:table-cell>
          <table:table-cell table:style-name="ce1" office:value-type="float" office:value="-0.266548097133636" calcext:value-type="float">
            <text:p>-0,2665480971</text:p>
          </table:table-cell>
          <table:table-cell table:style-name="ce1" office:value-type="float" office:value="-0.194152325391769" calcext:value-type="float">
            <text:p>-0,1941523254</text:p>
          </table:table-cell>
          <table:table-cell table:style-name="ce1" office:value-type="float" office:value="2.21931529045105" calcext:value-type="float">
            <text:p>2,2193152905</text:p>
          </table:table-cell>
          <table:table-cell table:style-name="ce1" office:value-type="float" office:value="-0.0780295011076125" calcext:value-type="float">
            <text:p>-0,0780295011</text:p>
          </table:table-cell>
          <table:table-cell table:number-columns-repeated="2" table:style-name="ce1" office:value-type="float" office:value="-0.00325849357204041" calcext:value-type="float">
            <text:p>-0,0032584936</text:p>
          </table:table-cell>
          <table:table-cell table:style-name="ce1" office:value-type="float" office:value="-0.22243820130825" calcext:value-type="float">
            <text:p>-0,2224382013</text:p>
          </table:table-cell>
          <table:table-cell table:style-name="ce1" office:value-type="float" office:value="4.04027462005615" calcext:value-type="float">
            <text:p>4,0402746201</text:p>
          </table:table-cell>
          <table:table-cell table:style-name="ce1" office:value-type="float" office:value="-3.03971266746521" calcext:value-type="float">
            <text:p>-3,0397126675</text:p>
          </table:table-cell>
          <table:table-cell table:style-name="ce1" office:value-type="string" calcext:value-type="string">
            <text:p>-0.07802950110761246</text:p>
          </table:table-cell>
          <table:table-cell table:style-name="ce1" office:value-type="string" calcext:value-type="string">
            <text:p>-0.0032584935720404076</text:p>
          </table:table-cell>
          <table:table-cell table:style-name="ce1" office:value-type="string" calcext:value-type="string">
            <text:p>-0.14521697861420965</text:p>
          </table:table-cell>
          <table:table-cell table:style-name="ce1" office:value-type="float" office:value="-0.0423694290220737" calcext:value-type="float">
            <text:p>-0,042369429</text:p>
          </table:table-cell>
          <table:table-cell table:style-name="ce1" office:value-type="float" office:value="0.039046335965395" calcext:value-type="float">
            <text:p>0,039046336</text:p>
          </table:table-cell>
          <table:table-cell table:style-name="ce1" office:value-type="float" office:value="-0.100939782524109" calcext:value-type="float">
            <text:p>-0,1009397825</text:p>
          </table:table-cell>
          <table:table-cell table:style-name="ce1" office:value-type="float" office:value="-0.376740540358803" calcext:value-type="float">
            <text:p>-0,3767405404</text:p>
          </table:table-cell>
          <table:table-cell table:style-name="ce1" office:value-type="float" office:value="-0.444050185136753" calcext:value-type="float">
            <text:p>-0,44405018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21116994190279" calcext:value-type="float">
            <text:p>0,0052111699</text:p>
          </table:table-cell>
          <table:table-cell table:style-name="ce1" office:value-type="float" office:value="-0.00480247797775438" calcext:value-type="float">
            <text:p>-0,004802478</text:p>
          </table:table-cell>
          <table:table-cell table:style-name="ce1" office:value-type="float" office:value="0.0689121563959697" calcext:value-type="float">
            <text:p>0,0689121564</text:p>
          </table:table-cell>
          <table:table-cell table:style-name="ce1" office:value-type="float" office:value="0.457900524139404" calcext:value-type="float">
            <text:p>0,4579005241</text:p>
          </table:table-cell>
          <table:table-cell table:style-name="ce1" office:value-type="float" office:value="0.457896709442139" calcext:value-type="float">
            <text:p>0,4578967094</text:p>
          </table:table-cell>
          <table:table-cell table:style-name="ce1" office:value-type="float" office:value="0.457897424697876" calcext:value-type="float">
            <text:p>0,4578974247</text:p>
          </table:table-cell>
          <table:table-cell table:style-name="ce1" office:value-type="float" office:value="-0.22243820130825" calcext:value-type="float">
            <text:p>-0,2224382013</text:p>
          </table:table-cell>
          <table:table-cell table:style-name="ce1" office:value-type="float" office:value="4.04027462005615" calcext:value-type="float">
            <text:p>4,0402746201</text:p>
          </table:table-cell>
          <table:table-cell table:style-name="ce1" office:value-type="float" office:value="-3.03971266746521" calcext:value-type="float">
            <text:p>-3,0397126675</text:p>
          </table:table-cell>
        </table:table-row>
        <table:table-row table:style-name="ro1">
          <table:table-cell table:style-name="ce1" office:value-type="string" calcext:value-type="string">
            <text:p>0.9026367664337158</text:p>
          </table:table-cell>
          <table:table-cell table:style-name="ce1" office:value-type="string" calcext:value-type="string">
            <text:p>0.015474319458007812</text:p>
          </table:table-cell>
          <table:table-cell table:style-name="ce1" office:value-type="string" calcext:value-type="string">
            <text:p>23.91038465499878</text:p>
          </table:table-cell>
          <table:table-cell table:style-name="ce1" office:value-type="float" office:value="-0.269900232553482" calcext:value-type="float">
            <text:p>-0,2699002326</text:p>
          </table:table-cell>
          <table:table-cell table:style-name="ce1" office:value-type="float" office:value="-0.191856801509857" calcext:value-type="float">
            <text:p>-0,1918568015</text:p>
          </table:table-cell>
          <table:table-cell table:style-name="ce1" office:value-type="float" office:value="2.19307565689087" calcext:value-type="float">
            <text:p>2,1930756569</text:p>
          </table:table-cell>
          <table:table-cell table:style-name="ce1" office:value-type="float" office:value="0.0666028286797225" calcext:value-type="float">
            <text:p>0,0666028287</text:p>
          </table:table-cell>
          <table:table-cell table:number-columns-repeated="2" table:style-name="ce1" office:value-type="float" office:value="0.0166977347115949" calcext:value-type="float">
            <text:p>0,0166977347</text:p>
          </table:table-cell>
          <table:table-cell table:style-name="ce1" office:value-type="float" office:value="-0.227540150284767" calcext:value-type="float">
            <text:p>-0,2275401503</text:p>
          </table:table-cell>
          <table:table-cell table:style-name="ce1" office:value-type="float" office:value="4.03937435150147" calcext:value-type="float">
            <text:p>4,0393743515</text:p>
          </table:table-cell>
          <table:table-cell table:style-name="ce1" office:value-type="float" office:value="-3.00271439552307" calcext:value-type="float">
            <text:p>-3,0027143955</text:p>
          </table:table-cell>
          <table:table-cell table:style-name="ce1" office:value-type="string" calcext:value-type="string">
            <text:p>0.06660282867972252</text:p>
          </table:table-cell>
          <table:table-cell table:style-name="ce1" office:value-type="string" calcext:value-type="string">
            <text:p>0.016697734711594855</text:p>
          </table:table-cell>
          <table:table-cell table:style-name="ce1" office:value-type="string" calcext:value-type="string">
            <text:p>-0.14457848035258647</text:p>
          </table:table-cell>
          <table:table-cell table:style-name="ce1" office:value-type="float" office:value="0.0666370242834091" calcext:value-type="float">
            <text:p>0,0666370243</text:p>
          </table:table-cell>
          <table:table-cell table:style-name="ce1" office:value-type="float" office:value="0.0485380813479424" calcext:value-type="float">
            <text:p>0,0485380813</text:p>
          </table:table-cell>
          <table:table-cell table:style-name="ce1" office:value-type="float" office:value="-0.0998043951034546" calcext:value-type="float">
            <text:p>-0,0998043951</text:p>
          </table:table-cell>
          <table:table-cell table:style-name="ce1" office:value-type="float" office:value="-0.258054843407344" calcext:value-type="float">
            <text:p>-0,2580548434</text:p>
          </table:table-cell>
          <table:table-cell table:style-name="ce1" office:value-type="float" office:value="-0.357600430165782" calcext:value-type="float">
            <text:p>-0,357600430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79240580800441" calcext:value-type="float">
            <text:p>0,9792405808</text:p>
          </table:table-cell>
          <table:table-cell table:style-name="ce1" office:value-type="float" office:value="0.085267769176071" calcext:value-type="float">
            <text:p>0,0852677692</text:p>
          </table:table-cell>
          <table:table-cell table:style-name="ce1" office:value-type="float" office:value="0.049036590034724" calcext:value-type="float">
            <text:p>0,04903659</text:p>
          </table:table-cell>
          <table:table-cell table:style-name="ce1" office:value-type="float" office:value="0.445269346237183" calcext:value-type="float">
            <text:p>0,4452693462</text:p>
          </table:table-cell>
          <table:table-cell table:style-name="ce1" office:value-type="float" office:value="0.445267677307129" calcext:value-type="float">
            <text:p>0,4452676773</text:p>
          </table:table-cell>
          <table:table-cell table:style-name="ce1" office:value-type="float" office:value="0.445266962051392" calcext:value-type="float">
            <text:p>0,4452669621</text:p>
          </table:table-cell>
          <table:table-cell table:style-name="ce1" office:value-type="float" office:value="-0.227540150284767" calcext:value-type="float">
            <text:p>-0,2275401503</text:p>
          </table:table-cell>
          <table:table-cell table:style-name="ce1" office:value-type="float" office:value="4.03937435150147" calcext:value-type="float">
            <text:p>4,0393743515</text:p>
          </table:table-cell>
          <table:table-cell table:style-name="ce1" office:value-type="float" office:value="-3.00271439552307" calcext:value-type="float">
            <text:p>-3,0027143955</text:p>
          </table:table-cell>
        </table:table-row>
        <table:table-row table:style-name="ro1">
          <table:table-cell table:style-name="ce1" office:value-type="string" calcext:value-type="string">
            <text:p>0.926403284072876</text:p>
          </table:table-cell>
          <table:table-cell table:style-name="ce1" office:value-type="string" calcext:value-type="string">
            <text:p>0.023766517639160156</text:p>
          </table:table-cell>
          <table:table-cell table:style-name="ce1" office:value-type="string" calcext:value-type="string">
            <text:p>24.389614582061768</text:p>
          </table:table-cell>
          <table:table-cell table:style-name="ce1" office:value-type="float" office:value="0.144000232219696" calcext:value-type="float">
            <text:p>0,1440002322</text:p>
          </table:table-cell>
          <table:table-cell table:style-name="ce1" office:value-type="float" office:value="-0.156800255179405" calcext:value-type="float">
            <text:p>-0,1568002552</text:p>
          </table:table-cell>
          <table:table-cell table:style-name="ce1" office:value-type="float" office:value="2.15813755989075" calcext:value-type="float">
            <text:p>2,1581375599</text:p>
          </table:table-cell>
          <table:table-cell table:style-name="ce1" office:value-type="float" office:value="0.0554136685370053" calcext:value-type="float">
            <text:p>0,0554136685</text:p>
          </table:table-cell>
          <table:table-cell table:number-columns-repeated="2" table:style-name="ce1" office:value-type="float" office:value="0.0226006691282223" calcext:value-type="float">
            <text:p>0,0226006691</text:p>
          </table:table-cell>
          <table:table-cell table:style-name="ce1" office:value-type="float" office:value="-0.241694837808609" calcext:value-type="float">
            <text:p>-0,2416948378</text:p>
          </table:table-cell>
          <table:table-cell table:style-name="ce1" office:value-type="float" office:value="4.04018783569336" calcext:value-type="float">
            <text:p>4,0401878357</text:p>
          </table:table-cell>
          <table:table-cell table:style-name="ce1" office:value-type="float" office:value="-2.96616315841675" calcext:value-type="float">
            <text:p>-2,9661631584</text:p>
          </table:table-cell>
          <table:table-cell table:style-name="ce1" office:value-type="string" calcext:value-type="string">
            <text:p>0.0554136685370053</text:p>
          </table:table-cell>
          <table:table-cell table:style-name="ce1" office:value-type="string" calcext:value-type="string">
            <text:p>0.022600669128222263</text:p>
          </table:table-cell>
          <table:table-cell table:style-name="ce1" office:value-type="string" calcext:value-type="string">
            <text:p>-0.1430701057562264</text:p>
          </table:table-cell>
          <table:table-cell table:style-name="ce1" office:value-type="float" office:value="0.0674750581383705" calcext:value-type="float">
            <text:p>0,0674750581</text:p>
          </table:table-cell>
          <table:table-cell table:style-name="ce1" office:value-type="float" office:value="0.0479642003774643" calcext:value-type="float">
            <text:p>0,0479642004</text:p>
          </table:table-cell>
          <table:table-cell table:style-name="ce1" office:value-type="float" office:value="-0.0984399341583252" calcext:value-type="float">
            <text:p>-0,0984399342</text:p>
          </table:table-cell>
          <table:table-cell table:style-name="ce1" office:value-type="float" office:value="-0.128804074077564" calcext:value-type="float">
            <text:p>-0,1288040741</text:p>
          </table:table-cell>
          <table:table-cell table:style-name="ce1" office:value-type="float" office:value="-0.265723098172707" calcext:value-type="float">
            <text:p>-0,26572309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99989744013566" calcext:value-type="float">
            <text:p>0,0069998974</text:p>
          </table:table-cell>
          <table:table-cell table:style-name="ce1" office:value-type="float" office:value="-0.00479347691339542" calcext:value-type="float">
            <text:p>-0,0047934769</text:p>
          </table:table-cell>
          <table:table-cell table:style-name="ce1" office:value-type="float" office:value="0.0547931360839514" calcext:value-type="float">
            <text:p>0,0547931361</text:p>
          </table:table-cell>
          <table:table-cell table:style-name="ce1" office:value-type="float" office:value="0.478883504867554" calcext:value-type="float">
            <text:p>0,4788835049</text:p>
          </table:table-cell>
          <table:table-cell table:style-name="ce1" office:value-type="float" office:value="0.478884935379028" calcext:value-type="float">
            <text:p>0,4788849354</text:p>
          </table:table-cell>
          <table:table-cell table:style-name="ce1" office:value-type="float" office:value="0.478885412216187" calcext:value-type="float">
            <text:p>0,4788854122</text:p>
          </table:table-cell>
          <table:table-cell table:style-name="ce1" office:value-type="float" office:value="-0.241694837808609" calcext:value-type="float">
            <text:p>-0,2416948378</text:p>
          </table:table-cell>
          <table:table-cell table:style-name="ce1" office:value-type="float" office:value="4.04018783569336" calcext:value-type="float">
            <text:p>4,0401878357</text:p>
          </table:table-cell>
          <table:table-cell table:style-name="ce1" office:value-type="float" office:value="-2.96616315841675" calcext:value-type="float">
            <text:p>-2,9661631584</text:p>
          </table:table-cell>
        </table:table-row>
        <table:table-row table:style-name="ro1">
          <table:table-cell table:style-name="ce1" office:value-type="string" calcext:value-type="string">
            <text:p>0.9427511692047119</text:p>
          </table:table-cell>
          <table:table-cell table:style-name="ce1" office:value-type="string" calcext:value-type="string">
            <text:p>0.016347885131835938</text:p>
          </table:table-cell>
          <table:table-cell table:style-name="ce1" office:value-type="string" calcext:value-type="string">
            <text:p>24.847532987594604</text:p>
          </table:table-cell>
          <table:table-cell table:style-name="ce1" office:value-type="float" office:value="0.148331969976425" calcext:value-type="float">
            <text:p>0,14833197</text:p>
          </table:table-cell>
          <table:table-cell table:style-name="ce1" office:value-type="float" office:value="-0.148331969976425" calcext:value-type="float">
            <text:p>-0,14833197</text:p>
          </table:table-cell>
          <table:table-cell table:style-name="ce1" office:value-type="float" office:value="2.12845921516418" calcext:value-type="float">
            <text:p>2,1284592152</text:p>
          </table:table-cell>
          <table:table-cell table:style-name="ce1" office:value-type="float" office:value="-0.0770926947744253" calcext:value-type="float">
            <text:p>-0,0770926948</text:p>
          </table:table-cell>
          <table:table-cell table:number-columns-repeated="2" table:style-name="ce1" office:value-type="float" office:value="0.0188665129862405" calcext:value-type="float">
            <text:p>0,018866513</text:p>
          </table:table-cell>
          <table:table-cell table:style-name="ce1" office:value-type="float" office:value="-0.241684228181839" calcext:value-type="float">
            <text:p>-0,2416842282</text:p>
          </table:table-cell>
          <table:table-cell table:style-name="ce1" office:value-type="float" office:value="4.04396724700928" calcext:value-type="float">
            <text:p>4,043967247</text:p>
          </table:table-cell>
          <table:table-cell table:style-name="ce1" office:value-type="float" office:value="-2.93047952651978" calcext:value-type="float">
            <text:p>-2,9304795265</text:p>
          </table:table-cell>
          <table:table-cell table:style-name="ce1" office:value-type="string" calcext:value-type="string">
            <text:p>-0.07709269477442526</text:p>
          </table:table-cell>
          <table:table-cell table:style-name="ce1" office:value-type="string" calcext:value-type="string">
            <text:p>0.01886651298624046</text:p>
          </table:table-cell>
          <table:table-cell table:style-name="ce1" office:value-type="string" calcext:value-type="string">
            <text:p>-0.14071635029621518</text:p>
          </table:table-cell>
          <table:table-cell table:style-name="ce1" office:value-type="float" office:value="-0.036000058054924" calcext:value-type="float">
            <text:p>-0,0360000581</text:p>
          </table:table-cell>
          <table:table-cell table:style-name="ce1" office:value-type="float" office:value="0.0392000637948513" calcext:value-type="float">
            <text:p>0,0392000638</text:p>
          </table:table-cell>
          <table:table-cell table:style-name="ce1" office:value-type="float" office:value="-0.0966231531143188" calcext:value-type="float">
            <text:p>-0,0966231531</text:p>
          </table:table-cell>
          <table:table-cell table:style-name="ce1" office:value-type="float" office:value="-0.194764343563804" calcext:value-type="float">
            <text:p>-0,1947643436</text:p>
          </table:table-cell>
          <table:table-cell table:style-name="ce1" office:value-type="float" office:value="-0.193897636434095" calcext:value-type="float">
            <text:p>-0,19389763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03600963237594" calcext:value-type="float">
            <text:p>-0,9036009632</text:p>
          </table:table-cell>
          <table:table-cell table:style-name="ce1" office:value-type="float" office:value="-0.0765310138948745" calcext:value-type="float">
            <text:p>-0,0765310139</text:p>
          </table:table-cell>
          <table:table-cell table:style-name="ce1" office:value-type="float" office:value="0.076272112724146" calcext:value-type="float">
            <text:p>0,0762721127</text:p>
          </table:table-cell>
          <table:table-cell table:style-name="ce1" office:value-type="float" office:value="0.458056688308716" calcext:value-type="float">
            <text:p>0,4580566883</text:p>
          </table:table-cell>
          <table:table-cell table:style-name="ce1" office:value-type="float" office:value="0.458069801330566" calcext:value-type="float">
            <text:p>0,4580698013</text:p>
          </table:table-cell>
          <table:table-cell table:style-name="ce1" office:value-type="float" office:value="0.458071708679199" calcext:value-type="float">
            <text:p>0,4580717087</text:p>
          </table:table-cell>
          <table:table-cell table:style-name="ce1" office:value-type="float" office:value="-0.241684228181839" calcext:value-type="float">
            <text:p>-0,2416842282</text:p>
          </table:table-cell>
          <table:table-cell table:style-name="ce1" office:value-type="float" office:value="4.04396724700928" calcext:value-type="float">
            <text:p>4,043967247</text:p>
          </table:table-cell>
          <table:table-cell table:style-name="ce1" office:value-type="float" office:value="-2.93047952651978" calcext:value-type="float">
            <text:p>-2,9304795265</text:p>
          </table:table-cell>
        </table:table-row>
        <table:table-row table:style-name="ro1">
          <table:table-cell table:style-name="ce1" office:value-type="string" calcext:value-type="string">
            <text:p>0.9582443237304688</text:p>
          </table:table-cell>
          <table:table-cell table:style-name="ce1" office:value-type="string" calcext:value-type="string">
            <text:p>0.015493154525756836</text:p>
          </table:table-cell>
          <table:table-cell table:style-name="ce1" office:value-type="string" calcext:value-type="string">
            <text:p>25.307865858078003</text:p>
          </table:table-cell>
          <table:table-cell table:style-name="ce1" office:value-type="float" office:value="-0.277245879173279" calcext:value-type="float">
            <text:p>-0,2772458792</text:p>
          </table:table-cell>
          <table:table-cell table:style-name="ce1" office:value-type="float" office:value="-0.177561953663826" calcext:value-type="float">
            <text:p>-0,1775619537</text:p>
          </table:table-cell>
          <table:table-cell table:style-name="ce1" office:value-type="float" office:value="2.10089087486267" calcext:value-type="float">
            <text:p>2,1008908749</text:p>
          </table:table-cell>
          <table:table-cell table:style-name="ce1" office:value-type="float" office:value="-0.0623082359867437" calcext:value-type="float">
            <text:p>-0,062308236</text:p>
          </table:table-cell>
          <table:table-cell table:number-columns-repeated="2" table:style-name="ce1" office:value-type="float" office:value="0.0246900824064865" calcext:value-type="float">
            <text:p>0,0246900824</text:p>
          </table:table-cell>
          <table:table-cell table:style-name="ce1" office:value-type="float" office:value="-0.235562860965729" calcext:value-type="float">
            <text:p>-0,235562861</text:p>
          </table:table-cell>
          <table:table-cell table:style-name="ce1" office:value-type="float" office:value="4.04987764358521" calcext:value-type="float">
            <text:p>4,0498776436</text:p>
          </table:table-cell>
          <table:table-cell table:style-name="ce1" office:value-type="float" office:value="-2.89526200294495" calcext:value-type="float">
            <text:p>-2,8952620029</text:p>
          </table:table-cell>
          <table:table-cell table:style-name="ce1" office:value-type="string" calcext:value-type="string">
            <text:p>-0.062308235986743676</text:p>
          </table:table-cell>
          <table:table-cell table:style-name="ce1" office:value-type="string" calcext:value-type="string">
            <text:p>0.02469008240648651</text:p>
          </table:table-cell>
          <table:table-cell table:style-name="ce1" office:value-type="string" calcext:value-type="string">
            <text:p>-0.13946819301366653</text:p>
          </table:table-cell>
          <table:table-cell table:style-name="ce1" office:value-type="float" office:value="-0.0370829924941063" calcext:value-type="float">
            <text:p>-0,0370829925</text:p>
          </table:table-cell>
          <table:table-cell table:style-name="ce1" office:value-type="float" office:value="0.0370829924941063" calcext:value-type="float">
            <text:p>0,0370829925</text:p>
          </table:table-cell>
          <table:table-cell table:style-name="ce1" office:value-type="float" office:value="-0.0950798791885376" calcext:value-type="float">
            <text:p>-0,0950798792</text:p>
          </table:table-cell>
          <table:table-cell table:style-name="ce1" office:value-type="float" office:value="-0.263052790805062" calcext:value-type="float">
            <text:p>-0,2630527908</text:p>
          </table:table-cell>
          <table:table-cell table:style-name="ce1" office:value-type="float" office:value="-0.125610957447712" calcext:value-type="float">
            <text:p>-0,12561095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40913464625812" calcext:value-type="float">
            <text:p>-0,0094091346</text:p>
          </table:table-cell>
          <table:table-cell table:style-name="ce1" office:value-type="float" office:value="-0.0183947652034848" calcext:value-type="float">
            <text:p>-0,0183947652</text:p>
          </table:table-cell>
          <table:table-cell table:style-name="ce1" office:value-type="float" office:value="0.0644674469948423" calcext:value-type="float">
            <text:p>0,064467447</text:p>
          </table:table-cell>
          <table:table-cell table:style-name="ce1" office:value-type="float" office:value="0.460375785827637" calcext:value-type="float">
            <text:p>0,4603757858</text:p>
          </table:table-cell>
          <table:table-cell table:style-name="ce1" office:value-type="float" office:value="0.460363864898682" calcext:value-type="float">
            <text:p>0,4603638649</text:p>
          </table:table-cell>
          <table:table-cell table:style-name="ce1" office:value-type="float" office:value="0.46036171913147" calcext:value-type="float">
            <text:p>0,4603617191</text:p>
          </table:table-cell>
          <table:table-cell table:style-name="ce1" office:value-type="float" office:value="-0.235562860965729" calcext:value-type="float">
            <text:p>-0,235562861</text:p>
          </table:table-cell>
          <table:table-cell table:style-name="ce1" office:value-type="float" office:value="4.04987764358521" calcext:value-type="float">
            <text:p>4,0498776436</text:p>
          </table:table-cell>
          <table:table-cell table:style-name="ce1" office:value-type="float" office:value="-2.89526200294495" calcext:value-type="float">
            <text:p>-2,8952620029</text:p>
          </table:table-cell>
        </table:table-row>
        <table:table-row table:style-name="ro1">
          <table:table-cell table:style-name="ce1" office:value-type="string" calcext:value-type="string">
            <text:p>0.9735064506530762</text:p>
          </table:table-cell>
          <table:table-cell table:style-name="ce1" office:value-type="string" calcext:value-type="string">
            <text:p>0.015262126922607422</text:p>
          </table:table-cell>
          <table:table-cell table:style-name="ce1" office:value-type="string" calcext:value-type="string">
            <text:p>25.815945625305176</text:p>
          </table:table-cell>
          <table:table-cell table:style-name="ce1" office:value-type="float" office:value="0.156946286559105" calcext:value-type="float">
            <text:p>0,1569462866</text:p>
          </table:table-cell>
          <table:table-cell table:style-name="ce1" office:value-type="float" office:value="-0.132327258586884" calcext:value-type="float">
            <text:p>-0,1323272586</text:p>
          </table:table-cell>
          <table:table-cell table:style-name="ce1" office:value-type="float" office:value="2.07543587684631" calcext:value-type="float">
            <text:p>2,0754358768</text:p>
          </table:table-cell>
          <table:table-cell table:style-name="ce1" office:value-type="float" office:value="0.0786354524029301" calcext:value-type="float">
            <text:p>0,0786354524</text:p>
          </table:table-cell>
          <table:table-cell table:number-columns-repeated="2" table:style-name="ce1" office:value-type="float" office:value="0.0424742648872378" calcext:value-type="float">
            <text:p>0,0424742649</text:p>
          </table:table-cell>
          <table:table-cell table:style-name="ce1" office:value-type="float" office:value="-0.242623835802078" calcext:value-type="float">
            <text:p>-0,2426238358</text:p>
          </table:table-cell>
          <table:table-cell table:style-name="ce1" office:value-type="float" office:value="4.05652332305908" calcext:value-type="float">
            <text:p>4,0565233231</text:p>
          </table:table-cell>
          <table:table-cell table:style-name="ce1" office:value-type="float" office:value="-2.85909414291382" calcext:value-type="float">
            <text:p>-2,8590941429</text:p>
          </table:table-cell>
          <table:table-cell table:style-name="ce1" office:value-type="string" calcext:value-type="string">
            <text:p>0.07863545240293009</text:p>
          </table:table-cell>
          <table:table-cell table:style-name="ce1" office:value-type="string" calcext:value-type="string">
            <text:p>0.042474264887237774</text:p>
          </table:table-cell>
          <table:table-cell table:style-name="ce1" office:value-type="string" calcext:value-type="string">
            <text:p>-0.1382913630704209</text:p>
          </table:table-cell>
          <table:table-cell table:style-name="ce1" office:value-type="float" office:value="0.0693114697933197" calcext:value-type="float">
            <text:p>0,0693114698</text:p>
          </table:table-cell>
          <table:table-cell table:style-name="ce1" office:value-type="float" office:value="0.0443904884159565" calcext:value-type="float">
            <text:p>0,0443904884</text:p>
          </table:table-cell>
          <table:table-cell table:style-name="ce1" office:value-type="float" office:value="-0.0936463254928589" calcext:value-type="float">
            <text:p>-0,0936463255</text:p>
          </table:table-cell>
          <table:table-cell table:style-name="ce1" office:value-type="float" office:value="-0.122030995484295" calcext:value-type="float">
            <text:p>-0,1220309955</text:p>
          </table:table-cell>
          <table:table-cell table:style-name="ce1" office:value-type="float" office:value="-0.0352932115881011" calcext:value-type="float">
            <text:p>-0,03529321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836677087224735" calcext:value-type="float">
            <text:p>0,8366770872</text:p>
          </table:table-cell>
          <table:table-cell table:style-name="ce1" office:value-type="float" office:value="0.057465262886035" calcext:value-type="float">
            <text:p>0,0574652629</text:p>
          </table:table-cell>
          <table:table-cell table:style-name="ce1" office:value-type="float" office:value="0.0541984968975192" calcext:value-type="float">
            <text:p>0,0541984969</text:p>
          </table:table-cell>
          <table:table-cell table:style-name="ce1" office:value-type="float" office:value="0.508652448654175" calcext:value-type="float">
            <text:p>0,5086524487</text:p>
          </table:table-cell>
          <table:table-cell table:style-name="ce1" office:value-type="float" office:value="0.508654832839966" calcext:value-type="float">
            <text:p>0,5086548328</text:p>
          </table:table-cell>
          <table:table-cell table:style-name="ce1" office:value-type="float" office:value="0.508655071258545" calcext:value-type="float">
            <text:p>0,5086550713</text:p>
          </table:table-cell>
          <table:table-cell table:style-name="ce1" office:value-type="float" office:value="-0.242623835802078" calcext:value-type="float">
            <text:p>-0,2426238358</text:p>
          </table:table-cell>
          <table:table-cell table:style-name="ce1" office:value-type="float" office:value="4.05652332305908" calcext:value-type="float">
            <text:p>4,0565233231</text:p>
          </table:table-cell>
          <table:table-cell table:style-name="ce1" office:value-type="float" office:value="-2.85909414291382" calcext:value-type="float">
            <text:p>-2,8590941429</text:p>
          </table:table-cell>
        </table:table-row>
        <table:table-row table:style-name="ro1">
          <table:table-cell table:style-name="ce1" office:value-type="string" calcext:value-type="string">
            <text:p>0.9888739585876465</text:p>
          </table:table-cell>
          <table:table-cell table:style-name="ce1" office:value-type="string" calcext:value-type="string">
            <text:p>0.015367507934570312</text:p>
          </table:table-cell>
          <table:table-cell table:style-name="ce1" office:value-type="string" calcext:value-type="string">
            <text:p>26.29119300842285</text:p>
          </table:table-cell>
          <table:table-cell table:style-name="ce1" office:value-type="float" office:value="0.136274382472038" calcext:value-type="float">
            <text:p>0,1362743825</text:p>
          </table:table-cell>
          <table:table-cell table:style-name="ce1" office:value-type="float" office:value="-0.130217745900154" calcext:value-type="float">
            <text:p>-0,1302177459</text:p>
          </table:table-cell>
          <table:table-cell table:style-name="ce1" office:value-type="float" office:value="2.04234981536865" calcext:value-type="float">
            <text:p>2,0423498154</text:p>
          </table:table-cell>
          <table:table-cell table:style-name="ce1" office:value-type="float" office:value="-0.0807725983417893" calcext:value-type="float">
            <text:p>-0,0807725983</text:p>
          </table:table-cell>
          <table:table-cell table:number-columns-repeated="2" table:style-name="ce1" office:value-type="float" office:value="0.0333151585736405" calcext:value-type="float">
            <text:p>0,0333151586</text:p>
          </table:table-cell>
          <table:table-cell table:style-name="ce1" office:value-type="float" office:value="-0.249104991555214" calcext:value-type="float">
            <text:p>-0,2491049916</text:p>
          </table:table-cell>
          <table:table-cell table:style-name="ce1" office:value-type="float" office:value="4.06389570236206" calcext:value-type="float">
            <text:p>4,0638957024</text:p>
          </table:table-cell>
          <table:table-cell table:style-name="ce1" office:value-type="float" office:value="-2.82527089118958" calcext:value-type="float">
            <text:p>-2,8252708912</text:p>
          </table:table-cell>
          <table:table-cell table:style-name="ce1" office:value-type="string" calcext:value-type="string">
            <text:p>-0.08077259834178932</text:p>
          </table:table-cell>
          <table:table-cell table:style-name="ce1" office:value-type="string" calcext:value-type="string">
            <text:p>0.03331515857364049</text:p>
          </table:table-cell>
          <table:table-cell table:style-name="ce1" office:value-type="string" calcext:value-type="string">
            <text:p>-0.13698224704131914</text:p>
          </table:table-cell>
          <table:table-cell table:style-name="ce1" office:value-type="float" office:value="-0.0392365716397762" calcext:value-type="float">
            <text:p>-0,0392365716</text:p>
          </table:table-cell>
          <table:table-cell table:style-name="ce1" office:value-type="float" office:value="0.0330818146467209" calcext:value-type="float">
            <text:p>0,0330818146</text:p>
          </table:table-cell>
          <table:table-cell table:style-name="ce1" office:value-type="float" office:value="-0.0923226655960083" calcext:value-type="float">
            <text:p>-0,0923226656</text:p>
          </table:table-cell>
          <table:table-cell table:style-name="ce1" office:value-type="float" office:value="-0.196539567762979" calcext:value-type="float">
            <text:p>-0,1965395678</text:p>
          </table:table-cell>
          <table:table-cell table:style-name="ce1" office:value-type="float" office:value="0.0275299171613419" calcext:value-type="float">
            <text:p>0,02752991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14590710581202" calcext:value-type="float">
            <text:p>-0,9145907106</text:p>
          </table:table-cell>
          <table:table-cell table:style-name="ce1" office:value-type="float" office:value="-0.095279928136315" calcext:value-type="float">
            <text:p>-0,0952799281</text:p>
          </table:table-cell>
          <table:table-cell table:style-name="ce1" office:value-type="float" office:value="0.0536167421875667" calcext:value-type="float">
            <text:p>0,0536167422</text:p>
          </table:table-cell>
          <table:table-cell table:style-name="ce1" office:value-type="float" office:value="0.47473931312561" calcext:value-type="float">
            <text:p>0,4747393131</text:p>
          </table:table-cell>
          <table:table-cell table:style-name="ce1" office:value-type="float" office:value="0.474755764007568" calcext:value-type="float">
            <text:p>0,474755764</text:p>
          </table:table-cell>
          <table:table-cell table:style-name="ce1" office:value-type="float" office:value="0.474758386611939" calcext:value-type="float">
            <text:p>0,4747583866</text:p>
          </table:table-cell>
          <table:table-cell table:style-name="ce1" office:value-type="float" office:value="-0.249104991555214" calcext:value-type="float">
            <text:p>-0,2491049916</text:p>
          </table:table-cell>
          <table:table-cell table:style-name="ce1" office:value-type="float" office:value="4.06389570236206" calcext:value-type="float">
            <text:p>4,0638957024</text:p>
          </table:table-cell>
          <table:table-cell table:style-name="ce1" office:value-type="float" office:value="-2.82527089118958" calcext:value-type="float">
            <text:p>-2,8252708912</text:p>
          </table:table-cell>
        </table:table-row>
        <table:table-row table:style-name="ro1">
          <table:table-cell table:style-name="ce1" office:value-type="string" calcext:value-type="string">
            <text:p>1.0122230052947998</text:p>
          </table:table-cell>
          <table:table-cell table:style-name="ce1" office:value-type="string" calcext:value-type="string">
            <text:p>0.02334904670715332</text:p>
          </table:table-cell>
          <table:table-cell table:style-name="ce1" office:value-type="string" calcext:value-type="string">
            <text:p>26.744049787521362</text:p>
          </table:table-cell>
          <table:table-cell table:style-name="ce1" office:value-type="float" office:value="-0.291132062673569" calcext:value-type="float">
            <text:p>-0,2911320627</text:p>
          </table:table-cell>
          <table:table-cell table:style-name="ce1" office:value-type="float" office:value="-0.153069421648979" calcext:value-type="float">
            <text:p>-0,1530694216</text:p>
          </table:table-cell>
          <table:table-cell table:style-name="ce1" office:value-type="float" office:value="2.0241687297821" calcext:value-type="float">
            <text:p>2,0241687298</text:p>
          </table:table-cell>
          <table:table-cell table:style-name="ce1" office:value-type="float" office:value="-0.0574578007149423" calcext:value-type="float">
            <text:p>-0,0574578007</text:p>
          </table:table-cell>
          <table:table-cell table:number-columns-repeated="2" table:style-name="ce1" office:value-type="float" office:value="0.0406523224774049" calcext:value-type="float">
            <text:p>0,0406523225</text:p>
          </table:table-cell>
          <table:table-cell table:style-name="ce1" office:value-type="float" office:value="-0.249104991555214" calcext:value-type="float">
            <text:p>-0,2491049916</text:p>
          </table:table-cell>
          <table:table-cell table:style-name="ce1" office:value-type="float" office:value="4.06389570236206" calcext:value-type="float">
            <text:p>4,0638957024</text:p>
          </table:table-cell>
          <table:table-cell table:style-name="ce1" office:value-type="float" office:value="-2.82527089118958" calcext:value-type="float">
            <text:p>-2,8252708912</text:p>
          </table:table-cell>
          <table:table-cell table:style-name="ce1" office:value-type="string" calcext:value-type="string">
            <text:p>-0.0574578007149423</text:p>
          </table:table-cell>
          <table:table-cell table:style-name="ce1" office:value-type="string" calcext:value-type="string">
            <text:p>0.04065232247740494</text:p>
          </table:table-cell>
          <table:table-cell table:style-name="ce1" office:value-type="string" calcext:value-type="string">
            <text:p>-0.13477465626978274</text:p>
          </table:table-cell>
          <table:table-cell table:style-name="ce1" office:value-type="float" office:value="-0.0340685956180096" calcext:value-type="float">
            <text:p>-0,0340685956</text:p>
          </table:table-cell>
          <table:table-cell table:style-name="ce1" office:value-type="float" office:value="0.0325544364750385" calcext:value-type="float">
            <text:p>0,0325544365</text:p>
          </table:table-cell>
          <table:table-cell table:style-name="ce1" office:value-type="float" office:value="-0.0906021903991699" calcext:value-type="float">
            <text:p>-0,0906021904</text:p>
          </table:table-cell>
          <table:table-cell table:style-name="ce1" office:value-type="float" office:value="-0.258220862538952" calcext:value-type="float">
            <text:p>-0,2582208625</text:p>
          </table:table-cell>
          <table:table-cell table:style-name="ce1" office:value-type="float" office:value="0.0864674316900249" calcext:value-type="float">
            <text:p>0,086467431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456710737707077" calcext:value-type="float">
            <text:p>0,0456710738</text:p>
          </table:table-cell>
          <table:table-cell table:style-name="ce1" office:value-type="float" office:value="-0.00466080032743829" calcext:value-type="float">
            <text:p>-0,0046608003</text:p>
          </table:table-cell>
          <table:table-cell table:style-name="ce1" office:value-type="float" office:value="0.0731013651754879" calcext:value-type="float">
            <text:p>0,0731013652</text:p>
          </table:table-cell>
          <table:table-cell table:style-name="ce1" office:value-type="float" office:value="0.452625751495361" calcext:value-type="float">
            <text:p>0,4526257515</text:p>
          </table:table-cell>
          <table:table-cell table:style-name="ce1" office:value-type="float" office:value="0.452607393264771" calcext:value-type="float">
            <text:p>0,4526073933</text:p>
          </table:table-cell>
          <table:table-cell table:style-name="ce1" office:value-type="float" office:value="0.452605247497559" calcext:value-type="float">
            <text:p>0,4526052475</text:p>
          </table:table-cell>
          <table:table-cell table:style-name="ce1" office:value-type="float" office:value="-0.249104991555214" calcext:value-type="float">
            <text:p>-0,2491049916</text:p>
          </table:table-cell>
          <table:table-cell table:style-name="ce1" office:value-type="float" office:value="4.06389570236206" calcext:value-type="float">
            <text:p>4,0638957024</text:p>
          </table:table-cell>
          <table:table-cell table:style-name="ce1" office:value-type="float" office:value="-2.82527089118958" calcext:value-type="float">
            <text:p>-2,8252708912</text:p>
          </table:table-cell>
        </table:table-row>
        <table:table-row table:style-name="ro1">
          <table:table-cell table:style-name="ce1" office:value-type="string" calcext:value-type="string">
            <text:p>1.036189317703247</text:p>
          </table:table-cell>
          <table:table-cell table:style-name="ce1" office:value-type="string" calcext:value-type="string">
            <text:p>0.023966312408447266</text:p>
          </table:table-cell>
          <table:table-cell table:style-name="ce1" office:value-type="string" calcext:value-type="string">
            <text:p>27.221826791763306</text:p>
          </table:table-cell>
          <table:table-cell table:style-name="ce1" office:value-type="float" office:value="0.139222174882889" calcext:value-type="float">
            <text:p>0,1392221749</text:p>
          </table:table-cell>
          <table:table-cell table:style-name="ce1" office:value-type="float" office:value="-0.109600432217121" calcext:value-type="float">
            <text:p>-0,1096004322</text:p>
          </table:table-cell>
          <table:table-cell table:style-name="ce1" office:value-type="float" office:value="1.9977400302887" calcext:value-type="float">
            <text:p>1,9977400303</text:p>
          </table:table-cell>
          <table:table-cell table:style-name="ce1" office:value-type="float" office:value="0.0838130528059665" calcext:value-type="float">
            <text:p>0,0838130528</text:p>
          </table:table-cell>
          <table:table-cell table:number-columns-repeated="2" table:style-name="ce1" office:value-type="float" office:value="0.054636274403653" calcext:value-type="float">
            <text:p>0,0546362744</text:p>
          </table:table-cell>
          <table:table-cell table:style-name="ce1" office:value-type="float" office:value="-0.249062165617943" calcext:value-type="float">
            <text:p>-0,2490621656</text:p>
          </table:table-cell>
          <table:table-cell table:style-name="ce1" office:value-type="float" office:value="4.07358741760254" calcext:value-type="float">
            <text:p>4,0735874176</text:p>
          </table:table-cell>
          <table:table-cell table:style-name="ce1" office:value-type="float" office:value="-2.79132652282715" calcext:value-type="float">
            <text:p>-2,7913265228</text:p>
          </table:table-cell>
          <table:table-cell table:style-name="ce1" office:value-type="string" calcext:value-type="string">
            <text:p>0.08381305280596646</text:p>
          </table:table-cell>
          <table:table-cell table:style-name="ce1" office:value-type="string" calcext:value-type="string">
            <text:p>0.05463627440365298</text:p>
          </table:table-cell>
          <table:table-cell table:style-name="ce1" office:value-type="string" calcext:value-type="string">
            <text:p>-0.134707273520593</text:p>
          </table:table-cell>
          <table:table-cell table:style-name="ce1" office:value-type="float" office:value="0.0727830156683922" calcext:value-type="float">
            <text:p>0,0727830157</text:p>
          </table:table-cell>
          <table:table-cell table:style-name="ce1" office:value-type="float" office:value="0.0382673554122448" calcext:value-type="float">
            <text:p>0,0382673554</text:p>
          </table:table-cell>
          <table:table-cell table:style-name="ce1" office:value-type="float" office:value="-0.0896567739486694" calcext:value-type="float">
            <text:p>-0,0896567739</text:p>
          </table:table-cell>
          <table:table-cell table:style-name="ce1" office:value-type="float" office:value="-0.118858187843269" calcext:value-type="float">
            <text:p>-0,1188581878</text:p>
          </table:table-cell>
          <table:table-cell table:style-name="ce1" office:value-type="float" office:value="0.159742116925887" calcext:value-type="float">
            <text:p>0,15974211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892862599307395" calcext:value-type="float">
            <text:p>0,8928625993</text:p>
          </table:table-cell>
          <table:table-cell table:style-name="ce1" office:value-type="float" office:value="0.0477367153379556" calcext:value-type="float">
            <text:p>0,0477367153</text:p>
          </table:table-cell>
          <table:table-cell table:style-name="ce1" office:value-type="float" office:value="0.0379800171230574" calcext:value-type="float">
            <text:p>0,0379800171</text:p>
          </table:table-cell>
          <table:table-cell table:style-name="ce1" office:value-type="float" office:value="0.478692293167114" calcext:value-type="float">
            <text:p>0,4786922932</text:p>
          </table:table-cell>
          <table:table-cell table:style-name="ce1" office:value-type="float" office:value="0.478702306747437" calcext:value-type="float">
            <text:p>0,4787023067</text:p>
          </table:table-cell>
          <table:table-cell table:style-name="ce1" office:value-type="float" office:value="0.47870135307312" calcext:value-type="float">
            <text:p>0,4787013531</text:p>
          </table:table-cell>
          <table:table-cell table:style-name="ce1" office:value-type="float" office:value="-0.249062165617943" calcext:value-type="float">
            <text:p>-0,2490621656</text:p>
          </table:table-cell>
          <table:table-cell table:style-name="ce1" office:value-type="float" office:value="4.07358741760254" calcext:value-type="float">
            <text:p>4,0735874176</text:p>
          </table:table-cell>
          <table:table-cell table:style-name="ce1" office:value-type="float" office:value="-2.79132652282715" calcext:value-type="float">
            <text:p>-2,7913265228</text:p>
          </table:table-cell>
        </table:table-row>
        <table:table-row table:style-name="ro1">
          <table:table-cell table:style-name="ce1" office:value-type="string" calcext:value-type="string">
            <text:p>1.0500600337982178</text:p>
          </table:table-cell>
          <table:table-cell table:style-name="ce1" office:value-type="string" calcext:value-type="string">
            <text:p>0.013870716094970703</text:p>
          </table:table-cell>
          <table:table-cell table:style-name="ce1" office:value-type="string" calcext:value-type="string">
            <text:p>27.71966814994812</text:p>
          </table:table-cell>
          <table:table-cell table:style-name="ce1" office:value-type="float" office:value="0.125369310379028" calcext:value-type="float">
            <text:p>0,1253693104</text:p>
          </table:table-cell>
          <table:table-cell table:style-name="ce1" office:value-type="float" office:value="-0.102044783532619" calcext:value-type="float">
            <text:p>-0,1020447835</text:p>
          </table:table-cell>
          <table:table-cell table:style-name="ce1" office:value-type="float" office:value="1.96630644798279" calcext:value-type="float">
            <text:p>1,966306448</text:p>
          </table:table-cell>
          <table:table-cell table:style-name="ce1" office:value-type="float" office:value="-0.0743194549523015" calcext:value-type="float">
            <text:p>-0,074319455</text:p>
          </table:table-cell>
          <table:table-cell table:number-columns-repeated="2" table:style-name="ce1" office:value-type="float" office:value="0.04556326993857" calcext:value-type="float">
            <text:p>0,0455632699</text:p>
          </table:table-cell>
          <table:table-cell table:style-name="ce1" office:value-type="float" office:value="-0.258228749036789" calcext:value-type="float">
            <text:p>-0,258228749</text:p>
          </table:table-cell>
          <table:table-cell table:style-name="ce1" office:value-type="float" office:value="4.08352136611939" calcext:value-type="float">
            <text:p>4,0835213661</text:p>
          </table:table-cell>
          <table:table-cell table:style-name="ce1" office:value-type="float" office:value="-2.75697994232178" calcext:value-type="float">
            <text:p>-2,7569799423</text:p>
          </table:table-cell>
          <table:table-cell table:style-name="ce1" office:value-type="string" calcext:value-type="string">
            <text:p>-0.07431945495230147</text:p>
          </table:table-cell>
          <table:table-cell table:style-name="ce1" office:value-type="string" calcext:value-type="string">
            <text:p>0.04556326993856999</text:p>
          </table:table-cell>
          <table:table-cell table:style-name="ce1" office:value-type="string" calcext:value-type="string">
            <text:p>-0.1329529712186243</text:p>
          </table:table-cell>
          <table:table-cell table:style-name="ce1" office:value-type="float" office:value="-0.0348055437207222" calcext:value-type="float">
            <text:p>-0,0348055437</text:p>
          </table:table-cell>
          <table:table-cell table:style-name="ce1" office:value-type="float" office:value="0.0274001080542803" calcext:value-type="float">
            <text:p>0,0274001081</text:p>
          </table:table-cell>
          <table:table-cell table:style-name="ce1" office:value-type="float" office:value="-0.0882824815750122" calcext:value-type="float">
            <text:p>-0,0882824816</text:p>
          </table:table-cell>
          <table:table-cell table:style-name="ce1" office:value-type="float" office:value="-0.18804513317421" calcext:value-type="float">
            <text:p>-0,1880451332</text:p>
          </table:table-cell>
          <table:table-cell table:style-name="ce1" office:value-type="float" office:value="0.214209426905935" calcext:value-type="float">
            <text:p>0,21420942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65984943201172" calcext:value-type="float">
            <text:p>-0,8659849432</text:p>
          </table:table-cell>
          <table:table-cell table:style-name="ce1" office:value-type="float" office:value="-0.0874693468709641" calcext:value-type="float">
            <text:p>-0,0874693469</text:p>
          </table:table-cell>
          <table:table-cell table:style-name="ce1" office:value-type="float" office:value="0.0531804142555174" calcext:value-type="float">
            <text:p>0,0531804143</text:p>
          </table:table-cell>
          <table:table-cell table:style-name="ce1" office:value-type="float" office:value="0.49695348739624" calcext:value-type="float">
            <text:p>0,4969534874</text:p>
          </table:table-cell>
          <table:table-cell table:style-name="ce1" office:value-type="float" office:value="0.496962547302246" calcext:value-type="float">
            <text:p>0,4969625473</text:p>
          </table:table-cell>
          <table:table-cell table:style-name="ce1" office:value-type="float" office:value="0.496963024139404" calcext:value-type="float">
            <text:p>0,4969630241</text:p>
          </table:table-cell>
          <table:table-cell table:style-name="ce1" office:value-type="float" office:value="-0.258228749036789" calcext:value-type="float">
            <text:p>-0,258228749</text:p>
          </table:table-cell>
          <table:table-cell table:style-name="ce1" office:value-type="float" office:value="4.08352136611939" calcext:value-type="float">
            <text:p>4,0835213661</text:p>
          </table:table-cell>
          <table:table-cell table:style-name="ce1" office:value-type="float" office:value="-2.75697994232178" calcext:value-type="float">
            <text:p>-2,7569799423</text:p>
          </table:table-cell>
        </table:table-row>
        <table:table-row table:style-name="ro1">
          <table:table-cell table:style-name="ce1" office:value-type="string" calcext:value-type="string">
            <text:p>1.0636100769042969</text:p>
          </table:table-cell>
          <table:table-cell table:style-name="ce1" office:value-type="string" calcext:value-type="string">
            <text:p>0.013550043106079102</text:p>
          </table:table-cell>
          <table:table-cell table:style-name="ce1" office:value-type="string" calcext:value-type="string">
            <text:p>28.201029062271118</text:p>
          </table:table-cell>
          <table:table-cell table:style-name="ce1" office:value-type="float" office:value="0.13575553894043" calcext:value-type="float">
            <text:p>0,1357555389</text:p>
          </table:table-cell>
          <table:table-cell table:style-name="ce1" office:value-type="float" office:value="-0.0895408913493156" calcext:value-type="float">
            <text:p>-0,0895408913</text:p>
          </table:table-cell>
          <table:table-cell table:style-name="ce1" office:value-type="float" office:value="1.94799637794495" calcext:value-type="float">
            <text:p>1,9479963779</text:p>
          </table:table-cell>
          <table:table-cell table:style-name="ce1" office:value-type="float" office:value="-0.0542205012846446" calcext:value-type="float">
            <text:p>-0,0542205013</text:p>
          </table:table-cell>
          <table:table-cell table:number-columns-repeated="2" table:style-name="ce1" office:value-type="float" office:value="0.0501351458738773" calcext:value-type="float">
            <text:p>0,0501351459</text:p>
          </table:table-cell>
          <table:table-cell table:style-name="ce1" office:value-type="float" office:value="-0.256594598293304" calcext:value-type="float">
            <text:p>-0,2565945983</text:p>
          </table:table-cell>
          <table:table-cell table:style-name="ce1" office:value-type="float" office:value="4.09535884857178" calcext:value-type="float">
            <text:p>4,0953588486</text:p>
          </table:table-cell>
          <table:table-cell table:style-name="ce1" office:value-type="float" office:value="-2.72311305999756" calcext:value-type="float">
            <text:p>-2,72311306</text:p>
          </table:table-cell>
          <table:table-cell table:style-name="ce1" office:value-type="string" calcext:value-type="string">
            <text:p>-0.0542205012846446</text:p>
          </table:table-cell>
          <table:table-cell table:style-name="ce1" office:value-type="string" calcext:value-type="string">
            <text:p>0.05013514587387727</text:p>
          </table:table-cell>
          <table:table-cell table:style-name="ce1" office:value-type="string" calcext:value-type="string">
            <text:p>-0.13101541192080565</text:p>
          </table:table-cell>
          <table:table-cell table:style-name="ce1" office:value-type="float" office:value="-0.0313423275947571" calcext:value-type="float">
            <text:p>-0,0313423276</text:p>
          </table:table-cell>
          <table:table-cell table:style-name="ce1" office:value-type="float" office:value="0.0255111958831549" calcext:value-type="float">
            <text:p>0,0255111959</text:p>
          </table:table-cell>
          <table:table-cell table:style-name="ce1" office:value-type="float" office:value="-0.086647935295105" calcext:value-type="float">
            <text:p>-0,0866479353</text:p>
          </table:table-cell>
          <table:table-cell table:style-name="ce1" office:value-type="float" office:value="-0.248395828490612" calcext:value-type="float">
            <text:p>-0,2483958285</text:p>
          </table:table-cell>
          <table:table-cell table:style-name="ce1" office:value-type="float" office:value="0.263330088957467" calcext:value-type="float">
            <text:p>0,2633300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87772006688234" calcext:value-type="float">
            <text:p>0,0287772007</text:p>
          </table:table-cell>
          <table:table-cell table:style-name="ce1" office:value-type="float" office:value="-0.0156963384094788" calcext:value-type="float">
            <text:p>-0,0156963384</text:p>
          </table:table-cell>
          <table:table-cell table:style-name="ce1" office:value-type="float" office:value="0.0653009349719736" calcext:value-type="float">
            <text:p>0,065300935</text:p>
          </table:table-cell>
          <table:table-cell table:style-name="ce1" office:value-type="float" office:value="0.481383323669434" calcext:value-type="float">
            <text:p>0,4813833237</text:p>
          </table:table-cell>
          <table:table-cell table:style-name="ce1" office:value-type="float" office:value="0.481363773345947" calcext:value-type="float">
            <text:p>0,4813637733</text:p>
          </table:table-cell>
          <table:table-cell table:style-name="ce1" office:value-type="float" office:value="0.481364965438843" calcext:value-type="float">
            <text:p>0,4813649654</text:p>
          </table:table-cell>
          <table:table-cell table:style-name="ce1" office:value-type="float" office:value="-0.256594598293304" calcext:value-type="float">
            <text:p>-0,2565945983</text:p>
          </table:table-cell>
          <table:table-cell table:style-name="ce1" office:value-type="float" office:value="4.09535884857178" calcext:value-type="float">
            <text:p>4,0953588486</text:p>
          </table:table-cell>
          <table:table-cell table:style-name="ce1" office:value-type="float" office:value="-2.72311305999756" calcext:value-type="float">
            <text:p>-2,72311306</text:p>
          </table:table-cell>
        </table:table-row>
        <table:table-row table:style-name="ro1">
          <table:table-cell table:style-name="ce1" office:value-type="string" calcext:value-type="string">
            <text:p>1.0764830112457275</text:p>
          </table:table-cell>
          <table:table-cell table:style-name="ce1" office:value-type="string" calcext:value-type="string">
            <text:p>0.012872934341430664</text:p>
          </table:table-cell>
          <table:table-cell table:style-name="ce1" office:value-type="string" calcext:value-type="string">
            <text:p>28.669052839279175</text:p>
          </table:table-cell>
          <table:table-cell table:style-name="ce1" office:value-type="float" office:value="-0.300320684909821" calcext:value-type="float">
            <text:p>-0,3003206849</text:p>
          </table:table-cell>
          <table:table-cell table:style-name="ce1" office:value-type="float" office:value="-0.11154767870903" calcext:value-type="float">
            <text:p>-0,1115476787</text:p>
          </table:table-cell>
          <table:table-cell table:style-name="ce1" office:value-type="float" office:value="1.92896509170532" calcext:value-type="float">
            <text:p>1,9289650917</text:p>
          </table:table-cell>
          <table:table-cell table:style-name="ce1" office:value-type="float" office:value="-0.0641271384548148" calcext:value-type="float">
            <text:p>-0,0641271385</text:p>
          </table:table-cell>
          <table:table-cell table:number-columns-repeated="2" table:style-name="ce1" office:value-type="float" office:value="0.0507147796575161" calcext:value-type="float">
            <text:p>0,0507147797</text:p>
          </table:table-cell>
          <table:table-cell table:style-name="ce1" office:value-type="float" office:value="-0.256594598293304" calcext:value-type="float">
            <text:p>-0,2565945983</text:p>
          </table:table-cell>
          <table:table-cell table:style-name="ce1" office:value-type="float" office:value="4.09535884857178" calcext:value-type="float">
            <text:p>4,0953588486</text:p>
          </table:table-cell>
          <table:table-cell table:style-name="ce1" office:value-type="float" office:value="-2.72311305999756" calcext:value-type="float">
            <text:p>-2,72311306</text:p>
          </table:table-cell>
          <table:table-cell table:style-name="ce1" office:value-type="string" calcext:value-type="string">
            <text:p>-0.06412713845481484</text:p>
          </table:table-cell>
          <table:table-cell table:style-name="ce1" office:value-type="string" calcext:value-type="string">
            <text:p>0.05071477965751613</text:p>
          </table:table-cell>
          <table:table-cell table:style-name="ce1" office:value-type="string" calcext:value-type="string">
            <text:p>-0.13071774187317298</text:p>
          </table:table-cell>
          <table:table-cell table:style-name="ce1" office:value-type="float" office:value="-0.0339388847351074" calcext:value-type="float">
            <text:p>-0,0339388847</text:p>
          </table:table-cell>
          <table:table-cell table:style-name="ce1" office:value-type="float" office:value="0.0223852228373289" calcext:value-type="float">
            <text:p>0,0223852228</text:p>
          </table:table-cell>
          <table:table-cell table:style-name="ce1" office:value-type="float" office:value="-0.0856958116531372" calcext:value-type="float">
            <text:p>-0,0856958117</text:p>
          </table:table-cell>
          <table:table-cell table:style-name="ce1" office:value-type="float" office:value="-0.311931030243141" calcext:value-type="float">
            <text:p>-0,3119310302</text:p>
          </table:table-cell>
          <table:table-cell table:style-name="ce1" office:value-type="float" office:value="0.305236607936019" calcext:value-type="float">
            <text:p>0,30523660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21922338643616" calcext:value-type="float">
            <text:p>-0,0221922339</text:p>
          </table:table-cell>
          <table:table-cell table:style-name="ce1" office:value-type="float" office:value="-0.0267168373493822" calcext:value-type="float">
            <text:p>-0,0267168373</text:p>
          </table:table-cell>
          <table:table-cell table:style-name="ce1" office:value-type="float" office:value="0.0391227911985691" calcext:value-type="float">
            <text:p>0,0391227912</text:p>
          </table:table-cell>
          <table:table-cell table:style-name="ce1" office:value-type="float" office:value="0.468011856079102" calcext:value-type="float">
            <text:p>0,4680118561</text:p>
          </table:table-cell>
          <table:table-cell table:number-columns-repeated="2" table:style-name="ce1" office:value-type="float" office:value="0.468015432357788" calcext:value-type="float">
            <text:p>0,4680154324</text:p>
          </table:table-cell>
          <table:table-cell table:style-name="ce1" office:value-type="float" office:value="-0.256594598293304" calcext:value-type="float">
            <text:p>-0,2565945983</text:p>
          </table:table-cell>
          <table:table-cell table:style-name="ce1" office:value-type="float" office:value="4.09535884857178" calcext:value-type="float">
            <text:p>4,0953588486</text:p>
          </table:table-cell>
          <table:table-cell table:style-name="ce1" office:value-type="float" office:value="-2.72311305999756" calcext:value-type="float">
            <text:p>-2,72311306</text:p>
          </table:table-cell>
        </table:table-row>
        <table:table-row table:style-name="ro1">
          <table:table-cell table:style-name="ce1" office:value-type="string" calcext:value-type="string">
            <text:p>1.0914313793182373</text:p>
          </table:table-cell>
          <table:table-cell table:style-name="ce1" office:value-type="string" calcext:value-type="string">
            <text:p>0.014948368072509766</text:p>
          </table:table-cell>
          <table:table-cell table:style-name="ce1" office:value-type="string" calcext:value-type="string">
            <text:p>29.135587453842163</text:p>
          </table:table-cell>
          <table:table-cell table:style-name="ce1" office:value-type="float" office:value="0.127878218889236" calcext:value-type="float">
            <text:p>0,1278782189</text:p>
          </table:table-cell>
          <table:table-cell table:style-name="ce1" office:value-type="float" office:value="-0.0767269358038902" calcext:value-type="float">
            <text:p>-0,0767269358</text:p>
          </table:table-cell>
          <table:table-cell table:style-name="ce1" office:value-type="float" office:value="1.91651630401611" calcext:value-type="float">
            <text:p>1,916516304</text:p>
          </table:table-cell>
          <table:table-cell table:style-name="ce1" office:value-type="float" office:value="0.0821242355620464" calcext:value-type="float">
            <text:p>0,0821242356</text:p>
          </table:table-cell>
          <table:table-cell table:number-columns-repeated="2" table:style-name="ce1" office:value-type="float" office:value="0.0630078127276797" calcext:value-type="float">
            <text:p>0,0630078127</text:p>
          </table:table-cell>
          <table:table-cell table:style-name="ce1" office:value-type="float" office:value="-0.26072484254837" calcext:value-type="float">
            <text:p>-0,2607248425</text:p>
          </table:table-cell>
          <table:table-cell table:style-name="ce1" office:value-type="float" office:value="4.10733842849731" calcext:value-type="float">
            <text:p>4,1073384285</text:p>
          </table:table-cell>
          <table:table-cell table:style-name="ce1" office:value-type="float" office:value="-2.68992209434509" calcext:value-type="float">
            <text:p>-2,6899220943</text:p>
          </table:table-cell>
          <table:table-cell table:style-name="ce1" office:value-type="string" calcext:value-type="string">
            <text:p>0.08212423556204643</text:p>
          </table:table-cell>
          <table:table-cell table:style-name="ce1" office:value-type="string" calcext:value-type="string">
            <text:p>0.0630078127276797</text:p>
          </table:table-cell>
          <table:table-cell table:style-name="ce1" office:value-type="string" calcext:value-type="string">
            <text:p>-0.12968643439500374</text:p>
          </table:table-cell>
          <table:table-cell table:style-name="ce1" office:value-type="float" office:value="0.0750801712274551" calcext:value-type="float">
            <text:p>0,0750801712</text:p>
          </table:table-cell>
          <table:table-cell table:style-name="ce1" office:value-type="float" office:value="0.0278869196772575" calcext:value-type="float">
            <text:p>0,0278869197</text:p>
          </table:table-cell>
          <table:table-cell table:style-name="ce1" office:value-type="float" office:value="-0.0847061847686767" calcext:value-type="float">
            <text:p>-0,0847061848</text:p>
          </table:table-cell>
          <table:table-cell table:style-name="ce1" office:value-type="float" office:value="-0.171810223356768" calcext:value-type="float">
            <text:p>-0,1718102234</text:p>
          </table:table-cell>
          <table:table-cell table:style-name="ce1" office:value-type="float" office:value="0.357281131343322" calcext:value-type="float">
            <text:p>0,35728113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34641422139372" calcext:value-type="float">
            <text:p>0,9346414221</text:p>
          </table:table-cell>
          <table:table-cell table:style-name="ce1" office:value-type="float" office:value="0.0471674229122614" calcext:value-type="float">
            <text:p>0,0471674229</text:p>
          </table:table-cell>
          <table:table-cell table:style-name="ce1" office:value-type="float" office:value="0.0407900149469193" calcext:value-type="float">
            <text:p>0,0407900149</text:p>
          </table:table-cell>
          <table:table-cell table:style-name="ce1" office:value-type="float" office:value="0.466570615768433" calcext:value-type="float">
            <text:p>0,4665706158</text:p>
          </table:table-cell>
          <table:table-cell table:style-name="ce1" office:value-type="float" office:value="0.466567516326904" calcext:value-type="float">
            <text:p>0,4665675163</text:p>
          </table:table-cell>
          <table:table-cell table:style-name="ce1" office:value-type="float" office:value="0.466567277908325" calcext:value-type="float">
            <text:p>0,4665672779</text:p>
          </table:table-cell>
          <table:table-cell table:style-name="ce1" office:value-type="float" office:value="-0.26072484254837" calcext:value-type="float">
            <text:p>-0,2607248425</text:p>
          </table:table-cell>
          <table:table-cell table:style-name="ce1" office:value-type="float" office:value="4.10733842849731" calcext:value-type="float">
            <text:p>4,1073384285</text:p>
          </table:table-cell>
          <table:table-cell table:style-name="ce1" office:value-type="float" office:value="-2.68992209434509" calcext:value-type="float">
            <text:p>-2,6899220943</text:p>
          </table:table-cell>
        </table:table-row>
        <table:table-row table:style-name="ro1">
          <table:table-cell table:style-name="ce1" office:value-type="string" calcext:value-type="string">
            <text:p>1.1045417785644531</text:p>
          </table:table-cell>
          <table:table-cell table:style-name="ce1" office:value-type="string" calcext:value-type="string">
            <text:p>0.01311039924621582</text:p>
          </table:table-cell>
          <table:table-cell table:style-name="ce1" office:value-type="string" calcext:value-type="string">
            <text:p>29.644298553466797</text:p>
          </table:table-cell>
          <table:table-cell table:style-name="ce1" office:value-type="float" office:value="0.114229112863541" calcext:value-type="float">
            <text:p>0,1142291129</text:p>
          </table:table-cell>
          <table:table-cell table:style-name="ce1" office:value-type="float" office:value="-0.0585075952112675" calcext:value-type="float">
            <text:p>-0,0585075952</text:p>
          </table:table-cell>
          <table:table-cell table:style-name="ce1" office:value-type="float" office:value="1.87897670269012" calcext:value-type="float">
            <text:p>1,8789767027</text:p>
          </table:table-cell>
          <table:table-cell table:style-name="ce1" office:value-type="float" office:value="-0.0755153445418819" calcext:value-type="float">
            <text:p>-0,0755153445</text:p>
          </table:table-cell>
          <table:table-cell table:number-columns-repeated="2" table:style-name="ce1" office:value-type="float" office:value="0.0551201233616036" calcext:value-type="float">
            <text:p>0,0551201234</text:p>
          </table:table-cell>
          <table:table-cell table:style-name="ce1" office:value-type="float" office:value="-0.272358894348145" calcext:value-type="float">
            <text:p>-0,2723588943</text:p>
          </table:table-cell>
          <table:table-cell table:style-name="ce1" office:value-type="float" office:value="4.1192569732666" calcext:value-type="float">
            <text:p>4,1192569733</text:p>
          </table:table-cell>
          <table:table-cell table:style-name="ce1" office:value-type="float" office:value="-2.65793204307556" calcext:value-type="float">
            <text:p>-2,6579320431</text:p>
          </table:table-cell>
          <table:table-cell table:style-name="ce1" office:value-type="string" calcext:value-type="string">
            <text:p>-0.07551534454188191</text:p>
          </table:table-cell>
          <table:table-cell table:style-name="ce1" office:value-type="string" calcext:value-type="string">
            <text:p>0.05512012336160362</text:p>
          </table:table-cell>
          <table:table-cell table:style-name="ce1" office:value-type="string" calcext:value-type="string">
            <text:p>-0.12944705552247773</text:p>
          </table:table-cell>
          <table:table-cell table:style-name="ce1" office:value-type="float" office:value="-0.0319695547223091" calcext:value-type="float">
            <text:p>-0,0319695547</text:p>
          </table:table-cell>
          <table:table-cell table:style-name="ce1" office:value-type="float" office:value="0.0191817339509726" calcext:value-type="float">
            <text:p>0,019181734</text:p>
          </table:table-cell>
          <table:table-cell table:style-name="ce1" office:value-type="float" office:value="-0.0840588478088379" calcext:value-type="float">
            <text:p>-0,0840588478</text:p>
          </table:table-cell>
          <table:table-cell table:style-name="ce1" office:value-type="float" office:value="-0.236861310950641" calcext:value-type="float">
            <text:p>-0,236861311</text:p>
          </table:table-cell>
          <table:table-cell table:style-name="ce1" office:value-type="float" office:value="0.396312115449978" calcext:value-type="float">
            <text:p>0,39631211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41758611170478" calcext:value-type="float">
            <text:p>-0,8417586112</text:p>
          </table:table-cell>
          <table:table-cell table:style-name="ce1" office:value-type="float" office:value="-0.0684504622846757" calcext:value-type="float">
            <text:p>-0,0684504623</text:p>
          </table:table-cell>
          <table:table-cell table:style-name="ce1" office:value-type="float" office:value="0.0244716914544051" calcext:value-type="float">
            <text:p>0,0244716915</text:p>
          </table:table-cell>
          <table:table-cell table:style-name="ce1" office:value-type="float" office:value="0.508695602416992" calcext:value-type="float">
            <text:p>0,5086956024</text:p>
          </table:table-cell>
          <table:table-cell table:style-name="ce1" office:value-type="float" office:value="0.508699893951416" calcext:value-type="float">
            <text:p>0,508699894</text:p>
          </table:table-cell>
          <table:table-cell table:style-name="ce1" office:value-type="float" office:value="0.50870156288147" calcext:value-type="float">
            <text:p>0,5087015629</text:p>
          </table:table-cell>
          <table:table-cell table:style-name="ce1" office:value-type="float" office:value="-0.272358894348145" calcext:value-type="float">
            <text:p>-0,2723588943</text:p>
          </table:table-cell>
          <table:table-cell table:style-name="ce1" office:value-type="float" office:value="4.1192569732666" calcext:value-type="float">
            <text:p>4,1192569733</text:p>
          </table:table-cell>
          <table:table-cell table:style-name="ce1" office:value-type="float" office:value="-2.65793204307556" calcext:value-type="float">
            <text:p>-2,6579320431</text:p>
          </table:table-cell>
        </table:table-row>
        <table:table-row table:style-name="ro1">
          <table:table-cell table:style-name="ce1" office:value-type="string" calcext:value-type="string">
            <text:p>1.1180543899536133</text:p>
          </table:table-cell>
          <table:table-cell table:style-name="ce1" office:value-type="string" calcext:value-type="string">
            <text:p>0.013512611389160156</text:p>
          </table:table-cell>
          <table:table-cell table:style-name="ce1" office:value-type="string" calcext:value-type="string">
            <text:p>30.147390127182007</text:p>
          </table:table-cell>
          <table:table-cell table:style-name="ce1" office:value-type="float" office:value="0.11357007175684" calcext:value-type="float">
            <text:p>0,1135700718</text:p>
          </table:table-cell>
          <table:table-cell table:style-name="ce1" office:value-type="float" office:value="-0.0526300333440304" calcext:value-type="float">
            <text:p>-0,0526300333</text:p>
          </table:table-cell>
          <table:table-cell table:style-name="ce1" office:value-type="float" office:value="1.86813592910767" calcext:value-type="float">
            <text:p>1,8681359291</text:p>
          </table:table-cell>
          <table:table-cell table:style-name="ce1" office:value-type="float" office:value="-0.0558470408507406" calcext:value-type="float">
            <text:p>-0,0558470409</text:p>
          </table:table-cell>
          <table:table-cell table:number-columns-repeated="2" table:style-name="ce1" office:value-type="float" office:value="0.0541715211548088" calcext:value-type="float">
            <text:p>0,0541715212</text:p>
          </table:table-cell>
          <table:table-cell table:style-name="ce1" office:value-type="float" office:value="-0.275607049465179" calcext:value-type="float">
            <text:p>-0,2756070495</text:p>
          </table:table-cell>
          <table:table-cell table:style-name="ce1" office:value-type="float" office:value="4.13276672363281" calcext:value-type="float">
            <text:p>4,1327667236</text:p>
          </table:table-cell>
          <table:table-cell table:style-name="ce1" office:value-type="float" office:value="-2.62584614753723" calcext:value-type="float">
            <text:p>-2,6258461475</text:p>
          </table:table-cell>
          <table:table-cell table:style-name="ce1" office:value-type="string" calcext:value-type="string">
            <text:p>-0.05584704085074055</text:p>
          </table:table-cell>
          <table:table-cell table:style-name="ce1" office:value-type="string" calcext:value-type="string">
            <text:p>0.05417152115480877</text:p>
          </table:table-cell>
          <table:table-cell table:style-name="ce1" office:value-type="string" calcext:value-type="string">
            <text:p>-0.1262433747774718</text:p>
          </table:table-cell>
          <table:table-cell table:style-name="ce1" office:value-type="float" office:value="-0.0285572782158852" calcext:value-type="float">
            <text:p>-0,0285572782</text:p>
          </table:table-cell>
          <table:table-cell table:style-name="ce1" office:value-type="float" office:value="0.0146268988028169" calcext:value-type="float">
            <text:p>0,0146268988</text:p>
          </table:table-cell>
          <table:table-cell table:style-name="ce1" office:value-type="float" office:value="-0.0821067885398865" calcext:value-type="float">
            <text:p>-0,0821067885</text:p>
          </table:table-cell>
          <table:table-cell table:style-name="ce1" office:value-type="float" office:value="-0.294392389420903" calcext:value-type="float">
            <text:p>-0,2943923894</text:p>
          </table:table-cell>
          <table:table-cell table:style-name="ce1" office:value-type="float" office:value="0.42577897462894" calcext:value-type="float">
            <text:p>0,42577897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71005744052156" calcext:value-type="float">
            <text:p>0,0271005744</text:p>
          </table:table-cell>
          <table:table-cell table:style-name="ce1" office:value-type="float" office:value="-0.0361752095102976" calcext:value-type="float">
            <text:p>-0,0361752095</text:p>
          </table:table-cell>
          <table:table-cell table:style-name="ce1" office:value-type="float" office:value="0.0745365504965868" calcext:value-type="float">
            <text:p>0,0745365505</text:p>
          </table:table-cell>
          <table:table-cell table:style-name="ce1" office:value-type="float" office:value="0.503646373748779" calcext:value-type="float">
            <text:p>0,5036463737</text:p>
          </table:table-cell>
          <table:table-cell table:style-name="ce1" office:value-type="float" office:value="0.503641605377197" calcext:value-type="float">
            <text:p>0,5036416054</text:p>
          </table:table-cell>
          <table:table-cell table:style-name="ce1" office:value-type="float" office:value="0.503640174865723" calcext:value-type="float">
            <text:p>0,5036401749</text:p>
          </table:table-cell>
          <table:table-cell table:style-name="ce1" office:value-type="float" office:value="-0.275607049465179" calcext:value-type="float">
            <text:p>-0,2756070495</text:p>
          </table:table-cell>
          <table:table-cell table:style-name="ce1" office:value-type="float" office:value="4.13276672363281" calcext:value-type="float">
            <text:p>4,1327667236</text:p>
          </table:table-cell>
          <table:table-cell table:style-name="ce1" office:value-type="float" office:value="-2.62584614753723" calcext:value-type="float">
            <text:p>-2,6258461475</text:p>
          </table:table-cell>
        </table:table-row>
        <table:table-row table:style-name="ro1">
          <table:table-cell table:style-name="ce1" office:value-type="string" calcext:value-type="string">
            <text:p>1.1312475204467773</text:p>
          </table:table-cell>
          <table:table-cell table:style-name="ce1" office:value-type="string" calcext:value-type="string">
            <text:p>0.013193130493164062</text:p>
          </table:table-cell>
          <table:table-cell table:style-name="ce1" office:value-type="string" calcext:value-type="string">
            <text:p>30.605135679244995</text:p>
          </table:table-cell>
          <table:table-cell table:style-name="ce1" office:value-type="float" office:value="0.117301449179649" calcext:value-type="float">
            <text:p>0,1173014492</text:p>
          </table:table-cell>
          <table:table-cell table:style-name="ce1" office:value-type="float" office:value="-0.0354632288217545" calcext:value-type="float">
            <text:p>-0,0354632288</text:p>
          </table:table-cell>
          <table:table-cell table:style-name="ce1" office:value-type="float" office:value="1.83976924419403" calcext:value-type="float">
            <text:p>1,8397692442</text:p>
          </table:table-cell>
          <table:table-cell table:style-name="ce1" office:value-type="float" office:value="-0.0612558201088701" calcext:value-type="float">
            <text:p>-0,0612558201</text:p>
          </table:table-cell>
          <table:table-cell table:number-columns-repeated="2" table:style-name="ce1" office:value-type="float" office:value="0.0555706811786409" calcext:value-type="float">
            <text:p>0,0555706812</text:p>
          </table:table-cell>
          <table:table-cell table:style-name="ce1" office:value-type="float" office:value="-0.282619088888168" calcext:value-type="float">
            <text:p>-0,2826190889</text:p>
          </table:table-cell>
          <table:table-cell table:style-name="ce1" office:value-type="float" office:value="4.14736318588257" calcext:value-type="float">
            <text:p>4,1473631859</text:p>
          </table:table-cell>
          <table:table-cell table:style-name="ce1" office:value-type="float" office:value="-2.59372329711914" calcext:value-type="float">
            <text:p>-2,5937232971</text:p>
          </table:table-cell>
          <table:table-cell table:style-name="ce1" office:value-type="string" calcext:value-type="string">
            <text:p>-0.06125582010887011</text:p>
          </table:table-cell>
          <table:table-cell table:style-name="ce1" office:value-type="string" calcext:value-type="string">
            <text:p>0.05557068117864094</text:p>
          </table:table-cell>
          <table:table-cell table:style-name="ce1" office:value-type="string" calcext:value-type="string">
            <text:p>-0.1269502032692643</text:p>
          </table:table-cell>
          <table:table-cell table:style-name="ce1" office:value-type="float" office:value="-0.0283925179392099" calcext:value-type="float">
            <text:p>-0,0283925179</text:p>
          </table:table-cell>
          <table:table-cell table:style-name="ce1" office:value-type="float" office:value="0.0131575083360076" calcext:value-type="float">
            <text:p>0,0131575083</text:p>
          </table:table-cell>
          <table:table-cell table:style-name="ce1" office:value-type="float" office:value="-0.0815430683135986" calcext:value-type="float">
            <text:p>-0,0815430683</text:p>
          </table:table-cell>
          <table:table-cell table:style-name="ce1" office:value-type="float" office:value="-0.346308887863309" calcext:value-type="float">
            <text:p>-0,3463088879</text:p>
          </table:table-cell>
          <table:table-cell table:style-name="ce1" office:value-type="float" office:value="0.449837977830078" calcext:value-type="float">
            <text:p>0,44983797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4168709416643" calcext:value-type="float">
            <text:p>0,0014416871</text:p>
          </table:table-cell>
          <table:table-cell table:style-name="ce1" office:value-type="float" office:value="-0.0128574020489621" calcext:value-type="float">
            <text:p>-0,012857402</text:p>
          </table:table-cell>
          <table:table-cell table:style-name="ce1" office:value-type="float" office:value="0.0237146017733731" calcext:value-type="float">
            <text:p>0,0237146018</text:p>
          </table:table-cell>
          <table:table-cell table:style-name="ce1" office:value-type="float" office:value="0.457131862640381" calcext:value-type="float">
            <text:p>0,4571318626</text:p>
          </table:table-cell>
          <table:table-cell table:style-name="ce1" office:value-type="float" office:value="0.457134485244751" calcext:value-type="float">
            <text:p>0,4571344852</text:p>
          </table:table-cell>
          <table:table-cell table:style-name="ce1" office:value-type="float" office:value="0.457134962081909" calcext:value-type="float">
            <text:p>0,4571349621</text:p>
          </table:table-cell>
          <table:table-cell table:style-name="ce1" office:value-type="float" office:value="-0.282619088888168" calcext:value-type="float">
            <text:p>-0,2826190889</text:p>
          </table:table-cell>
          <table:table-cell table:style-name="ce1" office:value-type="float" office:value="4.14736318588257" calcext:value-type="float">
            <text:p>4,1473631859</text:p>
          </table:table-cell>
          <table:table-cell table:style-name="ce1" office:value-type="float" office:value="-2.59372329711914" calcext:value-type="float">
            <text:p>-2,5937232971</text:p>
          </table:table-cell>
        </table:table-row>
        <table:table-row table:style-name="ro1">
          <table:table-cell table:style-name="ce1" office:value-type="string" calcext:value-type="string">
            <text:p>1.1446690559387207</text:p>
          </table:table-cell>
          <table:table-cell table:style-name="ce1" office:value-type="string" calcext:value-type="string">
            <text:p>0.01342153549194336</text:p>
          </table:table-cell>
          <table:table-cell table:style-name="ce1" office:value-type="string" calcext:value-type="string">
            <text:p>31.094724416732788</text:p>
          </table:table-cell>
          <table:table-cell table:style-name="ce1" office:value-type="float" office:value="0.104786328971386" calcext:value-type="float">
            <text:p>0,104786329</text:p>
          </table:table-cell>
          <table:table-cell table:style-name="ce1" office:value-type="float" office:value="-0.0241814609616995" calcext:value-type="float">
            <text:p>-0,024181461</text:p>
          </table:table-cell>
          <table:table-cell table:style-name="ce1" office:value-type="float" office:value="1.81204283237457" calcext:value-type="float">
            <text:p>1,8120428324</text:p>
          </table:table-cell>
          <table:table-cell table:style-name="ce1" office:value-type="float" office:value="-0.0679068686184667" calcext:value-type="float">
            <text:p>-0,0679068686</text:p>
          </table:table-cell>
          <table:table-cell table:number-columns-repeated="2" table:style-name="ce1" office:value-type="float" office:value="0.0523903855824225" calcext:value-type="float">
            <text:p>0,0523903856</text:p>
          </table:table-cell>
          <table:table-cell table:style-name="ce1" office:value-type="float" office:value="-0.282619088888168" calcext:value-type="float">
            <text:p>-0,2826190889</text:p>
          </table:table-cell>
          <table:table-cell table:style-name="ce1" office:value-type="float" office:value="4.14736318588257" calcext:value-type="float">
            <text:p>4,1473631859</text:p>
          </table:table-cell>
          <table:table-cell table:style-name="ce1" office:value-type="float" office:value="-2.59372329711914" calcext:value-type="float">
            <text:p>-2,5937232971</text:p>
          </table:table-cell>
          <table:table-cell table:style-name="ce1" office:value-type="string" calcext:value-type="string">
            <text:p>-0.06790686861846675</text:p>
          </table:table-cell>
          <table:table-cell table:style-name="ce1" office:value-type="string" calcext:value-type="string">
            <text:p>0.052390385582422504</text:p>
          </table:table-cell>
          <table:table-cell table:style-name="ce1" office:value-type="string" calcext:value-type="string">
            <text:p>-0.12462928787981663</text:p>
          </table:table-cell>
          <table:table-cell table:style-name="ce1" office:value-type="float" office:value="-0.0293253622949123" calcext:value-type="float">
            <text:p>-0,0293253623</text:p>
          </table:table-cell>
          <table:table-cell table:style-name="ce1" office:value-type="float" office:value="0.00886580720543861" calcext:value-type="float">
            <text:p>0,0088658072</text:p>
          </table:table-cell>
          <table:table-cell table:style-name="ce1" office:value-type="float" office:value="-0.0800680006980896" calcext:value-type="float">
            <text:p>-0,0800680007</text:p>
          </table:table-cell>
          <table:table-cell table:style-name="ce1" office:value-type="float" office:value="-0.404129025128231" calcext:value-type="float">
            <text:p>-0,4041290251</text:p>
          </table:table-cell>
          <table:table-cell table:style-name="ce1" office:value-type="float" office:value="0.467318433714499" calcext:value-type="float">
            <text:p>0,46731843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5699574548974" calcext:value-type="float">
            <text:p>-0,0075699575</text:p>
          </table:table-cell>
          <table:table-cell table:style-name="ce1" office:value-type="float" office:value="-0.0348269130357392" calcext:value-type="float">
            <text:p>-0,034826913</text:p>
          </table:table-cell>
          <table:table-cell table:style-name="ce1" office:value-type="float" office:value="0.0575485127309189" calcext:value-type="float">
            <text:p>0,0575485127</text:p>
          </table:table-cell>
          <table:table-cell table:style-name="ce1" office:value-type="float" office:value="0.492919206619263" calcext:value-type="float">
            <text:p>0,4929192066</text:p>
          </table:table-cell>
          <table:table-cell table:number-columns-repeated="2" table:style-name="ce1" office:value-type="float" office:value="0.492917776107788" calcext:value-type="float">
            <text:p>0,4929177761</text:p>
          </table:table-cell>
          <table:table-cell table:style-name="ce1" office:value-type="float" office:value="-0.282619088888168" calcext:value-type="float">
            <text:p>-0,2826190889</text:p>
          </table:table-cell>
          <table:table-cell table:style-name="ce1" office:value-type="float" office:value="4.14736318588257" calcext:value-type="float">
            <text:p>4,1473631859</text:p>
          </table:table-cell>
          <table:table-cell table:style-name="ce1" office:value-type="float" office:value="-2.59372329711914" calcext:value-type="float">
            <text:p>-2,5937232971</text:p>
          </table:table-cell>
        </table:table-row>
        <table:table-row table:style-name="ro1">
          <table:table-cell table:style-name="ce1" office:value-type="string" calcext:value-type="string">
            <text:p>1.160477638244629</text:p>
          </table:table-cell>
          <table:table-cell table:style-name="ce1" office:value-type="string" calcext:value-type="string">
            <text:p>0.015808582305908203</text:p>
          </table:table-cell>
          <table:table-cell table:style-name="ce1" office:value-type="string" calcext:value-type="string">
            <text:p>31.56368589401245</text:p>
          </table:table-cell>
          <table:table-cell table:style-name="ce1" office:value-type="float" office:value="-0.116369824028677" calcext:value-type="float">
            <text:p>-0,116369824</text:p>
          </table:table-cell>
          <table:table-cell table:style-name="ce1" office:value-type="float" office:value="0.0870164877010716" calcext:value-type="float">
            <text:p>0,0870164877</text:p>
          </table:table-cell>
          <table:table-cell table:style-name="ce1" office:value-type="float" office:value="1.96616679650766" calcext:value-type="float">
            <text:p>1,9661667965</text:p>
          </table:table-cell>
          <table:table-cell table:style-name="ce1" office:value-type="float" office:value="-0.0685593294062525" calcext:value-type="float">
            <text:p>-0,0685593294</text:p>
          </table:table-cell>
          <table:table-cell table:number-columns-repeated="2" table:style-name="ce1" office:value-type="float" office:value="0.0509068732820899" calcext:value-type="float">
            <text:p>0,0509068733</text:p>
          </table:table-cell>
          <table:table-cell table:style-name="ce1" office:value-type="float" office:value="-0.295314639806747" calcext:value-type="float">
            <text:p>-0,2953146398</text:p>
          </table:table-cell>
          <table:table-cell table:style-name="ce1" office:value-type="float" office:value="4.16160869598389" calcext:value-type="float">
            <text:p>4,161608696</text:p>
          </table:table-cell>
          <table:table-cell table:style-name="ce1" office:value-type="float" office:value="-2.56118273735046" calcext:value-type="float">
            <text:p>-2,5611827374</text:p>
          </table:table-cell>
          <table:table-cell table:style-name="ce1" office:value-type="string" calcext:value-type="string">
            <text:p>-0.06855932940625255</text:p>
          </table:table-cell>
          <table:table-cell table:style-name="ce1" office:value-type="string" calcext:value-type="string">
            <text:p>0.05090687328208989</text:p>
          </table:table-cell>
          <table:table-cell table:style-name="ce1" office:value-type="string" calcext:value-type="string">
            <text:p>-0.1231396428853979</text:p>
          </table:table-cell>
          <table:table-cell table:style-name="ce1" office:value-type="float" office:value="-0.0261965822428465" calcext:value-type="float">
            <text:p>-0,0261965822</text:p>
          </table:table-cell>
          <table:table-cell table:style-name="ce1" office:value-type="float" office:value="0.00604536524042487" calcext:value-type="float">
            <text:p>0,0060453652</text:p>
          </table:table-cell>
          <table:table-cell table:style-name="ce1" office:value-type="float" office:value="-0.0786262272834778" calcext:value-type="float">
            <text:p>-0,0786262273</text:p>
          </table:table-cell>
          <table:table-cell table:style-name="ce1" office:value-type="float" office:value="-0.452987143995678" calcext:value-type="float">
            <text:p>-0,452987144</text:p>
          </table:table-cell>
          <table:table-cell table:style-name="ce1" office:value-type="float" office:value="0.478593643861721" calcext:value-type="float">
            <text:p>0,47859364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68412606473333" calcext:value-type="float">
            <text:p>0,0268412606</text:p>
          </table:table-cell>
          <table:table-cell table:style-name="ce1" office:value-type="float" office:value="-0.0241955250079383" calcext:value-type="float">
            <text:p>-0,024195525</text:p>
          </table:table-cell>
          <table:table-cell table:style-name="ce1" office:value-type="float" office:value="0.0594633759231951" calcext:value-type="float">
            <text:p>0,0594633759</text:p>
          </table:table-cell>
          <table:table-cell table:style-name="ce1" office:value-type="float" office:value="0.466264247894287" calcext:value-type="float">
            <text:p>0,4662642479</text:p>
          </table:table-cell>
          <table:table-cell table:style-name="ce1" office:value-type="float" office:value="0.466274976730347" calcext:value-type="float">
            <text:p>0,4662749767</text:p>
          </table:table-cell>
          <table:table-cell table:style-name="ce1" office:value-type="float" office:value="0.466277122497559" calcext:value-type="float">
            <text:p>0,4662771225</text:p>
          </table:table-cell>
          <table:table-cell table:style-name="ce1" office:value-type="float" office:value="-0.295314639806747" calcext:value-type="float">
            <text:p>-0,2953146398</text:p>
          </table:table-cell>
          <table:table-cell table:style-name="ce1" office:value-type="float" office:value="4.16160869598389" calcext:value-type="float">
            <text:p>4,161608696</text:p>
          </table:table-cell>
          <table:table-cell table:style-name="ce1" office:value-type="float" office:value="-2.56118273735046" calcext:value-type="float">
            <text:p>-2,5611827374</text:p>
          </table:table-cell>
        </table:table-row>
        <table:table-row table:style-name="ro1">
          <table:table-cell table:style-name="ce1" office:value-type="string" calcext:value-type="string">
            <text:p>1.1760685443878174</text:p>
          </table:table-cell>
          <table:table-cell table:style-name="ce1" office:value-type="string" calcext:value-type="string">
            <text:p>0.015590906143188477</text:p>
          </table:table-cell>
          <table:table-cell table:style-name="ce1" office:value-type="string" calcext:value-type="string">
            <text:p>32.06211495399475</text:p>
          </table:table-cell>
          <table:table-cell table:style-name="ce1" office:value-type="float" office:value="-0.126181997082852" calcext:value-type="float">
            <text:p>-0,1261819971</text:p>
          </table:table-cell>
          <table:table-cell table:style-name="ce1" office:value-type="float" office:value="0.0979538138173981" calcext:value-type="float">
            <text:p>0,0979538138</text:p>
          </table:table-cell>
          <table:table-cell table:style-name="ce1" office:value-type="float" office:value="1.94321587056289" calcext:value-type="float">
            <text:p>1,9432158706</text:p>
          </table:table-cell>
          <table:table-cell table:style-name="ce1" office:value-type="float" office:value="0.00266203056792724" calcext:value-type="float">
            <text:p>0,0026620306</text:p>
          </table:table-cell>
          <table:table-cell table:number-columns-repeated="2" table:style-name="ce1" office:value-type="float" office:value="0.0140144050254823" calcext:value-type="float">
            <text:p>0,014014405</text:p>
          </table:table-cell>
          <table:table-cell table:style-name="ce1" office:value-type="float" office:value="-0.309923052787781" calcext:value-type="float">
            <text:p>-0,3099230528</text:p>
          </table:table-cell>
          <table:table-cell table:style-name="ce1" office:value-type="float" office:value="4.17494249343872" calcext:value-type="float">
            <text:p>4,1749424934</text:p>
          </table:table-cell>
          <table:table-cell table:style-name="ce1" office:value-type="float" office:value="-2.53022265434265" calcext:value-type="float">
            <text:p>-2,5302226543</text:p>
          </table:table-cell>
          <table:table-cell table:style-name="ce1" office:value-type="string" calcext:value-type="string">
            <text:p>0.0026620305679272375</text:p>
          </table:table-cell>
          <table:table-cell table:style-name="ce1" office:value-type="string" calcext:value-type="string">
            <text:p>0.014014405025482301</text:p>
          </table:table-cell>
          <table:table-cell table:style-name="ce1" office:value-type="string" calcext:value-type="string">
            <text:p>-0.14037198828238992</text:p>
          </table:table-cell>
          <table:table-cell table:style-name="ce1" office:value-type="float" office:value="0.0290924560071693" calcext:value-type="float">
            <text:p>0,029092456</text:p>
          </table:table-cell>
          <table:table-cell table:style-name="ce1" office:value-type="float" office:value="-0.0217541219252679" calcext:value-type="float">
            <text:p>-0,0217541219</text:p>
          </table:table-cell>
          <table:table-cell table:style-name="ce1" office:value-type="float" office:value="-0.0866406734183983" calcext:value-type="float">
            <text:p>-0,0866406734</text:p>
          </table:table-cell>
          <table:table-cell table:style-name="ce1" office:value-type="float" office:value="-0.394990174769456" calcext:value-type="float">
            <text:p>-0,3949901748</text:p>
          </table:table-cell>
          <table:table-cell table:style-name="ce1" office:value-type="float" office:value="0.435226599651291" calcext:value-type="float">
            <text:p>0,43522659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43745646554249" calcext:value-type="float">
            <text:p>0,4437456466</text:p>
          </table:table-cell>
          <table:table-cell table:style-name="ce1" office:value-type="float" office:value="-0.223120000644896" calcext:value-type="float">
            <text:p>-0,2231200006</text:p>
          </table:table-cell>
          <table:table-cell table:style-name="ce1" office:value-type="float" office:value="-0.309252594559667" calcext:value-type="float">
            <text:p>-0,3092525946</text:p>
          </table:table-cell>
          <table:table-cell table:style-name="ce1" office:value-type="float" office:value="0.498384952545166" calcext:value-type="float">
            <text:p>0,4983849525</text:p>
          </table:table-cell>
          <table:table-cell table:style-name="ce1" office:value-type="float" office:value="0.498377323150635" calcext:value-type="float">
            <text:p>0,4983773232</text:p>
          </table:table-cell>
          <table:table-cell table:style-name="ce1" office:value-type="float" office:value="0.498375654220581" calcext:value-type="float">
            <text:p>0,4983756542</text:p>
          </table:table-cell>
          <table:table-cell table:style-name="ce1" office:value-type="float" office:value="-0.309923052787781" calcext:value-type="float">
            <text:p>-0,3099230528</text:p>
          </table:table-cell>
          <table:table-cell table:style-name="ce1" office:value-type="float" office:value="4.17494249343872" calcext:value-type="float">
            <text:p>4,1749424934</text:p>
          </table:table-cell>
          <table:table-cell table:style-name="ce1" office:value-type="float" office:value="-2.53022265434265" calcext:value-type="float">
            <text:p>-2,5302226543</text:p>
          </table:table-cell>
        </table:table-row>
        <table:table-row table:style-name="ro1">
          <table:table-cell table:style-name="ce1" office:value-type="string" calcext:value-type="string">
            <text:p>1.1938583850860596</text:p>
          </table:table-cell>
          <table:table-cell table:style-name="ce1" office:value-type="string" calcext:value-type="string">
            <text:p>0.017789840698242188</text:p>
          </table:table-cell>
          <table:table-cell table:style-name="ce1" office:value-type="string" calcext:value-type="string">
            <text:p>32.594669342041016</text:p>
          </table:table-cell>
          <table:table-cell table:style-name="ce1" office:value-type="float" office:value="-0.137310244234992" calcext:value-type="float">
            <text:p>-0,1373102442</text:p>
          </table:table-cell>
          <table:table-cell table:style-name="ce1" office:value-type="float" office:value="0.108082709029133" calcext:value-type="float">
            <text:p>0,108082709</text:p>
          </table:table-cell>
          <table:table-cell table:style-name="ce1" office:value-type="float" office:value="1.91959034513544" calcext:value-type="float">
            <text:p>1,9195903451</text:p>
          </table:table-cell>
          <table:table-cell table:style-name="ce1" office:value-type="float" office:value="0.000863696730009135" calcext:value-type="float">
            <text:p>0,0008636967</text:p>
          </table:table-cell>
          <table:table-cell table:number-columns-repeated="2" table:style-name="ce1" office:value-type="float" office:value="0.0113905821748333" calcext:value-type="float">
            <text:p>0,0113905822</text:p>
          </table:table-cell>
          <table:table-cell table:style-name="ce1" office:value-type="float" office:value="-0.322368860244751" calcext:value-type="float">
            <text:p>-0,3223688602</text:p>
          </table:table-cell>
          <table:table-cell table:style-name="ce1" office:value-type="float" office:value="4.18630838394165" calcext:value-type="float">
            <text:p>4,1863083839</text:p>
          </table:table-cell>
          <table:table-cell table:style-name="ce1" office:value-type="float" office:value="-2.49852085113525" calcext:value-type="float">
            <text:p>-2,4985208511</text:p>
          </table:table-cell>
          <table:table-cell table:style-name="ce1" office:value-type="string" calcext:value-type="string">
            <text:p>0.000863696730009135</text:p>
          </table:table-cell>
          <table:table-cell table:style-name="ce1" office:value-type="string" calcext:value-type="string">
            <text:p>0.011390582174833276</text:p>
          </table:table-cell>
          <table:table-cell table:style-name="ce1" office:value-type="string" calcext:value-type="string">
            <text:p>-0.13036941497630936</text:p>
          </table:table-cell>
          <table:table-cell table:style-name="ce1" office:value-type="float" office:value="0.0315454992707129" calcext:value-type="float">
            <text:p>0,0315454993</text:p>
          </table:table-cell>
          <table:table-cell table:style-name="ce1" office:value-type="float" office:value="-0.0244884534543495" calcext:value-type="float">
            <text:p>-0,0244884535</text:p>
          </table:table-cell>
          <table:table-cell table:style-name="ce1" office:value-type="float" office:value="-0.0854472252692705" calcext:value-type="float">
            <text:p>-0,0854472253</text:p>
          </table:table-cell>
          <table:table-cell table:style-name="ce1" office:value-type="float" office:value="-0.327816789538333" calcext:value-type="float">
            <text:p>-0,3278167895</text:p>
          </table:table-cell>
          <table:table-cell table:style-name="ce1" office:value-type="float" office:value="0.38308071718471" calcext:value-type="float">
            <text:p>0,38308071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431698617514" calcext:value-type="float">
            <text:p>0,0184316986</text:p>
          </table:table-cell>
          <table:table-cell table:style-name="ce1" office:value-type="float" office:value="-0.0205453001345872" calcext:value-type="float">
            <text:p>-0,0205453001</text:p>
          </table:table-cell>
          <table:table-cell table:style-name="ce1" office:value-type="float" office:value="0.0431124117184463" calcext:value-type="float">
            <text:p>0,0431124117</text:p>
          </table:table-cell>
          <table:table-cell table:style-name="ce1" office:value-type="float" office:value="0.532353162765503" calcext:value-type="float">
            <text:p>0,5323531628</text:p>
          </table:table-cell>
          <table:table-cell table:style-name="ce1" office:value-type="float" office:value="0.532351732254028" calcext:value-type="float">
            <text:p>0,5323517323</text:p>
          </table:table-cell>
          <table:table-cell table:style-name="ce1" office:value-type="float" office:value="0.532350778579712" calcext:value-type="float">
            <text:p>0,5323507786</text:p>
          </table:table-cell>
          <table:table-cell table:style-name="ce1" office:value-type="float" office:value="-0.322368860244751" calcext:value-type="float">
            <text:p>-0,3223688602</text:p>
          </table:table-cell>
          <table:table-cell table:style-name="ce1" office:value-type="float" office:value="4.18630838394165" calcext:value-type="float">
            <text:p>4,1863083839</text:p>
          </table:table-cell>
          <table:table-cell table:style-name="ce1" office:value-type="float" office:value="-2.49852085113525" calcext:value-type="float">
            <text:p>-2,4985208511</text:p>
          </table:table-cell>
        </table:table-row>
        <table:table-row table:style-name="ro1">
          <table:table-cell table:style-name="ce1" office:value-type="string" calcext:value-type="string">
            <text:p>1.2102093696594238</text:p>
          </table:table-cell>
          <table:table-cell table:style-name="ce1" office:value-type="string" calcext:value-type="string">
            <text:p>0.016350984573364258</text:p>
          </table:table-cell>
          <table:table-cell table:style-name="ce1" office:value-type="string" calcext:value-type="string">
            <text:p>33.1719172000885</text:p>
          </table:table-cell>
          <table:table-cell table:style-name="ce1" office:value-type="float" office:value="-0.14874507220071" calcext:value-type="float">
            <text:p>-0,1487450722</text:p>
          </table:table-cell>
          <table:table-cell table:style-name="ce1" office:value-type="float" office:value="0.118668242599125" calcext:value-type="float">
            <text:p>0,1186682426</text:p>
          </table:table-cell>
          <table:table-cell table:style-name="ce1" office:value-type="float" office:value="1.89778475702545" calcext:value-type="float">
            <text:p>1,897784757</text:p>
          </table:table-cell>
          <table:table-cell table:style-name="ce1" office:value-type="float" office:value="0.0111940418103377" calcext:value-type="float">
            <text:p>0,0111940418</text:p>
          </table:table-cell>
          <table:table-cell table:number-columns-repeated="2" table:style-name="ce1" office:value-type="float" office:value="0.00300823555205088" calcext:value-type="float">
            <text:p>0,0030082356</text:p>
          </table:table-cell>
          <table:table-cell table:style-name="ce1" office:value-type="float" office:value="-0.322368860244751" calcext:value-type="float">
            <text:p>-0,3223688602</text:p>
          </table:table-cell>
          <table:table-cell table:style-name="ce1" office:value-type="float" office:value="4.18630838394165" calcext:value-type="float">
            <text:p>4,1863083839</text:p>
          </table:table-cell>
          <table:table-cell table:style-name="ce1" office:value-type="float" office:value="-2.49852085113525" calcext:value-type="float">
            <text:p>-2,4985208511</text:p>
          </table:table-cell>
          <table:table-cell table:style-name="ce1" office:value-type="string" calcext:value-type="string">
            <text:p>0.01119404181033768</text:p>
          </table:table-cell>
          <table:table-cell table:style-name="ce1" office:value-type="string" calcext:value-type="string">
            <text:p>0.003008235552050876</text:p>
          </table:table-cell>
          <table:table-cell table:style-name="ce1" office:value-type="string" calcext:value-type="string">
            <text:p>-0.12919512916159528</text:p>
          </table:table-cell>
          <table:table-cell table:style-name="ce1" office:value-type="float" office:value="0.0343275610587479" calcext:value-type="float">
            <text:p>0,0343275611</text:p>
          </table:table-cell>
          <table:table-cell table:style-name="ce1" office:value-type="float" office:value="-0.0270206772572832" calcext:value-type="float">
            <text:p>-0,0270206773</text:p>
          </table:table-cell>
          <table:table-cell table:style-name="ce1" office:value-type="float" office:value="-0.0842186979470429" calcext:value-type="float">
            <text:p>-0,0842186979</text:p>
          </table:table-cell>
          <table:table-cell table:style-name="ce1" office:value-type="float" office:value="-0.248585911087994" calcext:value-type="float">
            <text:p>-0,2485859111</text:p>
          </table:table-cell>
          <table:table-cell table:style-name="ce1" office:value-type="float" office:value="0.32071311348081" calcext:value-type="float">
            <text:p>0,32071311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92856921979662" calcext:value-type="float">
            <text:p>0,0192856922</text:p>
          </table:table-cell>
          <table:table-cell table:style-name="ce1" office:value-type="float" office:value="-0.017553318853712" calcext:value-type="float">
            <text:p>-0,0175533189</text:p>
          </table:table-cell>
          <table:table-cell table:style-name="ce1" office:value-type="float" office:value="0.0409427514179058" calcext:value-type="float">
            <text:p>0,0409427514</text:p>
          </table:table-cell>
          <table:table-cell table:style-name="ce1" office:value-type="float" office:value="0.577020883560181" calcext:value-type="float">
            <text:p>0,5770208836</text:p>
          </table:table-cell>
          <table:table-cell table:style-name="ce1" office:value-type="float" office:value="0.577035903930664" calcext:value-type="float">
            <text:p>0,5770359039</text:p>
          </table:table-cell>
          <table:table-cell table:style-name="ce1" office:value-type="float" office:value="0.577038049697876" calcext:value-type="float">
            <text:p>0,5770380497</text:p>
          </table:table-cell>
          <table:table-cell table:style-name="ce1" office:value-type="float" office:value="-0.322368860244751" calcext:value-type="float">
            <text:p>-0,3223688602</text:p>
          </table:table-cell>
          <table:table-cell table:style-name="ce1" office:value-type="float" office:value="4.18630838394165" calcext:value-type="float">
            <text:p>4,1863083839</text:p>
          </table:table-cell>
          <table:table-cell table:style-name="ce1" office:value-type="float" office:value="-2.49852085113525" calcext:value-type="float">
            <text:p>-2,4985208511</text:p>
          </table:table-cell>
        </table:table-row>
        <table:table-row table:style-name="ro1">
          <table:table-cell table:style-name="ce1" office:value-type="string" calcext:value-type="string">
            <text:p>1.2250275611877441</text:p>
          </table:table-cell>
          <table:table-cell table:style-name="ce1" office:value-type="string" calcext:value-type="string">
            <text:p>0.014818191528320312</text:p>
          </table:table-cell>
          <table:table-cell table:style-name="ce1" office:value-type="string" calcext:value-type="string">
            <text:p>33.64899730682373</text:p>
          </table:table-cell>
          <table:table-cell table:style-name="ce1" office:value-type="float" office:value="-0.149269300294511" calcext:value-type="float">
            <text:p>-0,1492693003</text:p>
          </table:table-cell>
          <table:table-cell table:style-name="ce1" office:value-type="float" office:value="0.123168895733945" calcext:value-type="float">
            <text:p>0,1231688957</text:p>
          </table:table-cell>
          <table:table-cell table:style-name="ce1" office:value-type="float" office:value="1.8670218196916" calcext:value-type="float">
            <text:p>1,8670218197</text:p>
          </table:table-cell>
          <table:table-cell table:style-name="ce1" office:value-type="float" office:value="0.0209139826624106" calcext:value-type="float">
            <text:p>0,0209139827</text:p>
          </table:table-cell>
          <table:table-cell table:number-columns-repeated="2" table:style-name="ce1" office:value-type="float" office:value="-0.00513448776507756" calcext:value-type="float">
            <text:p>-0,0051344878</text:p>
          </table:table-cell>
          <table:table-cell table:style-name="ce1" office:value-type="float" office:value="-0.324472934007645" calcext:value-type="float">
            <text:p>-0,324472934</text:p>
          </table:table-cell>
          <table:table-cell table:style-name="ce1" office:value-type="float" office:value="4.19226264953613" calcext:value-type="float">
            <text:p>4,1922626495</text:p>
          </table:table-cell>
          <table:table-cell table:style-name="ce1" office:value-type="float" office:value="-2.465665102005" calcext:value-type="float">
            <text:p>-2,465665102</text:p>
          </table:table-cell>
          <table:table-cell table:style-name="ce1" office:value-type="string" calcext:value-type="string">
            <text:p>0.020913982662410624</text:p>
          </table:table-cell>
          <table:table-cell table:style-name="ce1" office:value-type="string" calcext:value-type="string">
            <text:p>-0.005134487765077557</text:p>
          </table:table-cell>
          <table:table-cell table:style-name="ce1" office:value-type="string" calcext:value-type="string">
            <text:p>-0.12794264931325539</text:p>
          </table:table-cell>
          <table:table-cell table:style-name="ce1" office:value-type="float" office:value="0.0371862680501776" calcext:value-type="float">
            <text:p>0,0371862681</text:p>
          </table:table-cell>
          <table:table-cell table:style-name="ce1" office:value-type="float" office:value="-0.0296670606497813" calcext:value-type="float">
            <text:p>-0,0296670606</text:p>
          </table:table-cell>
          <table:table-cell table:style-name="ce1" office:value-type="float" office:value="-0.0830848073653233" calcext:value-type="float">
            <text:p>-0,0830848074</text:p>
          </table:table-cell>
          <table:table-cell table:style-name="ce1" office:value-type="float" office:value="-0.177591955625448" calcext:value-type="float">
            <text:p>-0,1775919556</text:p>
          </table:table-cell>
          <table:table-cell table:style-name="ce1" office:value-type="float" office:value="0.264074042925547" calcext:value-type="float">
            <text:p>0,26407404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39580158660251" calcext:value-type="float">
            <text:p>0,0239580159</text:p>
          </table:table-cell>
          <table:table-cell table:style-name="ce1" office:value-type="float" office:value="-0.0221784477289295" calcext:value-type="float">
            <text:p>-0,0221784477</text:p>
          </table:table-cell>
          <table:table-cell table:style-name="ce1" office:value-type="float" office:value="0.0456863220827155" calcext:value-type="float">
            <text:p>0,0456863221</text:p>
          </table:table-cell>
          <table:table-cell table:style-name="ce1" office:value-type="float" office:value="0.477286100387573" calcext:value-type="float">
            <text:p>0,4772861004</text:p>
          </table:table-cell>
          <table:table-cell table:number-columns-repeated="2" table:style-name="ce1" office:value-type="float" office:value="0.477289199829102" calcext:value-type="float">
            <text:p>0,4772891998</text:p>
          </table:table-cell>
          <table:table-cell table:style-name="ce1" office:value-type="float" office:value="-0.324472934007645" calcext:value-type="float">
            <text:p>-0,324472934</text:p>
          </table:table-cell>
          <table:table-cell table:style-name="ce1" office:value-type="float" office:value="4.19226264953613" calcext:value-type="float">
            <text:p>4,1922626495</text:p>
          </table:table-cell>
          <table:table-cell table:style-name="ce1" office:value-type="float" office:value="-2.465665102005" calcext:value-type="float">
            <text:p>-2,465665102</text:p>
          </table:table-cell>
        </table:table-row>
        <table:table-row table:style-name="ro1">
          <table:table-cell table:style-name="ce1" office:value-type="string" calcext:value-type="string">
            <text:p>1.2447731494903564</text:p>
          </table:table-cell>
          <table:table-cell table:style-name="ce1" office:value-type="string" calcext:value-type="string">
            <text:p>0.019745588302612305</text:p>
          </table:table-cell>
          <table:table-cell table:style-name="ce1" office:value-type="string" calcext:value-type="string">
            <text:p>34.13845634460449</text:p>
          </table:table-cell>
          <table:table-cell table:style-name="ce1" office:value-type="float" office:value="-0.148542352940565" calcext:value-type="float">
            <text:p>-0,1485423529</text:p>
          </table:table-cell>
          <table:table-cell table:style-name="ce1" office:value-type="float" office:value="0.123057295050886" calcext:value-type="float">
            <text:p>0,1230572951</text:p>
          </table:table-cell>
          <table:table-cell table:style-name="ce1" office:value-type="float" office:value="1.85708735607289" calcext:value-type="float">
            <text:p>1,8570873561</text:p>
          </table:table-cell>
          <table:table-cell table:style-name="ce1" office:value-type="float" office:value="0.0274079983682579" calcext:value-type="float">
            <text:p>0,0274079984</text:p>
          </table:table-cell>
          <table:table-cell table:number-columns-repeated="2" table:style-name="ce1" office:value-type="float" office:value="-0.0116575008819283" calcext:value-type="float">
            <text:p>-0,0116575009</text:p>
          </table:table-cell>
          <table:table-cell table:style-name="ce1" office:value-type="float" office:value="-0.321822881698608" calcext:value-type="float">
            <text:p>-0,3218228817</text:p>
          </table:table-cell>
          <table:table-cell table:style-name="ce1" office:value-type="float" office:value="4.19440126419067" calcext:value-type="float">
            <text:p>4,1944012642</text:p>
          </table:table-cell>
          <table:table-cell table:style-name="ce1" office:value-type="float" office:value="-2.43282294273376" calcext:value-type="float">
            <text:p>-2,4328229427</text:p>
          </table:table-cell>
          <table:table-cell table:style-name="ce1" office:value-type="string" calcext:value-type="string">
            <text:p>0.027407998368257885</text:p>
          </table:table-cell>
          <table:table-cell table:style-name="ce1" office:value-type="string" calcext:value-type="string">
            <text:p>-0.011657500881928348</text:p>
          </table:table-cell>
          <table:table-cell table:style-name="ce1" office:value-type="string" calcext:value-type="string">
            <text:p>-0.12591249492692527</text:p>
          </table:table-cell>
          <table:table-cell table:style-name="ce1" office:value-type="float" office:value="0.0373173250736278" calcext:value-type="float">
            <text:p>0,0373173251</text:p>
          </table:table-cell>
          <table:table-cell table:style-name="ce1" office:value-type="float" office:value="-0.0307922239334863" calcext:value-type="float">
            <text:p>-0,0307922239</text:p>
          </table:table-cell>
          <table:table-cell table:style-name="ce1" office:value-type="float" office:value="-0.0814851346239631" calcext:value-type="float">
            <text:p>-0,0814851346</text:p>
          </table:table-cell>
          <table:table-cell table:style-name="ce1" office:value-type="float" office:value="-0.104590785458237" calcext:value-type="float">
            <text:p>-0,1045907855</text:p>
          </table:table-cell>
          <table:table-cell table:style-name="ce1" office:value-type="float" office:value="0.203840008581109" calcext:value-type="float">
            <text:p>0,20384000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07191652650388" calcext:value-type="float">
            <text:p>0,0010719165</text:p>
          </table:table-cell>
          <table:table-cell table:style-name="ce1" office:value-type="float" office:value="-0.00920311054589811" calcext:value-type="float">
            <text:p>-0,0092031105</text:p>
          </table:table-cell>
          <table:table-cell table:style-name="ce1" office:value-type="float" office:value="0.0629055878815156" calcext:value-type="float">
            <text:p>0,0629055879</text:p>
          </table:table-cell>
          <table:table-cell table:style-name="ce1" office:value-type="float" office:value="0.489056825637817" calcext:value-type="float">
            <text:p>0,4890568256</text:p>
          </table:table-cell>
          <table:table-cell table:style-name="ce1" office:value-type="float" office:value="0.489036083221436" calcext:value-type="float">
            <text:p>0,4890360832</text:p>
          </table:table-cell>
          <table:table-cell table:style-name="ce1" office:value-type="float" office:value="0.489033460617065" calcext:value-type="float">
            <text:p>0,4890334606</text:p>
          </table:table-cell>
          <table:table-cell table:style-name="ce1" office:value-type="float" office:value="-0.321822881698608" calcext:value-type="float">
            <text:p>-0,3218228817</text:p>
          </table:table-cell>
          <table:table-cell table:style-name="ce1" office:value-type="float" office:value="4.19440126419067" calcext:value-type="float">
            <text:p>4,1944012642</text:p>
          </table:table-cell>
          <table:table-cell table:style-name="ce1" office:value-type="float" office:value="-2.43282294273376" calcext:value-type="float">
            <text:p>-2,4328229427</text:p>
          </table:table-cell>
        </table:table-row>
        <table:table-row table:style-name="ro1">
          <table:table-cell table:style-name="ce1" office:value-type="string" calcext:value-type="string">
            <text:p>1.2614362239837646</text:p>
          </table:table-cell>
          <table:table-cell table:style-name="ce1" office:value-type="string" calcext:value-type="string">
            <text:p>0.016663074493408203</text:p>
          </table:table-cell>
          <table:table-cell table:style-name="ce1" office:value-type="string" calcext:value-type="string">
            <text:p>34.64106321334839</text:p>
          </table:table-cell>
          <table:table-cell table:style-name="ce1" office:value-type="float" office:value="-0.140103168877555" calcext:value-type="float">
            <text:p>-0,1401031689</text:p>
          </table:table-cell>
          <table:table-cell table:style-name="ce1" office:value-type="float" office:value="0.124747617791096" calcext:value-type="float">
            <text:p>0,1247476178</text:p>
          </table:table-cell>
          <table:table-cell table:style-name="ce1" office:value-type="float" office:value="1.81732804834107" calcext:value-type="float">
            <text:p>1,8173280483</text:p>
          </table:table-cell>
          <table:table-cell table:style-name="ce1" office:value-type="float" office:value="0.0342589036241752" calcext:value-type="float">
            <text:p>0,0342589036</text:p>
          </table:table-cell>
          <table:table-cell table:number-columns-repeated="2" table:style-name="ce1" office:value-type="float" office:value="-0.0172722103749398" calcext:value-type="float">
            <text:p>-0,0172722104</text:p>
          </table:table-cell>
          <table:table-cell table:style-name="ce1" office:value-type="float" office:value="-0.316151052713394" calcext:value-type="float">
            <text:p>-0,3161510527</text:p>
          </table:table-cell>
          <table:table-cell table:style-name="ce1" office:value-type="float" office:value="4.19354820251465" calcext:value-type="float">
            <text:p>4,1935482025</text:p>
          </table:table-cell>
          <table:table-cell table:style-name="ce1" office:value-type="float" office:value="-2.40101552009583" calcext:value-type="float">
            <text:p>-2,4010155201</text:p>
          </table:table-cell>
          <table:table-cell table:style-name="ce1" office:value-type="string" calcext:value-type="string">
            <text:p>0.03425890362417518</text:p>
          </table:table-cell>
          <table:table-cell table:style-name="ce1" office:value-type="string" calcext:value-type="string">
            <text:p>-0.017272210374939787</text:p>
          </table:table-cell>
          <table:table-cell table:style-name="ce1" office:value-type="string" calcext:value-type="string">
            <text:p>-0.12647460937201954</text:p>
          </table:table-cell>
          <table:table-cell table:style-name="ce1" office:value-type="float" office:value="0.0371355882351413" calcext:value-type="float">
            <text:p>0,0371355882</text:p>
          </table:table-cell>
          <table:table-cell table:style-name="ce1" office:value-type="float" office:value="-0.0307643237627215" calcext:value-type="float">
            <text:p>-0,0307643238</text:p>
          </table:table-cell>
          <table:table-cell table:style-name="ce1" office:value-type="float" office:value="-0.08096854251579" calcext:value-type="float">
            <text:p>-0,0809685425</text:p>
          </table:table-cell>
          <table:table-cell table:style-name="ce1" office:value-type="float" office:value="-0.029900434009363" calcext:value-type="float">
            <text:p>-0,029900434</text:p>
          </table:table-cell>
          <table:table-cell table:style-name="ce1" office:value-type="float" office:value="0.141963838877999" calcext:value-type="float">
            <text:p>0,14196383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4457352030663" calcext:value-type="float">
            <text:p>-0,0014457352</text:p>
          </table:table-cell>
          <table:table-cell table:style-name="ce1" office:value-type="float" office:value="0.000221947774870251" calcext:value-type="float">
            <text:p>0,0002219478</text:p>
          </table:table-cell>
          <table:table-cell table:style-name="ce1" office:value-type="float" office:value="0.0197573257508193" calcext:value-type="float">
            <text:p>0,0197573258</text:p>
          </table:table-cell>
          <table:table-cell table:style-name="ce1" office:value-type="float" office:value="0.502821922302246" calcext:value-type="float">
            <text:p>0,5028219223</text:p>
          </table:table-cell>
          <table:table-cell table:style-name="ce1" office:value-type="float" office:value="0.502824068069458" calcext:value-type="float">
            <text:p>0,5028240681</text:p>
          </table:table-cell>
          <table:table-cell table:style-name="ce1" office:value-type="float" office:value="0.502824306488037" calcext:value-type="float">
            <text:p>0,5028243065</text:p>
          </table:table-cell>
          <table:table-cell table:style-name="ce1" office:value-type="float" office:value="-0.316151052713394" calcext:value-type="float">
            <text:p>-0,3161510527</text:p>
          </table:table-cell>
          <table:table-cell table:style-name="ce1" office:value-type="float" office:value="4.19354820251465" calcext:value-type="float">
            <text:p>4,1935482025</text:p>
          </table:table-cell>
          <table:table-cell table:style-name="ce1" office:value-type="float" office:value="-2.40101552009583" calcext:value-type="float">
            <text:p>-2,4010155201</text:p>
          </table:table-cell>
        </table:table-row>
        <table:table-row table:style-name="ro1">
          <table:table-cell table:style-name="ce1" office:value-type="string" calcext:value-type="string">
            <text:p>1.2746696472167969</text:p>
          </table:table-cell>
          <table:table-cell table:style-name="ce1" office:value-type="string" calcext:value-type="string">
            <text:p>0.013233423233032227</text:p>
          </table:table-cell>
          <table:table-cell table:style-name="ce1" office:value-type="string" calcext:value-type="string">
            <text:p>35.14929246902466</text:p>
          </table:table-cell>
          <table:table-cell table:style-name="ce1" office:value-type="float" office:value="-0.136684038940771" calcext:value-type="float">
            <text:p>-0,1366840389</text:p>
          </table:table-cell>
          <table:table-cell table:style-name="ce1" office:value-type="float" office:value="0.123741403406049" calcext:value-type="float">
            <text:p>0,1237414034</text:p>
          </table:table-cell>
          <table:table-cell table:style-name="ce1" office:value-type="float" office:value="1.80554329171593" calcext:value-type="float">
            <text:p>1,8055432917</text:p>
          </table:table-cell>
          <table:table-cell table:style-name="ce1" office:value-type="float" office:value="0.0385338774514664" calcext:value-type="float">
            <text:p>0,0385338775</text:p>
          </table:table-cell>
          <table:table-cell table:number-columns-repeated="2" table:style-name="ce1" office:value-type="float" office:value="-0.0238059670549427" calcext:value-type="float">
            <text:p>-0,0238059671</text:p>
          </table:table-cell>
          <table:table-cell table:style-name="ce1" office:value-type="float" office:value="-0.316151052713394" calcext:value-type="float">
            <text:p>-0,3161510527</text:p>
          </table:table-cell>
          <table:table-cell table:style-name="ce1" office:value-type="float" office:value="4.19354820251465" calcext:value-type="float">
            <text:p>4,1935482025</text:p>
          </table:table-cell>
          <table:table-cell table:style-name="ce1" office:value-type="float" office:value="-2.40101552009583" calcext:value-type="float">
            <text:p>-2,4010155201</text:p>
          </table:table-cell>
          <table:table-cell table:style-name="ce1" office:value-type="string" calcext:value-type="string">
            <text:p>0.038533877451466414</text:p>
          </table:table-cell>
          <table:table-cell table:style-name="ce1" office:value-type="string" calcext:value-type="string">
            <text:p>-0.02380596705494271</text:p>
          </table:table-cell>
          <table:table-cell table:style-name="ce1" office:value-type="string" calcext:value-type="string">
            <text:p>-0.12294509602482782</text:p>
          </table:table-cell>
          <table:table-cell table:style-name="ce1" office:value-type="float" office:value="0.0350257922193886" calcext:value-type="float">
            <text:p>0,0350257922</text:p>
          </table:table-cell>
          <table:table-cell table:style-name="ce1" office:value-type="float" office:value="-0.0311869044477741" calcext:value-type="float">
            <text:p>-0,0311869044</text:p>
          </table:table-cell>
          <table:table-cell table:style-name="ce1" office:value-type="float" office:value="-0.0789010585137356" calcext:value-type="float">
            <text:p>-0,0789010585</text:p>
          </table:table-cell>
          <table:table-cell table:style-name="ce1" office:value-type="float" office:value="0.0412973811842745" calcext:value-type="float">
            <text:p>0,0412973812</text:p>
          </table:table-cell>
          <table:table-cell table:style-name="ce1" office:value-type="float" office:value="0.0785693983705987" calcext:value-type="float">
            <text:p>0,07856939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6066392171318" calcext:value-type="float">
            <text:p>-0,0166066392</text:p>
          </table:table-cell>
          <table:table-cell table:style-name="ce1" office:value-type="float" office:value="-0.00332621809501978" calcext:value-type="float">
            <text:p>-0,0033262181</text:p>
          </table:table-cell>
          <table:table-cell table:style-name="ce1" office:value-type="float" office:value="0.0782384995563095" calcext:value-type="float">
            <text:p>0,0782384996</text:p>
          </table:table-cell>
          <table:table-cell table:style-name="ce1" office:value-type="float" office:value="0.50818133354187" calcext:value-type="float">
            <text:p>0,5081813335</text:p>
          </table:table-cell>
          <table:table-cell table:style-name="ce1" office:value-type="float" office:value="0.508181571960449" calcext:value-type="float">
            <text:p>0,508181572</text:p>
          </table:table-cell>
          <table:table-cell table:style-name="ce1" office:value-type="float" office:value="0.508180856704712" calcext:value-type="float">
            <text:p>0,5081808567</text:p>
          </table:table-cell>
          <table:table-cell table:style-name="ce1" office:value-type="float" office:value="-0.316151052713394" calcext:value-type="float">
            <text:p>-0,3161510527</text:p>
          </table:table-cell>
          <table:table-cell table:style-name="ce1" office:value-type="float" office:value="4.19354820251465" calcext:value-type="float">
            <text:p>4,1935482025</text:p>
          </table:table-cell>
          <table:table-cell table:style-name="ce1" office:value-type="float" office:value="-2.40101552009583" calcext:value-type="float">
            <text:p>-2,4010155201</text:p>
          </table:table-cell>
        </table:table-row>
        <table:table-row table:style-name="ro1">
          <table:table-cell table:style-name="ce1" office:value-type="string" calcext:value-type="string">
            <text:p>1.2961616516113281</text:p>
          </table:table-cell>
          <table:table-cell table:style-name="ce1" office:value-type="string" calcext:value-type="string">
            <text:p>0.02149200439453125</text:p>
          </table:table-cell>
          <table:table-cell table:style-name="ce1" office:value-type="string" calcext:value-type="string">
            <text:p>35.668099880218506</text:p>
          </table:table-cell>
          <table:table-cell table:style-name="ce1" office:value-type="float" office:value="-0.128560569275309" calcext:value-type="float">
            <text:p>-0,1285605693</text:p>
          </table:table-cell>
          <table:table-cell table:style-name="ce1" office:value-type="float" office:value="0.120473448739008" calcext:value-type="float">
            <text:p>0,1204734487</text:p>
          </table:table-cell>
          <table:table-cell table:style-name="ce1" office:value-type="float" office:value="1.78456026977963" calcext:value-type="float">
            <text:p>1,7845602698</text:p>
          </table:table-cell>
          <table:table-cell table:style-name="ce1" office:value-type="float" office:value="0.0446980974851004" calcext:value-type="float">
            <text:p>0,0446980975</text:p>
          </table:table-cell>
          <table:table-cell table:number-columns-repeated="2" table:style-name="ce1" office:value-type="float" office:value="-0.0295499898208436" calcext:value-type="float">
            <text:p>-0,0295499898</text:p>
          </table:table-cell>
          <table:table-cell table:style-name="ce1" office:value-type="float" office:value="-0.307713538408279" calcext:value-type="float">
            <text:p>-0,3077135384</text:p>
          </table:table-cell>
          <table:table-cell table:style-name="ce1" office:value-type="float" office:value="4.18982791900635" calcext:value-type="float">
            <text:p>4,189827919</text:p>
          </table:table-cell>
          <table:table-cell table:style-name="ce1" office:value-type="float" office:value="-2.36957263946533" calcext:value-type="float">
            <text:p>-2,3695726395</text:p>
          </table:table-cell>
          <table:table-cell table:style-name="ce1" office:value-type="string" calcext:value-type="string">
            <text:p>0.044698097485100376</text:p>
          </table:table-cell>
          <table:table-cell table:style-name="ce1" office:value-type="string" calcext:value-type="string">
            <text:p>-0.02954998982084363</text:p>
          </table:table-cell>
          <table:table-cell table:style-name="ce1" office:value-type="string" calcext:value-type="string">
            <text:p>-0.12372298720264291</text:p>
          </table:table-cell>
          <table:table-cell table:style-name="ce1" office:value-type="float" office:value="0.0341710097351928" calcext:value-type="float">
            <text:p>0,0341710097</text:p>
          </table:table-cell>
          <table:table-cell table:style-name="ce1" office:value-type="float" office:value="-0.0309353508515122" calcext:value-type="float">
            <text:p>-0,0309353509</text:p>
          </table:table-cell>
          <table:table-cell table:style-name="ce1" office:value-type="float" office:value="-0.0782882511692282" calcext:value-type="float">
            <text:p>-0,0782882512</text:p>
          </table:table-cell>
          <table:table-cell table:style-name="ce1" office:value-type="float" office:value="0.11253777865096" calcext:value-type="float">
            <text:p>0,1125377787</text:p>
          </table:table-cell>
          <table:table-cell table:style-name="ce1" office:value-type="float" office:value="0.0140747075857764" calcext:value-type="float">
            <text:p>0,01407470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56004887734383" calcext:value-type="float">
            <text:p>-0,0065600489</text:p>
          </table:table-cell>
          <table:table-cell table:style-name="ce1" office:value-type="float" office:value="0.0019305524007942" calcext:value-type="float">
            <text:p>0,0019305524</text:p>
          </table:table-cell>
          <table:table-cell table:style-name="ce1" office:value-type="float" office:value="0.0226105586634135" calcext:value-type="float">
            <text:p>0,0226105587</text:p>
          </table:table-cell>
          <table:table-cell table:style-name="ce1" office:value-type="float" office:value="0.521204948425293" calcext:value-type="float">
            <text:p>0,5212049484</text:p>
          </table:table-cell>
          <table:table-cell table:style-name="ce1" office:value-type="float" office:value="0.521205425262451" calcext:value-type="float">
            <text:p>0,5212054253</text:p>
          </table:table-cell>
          <table:table-cell table:style-name="ce1" office:value-type="float" office:value="0.521205902099609" calcext:value-type="float">
            <text:p>0,5212059021</text:p>
          </table:table-cell>
          <table:table-cell table:style-name="ce1" office:value-type="float" office:value="-0.307713538408279" calcext:value-type="float">
            <text:p>-0,3077135384</text:p>
          </table:table-cell>
          <table:table-cell table:style-name="ce1" office:value-type="float" office:value="4.18982791900635" calcext:value-type="float">
            <text:p>4,189827919</text:p>
          </table:table-cell>
          <table:table-cell table:style-name="ce1" office:value-type="float" office:value="-2.36957263946533" calcext:value-type="float">
            <text:p>-2,3695726395</text:p>
          </table:table-cell>
        </table:table-row>
        <table:table-row table:style-name="ro1">
          <table:table-cell table:style-name="ce1" office:value-type="string" calcext:value-type="string">
            <text:p>1.3159234523773193</text:p>
          </table:table-cell>
          <table:table-cell table:style-name="ce1" office:value-type="string" calcext:value-type="string">
            <text:p>0.01976180076599121</text:p>
          </table:table-cell>
          <table:table-cell table:style-name="ce1" office:value-type="string" calcext:value-type="string">
            <text:p>36.16558337211609</text:p>
          </table:table-cell>
          <table:table-cell table:style-name="ce1" office:value-type="float" office:value="-0.112093106234147" calcext:value-type="float">
            <text:p>-0,1120931062</text:p>
          </table:table-cell>
          <table:table-cell table:style-name="ce1" office:value-type="float" office:value="0.112810526963001" calcext:value-type="float">
            <text:p>0,112810527</text:p>
          </table:table-cell>
          <table:table-cell table:style-name="ce1" office:value-type="float" office:value="1.74287594394919" calcext:value-type="float">
            <text:p>1,7428759439</text:p>
          </table:table-cell>
          <table:table-cell table:style-name="ce1" office:value-type="float" office:value="0.0485231687475047" calcext:value-type="float">
            <text:p>0,0485231687</text:p>
          </table:table-cell>
          <table:table-cell table:number-columns-repeated="2" table:style-name="ce1" office:value-type="float" office:value="-0.034332612327298" calcext:value-type="float">
            <text:p>-0,0343326123</text:p>
          </table:table-cell>
          <table:table-cell table:style-name="ce1" office:value-type="float" office:value="-0.295639246702194" calcext:value-type="float">
            <text:p>-0,2956392467</text:p>
          </table:table-cell>
          <table:table-cell table:style-name="ce1" office:value-type="float" office:value="4.18440628051758" calcext:value-type="float">
            <text:p>4,1844062805</text:p>
          </table:table-cell>
          <table:table-cell table:style-name="ce1" office:value-type="float" office:value="-2.33808398246765" calcext:value-type="float">
            <text:p>-2,3380839825</text:p>
          </table:table-cell>
          <table:table-cell table:style-name="ce1" office:value-type="string" calcext:value-type="string">
            <text:p>0.04852316874750473</text:p>
          </table:table-cell>
          <table:table-cell table:style-name="ce1" office:value-type="string" calcext:value-type="string">
            <text:p>-0.03433261232729802</text:p>
          </table:table-cell>
          <table:table-cell table:style-name="ce1" office:value-type="string" calcext:value-type="string">
            <text:p>-0.12214660035528965</text:p>
          </table:table-cell>
          <table:table-cell table:style-name="ce1" office:value-type="float" office:value="0.0321401423188271" calcext:value-type="float">
            <text:p>0,0321401423</text:p>
          </table:table-cell>
          <table:table-cell table:style-name="ce1" office:value-type="float" office:value="-0.0301183621847519" calcext:value-type="float">
            <text:p>-0,0301183622</text:p>
          </table:table-cell>
          <table:table-cell table:style-name="ce1" office:value-type="float" office:value="-0.0771971340285407" calcext:value-type="float">
            <text:p>-0,077197134</text:p>
          </table:table-cell>
          <table:table-cell table:style-name="ce1" office:value-type="float" office:value="0.176734017620739" calcext:value-type="float">
            <text:p>0,1767340176</text:p>
          </table:table-cell>
          <table:table-cell table:style-name="ce1" office:value-type="float" office:value="-0.0460827697274647" calcext:value-type="float">
            <text:p>-0,04608276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2682098117028" calcext:value-type="float">
            <text:p>-0,0162682098</text:p>
          </table:table-cell>
          <table:table-cell table:style-name="ce1" office:value-type="float" office:value="0.00654451926252146" calcext:value-type="float">
            <text:p>0,0065445193</text:p>
          </table:table-cell>
          <table:table-cell table:style-name="ce1" office:value-type="float" office:value="0.0420213469300425" calcext:value-type="float">
            <text:p>0,0420213469</text:p>
          </table:table-cell>
          <table:table-cell table:style-name="ce1" office:value-type="float" office:value="0.499346256256104" calcext:value-type="float">
            <text:p>0,4993462563</text:p>
          </table:table-cell>
          <table:table-cell table:style-name="ce1" office:value-type="float" office:value="0.499342203140259" calcext:value-type="float">
            <text:p>0,4993422031</text:p>
          </table:table-cell>
          <table:table-cell table:style-name="ce1" office:value-type="float" office:value="0.49934196472168" calcext:value-type="float">
            <text:p>0,4993419647</text:p>
          </table:table-cell>
          <table:table-cell table:style-name="ce1" office:value-type="float" office:value="-0.295639246702194" calcext:value-type="float">
            <text:p>-0,2956392467</text:p>
          </table:table-cell>
          <table:table-cell table:style-name="ce1" office:value-type="float" office:value="4.18440628051758" calcext:value-type="float">
            <text:p>4,1844062805</text:p>
          </table:table-cell>
          <table:table-cell table:style-name="ce1" office:value-type="float" office:value="-2.33808398246765" calcext:value-type="float">
            <text:p>-2,3380839825</text:p>
          </table:table-cell>
        </table:table-row>
        <table:table-row table:style-name="ro1">
          <table:table-cell table:style-name="ce1" office:value-type="string" calcext:value-type="string">
            <text:p>1.330373764038086</text:p>
          </table:table-cell>
          <table:table-cell table:style-name="ce1" office:value-type="string" calcext:value-type="string">
            <text:p>0.014450311660766602</text:p>
          </table:table-cell>
          <table:table-cell table:style-name="ce1" office:value-type="string" calcext:value-type="string">
            <text:p>36.65176749229431</text:p>
          </table:table-cell>
          <table:table-cell table:style-name="ce1" office:value-type="float" office:value="-0.103635500196689" calcext:value-type="float">
            <text:p>-0,1036355002</text:p>
          </table:table-cell>
          <table:table-cell table:style-name="ce1" office:value-type="float" office:value="0.107558497492178" calcext:value-type="float">
            <text:p>0,1075584975</text:p>
          </table:table-cell>
          <table:table-cell table:style-name="ce1" office:value-type="float" office:value="1.72110912682098" calcext:value-type="float">
            <text:p>1,7211091268</text:p>
          </table:table-cell>
          <table:table-cell table:style-name="ce1" office:value-type="float" office:value="0.0490882907477463" calcext:value-type="float">
            <text:p>0,0490882907</text:p>
          </table:table-cell>
          <table:table-cell table:number-columns-repeated="2" table:style-name="ce1" office:value-type="float" office:value="-0.0373455536842089" calcext:value-type="float">
            <text:p>-0,0373455537</text:p>
          </table:table-cell>
          <table:table-cell table:style-name="ce1" office:value-type="float" office:value="-0.282782435417175" calcext:value-type="float">
            <text:p>-0,2827824354</text:p>
          </table:table-cell>
          <table:table-cell table:style-name="ce1" office:value-type="float" office:value="4.17723894119263" calcext:value-type="float">
            <text:p>4,1772389412</text:p>
          </table:table-cell>
          <table:table-cell table:style-name="ce1" office:value-type="float" office:value="-2.30694079399109" calcext:value-type="float">
            <text:p>-2,306940794</text:p>
          </table:table-cell>
          <table:table-cell table:style-name="ce1" office:value-type="string" calcext:value-type="string">
            <text:p>0.0490882907477463</text:p>
          </table:table-cell>
          <table:table-cell table:style-name="ce1" office:value-type="string" calcext:value-type="string">
            <text:p>-0.03734555368420895</text:p>
          </table:table-cell>
          <table:table-cell table:style-name="ce1" office:value-type="string" calcext:value-type="string">
            <text:p>-0.11886629784053859</text:p>
          </table:table-cell>
          <table:table-cell table:style-name="ce1" office:value-type="float" office:value="0.0280232765585368" calcext:value-type="float">
            <text:p>0,0280232766</text:p>
          </table:table-cell>
          <table:table-cell table:style-name="ce1" office:value-type="float" office:value="-0.0282026317407504" calcext:value-type="float">
            <text:p>-0,0282026317</text:p>
          </table:table-cell>
          <table:table-cell table:style-name="ce1" office:value-type="float" office:value="-0.075029549085358" calcext:value-type="float">
            <text:p>-0,0750295491</text:p>
          </table:table-cell>
          <table:table-cell table:style-name="ce1" office:value-type="float" office:value="0.230732761550593" calcext:value-type="float">
            <text:p>0,2307327616</text:p>
          </table:table-cell>
          <table:table-cell table:style-name="ce1" office:value-type="float" office:value="-0.100427332757991" calcext:value-type="float">
            <text:p>-0,10042733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41839263238725" calcext:value-type="float">
            <text:p>-0,0341839263</text:p>
          </table:table-cell>
          <table:table-cell table:style-name="ce1" office:value-type="float" office:value="0.0159069867420214" calcext:value-type="float">
            <text:p>0,0159069867</text:p>
          </table:table-cell>
          <table:table-cell table:style-name="ce1" office:value-type="float" office:value="0.0865300497927779" calcext:value-type="float">
            <text:p>0,0865300498</text:p>
          </table:table-cell>
          <table:table-cell table:style-name="ce1" office:value-type="float" office:value="0.481731176376343" calcext:value-type="float">
            <text:p>0,4817311764</text:p>
          </table:table-cell>
          <table:table-cell table:style-name="ce1" office:value-type="float" office:value="0.481733083724976" calcext:value-type="float">
            <text:p>0,4817330837</text:p>
          </table:table-cell>
          <table:table-cell table:style-name="ce1" office:value-type="float" office:value="0.481732368469238" calcext:value-type="float">
            <text:p>0,4817323685</text:p>
          </table:table-cell>
          <table:table-cell table:style-name="ce1" office:value-type="float" office:value="-0.282782435417175" calcext:value-type="float">
            <text:p>-0,2827824354</text:p>
          </table:table-cell>
          <table:table-cell table:style-name="ce1" office:value-type="float" office:value="4.17723894119263" calcext:value-type="float">
            <text:p>4,1772389412</text:p>
          </table:table-cell>
          <table:table-cell table:style-name="ce1" office:value-type="float" office:value="-2.30694079399109" calcext:value-type="float">
            <text:p>-2,306940794</text:p>
          </table:table-cell>
        </table:table-row>
        <table:table-row table:style-name="ro1">
          <table:table-cell table:style-name="ce1" office:value-type="string" calcext:value-type="string">
            <text:p>1.3537650108337402</text:p>
          </table:table-cell>
          <table:table-cell table:style-name="ce1" office:value-type="string" calcext:value-type="string">
            <text:p>0.023391246795654297</text:p>
          </table:table-cell>
          <table:table-cell table:style-name="ce1" office:value-type="string" calcext:value-type="string">
            <text:p>37.154643297195435</text:p>
          </table:table-cell>
          <table:table-cell table:style-name="ce1" office:value-type="float" office:value="-0.0939962868981155" calcext:value-type="float">
            <text:p>-0,0939962869</text:p>
          </table:table-cell>
          <table:table-cell table:style-name="ce1" office:value-type="float" office:value="0.100817800488001" calcext:value-type="float">
            <text:p>0,1008178005</text:p>
          </table:table-cell>
          <table:table-cell table:style-name="ce1" office:value-type="float" office:value="1.70514674539919" calcext:value-type="float">
            <text:p>1,7051467454</text:p>
          </table:table-cell>
          <table:table-cell table:style-name="ce1" office:value-type="float" office:value="0.0523617320558894" calcext:value-type="float">
            <text:p>0,0523617321</text:p>
          </table:table-cell>
          <table:table-cell table:number-columns-repeated="2" table:style-name="ce1" office:value-type="float" office:value="-0.041310450749066" calcext:value-type="float">
            <text:p>-0,0413104507</text:p>
          </table:table-cell>
          <table:table-cell table:style-name="ce1" office:value-type="float" office:value="-0.270124465227127" calcext:value-type="float">
            <text:p>-0,2701244652</text:p>
          </table:table-cell>
          <table:table-cell table:style-name="ce1" office:value-type="float" office:value="4.16785192489624" calcext:value-type="float">
            <text:p>4,1678519249</text:p>
          </table:table-cell>
          <table:table-cell table:style-name="ce1" office:value-type="float" office:value="-2.27657270431519" calcext:value-type="float">
            <text:p>-2,2765727043</text:p>
          </table:table-cell>
          <table:table-cell table:style-name="ce1" office:value-type="string" calcext:value-type="string">
            <text:p>0.05236173205588943</text:p>
          </table:table-cell>
          <table:table-cell table:style-name="ce1" office:value-type="string" calcext:value-type="string">
            <text:p>-0.04131045074906595</text:p>
          </table:table-cell>
          <table:table-cell table:style-name="ce1" office:value-type="string" calcext:value-type="string">
            <text:p>-0.11881614374294212</text:p>
          </table:table-cell>
          <table:table-cell table:style-name="ce1" office:value-type="float" office:value="0.0259088750491724" calcext:value-type="float">
            <text:p>0,025908875</text:p>
          </table:table-cell>
          <table:table-cell table:style-name="ce1" office:value-type="float" office:value="-0.0268896243730445" calcext:value-type="float">
            <text:p>-0,0268896244</text:p>
          </table:table-cell>
          <table:table-cell table:style-name="ce1" office:value-type="float" office:value="-0.0738976745946908" calcext:value-type="float">
            <text:p>-0,0738976746</text:p>
          </table:table-cell>
          <table:table-cell table:style-name="ce1" office:value-type="float" office:value="0.282874812400643" calcext:value-type="float">
            <text:p>0,2828748124</text:p>
          </table:table-cell>
          <table:table-cell table:style-name="ce1" office:value-type="float" office:value="-0.154545107210703" calcext:value-type="float">
            <text:p>-0,15454510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8100068537606" calcext:value-type="float">
            <text:p>-0,0168100069</text:p>
          </table:table-cell>
          <table:table-cell table:style-name="ce1" office:value-type="float" office:value="0.010438352359815" calcext:value-type="float">
            <text:p>0,0104383524</text:p>
          </table:table-cell>
          <table:table-cell table:style-name="ce1" office:value-type="float" office:value="0.0432612340699457" calcext:value-type="float">
            <text:p>0,0432612341</text:p>
          </table:table-cell>
          <table:table-cell table:style-name="ce1" office:value-type="float" office:value="0.503129243850708" calcext:value-type="float">
            <text:p>0,5031292439</text:p>
          </table:table-cell>
          <table:table-cell table:style-name="ce1" office:value-type="float" office:value="0.50314736366272" calcext:value-type="float">
            <text:p>0,5031473637</text:p>
          </table:table-cell>
          <table:table-cell table:style-name="ce1" office:value-type="float" office:value="0.503148317337036" calcext:value-type="float">
            <text:p>0,5031483173</text:p>
          </table:table-cell>
          <table:table-cell table:style-name="ce1" office:value-type="float" office:value="-0.270124465227127" calcext:value-type="float">
            <text:p>-0,2701244652</text:p>
          </table:table-cell>
          <table:table-cell table:style-name="ce1" office:value-type="float" office:value="4.16785192489624" calcext:value-type="float">
            <text:p>4,1678519249</text:p>
          </table:table-cell>
          <table:table-cell table:style-name="ce1" office:value-type="float" office:value="-2.27657270431519" calcext:value-type="float">
            <text:p>-2,2765727043</text:p>
          </table:table-cell>
        </table:table-row>
        <table:table-row table:style-name="ro1">
          <table:table-cell table:style-name="ce1" office:value-type="string" calcext:value-type="string">
            <text:p>1.371851921081543</text:p>
          </table:table-cell>
          <table:table-cell table:style-name="ce1" office:value-type="string" calcext:value-type="string">
            <text:p>0.018086910247802734</text:p>
          </table:table-cell>
          <table:table-cell table:style-name="ce1" office:value-type="string" calcext:value-type="string">
            <text:p>37.65973973274231</text:p>
          </table:table-cell>
          <table:table-cell table:style-name="ce1" office:value-type="float" office:value="-0.0860378849607559" calcext:value-type="float">
            <text:p>-0,086037885</text:p>
          </table:table-cell>
          <table:table-cell table:style-name="ce1" office:value-type="float" office:value="0.094905729647036" calcext:value-type="float">
            <text:p>0,0949057296</text:p>
          </table:table-cell>
          <table:table-cell table:style-name="ce1" office:value-type="float" office:value="1.67895667052563" calcext:value-type="float">
            <text:p>1,6789566705</text:p>
          </table:table-cell>
          <table:table-cell table:style-name="ce1" office:value-type="float" office:value="0.0544063394147735" calcext:value-type="float">
            <text:p>0,0544063394</text:p>
          </table:table-cell>
          <table:table-cell table:number-columns-repeated="2" table:style-name="ce1" office:value-type="float" office:value="-0.0443910130118683" calcext:value-type="float">
            <text:p>-0,044391013</text:p>
          </table:table-cell>
          <table:table-cell table:style-name="ce1" office:value-type="float" office:value="-0.258348375558853" calcext:value-type="float">
            <text:p>-0,2583483756</text:p>
          </table:table-cell>
          <table:table-cell table:style-name="ce1" office:value-type="float" office:value="4.15707683563232" calcext:value-type="float">
            <text:p>4,1570768356</text:p>
          </table:table-cell>
          <table:table-cell table:style-name="ce1" office:value-type="float" office:value="-2.24697279930115" calcext:value-type="float">
            <text:p>-2,2469727993</text:p>
          </table:table-cell>
          <table:table-cell table:style-name="ce1" office:value-type="string" calcext:value-type="string">
            <text:p>0.05440633941477349</text:p>
          </table:table-cell>
          <table:table-cell table:style-name="ce1" office:value-type="string" calcext:value-type="string">
            <text:p>-0.04439101301186831</text:p>
          </table:table-cell>
          <table:table-cell table:style-name="ce1" office:value-type="string" calcext:value-type="string">
            <text:p>-0.11827767920427869</text:p>
          </table:table-cell>
          <table:table-cell table:style-name="ce1" office:value-type="float" office:value="0.0234990717245289" calcext:value-type="float">
            <text:p>0,0234990717</text:p>
          </table:table-cell>
          <table:table-cell table:style-name="ce1" office:value-type="float" office:value="-0.0252044501220003" calcext:value-type="float">
            <text:p>-0,0252044501</text:p>
          </table:table-cell>
          <table:table-cell table:style-name="ce1" office:value-type="float" office:value="-0.073067630760758" calcext:value-type="float">
            <text:p>-0,0730676308</text:p>
          </table:table-cell>
          <table:table-cell table:style-name="ce1" office:value-type="float" office:value="0.33036080917876" calcext:value-type="float">
            <text:p>0,3303608092</text:p>
          </table:table-cell>
          <table:table-cell table:style-name="ce1" office:value-type="float" office:value="-0.205475246259422" calcext:value-type="float">
            <text:p>-0,20547524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90803672695026" calcext:value-type="float">
            <text:p>-0,0190803673</text:p>
          </table:table-cell>
          <table:table-cell table:style-name="ce1" office:value-type="float" office:value="0.01334342019108" calcext:value-type="float">
            <text:p>0,0133434202</text:p>
          </table:table-cell>
          <table:table-cell table:style-name="ce1" office:value-type="float" office:value="0.0315980622591727" calcext:value-type="float">
            <text:p>0,0315980623</text:p>
          </table:table-cell>
          <table:table-cell table:style-name="ce1" office:value-type="float" office:value="0.505190134048462" calcext:value-type="float">
            <text:p>0,505190134</text:p>
          </table:table-cell>
          <table:table-cell table:style-name="ce1" office:value-type="float" office:value="0.505170106887817" calcext:value-type="float">
            <text:p>0,5051701069</text:p>
          </table:table-cell>
          <table:table-cell table:style-name="ce1" office:value-type="float" office:value="0.505169630050659" calcext:value-type="float">
            <text:p>0,5051696301</text:p>
          </table:table-cell>
          <table:table-cell table:style-name="ce1" office:value-type="float" office:value="-0.258348375558853" calcext:value-type="float">
            <text:p>-0,2583483756</text:p>
          </table:table-cell>
          <table:table-cell table:style-name="ce1" office:value-type="float" office:value="4.15707683563232" calcext:value-type="float">
            <text:p>4,1570768356</text:p>
          </table:table-cell>
          <table:table-cell table:style-name="ce1" office:value-type="float" office:value="-2.24697279930115" calcext:value-type="float">
            <text:p>-2,2469727993</text:p>
          </table:table-cell>
        </table:table-row>
        <table:table-row table:style-name="ro1">
          <table:table-cell table:style-name="ce1" office:value-type="string" calcext:value-type="string">
            <text:p>1.3845429420471191</text:p>
          </table:table-cell>
          <table:table-cell table:style-name="ce1" office:value-type="string" calcext:value-type="string">
            <text:p>0.012691020965576172</text:p>
          </table:table-cell>
          <table:table-cell table:style-name="ce1" office:value-type="string" calcext:value-type="string">
            <text:p>38.148176431655884</text:p>
          </table:table-cell>
          <table:table-cell table:style-name="ce1" office:value-type="float" office:value="-0.0730157781990222" calcext:value-type="float">
            <text:p>-0,0730157782</text:p>
          </table:table-cell>
          <table:table-cell table:style-name="ce1" office:value-type="float" office:value="0.0836908180542566" calcext:value-type="float">
            <text:p>0,0836908181</text:p>
          </table:table-cell>
          <table:table-cell table:style-name="ce1" office:value-type="float" office:value="1.6541079459367" calcext:value-type="float">
            <text:p>1,6541079459</text:p>
          </table:table-cell>
          <table:table-cell table:style-name="ce1" office:value-type="float" office:value="0.0564793204448065" calcext:value-type="float">
            <text:p>0,0564793204</text:p>
          </table:table-cell>
          <table:table-cell table:number-columns-repeated="2" table:style-name="ce1" office:value-type="float" office:value="-0.047348449005732" calcext:value-type="float">
            <text:p>-0,047348449</text:p>
          </table:table-cell>
          <table:table-cell table:style-name="ce1" office:value-type="float" office:value="-0.244970574975014" calcext:value-type="float">
            <text:p>-0,244970575</text:p>
          </table:table-cell>
          <table:table-cell table:style-name="ce1" office:value-type="float" office:value="4.14532279968262" calcext:value-type="float">
            <text:p>4,1453227997</text:p>
          </table:table-cell>
          <table:table-cell table:style-name="ce1" office:value-type="float" office:value="-2.21709513664246" calcext:value-type="float">
            <text:p>-2,2170951366</text:p>
          </table:table-cell>
          <table:table-cell table:style-name="ce1" office:value-type="string" calcext:value-type="string">
            <text:p>0.056479320444806504</text:p>
          </table:table-cell>
          <table:table-cell table:style-name="ce1" office:value-type="string" calcext:value-type="string">
            <text:p>-0.04734844900573197</text:p>
          </table:table-cell>
          <table:table-cell table:style-name="ce1" office:value-type="string" calcext:value-type="string">
            <text:p>-0.11636544395524152</text:p>
          </table:table-cell>
          <table:table-cell table:style-name="ce1" office:value-type="float" office:value="0.021509471240189" calcext:value-type="float">
            <text:p>0,0215094712</text:p>
          </table:table-cell>
          <table:table-cell table:style-name="ce1" office:value-type="float" office:value="-0.023726432411759" calcext:value-type="float">
            <text:p>-0,0237264324</text:p>
          </table:table-cell>
          <table:table-cell table:style-name="ce1" office:value-type="float" office:value="-0.0717057468673329" calcext:value-type="float">
            <text:p>-0,0717057469</text:p>
          </table:table-cell>
          <table:table-cell table:style-name="ce1" office:value-type="float" office:value="0.372390859495339" calcext:value-type="float">
            <text:p>0,3723908595</text:p>
          </table:table-cell>
          <table:table-cell table:style-name="ce1" office:value-type="float" office:value="-0.251837611506703" calcext:value-type="float">
            <text:p>-0,25183761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2912978975879" calcext:value-type="float">
            <text:p>-0,0162912979</text:p>
          </table:table-cell>
          <table:table-cell table:style-name="ce1" office:value-type="float" office:value="0.0121022599665504" calcext:value-type="float">
            <text:p>0,01210226</text:p>
          </table:table-cell>
          <table:table-cell table:style-name="ce1" office:value-type="float" office:value="0.053612116483656" calcext:value-type="float">
            <text:p>0,0536121165</text:p>
          </table:table-cell>
          <table:table-cell table:style-name="ce1" office:value-type="float" office:value="0.488506317138672" calcext:value-type="float">
            <text:p>0,4885063171</text:p>
          </table:table-cell>
          <table:table-cell table:style-name="ce1" office:value-type="float" office:value="0.488509654998779" calcext:value-type="float">
            <text:p>0,488509655</text:p>
          </table:table-cell>
          <table:table-cell table:style-name="ce1" office:value-type="float" office:value="0.488510370254517" calcext:value-type="float">
            <text:p>0,4885103703</text:p>
          </table:table-cell>
          <table:table-cell table:style-name="ce1" office:value-type="float" office:value="-0.244970574975014" calcext:value-type="float">
            <text:p>-0,244970575</text:p>
          </table:table-cell>
          <table:table-cell table:style-name="ce1" office:value-type="float" office:value="4.14532279968262" calcext:value-type="float">
            <text:p>4,1453227997</text:p>
          </table:table-cell>
          <table:table-cell table:style-name="ce1" office:value-type="float" office:value="-2.21709513664246" calcext:value-type="float">
            <text:p>-2,2170951366</text:p>
          </table:table-cell>
        </table:table-row>
        <table:table-row table:style-name="ro1">
          <table:table-cell table:style-name="ce1" office:value-type="string" calcext:value-type="string">
            <text:p>1.4051687717437744</text:p>
          </table:table-cell>
          <table:table-cell table:style-name="ce1" office:value-type="string" calcext:value-type="string">
            <text:p>0.020625829696655273</text:p>
          </table:table-cell>
          <table:table-cell table:style-name="ce1" office:value-type="string" calcext:value-type="string">
            <text:p>38.645373821258545</text:p>
          </table:table-cell>
          <table:table-cell table:style-name="ce1" office:value-type="float" office:value="-0.0590185456891993" calcext:value-type="float">
            <text:p>-0,0590185457</text:p>
          </table:table-cell>
          <table:table-cell table:style-name="ce1" office:value-type="float" office:value="0.0687650472880054" calcext:value-type="float">
            <text:p>0,0687650473</text:p>
          </table:table-cell>
          <table:table-cell table:style-name="ce1" office:value-type="float" office:value="1.62059072653453" calcext:value-type="float">
            <text:p>1,6205907265</text:p>
          </table:table-cell>
          <table:table-cell table:style-name="ce1" office:value-type="float" office:value="0.0564234017238207" calcext:value-type="float">
            <text:p>0,0564234017</text:p>
          </table:table-cell>
          <table:table-cell table:number-columns-repeated="2" table:style-name="ce1" office:value-type="float" office:value="-0.0482344747238331" calcext:value-type="float">
            <text:p>-0,0482344747</text:p>
          </table:table-cell>
          <table:table-cell table:style-name="ce1" office:value-type="float" office:value="-0.231337815523148" calcext:value-type="float">
            <text:p>-0,2313378155</text:p>
          </table:table-cell>
          <table:table-cell table:style-name="ce1" office:value-type="float" office:value="4.13300895690918" calcext:value-type="float">
            <text:p>4,1330089569</text:p>
          </table:table-cell>
          <table:table-cell table:style-name="ce1" office:value-type="float" office:value="-2.1874508857727" calcext:value-type="float">
            <text:p>-2,1874508858</text:p>
          </table:table-cell>
          <table:table-cell table:style-name="ce1" office:value-type="string" calcext:value-type="string">
            <text:p>0.05642340172382073</text:p>
          </table:table-cell>
          <table:table-cell table:style-name="ce1" office:value-type="string" calcext:value-type="string">
            <text:p>-0.048234474723833125</text:p>
          </table:table-cell>
          <table:table-cell table:style-name="ce1" office:value-type="string" calcext:value-type="string">
            <text:p>-0.11516363771567857</text:p>
          </table:table-cell>
          <table:table-cell table:style-name="ce1" office:value-type="float" office:value="0.0182539445497556" calcext:value-type="float">
            <text:p>0,0182539445</text:p>
          </table:table-cell>
          <table:table-cell table:style-name="ce1" office:value-type="float" office:value="-0.0209227045135642" calcext:value-type="float">
            <text:p>-0,0209227045</text:p>
          </table:table-cell>
          <table:table-cell table:style-name="ce1" office:value-type="float" office:value="-0.0704136131887083" calcext:value-type="float">
            <text:p>-0,0704136132</text:p>
          </table:table-cell>
          <table:table-cell table:style-name="ce1" office:value-type="float" office:value="0.408679003395598" calcext:value-type="float">
            <text:p>0,4086790034</text:p>
          </table:table-cell>
          <table:table-cell table:style-name="ce1" office:value-type="float" office:value="-0.293430709210117" calcext:value-type="float">
            <text:p>-0,29343070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62019259406641" calcext:value-type="float">
            <text:p>-0,0262019259</text:p>
          </table:table-cell>
          <table:table-cell table:style-name="ce1" office:value-type="float" office:value="0.0225658865876875" calcext:value-type="float">
            <text:p>0,0225658866</text:p>
          </table:table-cell>
          <table:table-cell table:style-name="ce1" office:value-type="float" office:value="0.0499990189211876" calcext:value-type="float">
            <text:p>0,0499990189</text:p>
          </table:table-cell>
          <table:table-cell table:style-name="ce1" office:value-type="float" office:value="0.496990442276001" calcext:value-type="float">
            <text:p>0,4969904423</text:p>
          </table:table-cell>
          <table:table-cell table:style-name="ce1" office:value-type="float" office:value="0.496985197067261" calcext:value-type="float">
            <text:p>0,4969851971</text:p>
          </table:table-cell>
          <table:table-cell table:style-name="ce1" office:value-type="float" office:value="0.496984243392944" calcext:value-type="float">
            <text:p>0,4969842434</text:p>
          </table:table-cell>
          <table:table-cell table:style-name="ce1" office:value-type="float" office:value="-0.231337815523148" calcext:value-type="float">
            <text:p>-0,2313378155</text:p>
          </table:table-cell>
          <table:table-cell table:style-name="ce1" office:value-type="float" office:value="4.13300895690918" calcext:value-type="float">
            <text:p>4,1330089569</text:p>
          </table:table-cell>
          <table:table-cell table:style-name="ce1" office:value-type="float" office:value="-2.1874508857727" calcext:value-type="float">
            <text:p>-2,1874508858</text:p>
          </table:table-cell>
        </table:table-row>
        <table:table-row table:style-name="ro1">
          <table:table-cell table:style-name="ce1" office:value-type="string" calcext:value-type="string">
            <text:p>1.4209718704223633</text:p>
          </table:table-cell>
          <table:table-cell table:style-name="ce1" office:value-type="string" calcext:value-type="string">
            <text:p>0.015803098678588867</text:p>
          </table:table-cell>
          <table:table-cell table:style-name="ce1" office:value-type="string" calcext:value-type="string">
            <text:p>39.1402063369751</text:p>
          </table:table-cell>
          <table:table-cell table:style-name="ce1" office:value-type="float" office:value="0.177059844136238" calcext:value-type="float">
            <text:p>0,1770598441</text:p>
          </table:table-cell>
          <table:table-cell table:style-name="ce1" office:value-type="float" office:value="-0.0533312782645226" calcext:value-type="float">
            <text:p>-0,0533312783</text:p>
          </table:table-cell>
          <table:table-cell table:style-name="ce1" office:value-type="float" office:value="1.43870055675507" calcext:value-type="float">
            <text:p>1,4387005568</text:p>
          </table:table-cell>
          <table:table-cell table:style-name="ce1" office:value-type="float" office:value="0.055647188112563" calcext:value-type="float">
            <text:p>0,0556471881</text:p>
          </table:table-cell>
          <table:table-cell table:number-columns-repeated="2" table:style-name="ce1" office:value-type="float" office:value="-0.0475466590565783" calcext:value-type="float">
            <text:p>-0,0475466591</text:p>
          </table:table-cell>
          <table:table-cell table:style-name="ce1" office:value-type="float" office:value="-0.218179032206535" calcext:value-type="float">
            <text:p>-0,2181790322</text:p>
          </table:table-cell>
          <table:table-cell table:style-name="ce1" office:value-type="float" office:value="4.12016773223877" calcext:value-type="float">
            <text:p>4,1201677322</text:p>
          </table:table-cell>
          <table:table-cell table:style-name="ce1" office:value-type="float" office:value="-2.15854620933533" calcext:value-type="float">
            <text:p>-2,1585462093</text:p>
          </table:table-cell>
          <table:table-cell table:style-name="ce1" office:value-type="string" calcext:value-type="string">
            <text:p>0.05564718811256303</text:p>
          </table:table-cell>
          <table:table-cell table:style-name="ce1" office:value-type="string" calcext:value-type="string">
            <text:p>-0.04754665905657827</text:p>
          </table:table-cell>
          <table:table-cell table:style-name="ce1" office:value-type="string" calcext:value-type="string">
            <text:p>-0.11297777686321026</text:p>
          </table:table-cell>
          <table:table-cell table:style-name="ce1" office:value-type="float" office:value="0.0147546364222998" calcext:value-type="float">
            <text:p>0,0147546364</text:p>
          </table:table-cell>
          <table:table-cell table:style-name="ce1" office:value-type="float" office:value="-0.0171912618220013" calcext:value-type="float">
            <text:p>-0,0171912618</text:p>
          </table:table-cell>
          <table:table-cell table:style-name="ce1" office:value-type="float" office:value="-0.0686707177797953" calcext:value-type="float">
            <text:p>-0,0686707178</text:p>
          </table:table-cell>
          <table:table-cell table:style-name="ce1" office:value-type="float" office:value="0.437890081111698" calcext:value-type="float">
            <text:p>0,4378900811</text:p>
          </table:table-cell>
          <table:table-cell table:style-name="ce1" office:value-type="float" office:value="-0.327466251934091" calcext:value-type="float">
            <text:p>-0,32746625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82802406139234" calcext:value-type="float">
            <text:p>-0,0282802406</text:p>
          </table:table-cell>
          <table:table-cell table:style-name="ce1" office:value-type="float" office:value="0.0301558679664674" calcext:value-type="float">
            <text:p>0,030155868</text:p>
          </table:table-cell>
          <table:table-cell table:style-name="ce1" office:value-type="float" office:value="0.0677176366634036" calcext:value-type="float">
            <text:p>0,0677176367</text:p>
          </table:table-cell>
          <table:table-cell table:style-name="ce1" office:value-type="float" office:value="0.49494743347168" calcext:value-type="float">
            <text:p>0,4949474335</text:p>
          </table:table-cell>
          <table:table-cell table:style-name="ce1" office:value-type="float" office:value="0.494954109191895" calcext:value-type="float">
            <text:p>0,4949541092</text:p>
          </table:table-cell>
          <table:table-cell table:style-name="ce1" office:value-type="float" office:value="0.494955539703369" calcext:value-type="float">
            <text:p>0,4949555397</text:p>
          </table:table-cell>
          <table:table-cell table:style-name="ce1" office:value-type="float" office:value="-0.218179032206535" calcext:value-type="float">
            <text:p>-0,2181790322</text:p>
          </table:table-cell>
          <table:table-cell table:style-name="ce1" office:value-type="float" office:value="4.12016773223877" calcext:value-type="float">
            <text:p>4,1201677322</text:p>
          </table:table-cell>
          <table:table-cell table:style-name="ce1" office:value-type="float" office:value="-2.15854620933533" calcext:value-type="float">
            <text:p>-2,1585462093</text:p>
          </table:table-cell>
        </table:table-row>
        <table:table-row table:style-name="ro1">
          <table:table-cell table:style-name="ce1" office:value-type="string" calcext:value-type="string">
            <text:p>1.4383225440979004</text:p>
          </table:table-cell>
          <table:table-cell table:style-name="ce1" office:value-type="string" calcext:value-type="string">
            <text:p>0.01735067367553711</text:p>
          </table:table-cell>
          <table:table-cell table:style-name="ce1" office:value-type="string" calcext:value-type="string">
            <text:p>39.66159176826477</text:p>
          </table:table-cell>
          <table:table-cell table:style-name="ce1" office:value-type="float" office:value="-0.0424532081333943" calcext:value-type="float">
            <text:p>-0,0424532081</text:p>
          </table:table-cell>
          <table:table-cell table:style-name="ce1" office:value-type="float" office:value="0.0521326631186875" calcext:value-type="float">
            <text:p>0,0521326631</text:p>
          </table:table-cell>
          <table:table-cell table:style-name="ce1" office:value-type="float" office:value="1.58042367152226" calcext:value-type="float">
            <text:p>1,5804236715</text:p>
          </table:table-cell>
          <table:table-cell table:style-name="ce1" office:value-type="float" office:value="-0.0227563472774141" calcext:value-type="float">
            <text:p>-0,0227563473</text:p>
          </table:table-cell>
          <table:table-cell table:number-columns-repeated="2" table:style-name="ce1" office:value-type="float" office:value="-0.00927902976835096" calcext:value-type="float">
            <text:p>-0,0092790298</text:p>
          </table:table-cell>
          <table:table-cell table:style-name="ce1" office:value-type="float" office:value="-0.206458374857903" calcext:value-type="float">
            <text:p>-0,2064583749</text:p>
          </table:table-cell>
          <table:table-cell table:style-name="ce1" office:value-type="float" office:value="4.10769319534302" calcext:value-type="float">
            <text:p>4,1076931953</text:p>
          </table:table-cell>
          <table:table-cell table:style-name="ce1" office:value-type="float" office:value="-2.13043928146362" calcext:value-type="float">
            <text:p>-2,1304392815</text:p>
          </table:table-cell>
          <table:table-cell table:style-name="ce1" office:value-type="string" calcext:value-type="string">
            <text:p>-0.022756347277414067</text:p>
          </table:table-cell>
          <table:table-cell table:style-name="ce1" office:value-type="string" calcext:value-type="string">
            <text:p>-0.009279029768350966</text:p>
          </table:table-cell>
          <table:table-cell table:style-name="ce1" office:value-type="string" calcext:value-type="string">
            <text:p>-0.0964870117285616</text:p>
          </table:table-cell>
          <table:table-cell table:style-name="ce1" office:value-type="float" office:value="-0.0442649610340595" calcext:value-type="float">
            <text:p>-0,044264961</text:p>
          </table:table-cell>
          <table:table-cell table:style-name="ce1" office:value-type="float" office:value="0.0133328195661306" calcext:value-type="float">
            <text:p>0,0133328196</text:p>
          </table:table-cell>
          <table:table-cell table:style-name="ce1" office:value-type="float" office:value="-0.0592124289512634" calcext:value-type="float">
            <text:p>-0,059212429</text:p>
          </table:table-cell>
          <table:table-cell table:style-name="ce1" office:value-type="float" office:value="0.345614141480483" calcext:value-type="float">
            <text:p>0,3456141415</text:p>
          </table:table-cell>
          <table:table-cell table:style-name="ce1" office:value-type="float" office:value="-0.299672573994314" calcext:value-type="float">
            <text:p>-0,2996725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52989187360019" calcext:value-type="float">
            <text:p>-0,4529891874</text:p>
          </table:table-cell>
          <table:table-cell table:style-name="ce1" office:value-type="float" office:value="0.234281807799131" calcext:value-type="float">
            <text:p>0,2342818078</text:p>
          </table:table-cell>
          <table:table-cell table:style-name="ce1" office:value-type="float" office:value="0.349016688908073" calcext:value-type="float">
            <text:p>0,3490166889</text:p>
          </table:table-cell>
          <table:table-cell table:style-name="ce1" office:value-type="float" office:value="0.521156787872314" calcext:value-type="float">
            <text:p>0,5211567879</text:p>
          </table:table-cell>
          <table:table-cell table:style-name="ce1" office:value-type="float" office:value="0.521151542663574" calcext:value-type="float">
            <text:p>0,5211515427</text:p>
          </table:table-cell>
          <table:table-cell table:style-name="ce1" office:value-type="float" office:value="0.521150350570679" calcext:value-type="float">
            <text:p>0,5211503506</text:p>
          </table:table-cell>
          <table:table-cell table:style-name="ce1" office:value-type="float" office:value="-0.206458374857903" calcext:value-type="float">
            <text:p>-0,2064583749</text:p>
          </table:table-cell>
          <table:table-cell table:style-name="ce1" office:value-type="float" office:value="4.10769319534302" calcext:value-type="float">
            <text:p>4,1076931953</text:p>
          </table:table-cell>
          <table:table-cell table:style-name="ce1" office:value-type="float" office:value="-2.13043928146362" calcext:value-type="float">
            <text:p>-2,1304392815</text:p>
          </table:table-cell>
        </table:table-row>
        <table:table-row table:style-name="ro1">
          <table:table-cell table:style-name="ce1" office:value-type="string" calcext:value-type="string">
            <text:p>1.4535205364227295</text:p>
          </table:table-cell>
          <table:table-cell table:style-name="ce1" office:value-type="string" calcext:value-type="string">
            <text:p>0.015197992324829102</text:p>
          </table:table-cell>
          <table:table-cell table:style-name="ce1" office:value-type="string" calcext:value-type="string">
            <text:p>40.16448998451233</text:p>
          </table:table-cell>
          <table:table-cell table:style-name="ce1" office:value-type="float" office:value="-0.0308941495173645" calcext:value-type="float">
            <text:p>-0,0308941495</text:p>
          </table:table-cell>
          <table:table-cell table:style-name="ce1" office:value-type="float" office:value="0.038593855338677" calcext:value-type="float">
            <text:p>0,0385938553</text:p>
          </table:table-cell>
          <table:table-cell table:style-name="ce1" office:value-type="float" office:value="1.55274942922003" calcext:value-type="float">
            <text:p>1,5527494292</text:p>
          </table:table-cell>
          <table:table-cell table:style-name="ce1" office:value-type="float" office:value="0.0563840236536144" calcext:value-type="float">
            <text:p>0,0563840237</text:p>
          </table:table-cell>
          <table:table-cell table:number-columns-repeated="2" table:style-name="ce1" office:value-type="float" office:value="-0.0492344317476987" calcext:value-type="float">
            <text:p>-0,0492344317</text:p>
          </table:table-cell>
          <table:table-cell table:style-name="ce1" office:value-type="float" office:value="-0.206458374857903" calcext:value-type="float">
            <text:p>-0,2064583749</text:p>
          </table:table-cell>
          <table:table-cell table:style-name="ce1" office:value-type="float" office:value="4.10769319534302" calcext:value-type="float">
            <text:p>4,1076931953</text:p>
          </table:table-cell>
          <table:table-cell table:style-name="ce1" office:value-type="float" office:value="-2.13043928146362" calcext:value-type="float">
            <text:p>-2,1304392815</text:p>
          </table:table-cell>
          <table:table-cell table:style-name="ce1" office:value-type="string" calcext:value-type="string">
            <text:p>0.05638402365361438</text:p>
          </table:table-cell>
          <table:table-cell table:style-name="ce1" office:value-type="string" calcext:value-type="string">
            <text:p>-0.049234431747698704</text:p>
          </table:table-cell>
          <table:table-cell table:style-name="ce1" office:value-type="string" calcext:value-type="string">
            <text:p>-0.11962450766096329</text:p>
          </table:table-cell>
          <table:table-cell table:style-name="ce1" office:value-type="float" office:value="0.0106133020333486" calcext:value-type="float">
            <text:p>0,010613302</text:p>
          </table:table-cell>
          <table:table-cell table:style-name="ce1" office:value-type="float" office:value="-0.0130331657796719" calcext:value-type="float">
            <text:p>-0,0130331658</text:p>
          </table:table-cell>
          <table:table-cell table:style-name="ce1" office:value-type="float" office:value="-0.0665820309191574" calcext:value-type="float">
            <text:p>-0,0665820309</text:p>
          </table:table-cell>
          <table:table-cell table:style-name="ce1" office:value-type="float" office:value="0.366971567660963" calcext:value-type="float">
            <text:p>0,3669715677</text:p>
          </table:table-cell>
          <table:table-cell table:style-name="ce1" office:value-type="float" office:value="-0.325900400688942" calcext:value-type="float">
            <text:p>-0,32590040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36336907698974" calcext:value-type="float">
            <text:p>0,4363369077</text:p>
          </table:table-cell>
          <table:table-cell table:style-name="ce1" office:value-type="float" office:value="-0.209629116103094" calcext:value-type="float">
            <text:p>-0,2096291161</text:p>
          </table:table-cell>
          <table:table-cell table:style-name="ce1" office:value-type="float" office:value="-0.281699069672235" calcext:value-type="float">
            <text:p>-0,2816990697</text:p>
          </table:table-cell>
          <table:table-cell table:style-name="ce1" office:value-type="float" office:value="0.503081560134888" calcext:value-type="float">
            <text:p>0,5030815601</text:p>
          </table:table-cell>
          <table:table-cell table:style-name="ce1" office:value-type="float" office:value="0.503097772598267" calcext:value-type="float">
            <text:p>0,5030977726</text:p>
          </table:table-cell>
          <table:table-cell table:style-name="ce1" office:value-type="float" office:value="0.503101110458374" calcext:value-type="float">
            <text:p>0,5031011105</text:p>
          </table:table-cell>
          <table:table-cell table:style-name="ce1" office:value-type="float" office:value="-0.206458374857903" calcext:value-type="float">
            <text:p>-0,2064583749</text:p>
          </table:table-cell>
          <table:table-cell table:style-name="ce1" office:value-type="float" office:value="4.10769319534302" calcext:value-type="float">
            <text:p>4,1076931953</text:p>
          </table:table-cell>
          <table:table-cell table:style-name="ce1" office:value-type="float" office:value="-2.13043928146362" calcext:value-type="float">
            <text:p>-2,1304392815</text:p>
          </table:table-cell>
        </table:table-row>
        <table:table-row table:style-name="ro1">
          <table:table-cell table:style-name="ce1" office:value-type="string" calcext:value-type="string">
            <text:p>1.465989351272583</text:p>
          </table:table-cell>
          <table:table-cell table:style-name="ce1" office:value-type="string" calcext:value-type="string">
            <text:p>0.012468814849853516</text:p>
          </table:table-cell>
          <table:table-cell table:style-name="ce1" office:value-type="string" calcext:value-type="string">
            <text:p>40.65961742401123</text:p>
          </table:table-cell>
          <table:table-cell table:style-name="ce1" office:value-type="float" office:value="-0.0274917750136444" calcext:value-type="float">
            <text:p>-0,027491775</text:p>
          </table:table-cell>
          <table:table-cell table:style-name="ce1" office:value-type="float" office:value="0.033207577880311" calcext:value-type="float">
            <text:p>0,0332075779</text:p>
          </table:table-cell>
          <table:table-cell table:style-name="ce1" office:value-type="float" office:value="1.54016919636432" calcext:value-type="float">
            <text:p>1,5401691964</text:p>
          </table:table-cell>
          <table:table-cell table:style-name="ce1" office:value-type="float" office:value="0.0434546187189807" calcext:value-type="float">
            <text:p>0,0434546187</text:p>
          </table:table-cell>
          <table:table-cell table:number-columns-repeated="2" table:style-name="ce1" office:value-type="float" office:value="-0.0417397622104678" calcext:value-type="float">
            <text:p>-0,0417397622</text:p>
          </table:table-cell>
          <table:table-cell table:style-name="ce1" office:value-type="float" office:value="-0.200416833162308" calcext:value-type="float">
            <text:p>-0,2004168332</text:p>
          </table:table-cell>
          <table:table-cell table:style-name="ce1" office:value-type="float" office:value="4.09805631637573" calcext:value-type="float">
            <text:p>4,0980563164</text:p>
          </table:table-cell>
          <table:table-cell table:style-name="ce1" office:value-type="float" office:value="-2.10322618484497" calcext:value-type="float">
            <text:p>-2,1032261848</text:p>
          </table:table-cell>
          <table:table-cell table:style-name="ce1" office:value-type="string" calcext:value-type="string">
            <text:p>0.04345461871898072</text:p>
          </table:table-cell>
          <table:table-cell table:style-name="ce1" office:value-type="string" calcext:value-type="string">
            <text:p>-0.04173976221046781</text:p>
          </table:table-cell>
          <table:table-cell table:style-name="ce1" office:value-type="string" calcext:value-type="string">
            <text:p>-0.10974508910212126</text:p>
          </table:table-cell>
          <table:table-cell table:style-name="ce1" office:value-type="float" office:value="0.00772353737934113" calcext:value-type="float">
            <text:p>0,0077235374</text:p>
          </table:table-cell>
          <table:table-cell table:style-name="ce1" office:value-type="float" office:value="-0.00964846383466926" calcext:value-type="float">
            <text:p>-0,0096484638</text:p>
          </table:table-cell>
          <table:table-cell table:style-name="ce1" office:value-type="float" office:value="-0.0651429703194418" calcext:value-type="float">
            <text:p>-0,0651429703</text:p>
          </table:table-cell>
          <table:table-cell table:style-name="ce1" office:value-type="float" office:value="0.382262488747959" calcext:value-type="float">
            <text:p>0,3822624887</text:p>
          </table:table-cell>
          <table:table-cell table:style-name="ce1" office:value-type="float" office:value="-0.345001778247068" calcext:value-type="float">
            <text:p>-0,34500177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33542036566589" calcext:value-type="float">
            <text:p>-0,0233542037</text:p>
          </table:table-cell>
          <table:table-cell table:style-name="ce1" office:value-type="float" office:value="0.027354822306917" calcext:value-type="float">
            <text:p>0,0273548223</text:p>
          </table:table-cell>
          <table:table-cell table:style-name="ce1" office:value-type="float" office:value="0.0559152486928215" calcext:value-type="float">
            <text:p>0,0559152487</text:p>
          </table:table-cell>
          <table:table-cell table:style-name="ce1" office:value-type="float" office:value="0.494945526123047" calcext:value-type="float">
            <text:p>0,4949455261</text:p>
          </table:table-cell>
          <table:table-cell table:style-name="ce1" office:value-type="float" office:value="0.494933128356934" calcext:value-type="float">
            <text:p>0,4949331284</text:p>
          </table:table-cell>
          <table:table-cell table:style-name="ce1" office:value-type="float" office:value="0.494931936264038" calcext:value-type="float">
            <text:p>0,4949319363</text:p>
          </table:table-cell>
          <table:table-cell table:style-name="ce1" office:value-type="float" office:value="-0.200416833162308" calcext:value-type="float">
            <text:p>-0,2004168332</text:p>
          </table:table-cell>
          <table:table-cell table:style-name="ce1" office:value-type="float" office:value="4.09805631637573" calcext:value-type="float">
            <text:p>4,0980563164</text:p>
          </table:table-cell>
          <table:table-cell table:style-name="ce1" office:value-type="float" office:value="-2.10322618484497" calcext:value-type="float">
            <text:p>-2,1032261848</text:p>
          </table:table-cell>
        </table:table-row>
        <table:table-row table:style-name="ro1">
          <table:table-cell table:style-name="ce1" office:value-type="string" calcext:value-type="string">
            <text:p>1.4787561893463135</text:p>
          </table:table-cell>
          <table:table-cell table:style-name="ce1" office:value-type="string" calcext:value-type="string">
            <text:p>0.012766838073730469</text:p>
          </table:table-cell>
          <table:table-cell table:style-name="ce1" office:value-type="string" calcext:value-type="string">
            <text:p>41.13537073135376</text:p>
          </table:table-cell>
          <table:table-cell table:style-name="ce1" office:value-type="float" office:value="-0.0289233035586176" calcext:value-type="float">
            <text:p>-0,0289233036</text:p>
          </table:table-cell>
          <table:table-cell table:style-name="ce1" office:value-type="float" office:value="0.0263874062773898" calcext:value-type="float">
            <text:p>0,0263874063</text:p>
          </table:table-cell>
          <table:table-cell table:style-name="ce1" office:value-type="float" office:value="1.51388947021814" calcext:value-type="float">
            <text:p>1,5138894702</text:p>
          </table:table-cell>
          <table:table-cell table:style-name="ce1" office:value-type="float" office:value="0.0442517248778162" calcext:value-type="float">
            <text:p>0,0442517249</text:p>
          </table:table-cell>
          <table:table-cell table:number-columns-repeated="2" table:style-name="ce1" office:value-type="float" office:value="-0.0422950399226149" calcext:value-type="float">
            <text:p>-0,0422950399</text:p>
          </table:table-cell>
          <table:table-cell table:style-name="ce1" office:value-type="float" office:value="-0.198032036423683" calcext:value-type="float">
            <text:p>-0,1980320364</text:p>
          </table:table-cell>
          <table:table-cell table:style-name="ce1" office:value-type="float" office:value="4.09097003936768" calcext:value-type="float">
            <text:p>4,0909700394</text:p>
          </table:table-cell>
          <table:table-cell table:style-name="ce1" office:value-type="float" office:value="-2.07599902153015" calcext:value-type="float">
            <text:p>-2,0759990215</text:p>
          </table:table-cell>
          <table:table-cell table:style-name="ce1" office:value-type="string" calcext:value-type="string">
            <text:p>0.044251724877816166</text:p>
          </table:table-cell>
          <table:table-cell table:style-name="ce1" office:value-type="string" calcext:value-type="string">
            <text:p>-0.04229503992261493</text:p>
          </table:table-cell>
          <table:table-cell table:style-name="ce1" office:value-type="string" calcext:value-type="string">
            <text:p>-0.10982778076530579</text:p>
          </table:table-cell>
          <table:table-cell table:style-name="ce1" office:value-type="float" office:value="0.0068729437534111" calcext:value-type="float">
            <text:p>0,0068729438</text:p>
          </table:table-cell>
          <table:table-cell table:style-name="ce1" office:value-type="float" office:value="-0.00830189447007774" calcext:value-type="float">
            <text:p>-0,0083018945</text:p>
          </table:table-cell>
          <table:table-cell table:style-name="ce1" office:value-type="float" office:value="-0.0644887982109447" calcext:value-type="float">
            <text:p>-0,0644887982</text:p>
          </table:table-cell>
          <table:table-cell table:style-name="ce1" office:value-type="float" office:value="0.395342709272408" calcext:value-type="float">
            <text:p>0,3953427093</text:p>
          </table:table-cell>
          <table:table-cell table:style-name="ce1" office:value-type="float" office:value="-0.360801699607544" calcext:value-type="float">
            <text:p>-0,36080169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15105025894615" calcext:value-type="float">
            <text:p>-0,0071510503</text:p>
          </table:table-cell>
          <table:table-cell table:style-name="ce1" office:value-type="float" office:value="0.0113206404071792" calcext:value-type="float">
            <text:p>0,0113206404</text:p>
          </table:table-cell>
          <table:table-cell table:style-name="ce1" office:value-type="float" office:value="0.0264406978255545" calcext:value-type="float">
            <text:p>0,0264406978</text:p>
          </table:table-cell>
          <table:table-cell table:style-name="ce1" office:value-type="float" office:value="0.475786685943604" calcext:value-type="float">
            <text:p>0,4757866859</text:p>
          </table:table-cell>
          <table:table-cell table:style-name="ce1" office:value-type="float" office:value="0.475792646408081" calcext:value-type="float">
            <text:p>0,4757926464</text:p>
          </table:table-cell>
          <table:table-cell table:style-name="ce1" office:value-type="float" office:value="0.475790500640869" calcext:value-type="float">
            <text:p>0,4757905006</text:p>
          </table:table-cell>
          <table:table-cell table:style-name="ce1" office:value-type="float" office:value="-0.198032036423683" calcext:value-type="float">
            <text:p>-0,1980320364</text:p>
          </table:table-cell>
          <table:table-cell table:style-name="ce1" office:value-type="float" office:value="4.09097003936768" calcext:value-type="float">
            <text:p>4,0909700394</text:p>
          </table:table-cell>
          <table:table-cell table:style-name="ce1" office:value-type="float" office:value="-2.07599902153015" calcext:value-type="float">
            <text:p>-2,0759990215</text:p>
          </table:table-cell>
        </table:table-row>
        <table:table-row table:style-name="ro1">
          <table:table-cell table:style-name="ce1" office:value-type="string" calcext:value-type="string">
            <text:p>1.4915812015533447</text:p>
          </table:table-cell>
          <table:table-cell table:style-name="ce1" office:value-type="string" calcext:value-type="string">
            <text:p>0.01282501220703125</text:p>
          </table:table-cell>
          <table:table-cell table:style-name="ce1" office:value-type="string" calcext:value-type="string">
            <text:p>41.65499973297119</text:p>
          </table:table-cell>
          <table:table-cell table:style-name="ce1" office:value-type="float" office:value="-0.0286339585910793" calcext:value-type="float">
            <text:p>-0,0286339586</text:p>
          </table:table-cell>
          <table:table-cell table:style-name="ce1" office:value-type="float" office:value="0.0234256311216288" calcext:value-type="float">
            <text:p>0,0234256311</text:p>
          </table:table-cell>
          <table:table-cell table:style-name="ce1" office:value-type="float" office:value="1.50170771133753" calcext:value-type="float">
            <text:p>1,5017077113</text:p>
          </table:table-cell>
          <table:table-cell table:style-name="ce1" office:value-type="float" office:value="0.0462850663996136" calcext:value-type="float">
            <text:p>0,0462850664</text:p>
          </table:table-cell>
          <table:table-cell table:number-columns-repeated="2" table:style-name="ce1" office:value-type="float" office:value="-0.0418475178546203" calcext:value-type="float">
            <text:p>-0,0418475179</text:p>
          </table:table-cell>
          <table:table-cell table:style-name="ce1" office:value-type="float" office:value="-0.191672131419182" calcext:value-type="float">
            <text:p>-0,1916721314</text:p>
          </table:table-cell>
          <table:table-cell table:style-name="ce1" office:value-type="float" office:value="4.08126497268677" calcext:value-type="float">
            <text:p>4,0812649727</text:p>
          </table:table-cell>
          <table:table-cell table:style-name="ce1" office:value-type="float" office:value="-2.04889416694641" calcext:value-type="float">
            <text:p>-2,0488941669</text:p>
          </table:table-cell>
          <table:table-cell table:style-name="ce1" office:value-type="string" calcext:value-type="string">
            <text:p>0.04628506639961361</text:p>
          </table:table-cell>
          <table:table-cell table:style-name="ce1" office:value-type="string" calcext:value-type="string">
            <text:p>-0.04184751785462026</text:p>
          </table:table-cell>
          <table:table-cell table:style-name="ce1" office:value-type="string" calcext:value-type="string">
            <text:p>-0.10785792058086864</text:p>
          </table:table-cell>
          <table:table-cell table:style-name="ce1" office:value-type="float" office:value="0.00723082588965441" calcext:value-type="float">
            <text:p>0,0072308259</text:p>
          </table:table-cell>
          <table:table-cell table:style-name="ce1" office:value-type="float" office:value="-0.00659685156934745" calcext:value-type="float">
            <text:p>-0,0065968516</text:p>
          </table:table-cell>
          <table:table-cell table:style-name="ce1" office:value-type="float" office:value="-0.0631222524513433" calcext:value-type="float">
            <text:p>-0,0631222525</text:p>
          </table:table-cell>
          <table:table-cell table:style-name="ce1" office:value-type="float" office:value="0.410372303499638" calcext:value-type="float">
            <text:p>0,4103723035</text:p>
          </table:table-cell>
          <table:table-cell table:style-name="ce1" office:value-type="float" office:value="-0.374513562506671" calcext:value-type="float">
            <text:p>-0,37451356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75486709974321" calcext:value-type="float">
            <text:p>0,0027548671</text:p>
          </table:table-cell>
          <table:table-cell table:style-name="ce1" office:value-type="float" office:value="0.0131248861144359" calcext:value-type="float">
            <text:p>0,0131248861</text:p>
          </table:table-cell>
          <table:table-cell table:style-name="ce1" office:value-type="float" office:value="0.050573274818986" calcext:value-type="float">
            <text:p>0,0505732748</text:p>
          </table:table-cell>
          <table:table-cell table:style-name="ce1" office:value-type="float" office:value="0.519636154174805" calcext:value-type="float">
            <text:p>0,5196361542</text:p>
          </table:table-cell>
          <table:table-cell table:number-columns-repeated="2" table:style-name="ce1" office:value-type="float" office:value="0.519636631011963" calcext:value-type="float">
            <text:p>0,519636631</text:p>
          </table:table-cell>
          <table:table-cell table:style-name="ce1" office:value-type="float" office:value="-0.191672131419182" calcext:value-type="float">
            <text:p>-0,1916721314</text:p>
          </table:table-cell>
          <table:table-cell table:style-name="ce1" office:value-type="float" office:value="4.08126497268677" calcext:value-type="float">
            <text:p>4,0812649727</text:p>
          </table:table-cell>
          <table:table-cell table:style-name="ce1" office:value-type="float" office:value="-2.04889416694641" calcext:value-type="float">
            <text:p>-2,0488941669</text:p>
          </table:table-cell>
        </table:table-row>
        <table:table-row table:style-name="ro1">
          <table:table-cell table:style-name="ce1" office:value-type="string" calcext:value-type="string">
            <text:p>1.5052680969238281</text:p>
          </table:table-cell>
          <table:table-cell table:style-name="ce1" office:value-type="string" calcext:value-type="string">
            <text:p>0.013686895370483398</text:p>
          </table:table-cell>
          <table:table-cell table:style-name="ce1" office:value-type="string" calcext:value-type="string">
            <text:p>42.127196073532104</text:p>
          </table:table-cell>
          <table:table-cell table:style-name="ce1" office:value-type="float" office:value="-0.0247570836289935" calcext:value-type="float">
            <text:p>-0,0247570836</text:p>
          </table:table-cell>
          <table:table-cell table:style-name="ce1" office:value-type="float" office:value="0.0126575516812779" calcext:value-type="float">
            <text:p>0,0126575517</text:p>
          </table:table-cell>
          <table:table-cell table:style-name="ce1" office:value-type="float" office:value="1.47072799117477" calcext:value-type="float">
            <text:p>1,4707279912</text:p>
          </table:table-cell>
          <table:table-cell table:style-name="ce1" office:value-type="float" office:value="0.0474129637308373" calcext:value-type="float">
            <text:p>0,0474129637</text:p>
          </table:table-cell>
          <table:table-cell table:number-columns-repeated="2" table:style-name="ce1" office:value-type="float" office:value="-0.042329156833846" calcext:value-type="float">
            <text:p>-0,0423291568</text:p>
          </table:table-cell>
          <table:table-cell table:style-name="ce1" office:value-type="float" office:value="-0.184429407119751" calcext:value-type="float">
            <text:p>-0,1844294071</text:p>
          </table:table-cell>
          <table:table-cell table:style-name="ce1" office:value-type="float" office:value="4.07073736190796" calcext:value-type="float">
            <text:p>4,0707373619</text:p>
          </table:table-cell>
          <table:table-cell table:style-name="ce1" office:value-type="float" office:value="-2.02162885665894" calcext:value-type="float">
            <text:p>-2,0216288567</text:p>
          </table:table-cell>
          <table:table-cell table:style-name="ce1" office:value-type="string" calcext:value-type="string">
            <text:p>0.04741296373083734</text:p>
          </table:table-cell>
          <table:table-cell table:style-name="ce1" office:value-type="string" calcext:value-type="string">
            <text:p>-0.04232915683384599</text:p>
          </table:table-cell>
          <table:table-cell table:style-name="ce1" office:value-type="string" calcext:value-type="string">
            <text:p>-0.1078438082860202</text:p>
          </table:table-cell>
          <table:table-cell table:style-name="ce1" office:value-type="float" office:value="0.00715848964776982" calcext:value-type="float">
            <text:p>0,0071584896</text:p>
          </table:table-cell>
          <table:table-cell table:style-name="ce1" office:value-type="float" office:value="-0.0058564077804072" calcext:value-type="float">
            <text:p>-0,0058564078</text:p>
          </table:table-cell>
          <table:table-cell table:style-name="ce1" office:value-type="float" office:value="-0.0624888009895513" calcext:value-type="float">
            <text:p>-0,062488801</text:p>
          </table:table-cell>
          <table:table-cell table:style-name="ce1" office:value-type="float" office:value="0.423892566851494" calcext:value-type="float">
            <text:p>0,4238925669</text:p>
          </table:table-cell>
          <table:table-cell table:style-name="ce1" office:value-type="float" office:value="-0.385574389584951" calcext:value-type="float">
            <text:p>-0,38557438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612790712977762" calcext:value-type="float">
            <text:p>-0,0006127907</text:p>
          </table:table-cell>
          <table:table-cell table:style-name="ce1" office:value-type="float" office:value="0.00627271828526292" calcext:value-type="float">
            <text:p>0,0062727183</text:p>
          </table:table-cell>
          <table:table-cell table:style-name="ce1" office:value-type="float" office:value="0.0257997081412435" calcext:value-type="float">
            <text:p>0,0257997081</text:p>
          </table:table-cell>
          <table:table-cell table:style-name="ce1" office:value-type="float" office:value="0.47217583656311" calcext:value-type="float">
            <text:p>0,4721758366</text:p>
          </table:table-cell>
          <table:table-cell table:style-name="ce1" office:value-type="float" office:value="0.472167730331421" calcext:value-type="float">
            <text:p>0,4721677303</text:p>
          </table:table-cell>
          <table:table-cell table:style-name="ce1" office:value-type="float" office:value="0.472166538238525" calcext:value-type="float">
            <text:p>0,4721665382</text:p>
          </table:table-cell>
          <table:table-cell table:style-name="ce1" office:value-type="float" office:value="-0.184429407119751" calcext:value-type="float">
            <text:p>-0,1844294071</text:p>
          </table:table-cell>
          <table:table-cell table:style-name="ce1" office:value-type="float" office:value="4.07073736190796" calcext:value-type="float">
            <text:p>4,0707373619</text:p>
          </table:table-cell>
          <table:table-cell table:style-name="ce1" office:value-type="float" office:value="-2.02162885665894" calcext:value-type="float">
            <text:p>-2,0216288567</text:p>
          </table:table-cell>
        </table:table-row>
        <table:table-row table:style-name="ro1">
          <table:table-cell table:style-name="ce1" office:value-type="string" calcext:value-type="string">
            <text:p>1.5253305435180664</text:p>
          </table:table-cell>
          <table:table-cell table:style-name="ce1" office:value-type="string" calcext:value-type="string">
            <text:p>0.02006244659423828</text:p>
          </table:table-cell>
          <table:table-cell table:style-name="ce1" office:value-type="string" calcext:value-type="string">
            <text:p>42.61637210845947</text:p>
          </table:table-cell>
          <table:table-cell table:style-name="ce1" office:value-type="float" office:value="-0.0196605085245805" calcext:value-type="float">
            <text:p>-0,0196605085</text:p>
          </table:table-cell>
          <table:table-cell table:style-name="ce1" office:value-type="float" office:value="0.00259596276683388" calcext:value-type="float">
            <text:p>0,0025959628</text:p>
          </table:table-cell>
          <table:table-cell table:style-name="ce1" office:value-type="float" office:value="1.44435573212894" calcext:value-type="float">
            <text:p>1,4443557321</text:p>
          </table:table-cell>
          <table:table-cell table:style-name="ce1" office:value-type="float" office:value="0.0474117477373393" calcext:value-type="float">
            <text:p>0,0474117477</text:p>
          </table:table-cell>
          <table:table-cell table:number-columns-repeated="2" table:style-name="ce1" office:value-type="float" office:value="-0.0398321228509904" calcext:value-type="float">
            <text:p>-0,0398321229</text:p>
          </table:table-cell>
          <table:table-cell table:style-name="ce1" office:value-type="float" office:value="-0.176179975271225" calcext:value-type="float">
            <text:p>-0,1761799753</text:p>
          </table:table-cell>
          <table:table-cell table:style-name="ce1" office:value-type="float" office:value="4.06057119369507" calcext:value-type="float">
            <text:p>4,0605711937</text:p>
          </table:table-cell>
          <table:table-cell table:style-name="ce1" office:value-type="float" office:value="-1.9942991733551" calcext:value-type="float">
            <text:p>-1,9942991734</text:p>
          </table:table-cell>
          <table:table-cell table:style-name="ce1" office:value-type="string" calcext:value-type="string">
            <text:p>0.04741174773733932</text:p>
          </table:table-cell>
          <table:table-cell table:style-name="ce1" office:value-type="string" calcext:value-type="string">
            <text:p>-0.03983212285099042</text:p>
          </table:table-cell>
          <table:table-cell table:style-name="ce1" office:value-type="string" calcext:value-type="string">
            <text:p>-0.10529497247713239</text:p>
          </table:table-cell>
          <table:table-cell table:style-name="ce1" office:value-type="float" office:value="0.00618927090724838" calcext:value-type="float">
            <text:p>0,0061892709</text:p>
          </table:table-cell>
          <table:table-cell table:style-name="ce1" office:value-type="float" office:value="-0.00316438792031948" calcext:value-type="float">
            <text:p>-0,0031643879</text:p>
          </table:table-cell>
          <table:table-cell table:style-name="ce1" office:value-type="float" office:value="-0.060877855541088" calcext:value-type="float">
            <text:p>-0,0608778555</text:p>
          </table:table-cell>
          <table:table-cell table:style-name="ce1" office:value-type="float" office:value="0.436005936665575" calcext:value-type="float">
            <text:p>0,4360059367</text:p>
          </table:table-cell>
          <table:table-cell table:style-name="ce1" office:value-type="float" office:value="-0.391767612087916" calcext:value-type="float">
            <text:p>-0,39176761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92348612554853" calcext:value-type="float">
            <text:p>-0,0079234861</text:p>
          </table:table-cell>
          <table:table-cell table:style-name="ce1" office:value-type="float" office:value="0.0220075287072437" calcext:value-type="float">
            <text:p>0,0220075287</text:p>
          </table:table-cell>
          <table:table-cell table:style-name="ce1" office:value-type="float" office:value="0.0633153225582221" calcext:value-type="float">
            <text:p>0,0633153226</text:p>
          </table:table-cell>
          <table:table-cell table:style-name="ce1" office:value-type="float" office:value="0.489289045333862" calcext:value-type="float">
            <text:p>0,4892890453</text:p>
          </table:table-cell>
          <table:table-cell table:style-name="ce1" office:value-type="float" office:value="0.489290714263916" calcext:value-type="float">
            <text:p>0,4892907143</text:p>
          </table:table-cell>
          <table:table-cell table:style-name="ce1" office:value-type="float" office:value="0.489292621612549" calcext:value-type="float">
            <text:p>0,4892926216</text:p>
          </table:table-cell>
          <table:table-cell table:style-name="ce1" office:value-type="float" office:value="-0.176179975271225" calcext:value-type="float">
            <text:p>-0,1761799753</text:p>
          </table:table-cell>
          <table:table-cell table:style-name="ce1" office:value-type="float" office:value="4.06057119369507" calcext:value-type="float">
            <text:p>4,0605711937</text:p>
          </table:table-cell>
          <table:table-cell table:style-name="ce1" office:value-type="float" office:value="-1.9942991733551" calcext:value-type="float">
            <text:p>-1,9942991734</text:p>
          </table:table-cell>
        </table:table-row>
        <table:table-row table:style-name="ro1">
          <table:table-cell table:style-name="ce1" office:value-type="string" calcext:value-type="string">
            <text:p>1.5418815612792969</text:p>
          </table:table-cell>
          <table:table-cell table:style-name="ce1" office:value-type="string" calcext:value-type="string">
            <text:p>0.01655101776123047</text:p>
          </table:table-cell>
          <table:table-cell table:style-name="ce1" office:value-type="string" calcext:value-type="string">
            <text:p>43.127299785614014</text:p>
          </table:table-cell>
          <table:table-cell table:style-name="ce1" office:value-type="float" office:value="-0.0134391164188676" calcext:value-type="float">
            <text:p>-0,0134391164</text:p>
          </table:table-cell>
          <table:table-cell table:style-name="ce1" office:value-type="float" office:value="-0.00825161738953565" calcext:value-type="float">
            <text:p>-0,0082516174</text:p>
          </table:table-cell>
          <table:table-cell table:style-name="ce1" office:value-type="float" office:value="1.41838322451085" calcext:value-type="float">
            <text:p>1,4183832245</text:p>
          </table:table-cell>
          <table:table-cell table:style-name="ce1" office:value-type="float" office:value="0.0470404542509873" calcext:value-type="float">
            <text:p>0,0470404543</text:p>
          </table:table-cell>
          <table:table-cell table:number-columns-repeated="2" table:style-name="ce1" office:value-type="float" office:value="-0.0375005200560839" calcext:value-type="float">
            <text:p>-0,0375005201</text:p>
          </table:table-cell>
          <table:table-cell table:style-name="ce1" office:value-type="float" office:value="-0.167668536305428" calcext:value-type="float">
            <text:p>-0,1676685363</text:p>
          </table:table-cell>
          <table:table-cell table:style-name="ce1" office:value-type="float" office:value="4.05022573471069" calcext:value-type="float">
            <text:p>4,0502257347</text:p>
          </table:table-cell>
          <table:table-cell table:style-name="ce1" office:value-type="float" office:value="-1.96705341339111" calcext:value-type="float">
            <text:p>-1,9670534134</text:p>
          </table:table-cell>
          <table:table-cell table:style-name="ce1" office:value-type="string" calcext:value-type="string">
            <text:p>0.0470404542509873</text:p>
          </table:table-cell>
          <table:table-cell table:style-name="ce1" office:value-type="string" calcext:value-type="string">
            <text:p>-0.03750052005608389</text:p>
          </table:table-cell>
          <table:table-cell table:style-name="ce1" office:value-type="string" calcext:value-type="string">
            <text:p>-0.10421592429392026</text:p>
          </table:table-cell>
          <table:table-cell table:style-name="ce1" office:value-type="float" office:value="0.00491512713114513" calcext:value-type="float">
            <text:p>0,0049151271</text:p>
          </table:table-cell>
          <table:table-cell table:style-name="ce1" office:value-type="float" office:value="-0.00064899069170847" calcext:value-type="float">
            <text:p>-0,0006489907</text:p>
          </table:table-cell>
          <table:table-cell table:style-name="ce1" office:value-type="float" office:value="-0.0595064980707051" calcext:value-type="float">
            <text:p>-0,0595064981</text:p>
          </table:table-cell>
          <table:table-cell table:style-name="ce1" office:value-type="float" office:value="0.446049844010368" calcext:value-type="float">
            <text:p>0,446049844</text:p>
          </table:table-cell>
          <table:table-cell table:style-name="ce1" office:value-type="float" office:value="-0.393093795442252" calcext:value-type="float">
            <text:p>-0,39309379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97632244570948" calcext:value-type="float">
            <text:p>-0,0099763224</text:p>
          </table:table-cell>
          <table:table-cell table:style-name="ce1" office:value-type="float" office:value="0.0196952481055409" calcext:value-type="float">
            <text:p>0,0196952481</text:p>
          </table:table-cell>
          <table:table-cell table:style-name="ce1" office:value-type="float" office:value="0.0516229510713923" calcext:value-type="float">
            <text:p>0,0516229511</text:p>
          </table:table-cell>
          <table:table-cell table:style-name="ce1" office:value-type="float" office:value="0.510867118835449" calcext:value-type="float">
            <text:p>0,5108671188</text:p>
          </table:table-cell>
          <table:table-cell table:style-name="ce1" office:value-type="float" office:value="0.510863780975342" calcext:value-type="float">
            <text:p>0,510863781</text:p>
          </table:table-cell>
          <table:table-cell table:style-name="ce1" office:value-type="float" office:value="0.510863065719605" calcext:value-type="float">
            <text:p>0,5108630657</text:p>
          </table:table-cell>
          <table:table-cell table:style-name="ce1" office:value-type="float" office:value="-0.167668536305428" calcext:value-type="float">
            <text:p>-0,1676685363</text:p>
          </table:table-cell>
          <table:table-cell table:style-name="ce1" office:value-type="float" office:value="4.05022573471069" calcext:value-type="float">
            <text:p>4,0502257347</text:p>
          </table:table-cell>
          <table:table-cell table:style-name="ce1" office:value-type="float" office:value="-1.96705341339111" calcext:value-type="float">
            <text:p>-1,9670534134</text:p>
          </table:table-cell>
        </table:table-row>
        <table:table-row table:style-name="ro1">
          <table:table-cell table:style-name="ce1" office:value-type="string" calcext:value-type="string">
            <text:p>1.5558249950408936</text:p>
          </table:table-cell>
          <table:table-cell table:style-name="ce1" office:value-type="string" calcext:value-type="string">
            <text:p>0.01394343376159668</text:p>
          </table:table-cell>
          <table:table-cell table:style-name="ce1" office:value-type="string" calcext:value-type="string">
            <text:p>43.59673094749451</text:p>
          </table:table-cell>
          <table:table-cell table:style-name="ce1" office:value-type="float" office:value="-0.0115929774273141" calcext:value-type="float">
            <text:p>-0,0115929774</text:p>
          </table:table-cell>
          <table:table-cell table:style-name="ce1" office:value-type="float" office:value="-0.00999899215731816" calcext:value-type="float">
            <text:p>-0,0099989922</text:p>
          </table:table-cell>
          <table:table-cell table:style-name="ce1" office:value-type="float" office:value="1.40858491114628" calcext:value-type="float">
            <text:p>1,4085849111</text:p>
          </table:table-cell>
          <table:table-cell table:style-name="ce1" office:value-type="float" office:value="0.0460028993911681" calcext:value-type="float">
            <text:p>0,0460028994</text:p>
          </table:table-cell>
          <table:table-cell table:number-columns-repeated="2" table:style-name="ce1" office:value-type="float" office:value="-0.0343354096071698" calcext:value-type="float">
            <text:p>-0,0343354096</text:p>
          </table:table-cell>
          <table:table-cell table:style-name="ce1" office:value-type="float" office:value="-0.159004524350166" calcext:value-type="float">
            <text:p>-0,1590045244</text:p>
          </table:table-cell>
          <table:table-cell table:style-name="ce1" office:value-type="float" office:value="4.04012107849121" calcext:value-type="float">
            <text:p>4,0401210785</text:p>
          </table:table-cell>
          <table:table-cell table:style-name="ce1" office:value-type="float" office:value="-1.9408255815506" calcext:value-type="float">
            <text:p>-1,9408255816</text:p>
          </table:table-cell>
          <table:table-cell table:style-name="ce1" office:value-type="string" calcext:value-type="string">
            <text:p>0.046002899391168126</text:p>
          </table:table-cell>
          <table:table-cell table:style-name="ce1" office:value-type="string" calcext:value-type="string">
            <text:p>-0.03433540960716977</text:p>
          </table:table-cell>
          <table:table-cell table:style-name="ce1" office:value-type="string" calcext:value-type="string">
            <text:p>-0.10277333552138708</text:p>
          </table:table-cell>
          <table:table-cell table:style-name="ce1" office:value-type="float" office:value="0.00335977910471689" calcext:value-type="float">
            <text:p>0,0033597791</text:p>
          </table:table-cell>
          <table:table-cell table:style-name="ce1" office:value-type="float" office:value="0.00206290434738391" calcext:value-type="float">
            <text:p>0,0020629043</text:p>
          </table:table-cell>
          <table:table-cell table:style-name="ce1" office:value-type="float" office:value="-0.0581559276745643" calcext:value-type="float">
            <text:p>-0,0581559277</text:p>
          </table:table-cell>
          <table:table-cell table:style-name="ce1" office:value-type="float" office:value="0.452361166578367" calcext:value-type="float">
            <text:p>0,4523611666</text:p>
          </table:table-cell>
          <table:table-cell table:style-name="ce1" office:value-type="float" office:value="-0.389218558832969" calcext:value-type="float">
            <text:p>-0,38921855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2476215397441" calcext:value-type="float">
            <text:p>-0,0132476215</text:p>
          </table:table-cell>
          <table:table-cell table:style-name="ce1" office:value-type="float" office:value="0.0230979653831337" calcext:value-type="float">
            <text:p>0,0230979654</text:p>
          </table:table-cell>
          <table:table-cell table:style-name="ce1" office:value-type="float" office:value="0.0553036861270889" calcext:value-type="float">
            <text:p>0,0553036861</text:p>
          </table:table-cell>
          <table:table-cell table:style-name="ce1" office:value-type="float" office:value="0.469623327255249" calcext:value-type="float">
            <text:p>0,4696233273</text:p>
          </table:table-cell>
          <table:table-cell table:style-name="ce1" office:value-type="float" office:value="0.46963357925415" calcext:value-type="float">
            <text:p>0,4696335793</text:p>
          </table:table-cell>
          <table:table-cell table:style-name="ce1" office:value-type="float" office:value="0.469634294509888" calcext:value-type="float">
            <text:p>0,4696342945</text:p>
          </table:table-cell>
          <table:table-cell table:style-name="ce1" office:value-type="float" office:value="-0.159004524350166" calcext:value-type="float">
            <text:p>-0,1590045244</text:p>
          </table:table-cell>
          <table:table-cell table:style-name="ce1" office:value-type="float" office:value="4.04012107849121" calcext:value-type="float">
            <text:p>4,0401210785</text:p>
          </table:table-cell>
          <table:table-cell table:style-name="ce1" office:value-type="float" office:value="-1.9408255815506" calcext:value-type="float">
            <text:p>-1,9408255816</text:p>
          </table:table-cell>
        </table:table-row>
        <table:table-row table:style-name="ro1">
          <table:table-cell table:style-name="ce1" office:value-type="string" calcext:value-type="string">
            <text:p>1.569960594177246</text:p>
          </table:table-cell>
          <table:table-cell table:style-name="ce1" office:value-type="string" calcext:value-type="string">
            <text:p>0.014135599136352539</text:p>
          </table:table-cell>
          <table:table-cell table:style-name="ce1" office:value-type="string" calcext:value-type="string">
            <text:p>44.101728200912476</text:p>
          </table:table-cell>
          <table:table-cell table:style-name="ce1" office:value-type="float" office:value="-0.00312590288906646" calcext:value-type="float">
            <text:p>-0,0031259029</text:p>
          </table:table-cell>
          <table:table-cell table:style-name="ce1" office:value-type="float" office:value="-0.0225481900909663" calcext:value-type="float">
            <text:p>-0,0225481901</text:p>
          </table:table-cell>
          <table:table-cell table:style-name="ce1" office:value-type="float" office:value="1.38127668257113" calcext:value-type="float">
            <text:p>1,3812766826</text:p>
          </table:table-cell>
          <table:table-cell table:style-name="ce1" office:value-type="float" office:value="0.0463414812953444" calcext:value-type="float">
            <text:p>0,0463414813</text:p>
          </table:table-cell>
          <table:table-cell table:number-columns-repeated="2" table:style-name="ce1" office:value-type="float" office:value="-0.0339072952056086" calcext:value-type="float">
            <text:p>-0,0339072952</text:p>
          </table:table-cell>
          <table:table-cell table:style-name="ce1" office:value-type="float" office:value="-0.149884790182114" calcext:value-type="float">
            <text:p>-0,1498847902</text:p>
          </table:table-cell>
          <table:table-cell table:style-name="ce1" office:value-type="float" office:value="4.03048753738403" calcext:value-type="float">
            <text:p>4,0304875374</text:p>
          </table:table-cell>
          <table:table-cell table:style-name="ce1" office:value-type="float" office:value="-1.9141366481781" calcext:value-type="float">
            <text:p>-1,9141366482</text:p>
          </table:table-cell>
          <table:table-cell table:style-name="ce1" office:value-type="string" calcext:value-type="string">
            <text:p>0.04634148129534436</text:p>
          </table:table-cell>
          <table:table-cell table:style-name="ce1" office:value-type="string" calcext:value-type="string">
            <text:p>-0.033907295205608576</text:p>
          </table:table-cell>
          <table:table-cell table:style-name="ce1" office:value-type="string" calcext:value-type="string">
            <text:p>-0.10316442745879015</text:p>
          </table:table-cell>
          <table:table-cell table:style-name="ce1" office:value-type="float" office:value="0.00289824435682852" calcext:value-type="float">
            <text:p>0,0028982444</text:p>
          </table:table-cell>
          <table:table-cell table:style-name="ce1" office:value-type="float" office:value="0.00249974803932954" calcext:value-type="float">
            <text:p>0,002499748</text:p>
          </table:table-cell>
          <table:table-cell table:style-name="ce1" office:value-type="float" office:value="-0.0576464153796066" calcext:value-type="float">
            <text:p>-0,0576464154</text:p>
          </table:table-cell>
          <table:table-cell table:style-name="ce1" office:value-type="float" office:value="0.458253137022777" calcext:value-type="float">
            <text:p>0,458253137</text:p>
          </table:table-cell>
          <table:table-cell table:style-name="ce1" office:value-type="float" office:value="-0.384136821402361" calcext:value-type="float">
            <text:p>-0,38413682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3244314592022" calcext:value-type="float">
            <text:p>-0,0036324431</text:p>
          </table:table-cell>
          <table:table-cell table:style-name="ce1" office:value-type="float" office:value="0.00343819153144712" calcext:value-type="float">
            <text:p>0,0034381915</text:p>
          </table:table-cell>
          <table:table-cell table:style-name="ce1" office:value-type="float" office:value="0.0192795168326596" calcext:value-type="float">
            <text:p>0,0192795168</text:p>
          </table:table-cell>
          <table:table-cell table:style-name="ce1" office:value-type="float" office:value="0.508236169815064" calcext:value-type="float">
            <text:p>0,5082361698</text:p>
          </table:table-cell>
          <table:table-cell table:style-name="ce1" office:value-type="float" office:value="0.508224964141846" calcext:value-type="float">
            <text:p>0,5082249641</text:p>
          </table:table-cell>
          <table:table-cell table:style-name="ce1" office:value-type="float" office:value="0.508224010467529" calcext:value-type="float">
            <text:p>0,5082240105</text:p>
          </table:table-cell>
          <table:table-cell table:style-name="ce1" office:value-type="float" office:value="-0.149884790182114" calcext:value-type="float">
            <text:p>-0,1498847902</text:p>
          </table:table-cell>
          <table:table-cell table:style-name="ce1" office:value-type="float" office:value="4.03048753738403" calcext:value-type="float">
            <text:p>4,0304875374</text:p>
          </table:table-cell>
          <table:table-cell table:style-name="ce1" office:value-type="float" office:value="-1.9141366481781" calcext:value-type="float">
            <text:p>-1,9141366482</text:p>
          </table:table-cell>
        </table:table-row>
        <table:table-row table:style-name="ro1">
          <table:table-cell table:style-name="ce1" office:value-type="string" calcext:value-type="string">
            <text:p>1.5841405391693115</text:p>
          </table:table-cell>
          <table:table-cell table:style-name="ce1" office:value-type="string" calcext:value-type="string">
            <text:p>0.01417994499206543</text:p>
          </table:table-cell>
          <table:table-cell table:style-name="ce1" office:value-type="string" calcext:value-type="string">
            <text:p>44.63681221008301</text:p>
          </table:table-cell>
          <table:table-cell table:style-name="ce1" office:value-type="float" office:value="0.00353495609072715" calcext:value-type="float">
            <text:p>0,0035349561</text:p>
          </table:table-cell>
          <table:table-cell table:style-name="ce1" office:value-type="float" office:value="-0.0295354972283045" calcext:value-type="float">
            <text:p>-0,0295354972</text:p>
          </table:table-cell>
          <table:table-cell table:style-name="ce1" office:value-type="float" office:value="1.35618351712639" calcext:value-type="float">
            <text:p>1,3561835171</text:p>
          </table:table-cell>
          <table:table-cell table:style-name="ce1" office:value-type="float" office:value="0.0440751138073182" calcext:value-type="float">
            <text:p>0,0440751138</text:p>
          </table:table-cell>
          <table:table-cell table:number-columns-repeated="2" table:style-name="ce1" office:value-type="float" office:value="-0.0291271435273891" calcext:value-type="float">
            <text:p>-0,0291271435</text:p>
          </table:table-cell>
          <table:table-cell table:style-name="ce1" office:value-type="float" office:value="-0.149884790182114" calcext:value-type="float">
            <text:p>-0,1498847902</text:p>
          </table:table-cell>
          <table:table-cell table:style-name="ce1" office:value-type="float" office:value="4.03048753738403" calcext:value-type="float">
            <text:p>4,0304875374</text:p>
          </table:table-cell>
          <table:table-cell table:style-name="ce1" office:value-type="float" office:value="-1.9141366481781" calcext:value-type="float">
            <text:p>-1,9141366482</text:p>
          </table:table-cell>
          <table:table-cell table:style-name="ce1" office:value-type="string" calcext:value-type="string">
            <text:p>0.044075113807318225</text:p>
          </table:table-cell>
          <table:table-cell table:style-name="ce1" office:value-type="string" calcext:value-type="string">
            <text:p>-0.029127143527389054</text:p>
          </table:table-cell>
          <table:table-cell table:style-name="ce1" office:value-type="string" calcext:value-type="string">
            <text:p>-0.10094194403520246</text:p>
          </table:table-cell>
          <table:table-cell table:style-name="ce1" office:value-type="float" office:value="0.000781475722266614" calcext:value-type="float">
            <text:p>0,0007814757</text:p>
          </table:table-cell>
          <table:table-cell table:style-name="ce1" office:value-type="float" office:value="0.00563704752274157" calcext:value-type="float">
            <text:p>0,0056370475</text:p>
          </table:table-cell>
          <table:table-cell table:style-name="ce1" office:value-type="float" office:value="-0.0562263874936987" calcext:value-type="float">
            <text:p>-0,0562263875</text:p>
          </table:table-cell>
          <table:table-cell table:style-name="ce1" office:value-type="float" office:value="0.459914609874538" calcext:value-type="float">
            <text:p>0,4599146099</text:p>
          </table:table-cell>
          <table:table-cell table:style-name="ce1" office:value-type="float" office:value="-0.372152026017032" calcext:value-type="float">
            <text:p>-0,3721520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92999412118" calcext:value-type="float">
            <text:p>-0,0159299941</text:p>
          </table:table-cell>
          <table:table-cell table:style-name="ce1" office:value-type="float" office:value="0.0236100568594978" calcext:value-type="float">
            <text:p>0,0236100569</text:p>
          </table:table-cell>
          <table:table-cell table:style-name="ce1" office:value-type="float" office:value="0.0513777383398483" calcext:value-type="float">
            <text:p>0,0513777383</text:p>
          </table:table-cell>
          <table:table-cell table:style-name="ce1" office:value-type="float" office:value="0.531517744064331" calcext:value-type="float">
            <text:p>0,5315177441</text:p>
          </table:table-cell>
          <table:table-cell table:style-name="ce1" office:value-type="float" office:value="0.531519174575806" calcext:value-type="float">
            <text:p>0,5315191746</text:p>
          </table:table-cell>
          <table:table-cell table:style-name="ce1" office:value-type="float" office:value="0.531518697738647" calcext:value-type="float">
            <text:p>0,5315186977</text:p>
          </table:table-cell>
          <table:table-cell table:style-name="ce1" office:value-type="float" office:value="-0.149884790182114" calcext:value-type="float">
            <text:p>-0,1498847902</text:p>
          </table:table-cell>
          <table:table-cell table:style-name="ce1" office:value-type="float" office:value="4.03048753738403" calcext:value-type="float">
            <text:p>4,0304875374</text:p>
          </table:table-cell>
          <table:table-cell table:style-name="ce1" office:value-type="float" office:value="-1.9141366481781" calcext:value-type="float">
            <text:p>-1,9141366482</text:p>
          </table:table-cell>
        </table:table-row>
        <table:table-row table:style-name="ro1">
          <table:table-cell table:style-name="ce1" office:value-type="string" calcext:value-type="string">
            <text:p>1.600834608078003</text:p>
          </table:table-cell>
          <table:table-cell table:style-name="ce1" office:value-type="string" calcext:value-type="string">
            <text:p>0.016694068908691406</text:p>
          </table:table-cell>
          <table:table-cell table:style-name="ce1" office:value-type="string" calcext:value-type="string">
            <text:p>45.16964840888977</text:p>
          </table:table-cell>
          <table:table-cell table:style-name="ce1" office:value-type="float" office:value="0.00978028062834508" calcext:value-type="float">
            <text:p>0,0097802806</text:p>
          </table:table-cell>
          <table:table-cell table:style-name="ce1" office:value-type="float" office:value="-0.0360004703433793" calcext:value-type="float">
            <text:p>-0,0360004703</text:p>
          </table:table-cell>
          <table:table-cell table:style-name="ce1" office:value-type="float" office:value="1.33450551680577" calcext:value-type="float">
            <text:p>1,3345055168</text:p>
          </table:table-cell>
          <table:table-cell table:style-name="ce1" office:value-type="float" office:value="0.042317183275829" calcext:value-type="float">
            <text:p>0,0423171833</text:p>
          </table:table-cell>
          <table:table-cell table:number-columns-repeated="2" table:style-name="ce1" office:value-type="float" office:value="-0.0261433306708747" calcext:value-type="float">
            <text:p>-0,0261433307</text:p>
          </table:table-cell>
          <table:table-cell table:style-name="ce1" office:value-type="float" office:value="-0.140767067670822" calcext:value-type="float">
            <text:p>-0,1407670677</text:p>
          </table:table-cell>
          <table:table-cell table:style-name="ce1" office:value-type="float" office:value="4.02171611785889" calcext:value-type="float">
            <text:p>4,0217161179</text:p>
          </table:table-cell>
          <table:table-cell table:style-name="ce1" office:value-type="float" office:value="-1.88903176784515" calcext:value-type="float">
            <text:p>-1,8890317678</text:p>
          </table:table-cell>
          <table:table-cell table:style-name="ce1" office:value-type="string" calcext:value-type="string">
            <text:p>0.04231718327582905</text:p>
          </table:table-cell>
          <table:table-cell table:style-name="ce1" office:value-type="string" calcext:value-type="string">
            <text:p>-0.02614333067087471</text:p>
          </table:table-cell>
          <table:table-cell table:style-name="ce1" office:value-type="string" calcext:value-type="string">
            <text:p>-0.09974855229428554</text:p>
          </table:table-cell>
          <table:table-cell table:style-name="ce1" office:value-type="float" office:value="-0.000883739022681788" calcext:value-type="float">
            <text:p>-0,000883739</text:p>
          </table:table-cell>
          <table:table-cell table:style-name="ce1" office:value-type="float" office:value="0.00738387430707614" calcext:value-type="float">
            <text:p>0,0073838743</text:p>
          </table:table-cell>
          <table:table-cell table:style-name="ce1" office:value-type="float" office:value="-0.0549215428905722" calcext:value-type="float">
            <text:p>-0,0549215429</text:p>
          </table:table-cell>
          <table:table-cell table:style-name="ce1" office:value-type="float" office:value="0.458024074716765" calcext:value-type="float">
            <text:p>0,4580240747</text:p>
          </table:table-cell>
          <table:table-cell table:style-name="ce1" office:value-type="float" office:value="-0.356356102537561" calcext:value-type="float">
            <text:p>-0,35635610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4545919832737" calcext:value-type="float">
            <text:p>-0,012454592</text:p>
          </table:table-cell>
          <table:table-cell table:style-name="ce1" office:value-type="float" office:value="0.0130649905246997" calcext:value-type="float">
            <text:p>0,0130649905</text:p>
          </table:table-cell>
          <table:table-cell table:style-name="ce1" office:value-type="float" office:value="0.0469196238514681" calcext:value-type="float">
            <text:p>0,0469196239</text:p>
          </table:table-cell>
          <table:table-cell table:number-columns-repeated="2" table:style-name="ce1" office:value-type="float" office:value="0.534811496734619" calcext:value-type="float">
            <text:p>0,5348114967</text:p>
          </table:table-cell>
          <table:table-cell table:style-name="ce1" office:value-type="float" office:value="0.534811735153198" calcext:value-type="float">
            <text:p>0,5348117352</text:p>
          </table:table-cell>
          <table:table-cell table:style-name="ce1" office:value-type="float" office:value="-0.140767067670822" calcext:value-type="float">
            <text:p>-0,1407670677</text:p>
          </table:table-cell>
          <table:table-cell table:style-name="ce1" office:value-type="float" office:value="4.02171611785889" calcext:value-type="float">
            <text:p>4,0217161179</text:p>
          </table:table-cell>
          <table:table-cell table:style-name="ce1" office:value-type="float" office:value="-1.88903176784515" calcext:value-type="float">
            <text:p>-1,8890317678</text:p>
          </table:table-cell>
        </table:table-row>
        <table:table-row table:style-name="ro1">
          <table:table-cell table:style-name="ce1" office:value-type="string" calcext:value-type="string">
            <text:p>1.6169350147247314</text:p>
          </table:table-cell>
          <table:table-cell table:style-name="ce1" office:value-type="string" calcext:value-type="string">
            <text:p>0.016100406646728516</text:p>
          </table:table-cell>
          <table:table-cell table:style-name="ce1" office:value-type="string" calcext:value-type="string">
            <text:p>45.655784606933594</text:p>
          </table:table-cell>
          <table:table-cell table:style-name="ce1" office:value-type="float" office:value="0.0182393055961088" calcext:value-type="float">
            <text:p>0,0182393056</text:p>
          </table:table-cell>
          <table:table-cell table:style-name="ce1" office:value-type="float" office:value="-0.0442537949506745" calcext:value-type="float">
            <text:p>-0,044253795</text:p>
          </table:table-cell>
          <table:table-cell table:style-name="ce1" office:value-type="float" office:value="1.30701034010192" calcext:value-type="float">
            <text:p>1,3070103401</text:p>
          </table:table-cell>
          <table:table-cell table:style-name="ce1" office:value-type="float" office:value="0.0402947569708947" calcext:value-type="float">
            <text:p>0,040294757</text:p>
          </table:table-cell>
          <table:table-cell table:number-columns-repeated="2" table:style-name="ce1" office:value-type="float" office:value="-0.0228626717740841" calcext:value-type="float">
            <text:p>-0,0228626718</text:p>
          </table:table-cell>
          <table:table-cell table:style-name="ce1" office:value-type="float" office:value="-0.131333723664284" calcext:value-type="float">
            <text:p>-0,1313337237</text:p>
          </table:table-cell>
          <table:table-cell table:style-name="ce1" office:value-type="float" office:value="4.013503074646" calcext:value-type="float">
            <text:p>4,0135030746</text:p>
          </table:table-cell>
          <table:table-cell table:style-name="ce1" office:value-type="float" office:value="-1.86349487304688" calcext:value-type="float">
            <text:p>-1,863494873</text:p>
          </table:table-cell>
          <table:table-cell table:style-name="ce1" office:value-type="string" calcext:value-type="string">
            <text:p>0.040294756970894664</text:p>
          </table:table-cell>
          <table:table-cell table:style-name="ce1" office:value-type="string" calcext:value-type="string">
            <text:p>-0.022862671774084107</text:p>
          </table:table-cell>
          <table:table-cell table:style-name="ce1" office:value-type="string" calcext:value-type="string">
            <text:p>-0.09867608282276107</text:p>
          </table:table-cell>
          <table:table-cell table:style-name="ce1" office:value-type="float" office:value="-0.00244507015708627" calcext:value-type="float">
            <text:p>-0,0024450702</text:p>
          </table:table-cell>
          <table:table-cell table:style-name="ce1" office:value-type="float" office:value="0.00900011758584483" calcext:value-type="float">
            <text:p>0,0090001176</text:p>
          </table:table-cell>
          <table:table-cell table:style-name="ce1" office:value-type="float" office:value="-0.0537942868738999" calcext:value-type="float">
            <text:p>-0,0537942869</text:p>
          </table:table-cell>
          <table:table-cell table:style-name="ce1" office:value-type="float" office:value="0.453283976444684" calcext:value-type="float">
            <text:p>0,4532839764</text:p>
          </table:table-cell>
          <table:table-cell table:style-name="ce1" office:value-type="float" office:value="-0.338908092064166" calcext:value-type="float">
            <text:p>-0,33890809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8860253705612" calcext:value-type="float">
            <text:p>-0,0128860254</text:p>
          </table:table-cell>
          <table:table-cell table:style-name="ce1" office:value-type="float" office:value="0.0133391754466718" calcext:value-type="float">
            <text:p>0,0133391754</text:p>
          </table:table-cell>
          <table:table-cell table:style-name="ce1" office:value-type="float" office:value="0.0447281620455517" calcext:value-type="float">
            <text:p>0,044728162</text:p>
          </table:table-cell>
          <table:table-cell table:style-name="ce1" office:value-type="float" office:value="0.484658718109131" calcext:value-type="float">
            <text:p>0,4846587181</text:p>
          </table:table-cell>
          <table:table-cell table:style-name="ce1" office:value-type="float" office:value="0.484660625457764" calcext:value-type="float">
            <text:p>0,4846606255</text:p>
          </table:table-cell>
          <table:table-cell table:style-name="ce1" office:value-type="float" office:value="0.484661102294922" calcext:value-type="float">
            <text:p>0,4846611023</text:p>
          </table:table-cell>
          <table:table-cell table:style-name="ce1" office:value-type="float" office:value="-0.131333723664284" calcext:value-type="float">
            <text:p>-0,1313337237</text:p>
          </table:table-cell>
          <table:table-cell table:style-name="ce1" office:value-type="float" office:value="4.013503074646" calcext:value-type="float">
            <text:p>4,0135030746</text:p>
          </table:table-cell>
          <table:table-cell table:style-name="ce1" office:value-type="float" office:value="-1.86349487304688" calcext:value-type="float">
            <text:p>-1,863494873</text:p>
          </table:table-cell>
        </table:table-row>
        <table:table-row table:style-name="ro1">
          <table:table-cell table:style-name="ce1" office:value-type="string" calcext:value-type="string">
            <text:p>1.6403260231018066</text:p>
          </table:table-cell>
          <table:table-cell table:style-name="ce1" office:value-type="string" calcext:value-type="string">
            <text:p>0.023391008377075195</text:p>
          </table:table-cell>
          <table:table-cell table:style-name="ce1" office:value-type="string" calcext:value-type="string">
            <text:p>46.13608455657959</text:p>
          </table:table-cell>
          <table:table-cell table:style-name="ce1" office:value-type="float" office:value="0.0245247852088838" calcext:value-type="float">
            <text:p>0,0245247852</text:p>
          </table:table-cell>
          <table:table-cell table:style-name="ce1" office:value-type="float" office:value="-0.0496835608141681" calcext:value-type="float">
            <text:p>-0,0496835608</text:p>
          </table:table-cell>
          <table:table-cell table:style-name="ce1" office:value-type="float" office:value="1.28533628398989" calcext:value-type="float">
            <text:p>1,285336284</text:p>
          </table:table-cell>
          <table:table-cell table:style-name="ce1" office:value-type="float" office:value="0.0372233960463132" calcext:value-type="float">
            <text:p>0,037223396</text:p>
          </table:table-cell>
          <table:table-cell table:number-columns-repeated="2" table:style-name="ce1" office:value-type="float" office:value="-0.0186590681714204" calcext:value-type="float">
            <text:p>-0,0186590682</text:p>
          </table:table-cell>
          <table:table-cell table:style-name="ce1" office:value-type="float" office:value="-0.122894980013371" calcext:value-type="float">
            <text:p>-0,12289498</text:p>
          </table:table-cell>
          <table:table-cell table:style-name="ce1" office:value-type="float" office:value="4.00632667541504" calcext:value-type="float">
            <text:p>4,0063266754</text:p>
          </table:table-cell>
          <table:table-cell table:style-name="ce1" office:value-type="float" office:value="-1.83882582187653" calcext:value-type="float">
            <text:p>-1,8388258219</text:p>
          </table:table-cell>
          <table:table-cell table:style-name="ce1" office:value-type="string" calcext:value-type="string">
            <text:p>0.03722339604631324</text:p>
          </table:table-cell>
          <table:table-cell table:style-name="ce1" office:value-type="string" calcext:value-type="string">
            <text:p>-0.01865906817142038</text:p>
          </table:table-cell>
          <table:table-cell table:style-name="ce1" office:value-type="string" calcext:value-type="string">
            <text:p>-0.09695539820444328</text:p>
          </table:table-cell>
          <table:table-cell table:style-name="ce1" office:value-type="float" office:value="-0.0045598263990272" calcext:value-type="float">
            <text:p>-0,0045598264</text:p>
          </table:table-cell>
          <table:table-cell table:style-name="ce1" office:value-type="float" office:value="0.0110634487376686" calcext:value-type="float">
            <text:p>0,0110634487</text:p>
          </table:table-cell>
          <table:table-cell table:style-name="ce1" office:value-type="float" office:value="-0.0523645376853001" calcext:value-type="float">
            <text:p>-0,0523645377</text:p>
          </table:table-cell>
          <table:table-cell table:style-name="ce1" office:value-type="float" office:value="0.444386880099644" calcext:value-type="float">
            <text:p>0,4443868801</text:p>
          </table:table-cell>
          <table:table-cell table:style-name="ce1" office:value-type="float" office:value="-0.317321096069842" calcext:value-type="float">
            <text:p>-0,31732109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3412465650286" calcext:value-type="float">
            <text:p>-0,0173412466</text:p>
          </table:table-cell>
          <table:table-cell table:style-name="ce1" office:value-type="float" office:value="0.0169194887018387" calcext:value-type="float">
            <text:p>0,0169194887</text:p>
          </table:table-cell>
          <table:table-cell table:style-name="ce1" office:value-type="float" office:value="0.0563655792342713" calcext:value-type="float">
            <text:p>0,0563655792</text:p>
          </table:table-cell>
          <table:table-cell table:style-name="ce1" office:value-type="float" office:value="0.487797975540161" calcext:value-type="float">
            <text:p>0,4877979755</text:p>
          </table:table-cell>
          <table:table-cell table:style-name="ce1" office:value-type="float" office:value="0.487799882888794" calcext:value-type="float">
            <text:p>0,4877998829</text:p>
          </table:table-cell>
          <table:table-cell table:style-name="ce1" office:value-type="float" office:value="0.48780083656311" calcext:value-type="float">
            <text:p>0,4878008366</text:p>
          </table:table-cell>
          <table:table-cell table:style-name="ce1" office:value-type="float" office:value="-0.122894980013371" calcext:value-type="float">
            <text:p>-0,12289498</text:p>
          </table:table-cell>
          <table:table-cell table:style-name="ce1" office:value-type="float" office:value="4.00632667541504" calcext:value-type="float">
            <text:p>4,0063266754</text:p>
          </table:table-cell>
          <table:table-cell table:style-name="ce1" office:value-type="float" office:value="-1.83882582187653" calcext:value-type="float">
            <text:p>-1,8388258219</text:p>
          </table:table-cell>
        </table:table-row>
        <table:table-row table:style-name="ro1">
          <table:table-cell table:style-name="ce1" office:value-type="string" calcext:value-type="string">
            <text:p>1.653977394104004</text:p>
          </table:table-cell>
          <table:table-cell table:style-name="ce1" office:value-type="string" calcext:value-type="string">
            <text:p>0.013651371002197266</text:p>
          </table:table-cell>
          <table:table-cell table:style-name="ce1" office:value-type="string" calcext:value-type="string">
            <text:p>46.68117046356201</text:p>
          </table:table-cell>
          <table:table-cell table:style-name="ce1" office:value-type="float" office:value="0.0286586309012807" calcext:value-type="float">
            <text:p>0,0286586309</text:p>
          </table:table-cell>
          <table:table-cell table:style-name="ce1" office:value-type="float" office:value="-0.0524480207736983" calcext:value-type="float">
            <text:p>-0,0524480208</text:p>
          </table:table-cell>
          <table:table-cell table:style-name="ce1" office:value-type="float" office:value="1.2725008122715" calcext:value-type="float">
            <text:p>1,2725008123</text:p>
          </table:table-cell>
          <table:table-cell table:style-name="ce1" office:value-type="float" office:value="0.0345403808250136" calcext:value-type="float">
            <text:p>0,0345403808</text:p>
          </table:table-cell>
          <table:table-cell table:number-columns-repeated="2" table:style-name="ce1" office:value-type="float" office:value="-0.0149338376076008" calcext:value-type="float">
            <text:p>-0,0149338376</text:p>
          </table:table-cell>
          <table:table-cell table:style-name="ce1" office:value-type="float" office:value="-0.115723364055157" calcext:value-type="float">
            <text:p>-0,1157233641</text:p>
          </table:table-cell>
          <table:table-cell table:style-name="ce1" office:value-type="float" office:value="4.00037145614624" calcext:value-type="float">
            <text:p>4,0003714561</text:p>
          </table:table-cell>
          <table:table-cell table:style-name="ce1" office:value-type="float" office:value="-1.8145170211792" calcext:value-type="float">
            <text:p>-1,8145170212</text:p>
          </table:table-cell>
          <table:table-cell table:style-name="ce1" office:value-type="string" calcext:value-type="string">
            <text:p>0.03454038082501358</text:p>
          </table:table-cell>
          <table:table-cell table:style-name="ce1" office:value-type="string" calcext:value-type="string">
            <text:p>-0.01493383760760084</text:p>
          </table:table-cell>
          <table:table-cell table:style-name="ce1" office:value-type="string" calcext:value-type="string">
            <text:p>-0.09622994691647921</text:p>
          </table:table-cell>
          <table:table-cell table:style-name="ce1" office:value-type="float" office:value="-0.00613119630222094" calcext:value-type="float">
            <text:p>-0,0061311963</text:p>
          </table:table-cell>
          <table:table-cell table:style-name="ce1" office:value-type="float" office:value="0.012420890203542" calcext:value-type="float">
            <text:p>0,0124208902</text:p>
          </table:table-cell>
          <table:table-cell table:style-name="ce1" office:value-type="float" office:value="-0.0512374867674745" calcext:value-type="float">
            <text:p>-0,0512374868</text:p>
          </table:table-cell>
          <table:table-cell table:style-name="ce1" office:value-type="float" office:value="0.431197507280346" calcext:value-type="float">
            <text:p>0,4311975073</text:p>
          </table:table-cell>
          <table:table-cell table:style-name="ce1" office:value-type="float" office:value="-0.290601427397388" calcext:value-type="float">
            <text:p>-0,29060142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6874425759338" calcext:value-type="float">
            <text:p>-0,0116874426</text:p>
          </table:table-cell>
          <table:table-cell table:style-name="ce1" office:value-type="float" office:value="0.0100963116643619" calcext:value-type="float">
            <text:p>0,0100963117</text:p>
          </table:table-cell>
          <table:table-cell table:style-name="ce1" office:value-type="float" office:value="0.0403015940398121" calcext:value-type="float">
            <text:p>0,040301594</text:p>
          </table:table-cell>
          <table:table-cell table:style-name="ce1" office:value-type="float" office:value="0.537797689437866" calcext:value-type="float">
            <text:p>0,5377976894</text:p>
          </table:table-cell>
          <table:table-cell table:style-name="ce1" office:value-type="float" office:value="0.537796974182129" calcext:value-type="float">
            <text:p>0,5377969742</text:p>
          </table:table-cell>
          <table:table-cell table:style-name="ce1" office:value-type="float" office:value="0.537796497344971" calcext:value-type="float">
            <text:p>0,5377964973</text:p>
          </table:table-cell>
          <table:table-cell table:style-name="ce1" office:value-type="float" office:value="-0.115723364055157" calcext:value-type="float">
            <text:p>-0,1157233641</text:p>
          </table:table-cell>
          <table:table-cell table:style-name="ce1" office:value-type="float" office:value="4.00037145614624" calcext:value-type="float">
            <text:p>4,0003714561</text:p>
          </table:table-cell>
          <table:table-cell table:style-name="ce1" office:value-type="float" office:value="-1.8145170211792" calcext:value-type="float">
            <text:p>-1,8145170212</text:p>
          </table:table-cell>
        </table:table-row>
        <table:table-row table:style-name="ro1">
          <table:table-cell table:style-name="ce1" office:value-type="string" calcext:value-type="string">
            <text:p>1.6791162490844727</text:p>
          </table:table-cell>
          <table:table-cell table:style-name="ce1" office:value-type="string" calcext:value-type="string">
            <text:p>0.02513885498046875</text:p>
          </table:table-cell>
          <table:table-cell table:style-name="ce1" office:value-type="string" calcext:value-type="string">
            <text:p>47.1766676902771</text:p>
          </table:table-cell>
          <table:table-cell table:style-name="ce1" office:value-type="float" office:value="0.0358817044093653" calcext:value-type="float">
            <text:p>0,0358817044</text:p>
          </table:table-cell>
          <table:table-cell table:style-name="ce1" office:value-type="float" office:value="-0.0571866667151083" calcext:value-type="float">
            <text:p>-0,0571866667</text:p>
          </table:table-cell>
          <table:table-cell table:style-name="ce1" office:value-type="float" office:value="1.24984506913173" calcext:value-type="float">
            <text:p>1,2498450691</text:p>
          </table:table-cell>
          <table:table-cell table:style-name="ce1" office:value-type="float" office:value="0.03223828344948" calcext:value-type="float">
            <text:p>0,0322382834</text:p>
          </table:table-cell>
          <table:table-cell table:number-columns-repeated="2" table:style-name="ce1" office:value-type="float" office:value="-0.0118802253505931" calcext:value-type="float">
            <text:p>-0,0118802254</text:p>
          </table:table-cell>
          <table:table-cell table:style-name="ce1" office:value-type="float" office:value="-0.108586475253105" calcext:value-type="float">
            <text:p>-0,1085864753</text:p>
          </table:table-cell>
          <table:table-cell table:style-name="ce1" office:value-type="float" office:value="3.99576139450073" calcext:value-type="float">
            <text:p>3,9957613945</text:p>
          </table:table-cell>
          <table:table-cell table:style-name="ce1" office:value-type="float" office:value="-1.78905630111694" calcext:value-type="float">
            <text:p>-1,7890563011</text:p>
          </table:table-cell>
          <table:table-cell table:style-name="ce1" office:value-type="string" calcext:value-type="string">
            <text:p>0.032238283449479994</text:p>
          </table:table-cell>
          <table:table-cell table:style-name="ce1" office:value-type="string" calcext:value-type="string">
            <text:p>-0.011880225350593063</text:p>
          </table:table-cell>
          <table:table-cell table:style-name="ce1" office:value-type="string" calcext:value-type="string">
            <text:p>-0.09592425998071044</text:p>
          </table:table-cell>
          <table:table-cell table:style-name="ce1" office:value-type="float" office:value="-0.00716465772532019" calcext:value-type="float">
            <text:p>-0,0071646577</text:p>
          </table:table-cell>
          <table:table-cell table:style-name="ce1" office:value-type="float" office:value="0.0131120051934246" calcext:value-type="float">
            <text:p>0,0131120052</text:p>
          </table:table-cell>
          <table:table-cell table:style-name="ce1" office:value-type="float" office:value="-0.0505700422381177" calcext:value-type="float">
            <text:p>-0,0505700422</text:p>
          </table:table-cell>
          <table:table-cell table:style-name="ce1" office:value-type="float" office:value="0.416957092740716" calcext:value-type="float">
            <text:p>0,4169570927</text:p>
          </table:table-cell>
          <table:table-cell table:style-name="ce1" office:value-type="float" office:value="-0.264540176657525" calcext:value-type="float">
            <text:p>-0,26454017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31930542271539" calcext:value-type="float">
            <text:p>-0,0083193054</text:p>
          </table:table-cell>
          <table:table-cell table:style-name="ce1" office:value-type="float" office:value="0.00556344953788889" calcext:value-type="float">
            <text:p>0,0055634495</text:p>
          </table:table-cell>
          <table:table-cell table:style-name="ce1" office:value-type="float" office:value="0.0258312902962915" calcext:value-type="float">
            <text:p>0,0258312903</text:p>
          </table:table-cell>
          <table:table-cell table:style-name="ce1" office:value-type="float" office:value="0.49689793586731" calcext:value-type="float">
            <text:p>0,4968979359</text:p>
          </table:table-cell>
          <table:table-cell table:style-name="ce1" office:value-type="float" office:value="0.496896743774414" calcext:value-type="float">
            <text:p>0,4968967438</text:p>
          </table:table-cell>
          <table:table-cell table:style-name="ce1" office:value-type="float" office:value="0.496896266937256" calcext:value-type="float">
            <text:p>0,4968962669</text:p>
          </table:table-cell>
          <table:table-cell table:style-name="ce1" office:value-type="float" office:value="-0.108586475253105" calcext:value-type="float">
            <text:p>-0,1085864753</text:p>
          </table:table-cell>
          <table:table-cell table:style-name="ce1" office:value-type="float" office:value="3.99576139450073" calcext:value-type="float">
            <text:p>3,9957613945</text:p>
          </table:table-cell>
          <table:table-cell table:style-name="ce1" office:value-type="float" office:value="-1.78905630111694" calcext:value-type="float">
            <text:p>-1,7890563011</text:p>
          </table:table-cell>
        </table:table-row>
        <table:table-row table:style-name="ro1">
          <table:table-cell table:style-name="ce1" office:value-type="string" calcext:value-type="string">
            <text:p>1.6952500343322754</text:p>
          </table:table-cell>
          <table:table-cell table:style-name="ce1" office:value-type="string" calcext:value-type="string">
            <text:p>0.016133785247802734</text:p>
          </table:table-cell>
          <table:table-cell table:style-name="ce1" office:value-type="string" calcext:value-type="string">
            <text:p>47.68166208267212</text:p>
          </table:table-cell>
          <table:table-cell table:style-name="ce1" office:value-type="float" office:value="0.0410746902192908" calcext:value-type="float">
            <text:p>0,0410746902</text:p>
          </table:table-cell>
          <table:table-cell table:style-name="ce1" office:value-type="float" office:value="-0.0594542321869759" calcext:value-type="float">
            <text:p>-0,0594542322</text:p>
          </table:table-cell>
          <table:table-cell table:style-name="ce1" office:value-type="float" office:value="1.2286381603759" calcext:value-type="float">
            <text:p>1,2286381604</text:p>
          </table:table-cell>
          <table:table-cell table:style-name="ce1" office:value-type="float" office:value="0.0285673019271143" calcext:value-type="float">
            <text:p>0,0285673019</text:p>
          </table:table-cell>
          <table:table-cell table:number-columns-repeated="2" table:style-name="ce1" office:value-type="float" office:value="-0.00786722700082702" calcext:value-type="float">
            <text:p>-0,007867227</text:p>
          </table:table-cell>
          <table:table-cell table:style-name="ce1" office:value-type="float" office:value="-0.101873137056828" calcext:value-type="float">
            <text:p>-0,1018731371</text:p>
          </table:table-cell>
          <table:table-cell table:style-name="ce1" office:value-type="float" office:value="3.99215602874756" calcext:value-type="float">
            <text:p>3,9921560287</text:p>
          </table:table-cell>
          <table:table-cell table:style-name="ce1" office:value-type="float" office:value="-1.76479077339172" calcext:value-type="float">
            <text:p>-1,7647907734</text:p>
          </table:table-cell>
          <table:table-cell table:style-name="ce1" office:value-type="string" calcext:value-type="string">
            <text:p>0.02856730192711431</text:p>
          </table:table-cell>
          <table:table-cell table:style-name="ce1" office:value-type="string" calcext:value-type="string">
            <text:p>-0.007867227000827016</text:p>
          </table:table-cell>
          <table:table-cell table:style-name="ce1" office:value-type="string" calcext:value-type="string">
            <text:p>-0.09426557364944602</text:p>
          </table:table-cell>
          <table:table-cell table:style-name="ce1" office:value-type="float" office:value="-0.00897042610234132" calcext:value-type="float">
            <text:p>-0,0089704261</text:p>
          </table:table-cell>
          <table:table-cell table:style-name="ce1" office:value-type="float" office:value="0.0142966666787771" calcext:value-type="float">
            <text:p>0,0142966667</text:p>
          </table:table-cell>
          <table:table-cell table:style-name="ce1" office:value-type="float" office:value="-0.0493919435948501" calcext:value-type="float">
            <text:p>-0,0493919436</text:p>
          </table:table-cell>
          <table:table-cell table:style-name="ce1" office:value-type="float" office:value="0.398914069783565" calcext:value-type="float">
            <text:p>0,3989140698</text:p>
          </table:table-cell>
          <table:table-cell table:style-name="ce1" office:value-type="float" office:value="-0.235784048995939" calcext:value-type="float">
            <text:p>-0,2357840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3643439993234" calcext:value-type="float">
            <text:p>-0,014364344</text:p>
          </table:table-cell>
          <table:table-cell table:style-name="ce1" office:value-type="float" office:value="0.0094236390004038" calcext:value-type="float">
            <text:p>0,009423639</text:p>
          </table:table-cell>
          <table:table-cell table:style-name="ce1" office:value-type="float" office:value="0.045054797816165" calcext:value-type="float">
            <text:p>0,0450547978</text:p>
          </table:table-cell>
          <table:table-cell table:style-name="ce1" office:value-type="float" office:value="0.50284743309021" calcext:value-type="float">
            <text:p>0,5028474331</text:p>
          </table:table-cell>
          <table:table-cell table:style-name="ce1" office:value-type="float" office:value="0.502846717834473" calcext:value-type="float">
            <text:p>0,5028467178</text:p>
          </table:table-cell>
          <table:table-cell table:style-name="ce1" office:value-type="float" office:value="0.502848625183106" calcext:value-type="float">
            <text:p>0,5028486252</text:p>
          </table:table-cell>
          <table:table-cell table:style-name="ce1" office:value-type="float" office:value="-0.101873137056828" calcext:value-type="float">
            <text:p>-0,1018731371</text:p>
          </table:table-cell>
          <table:table-cell table:style-name="ce1" office:value-type="float" office:value="3.99215602874756" calcext:value-type="float">
            <text:p>3,9921560287</text:p>
          </table:table-cell>
          <table:table-cell table:style-name="ce1" office:value-type="float" office:value="-1.76479077339172" calcext:value-type="float">
            <text:p>-1,7647907734</text:p>
          </table:table-cell>
        </table:table-row>
        <table:table-row table:style-name="ro1">
          <table:table-cell table:style-name="ce1" office:value-type="string" calcext:value-type="string">
            <text:p>1.708845853805542</text:p>
          </table:table-cell>
          <table:table-cell table:style-name="ce1" office:value-type="string" calcext:value-type="string">
            <text:p>0.013595819473266602</text:p>
          </table:table-cell>
          <table:table-cell table:style-name="ce1" office:value-type="string" calcext:value-type="string">
            <text:p>48.20925283432007</text:p>
          </table:table-cell>
          <table:table-cell table:style-name="ce1" office:value-type="float" office:value="0.045379099078235" calcext:value-type="float">
            <text:p>0,0453790991</text:p>
          </table:table-cell>
          <table:table-cell table:style-name="ce1" office:value-type="float" office:value="-0.0604554814858546" calcext:value-type="float">
            <text:p>-0,0604554815</text:p>
          </table:table-cell>
          <table:table-cell table:style-name="ce1" office:value-type="float" office:value="1.20910537684405" calcext:value-type="float">
            <text:p>1,2091053768</text:p>
          </table:table-cell>
          <table:table-cell table:style-name="ce1" office:value-type="float" office:value="0.0253212987846166" calcext:value-type="float">
            <text:p>0,0253212988</text:p>
          </table:table-cell>
          <table:table-cell table:number-columns-repeated="2" table:style-name="ce1" office:value-type="float" office:value="-0.00444525842443316" calcext:value-type="float">
            <text:p>-0,0044452584</text:p>
          </table:table-cell>
          <table:table-cell table:style-name="ce1" office:value-type="float" office:value="-0.0949023142457008" calcext:value-type="float">
            <text:p>-0,0949023142</text:p>
          </table:table-cell>
          <table:table-cell table:style-name="ce1" office:value-type="float" office:value="3.98922109603882" calcext:value-type="float">
            <text:p>3,989221096</text:p>
          </table:table-cell>
          <table:table-cell table:style-name="ce1" office:value-type="float" office:value="-1.74169254302979" calcext:value-type="float">
            <text:p>-1,741692543</text:p>
          </table:table-cell>
          <table:table-cell table:style-name="ce1" office:value-type="string" calcext:value-type="string">
            <text:p>0.025321298784616638</text:p>
          </table:table-cell>
          <table:table-cell table:style-name="ce1" office:value-type="string" calcext:value-type="string">
            <text:p>-0.004445258424433156</text:p>
          </table:table-cell>
          <table:table-cell table:style-name="ce1" office:value-type="string" calcext:value-type="string">
            <text:p>-0.09328544212621186</text:p>
          </table:table-cell>
          <table:table-cell table:style-name="ce1" office:value-type="float" office:value="-0.0102686725548227" calcext:value-type="float">
            <text:p>-0,0102686726</text:p>
          </table:table-cell>
          <table:table-cell table:style-name="ce1" office:value-type="float" office:value="0.014863558046744" calcext:value-type="float">
            <text:p>0,014863558</text:p>
          </table:table-cell>
          <table:table-cell table:style-name="ce1" office:value-type="float" office:value="-0.0482891843395469" calcext:value-type="float">
            <text:p>-0,0482891843</text:p>
          </table:table-cell>
          <table:table-cell table:style-name="ce1" office:value-type="float" office:value="0.377218519990248" calcext:value-type="float">
            <text:p>0,37721852</text:p>
          </table:table-cell>
          <table:table-cell table:style-name="ce1" office:value-type="float" office:value="-0.204380442239164" calcext:value-type="float">
            <text:p>-0,20438044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8315223853678" calcext:value-type="float">
            <text:p>-0,0098315224</text:p>
          </table:table-cell>
          <table:table-cell table:style-name="ce1" office:value-type="float" office:value="0.0042930216617395" calcext:value-type="float">
            <text:p>0,0042930217</text:p>
          </table:table-cell>
          <table:table-cell table:style-name="ce1" office:value-type="float" office:value="0.0401496885334003" calcext:value-type="float">
            <text:p>0,0401496885</text:p>
          </table:table-cell>
          <table:table-cell table:style-name="ce1" office:value-type="float" office:value="0.528197526931763" calcext:value-type="float">
            <text:p>0,5281975269</text:p>
          </table:table-cell>
          <table:table-cell table:style-name="ce1" office:value-type="float" office:value="0.528198003768921" calcext:value-type="float">
            <text:p>0,5281980038</text:p>
          </table:table-cell>
          <table:table-cell table:style-name="ce1" office:value-type="float" office:value="0.528196096420288" calcext:value-type="float">
            <text:p>0,5281960964</text:p>
          </table:table-cell>
          <table:table-cell table:style-name="ce1" office:value-type="float" office:value="-0.0949023142457008" calcext:value-type="float">
            <text:p>-0,0949023142</text:p>
          </table:table-cell>
          <table:table-cell table:style-name="ce1" office:value-type="float" office:value="3.98922109603882" calcext:value-type="float">
            <text:p>3,989221096</text:p>
          </table:table-cell>
          <table:table-cell table:style-name="ce1" office:value-type="float" office:value="-1.74169254302979" calcext:value-type="float">
            <text:p>-1,741692543</text:p>
          </table:table-cell>
        </table:table-row>
        <table:table-row table:style-name="ro1">
          <table:table-cell table:style-name="ce1" office:value-type="string" calcext:value-type="string">
            <text:p>1.7229514122009277</text:p>
          </table:table-cell>
          <table:table-cell table:style-name="ce1" office:value-type="string" calcext:value-type="string">
            <text:p>0.014105558395385742</text:p>
          </table:table-cell>
          <table:table-cell table:style-name="ce1" office:value-type="string" calcext:value-type="string">
            <text:p>48.769641637802124</text:p>
          </table:table-cell>
          <table:table-cell table:style-name="ce1" office:value-type="float" office:value="0.0500149474490756" calcext:value-type="float">
            <text:p>0,0500149474</text:p>
          </table:table-cell>
          <table:table-cell table:style-name="ce1" office:value-type="float" office:value="-0.0613306648497481" calcext:value-type="float">
            <text:p>-0,0613306648</text:p>
          </table:table-cell>
          <table:table-cell table:style-name="ce1" office:value-type="float" office:value="1.19087868119464" calcext:value-type="float">
            <text:p>1,1908786812</text:p>
          </table:table-cell>
          <table:table-cell table:style-name="ce1" office:value-type="float" office:value="0.0218853490852234" calcext:value-type="float">
            <text:p>0,0218853491</text:p>
          </table:table-cell>
          <table:table-cell table:number-columns-repeated="2" table:style-name="ce1" office:value-type="float" office:value="-0.00104233686700901" calcext:value-type="float">
            <text:p>-0,0010423369</text:p>
          </table:table-cell>
          <table:table-cell table:style-name="ce1" office:value-type="float" office:value="-0.0880173742771149" calcext:value-type="float">
            <text:p>-0,0880173743</text:p>
          </table:table-cell>
          <table:table-cell table:style-name="ce1" office:value-type="float" office:value="3.98748707771301" calcext:value-type="float">
            <text:p>3,9874870777</text:p>
          </table:table-cell>
          <table:table-cell table:style-name="ce1" office:value-type="float" office:value="-1.7185446023941" calcext:value-type="float">
            <text:p>-1,7185446024</text:p>
          </table:table-cell>
          <table:table-cell table:style-name="ce1" office:value-type="string" calcext:value-type="string">
            <text:p>0.021885349085223445</text:p>
          </table:table-cell>
          <table:table-cell table:style-name="ce1" office:value-type="string" calcext:value-type="string">
            <text:p>-0.0010423368670090065</text:p>
          </table:table-cell>
          <table:table-cell table:style-name="ce1" office:value-type="string" calcext:value-type="string">
            <text:p>-0.09240120654370322</text:p>
          </table:table-cell>
          <table:table-cell table:style-name="ce1" office:value-type="float" office:value="-0.0113447747695587" calcext:value-type="float">
            <text:p>-0,0113447748</text:p>
          </table:table-cell>
          <table:table-cell table:style-name="ce1" office:value-type="float" office:value="0.0151138703714637" calcext:value-type="float">
            <text:p>0,0151138704</text:p>
          </table:table-cell>
          <table:table-cell table:style-name="ce1" office:value-type="float" office:value="-0.0472734795958908" calcext:value-type="float">
            <text:p>-0,0472734796</text:p>
          </table:table-cell>
          <table:table-cell table:style-name="ce1" office:value-type="float" office:value="0.351814157591546" calcext:value-type="float">
            <text:p>0,3518141576</text:p>
          </table:table-cell>
          <table:table-cell table:style-name="ce1" office:value-type="float" office:value="-0.170535998970642" calcext:value-type="float">
            <text:p>-0,1705359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68884465658701" calcext:value-type="float">
            <text:p>-0,0076888447</text:p>
          </table:table-cell>
          <table:table-cell table:style-name="ce1" office:value-type="float" office:value="0.00178850654953417" calcext:value-type="float">
            <text:p>0,0017885065</text:p>
          </table:table-cell>
          <table:table-cell table:style-name="ce1" office:value-type="float" office:value="0.0348909220875011" calcext:value-type="float">
            <text:p>0,0348909221</text:p>
          </table:table-cell>
          <table:table-cell table:style-name="ce1" office:value-type="float" office:value="0.55982518196106" calcext:value-type="float">
            <text:p>0,559825182</text:p>
          </table:table-cell>
          <table:table-cell table:number-columns-repeated="2" table:style-name="ce1" office:value-type="float" office:value="0.559824228286743" calcext:value-type="float">
            <text:p>0,5598242283</text:p>
          </table:table-cell>
          <table:table-cell table:style-name="ce1" office:value-type="float" office:value="-0.0880173742771149" calcext:value-type="float">
            <text:p>-0,0880173743</text:p>
          </table:table-cell>
          <table:table-cell table:style-name="ce1" office:value-type="float" office:value="3.98748707771301" calcext:value-type="float">
            <text:p>3,9874870777</text:p>
          </table:table-cell>
          <table:table-cell table:style-name="ce1" office:value-type="float" office:value="-1.7185446023941" calcext:value-type="float">
            <text:p>-1,7185446024</text:p>
          </table:table-cell>
        </table:table-row>
        <table:table-row table:style-name="ro1">
          <table:table-cell table:style-name="ce1" office:value-type="string" calcext:value-type="string">
            <text:p>1.7426373958587646</text:p>
          </table:table-cell>
          <table:table-cell table:style-name="ce1" office:value-type="string" calcext:value-type="string">
            <text:p>0.019685983657836914</text:p>
          </table:table-cell>
          <table:table-cell table:style-name="ce1" office:value-type="string" calcext:value-type="string">
            <text:p>49.36233067512512</text:p>
          </table:table-cell>
          <table:table-cell table:style-name="ce1" office:value-type="float" office:value="0.0541511952911538" calcext:value-type="float">
            <text:p>0,0541511953</text:p>
          </table:table-cell>
          <table:table-cell table:style-name="ce1" office:value-type="float" office:value="-0.0616076610534003" calcext:value-type="float">
            <text:p>-0,0616076611</text:p>
          </table:table-cell>
          <table:table-cell table:style-name="ce1" office:value-type="float" office:value="1.17375589888773" calcext:value-type="float">
            <text:p>1,1737558989</text:p>
          </table:table-cell>
          <table:table-cell table:style-name="ce1" office:value-type="float" office:value="0.0179063391030245" calcext:value-type="float">
            <text:p>0,0179063391</text:p>
          </table:table-cell>
          <table:table-cell table:number-columns-repeated="2" table:style-name="ce1" office:value-type="float" office:value="0.00262277772905804" calcext:value-type="float">
            <text:p>0,0026227777</text:p>
          </table:table-cell>
          <table:table-cell table:style-name="ce1" office:value-type="float" office:value="-0.0815429389476776" calcext:value-type="float">
            <text:p>-0,0815429389</text:p>
          </table:table-cell>
          <table:table-cell table:style-name="ce1" office:value-type="float" office:value="3.98740482330322" calcext:value-type="float">
            <text:p>3,9874048233</text:p>
          </table:table-cell>
          <table:table-cell table:style-name="ce1" office:value-type="float" office:value="-1.69485306739807" calcext:value-type="float">
            <text:p>-1,6948530674</text:p>
          </table:table-cell>
          <table:table-cell table:style-name="ce1" office:value-type="string" calcext:value-type="string">
            <text:p>0.017906339103024454</text:p>
          </table:table-cell>
          <table:table-cell table:style-name="ce1" office:value-type="string" calcext:value-type="string">
            <text:p>0.0026227777290580363</text:p>
          </table:table-cell>
          <table:table-cell table:style-name="ce1" office:value-type="string" calcext:value-type="string">
            <text:p>-0.09155707817729727</text:p>
          </table:table-cell>
          <table:table-cell table:style-name="ce1" office:value-type="float" office:value="-0.0125037368622689" calcext:value-type="float">
            <text:p>-0,0125037369</text:p>
          </table:table-cell>
          <table:table-cell table:style-name="ce1" office:value-type="float" office:value="0.015332666212437" calcext:value-type="float">
            <text:p>0,0153326662</text:p>
          </table:table-cell>
          <table:table-cell table:style-name="ce1" office:value-type="float" office:value="-0.046325691422121" calcext:value-type="float">
            <text:p>-0,0463256914</text:p>
          </table:table-cell>
          <table:table-cell table:style-name="ce1" office:value-type="float" office:value="0.322163930330424" calcext:value-type="float">
            <text:p>0,3221639303</text:p>
          </table:table-cell>
          <table:table-cell table:style-name="ce1" office:value-type="float" office:value="-0.134176788791755" calcext:value-type="float">
            <text:p>-0,13417678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81989664387837" calcext:value-type="float">
            <text:p>-0,0078198966</text:p>
          </table:table-cell>
          <table:table-cell table:style-name="ce1" office:value-type="float" office:value="0.00147625807350998" calcext:value-type="float">
            <text:p>0,0014762581</text:p>
          </table:table-cell>
          <table:table-cell table:style-name="ce1" office:value-type="float" office:value="0.0307445297929499" calcext:value-type="float">
            <text:p>0,0307445298</text:p>
          </table:table-cell>
          <table:table-cell table:style-name="ce1" office:value-type="float" office:value="0.592827320098877" calcext:value-type="float">
            <text:p>0,5928273201</text:p>
          </table:table-cell>
          <table:table-cell table:style-name="ce1" office:value-type="float" office:value="0.592839002609253" calcext:value-type="float">
            <text:p>0,5928390026</text:p>
          </table:table-cell>
          <table:table-cell table:style-name="ce1" office:value-type="float" office:value="0.592843532562256" calcext:value-type="float">
            <text:p>0,5928435326</text:p>
          </table:table-cell>
          <table:table-cell table:style-name="ce1" office:value-type="float" office:value="-0.0815429389476776" calcext:value-type="float">
            <text:p>-0,0815429389</text:p>
          </table:table-cell>
          <table:table-cell table:style-name="ce1" office:value-type="float" office:value="3.98740482330322" calcext:value-type="float">
            <text:p>3,9874048233</text:p>
          </table:table-cell>
          <table:table-cell table:style-name="ce1" office:value-type="float" office:value="-1.69485306739807" calcext:value-type="float">
            <text:p>-1,6948530674</text:p>
          </table:table-cell>
        </table:table-row>
        <table:table-row table:style-name="ro1">
          <table:table-cell table:style-name="ce1" office:value-type="string" calcext:value-type="string">
            <text:p>1.7641220092773438</text:p>
          </table:table-cell>
          <table:table-cell table:style-name="ce1" office:value-type="string" calcext:value-type="string">
            <text:p>0.0214846134185791</text:p>
          </table:table-cell>
          <table:table-cell table:style-name="ce1" office:value-type="string" calcext:value-type="string">
            <text:p>49.89056086540222</text:p>
          </table:table-cell>
          <table:table-cell table:style-name="ce1" office:value-type="float" office:value="0.0590838680868784" calcext:value-type="float">
            <text:p>0,0590838681</text:p>
          </table:table-cell>
          <table:table-cell table:style-name="ce1" office:value-type="float" office:value="-0.0610807304282063" calcext:value-type="float">
            <text:p>-0,0610807304</text:p>
          </table:table-cell>
          <table:table-cell table:style-name="ce1" office:value-type="float" office:value="1.14852128941336" calcext:value-type="float">
            <text:p>1,1485212894</text:p>
          </table:table-cell>
          <table:table-cell table:style-name="ce1" office:value-type="float" office:value="0.0141540717550568" calcext:value-type="float">
            <text:p>0,0141540718</text:p>
          </table:table-cell>
          <table:table-cell table:number-columns-repeated="2" table:style-name="ce1" office:value-type="float" office:value="0.00576041079208288" calcext:value-type="float">
            <text:p>0,0057604108</text:p>
          </table:table-cell>
          <table:table-cell table:style-name="ce1" office:value-type="float" office:value="-0.0815429389476776" calcext:value-type="float">
            <text:p>-0,0815429389</text:p>
          </table:table-cell>
          <table:table-cell table:style-name="ce1" office:value-type="float" office:value="3.98740482330322" calcext:value-type="float">
            <text:p>3,9874048233</text:p>
          </table:table-cell>
          <table:table-cell table:style-name="ce1" office:value-type="float" office:value="-1.69485306739807" calcext:value-type="float">
            <text:p>-1,6948530674</text:p>
          </table:table-cell>
          <table:table-cell table:style-name="ce1" office:value-type="string" calcext:value-type="string">
            <text:p>0.014154071755056792</text:p>
          </table:table-cell>
          <table:table-cell table:style-name="ce1" office:value-type="string" calcext:value-type="string">
            <text:p>0.00576041079208288</text:p>
          </table:table-cell>
          <table:table-cell table:style-name="ce1" office:value-type="string" calcext:value-type="string">
            <text:p>-0.09062507291317291</text:p>
          </table:table-cell>
          <table:table-cell table:style-name="ce1" office:value-type="float" office:value="-0.0135377988227885" calcext:value-type="float">
            <text:p>-0,0135377988</text:p>
          </table:table-cell>
          <table:table-cell table:style-name="ce1" office:value-type="float" office:value="0.0154019152633501" calcext:value-type="float">
            <text:p>0,0154019153</text:p>
          </table:table-cell>
          <table:table-cell table:style-name="ce1" office:value-type="float" office:value="-0.0454353067421619" calcext:value-type="float">
            <text:p>-0,0454353067</text:p>
          </table:table-cell>
          <table:table-cell table:style-name="ce1" office:value-type="float" office:value="0.293553566132058" calcext:value-type="float">
            <text:p>0,2935535661</text:p>
          </table:table-cell>
          <table:table-cell table:style-name="ce1" office:value-type="float" office:value="-0.101627490319489" calcext:value-type="float">
            <text:p>-0,10162749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82872818801028" calcext:value-type="float">
            <text:p>-0,0078287282</text:p>
          </table:table-cell>
          <table:table-cell table:style-name="ce1" office:value-type="float" office:value="0.000524284363370401" calcext:value-type="float">
            <text:p>0,0005242844</text:p>
          </table:table-cell>
          <table:table-cell table:style-name="ce1" office:value-type="float" office:value="0.0324093531595585" calcext:value-type="float">
            <text:p>0,0324093532</text:p>
          </table:table-cell>
          <table:table-cell table:style-name="ce1" office:value-type="float" office:value="0.528342247009277" calcext:value-type="float">
            <text:p>0,528342247</text:p>
          </table:table-cell>
          <table:table-cell table:style-name="ce1" office:value-type="float" office:value="0.528331995010376" calcext:value-type="float">
            <text:p>0,528331995</text:p>
          </table:table-cell>
          <table:table-cell table:style-name="ce1" office:value-type="float" office:value="0.528328418731689" calcext:value-type="float">
            <text:p>0,5283284187</text:p>
          </table:table-cell>
          <table:table-cell table:style-name="ce1" office:value-type="float" office:value="-0.0815429389476776" calcext:value-type="float">
            <text:p>-0,0815429389</text:p>
          </table:table-cell>
          <table:table-cell table:style-name="ce1" office:value-type="float" office:value="3.98740482330322" calcext:value-type="float">
            <text:p>3,9874048233</text:p>
          </table:table-cell>
          <table:table-cell table:style-name="ce1" office:value-type="float" office:value="-1.69485306739807" calcext:value-type="float">
            <text:p>-1,6948530674</text:p>
          </table:table-cell>
        </table:table-row>
        <table:table-row table:style-name="ro1">
          <table:table-cell table:style-name="ce1" office:value-type="string" calcext:value-type="string">
            <text:p>1.7846283912658691</text:p>
          </table:table-cell>
          <table:table-cell table:style-name="ce1" office:value-type="string" calcext:value-type="string">
            <text:p>0.02050638198852539</text:p>
          </table:table-cell>
          <table:table-cell table:style-name="ce1" office:value-type="string" calcext:value-type="string">
            <text:p>50.473172664642334</text:p>
          </table:table-cell>
          <table:table-cell table:style-name="ce1" office:value-type="float" office:value="0.0615030112360133" calcext:value-type="float">
            <text:p>0,0615030112</text:p>
          </table:table-cell>
          <table:table-cell table:style-name="ce1" office:value-type="float" office:value="-0.0597458073458301" calcext:value-type="float">
            <text:p>-0,0597458073</text:p>
          </table:table-cell>
          <table:table-cell table:style-name="ce1" office:value-type="float" office:value="1.12811653260832" calcext:value-type="float">
            <text:p>1,1281165326</text:p>
          </table:table-cell>
          <table:table-cell table:style-name="ce1" office:value-type="float" office:value="0.00963560341553121" calcext:value-type="float">
            <text:p>0,0096356034</text:p>
          </table:table-cell>
          <table:table-cell table:number-columns-repeated="2" table:style-name="ce1" office:value-type="float" office:value="0.00897281162794096" calcext:value-type="float">
            <text:p>0,0089728116</text:p>
          </table:table-cell>
          <table:table-cell table:style-name="ce1" office:value-type="float" office:value="-0.0765462964773178" calcext:value-type="float">
            <text:p>-0,0765462965</text:p>
          </table:table-cell>
          <table:table-cell table:style-name="ce1" office:value-type="float" office:value="3.98822402954102" calcext:value-type="float">
            <text:p>3,9882240295</text:p>
          </table:table-cell>
          <table:table-cell table:style-name="ce1" office:value-type="float" office:value="-1.67162799835205" calcext:value-type="float">
            <text:p>-1,6716279984</text:p>
          </table:table-cell>
          <table:table-cell table:style-name="ce1" office:value-type="string" calcext:value-type="string">
            <text:p>0.00963560341553121</text:p>
          </table:table-cell>
          <table:table-cell table:style-name="ce1" office:value-type="string" calcext:value-type="string">
            <text:p>0.008972811627940959</text:p>
          </table:table-cell>
          <table:table-cell table:style-name="ce1" office:value-type="string" calcext:value-type="string">
            <text:p>-0.08904001317075597</text:p>
          </table:table-cell>
          <table:table-cell table:style-name="ce1" office:value-type="float" office:value="-0.0147709670217196" calcext:value-type="float">
            <text:p>-0,014770967</text:p>
          </table:table-cell>
          <table:table-cell table:style-name="ce1" office:value-type="float" office:value="0.0152701826070516" calcext:value-type="float">
            <text:p>0,0152701826</text:p>
          </table:table-cell>
          <table:table-cell table:style-name="ce1" office:value-type="float" office:value="-0.0441231070494946" calcext:value-type="float">
            <text:p>-0,044123107</text:p>
          </table:table-cell>
          <table:table-cell table:style-name="ce1" office:value-type="float" office:value="0.259139890569843" calcext:value-type="float">
            <text:p>0,2591398906</text:p>
          </table:table-cell>
          <table:table-cell table:style-name="ce1" office:value-type="float" office:value="-0.0660500484877586" calcext:value-type="float">
            <text:p>-0,06605004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46876667537143" calcext:value-type="float">
            <text:p>-0,0084687667</text:p>
          </table:table-cell>
          <table:table-cell table:style-name="ce1" office:value-type="float" office:value="-0.000904654910942381" calcext:value-type="float">
            <text:p>-0,0009046549</text:p>
          </table:table-cell>
          <table:table-cell table:style-name="ce1" office:value-type="float" office:value="0.0433237551495457" calcext:value-type="float">
            <text:p>0,0433237551</text:p>
          </table:table-cell>
          <table:table-cell table:style-name="ce1" office:value-type="float" office:value="0.582454681396484" calcext:value-type="float">
            <text:p>0,5824546814</text:p>
          </table:table-cell>
          <table:table-cell table:number-columns-repeated="2" table:style-name="ce1" office:value-type="float" office:value="0.582465887069702" calcext:value-type="float">
            <text:p>0,5824658871</text:p>
          </table:table-cell>
          <table:table-cell table:style-name="ce1" office:value-type="float" office:value="-0.0765462964773178" calcext:value-type="float">
            <text:p>-0,0765462965</text:p>
          </table:table-cell>
          <table:table-cell table:style-name="ce1" office:value-type="float" office:value="3.98822402954102" calcext:value-type="float">
            <text:p>3,9882240295</text:p>
          </table:table-cell>
          <table:table-cell table:style-name="ce1" office:value-type="float" office:value="-1.67162799835205" calcext:value-type="float">
            <text:p>-1,6716279984</text:p>
          </table:table-cell>
        </table:table-row>
        <table:table-row table:style-name="ro1">
          <table:table-cell table:style-name="ce1" office:value-type="string" calcext:value-type="string">
            <text:p>1.8036742210388184</text:p>
          </table:table-cell>
          <table:table-cell table:style-name="ce1" office:value-type="string" calcext:value-type="string">
            <text:p>0.01904582977294922</text:p>
          </table:table-cell>
          <table:table-cell table:style-name="ce1" office:value-type="string" calcext:value-type="string">
            <text:p>51.03120756149292</text:p>
          </table:table-cell>
          <table:table-cell table:style-name="ce1" office:value-type="float" office:value="0.0632211764811619" calcext:value-type="float">
            <text:p>0,0632211765</text:p>
          </table:table-cell>
          <table:table-cell table:style-name="ce1" office:value-type="float" office:value="-0.0582387965750294" calcext:value-type="float">
            <text:p>-0,0582387966</text:p>
          </table:table-cell>
          <table:table-cell table:style-name="ce1" office:value-type="float" office:value="1.11042589758649" calcext:value-type="float">
            <text:p>1,1104258976</text:p>
          </table:table-cell>
          <table:table-cell table:style-name="ce1" office:value-type="float" office:value="0.00587352562923792" calcext:value-type="float">
            <text:p>0,0058735256</text:p>
          </table:table-cell>
          <table:table-cell table:number-columns-repeated="2" table:style-name="ce1" office:value-type="float" office:value="0.0117693234499373" calcext:value-type="float">
            <text:p>0,0117693234</text:p>
          </table:table-cell>
          <table:table-cell table:style-name="ce1" office:value-type="float" office:value="-0.0727592185139656" calcext:value-type="float">
            <text:p>-0,0727592185</text:p>
          </table:table-cell>
          <table:table-cell table:style-name="ce1" office:value-type="float" office:value="3.98972177505493" calcext:value-type="float">
            <text:p>3,9897217751</text:p>
          </table:table-cell>
          <table:table-cell table:style-name="ce1" office:value-type="float" office:value="-1.64928781986237" calcext:value-type="float">
            <text:p>-1,6492878199</text:p>
          </table:table-cell>
          <table:table-cell table:style-name="ce1" office:value-type="string" calcext:value-type="string">
            <text:p>0.0058735256292379205</text:p>
          </table:table-cell>
          <table:table-cell table:style-name="ce1" office:value-type="string" calcext:value-type="string">
            <text:p>0.01176932344993728</text:p>
          </table:table-cell>
          <table:table-cell table:style-name="ce1" office:value-type="string" calcext:value-type="string">
            <text:p>-0.0881479561049754</text:p>
          </table:table-cell>
          <table:table-cell table:style-name="ce1" office:value-type="float" office:value="-0.0153757528090033" calcext:value-type="float">
            <text:p>-0,0153757528</text:p>
          </table:table-cell>
          <table:table-cell table:style-name="ce1" office:value-type="float" office:value="0.0149364518364575" calcext:value-type="float">
            <text:p>0,0149364518</text:p>
          </table:table-cell>
          <table:table-cell table:style-name="ce1" office:value-type="float" office:value="-0.0430620596956324" calcext:value-type="float">
            <text:p>-0,0430620597</text:p>
          </table:table-cell>
          <table:table-cell table:style-name="ce1" office:value-type="float" office:value="0.224817377740791" calcext:value-type="float">
            <text:p>0,2248173777</text:p>
          </table:table-cell>
          <table:table-cell table:style-name="ce1" office:value-type="float" office:value="-0.0327086919764547" calcext:value-type="float">
            <text:p>-0,0327086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33489788535604" calcext:value-type="float">
            <text:p>-0,0043348979</text:p>
          </table:table-cell>
          <table:table-cell table:style-name="ce1" office:value-type="float" office:value="-0.00239210595028168" calcext:value-type="float">
            <text:p>-0,002392106</text:p>
          </table:table-cell>
          <table:table-cell table:style-name="ce1" office:value-type="float" office:value="0.0365641436262789" calcext:value-type="float">
            <text:p>0,0365641436</text:p>
          </table:table-cell>
          <table:table-cell table:style-name="ce1" office:value-type="float" office:value="0.558062314987183" calcext:value-type="float">
            <text:p>0,558062315</text:p>
          </table:table-cell>
          <table:table-cell table:style-name="ce1" office:value-type="float" office:value="0.558053493499756" calcext:value-type="float">
            <text:p>0,5580534935</text:p>
          </table:table-cell>
          <table:table-cell table:style-name="ce1" office:value-type="float" office:value="0.558053731918335" calcext:value-type="float">
            <text:p>0,5580537319</text:p>
          </table:table-cell>
          <table:table-cell table:style-name="ce1" office:value-type="float" office:value="-0.0727592185139656" calcext:value-type="float">
            <text:p>-0,0727592185</text:p>
          </table:table-cell>
          <table:table-cell table:style-name="ce1" office:value-type="float" office:value="3.98972177505493" calcext:value-type="float">
            <text:p>3,9897217751</text:p>
          </table:table-cell>
          <table:table-cell table:style-name="ce1" office:value-type="float" office:value="-1.64928781986237" calcext:value-type="float">
            <text:p>-1,6492878199</text:p>
          </table:table-cell>
        </table:table-row>
        <table:table-row table:style-name="ro1">
          <table:table-cell table:style-name="ce1" office:value-type="string" calcext:value-type="string">
            <text:p>1.8177638053894043</text:p>
          </table:table-cell>
          <table:table-cell table:style-name="ce1" office:value-type="string" calcext:value-type="string">
            <text:p>0.014089584350585938</text:p>
          </table:table-cell>
          <table:table-cell table:style-name="ce1" office:value-type="string" calcext:value-type="string">
            <text:p>51.61978197097778</text:p>
          </table:table-cell>
          <table:table-cell table:style-name="ce1" office:value-type="float" office:value="0.0635850192737524" calcext:value-type="float">
            <text:p>0,0635850193</text:p>
          </table:table-cell>
          <table:table-cell table:style-name="ce1" office:value-type="float" office:value="-0.0566932419760521" calcext:value-type="float">
            <text:p>-0,056693242</text:p>
          </table:table-cell>
          <table:table-cell table:style-name="ce1" office:value-type="float" office:value="1.09706057148215" calcext:value-type="float">
            <text:p>1,0970605715</text:p>
          </table:table-cell>
          <table:table-cell table:style-name="ce1" office:value-type="float" office:value="0.00194043717349427" calcext:value-type="float">
            <text:p>0,0019404372</text:p>
          </table:table-cell>
          <table:table-cell table:number-columns-repeated="2" table:style-name="ce1" office:value-type="float" office:value="0.0146485524399159" calcext:value-type="float">
            <text:p>0,0146485524</text:p>
          </table:table-cell>
          <table:table-cell table:style-name="ce1" office:value-type="float" office:value="-0.0706148967146874" calcext:value-type="float">
            <text:p>-0,0706148967</text:p>
          </table:table-cell>
          <table:table-cell table:style-name="ce1" office:value-type="float" office:value="3.99164605140686" calcext:value-type="float">
            <text:p>3,9916460514</text:p>
          </table:table-cell>
          <table:table-cell table:style-name="ce1" office:value-type="float" office:value="-1.62711334228516" calcext:value-type="float">
            <text:p>-1,6271133423</text:p>
          </table:table-cell>
          <table:table-cell table:style-name="ce1" office:value-type="string" calcext:value-type="string">
            <text:p>0.0019404371734942658</text:p>
          </table:table-cell>
          <table:table-cell table:style-name="ce1" office:value-type="string" calcext:value-type="string">
            <text:p>0.014648552439915878</text:p>
          </table:table-cell>
          <table:table-cell table:style-name="ce1" office:value-type="string" calcext:value-type="string">
            <text:p>-0.08739158525750691</text:p>
          </table:table-cell>
          <table:table-cell table:style-name="ce1" office:value-type="float" office:value="-0.0158052941202905" calcext:value-type="float">
            <text:p>-0,0158052941</text:p>
          </table:table-cell>
          <table:table-cell table:style-name="ce1" office:value-type="float" office:value="0.0145596991437574" calcext:value-type="float">
            <text:p>0,0145596991</text:p>
          </table:table-cell>
          <table:table-cell table:style-name="ce1" office:value-type="float" office:value="-0.0421421466744976" calcext:value-type="float">
            <text:p>-0,0421421467</text:p>
          </table:table-cell>
          <table:table-cell table:style-name="ce1" office:value-type="float" office:value="0.187564504975807" calcext:value-type="float">
            <text:p>0,187564505</text:p>
          </table:table-cell>
          <table:table-cell table:style-name="ce1" office:value-type="float" office:value="0.00160832962218326" calcext:value-type="float">
            <text:p>0,00160832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91586715667847" calcext:value-type="float">
            <text:p>-0,0029158672</text:p>
          </table:table-cell>
          <table:table-cell table:style-name="ce1" office:value-type="float" office:value="-0.00255752071795537" calcext:value-type="float">
            <text:p>-0,0025575207</text:p>
          </table:table-cell>
          <table:table-cell table:style-name="ce1" office:value-type="float" office:value="0.0300224566796284" calcext:value-type="float">
            <text:p>0,0300224567</text:p>
          </table:table-cell>
          <table:table-cell table:number-columns-repeated="3" table:style-name="ce1" office:value-type="float" office:value="0.58924674987793" calcext:value-type="float">
            <text:p>0,5892467499</text:p>
          </table:table-cell>
          <table:table-cell table:style-name="ce1" office:value-type="float" office:value="-0.0706148967146874" calcext:value-type="float">
            <text:p>-0,0706148967</text:p>
          </table:table-cell>
          <table:table-cell table:style-name="ce1" office:value-type="float" office:value="3.99164605140686" calcext:value-type="float">
            <text:p>3,9916460514</text:p>
          </table:table-cell>
          <table:table-cell table:style-name="ce1" office:value-type="float" office:value="-1.62711334228516" calcext:value-type="float">
            <text:p>-1,6271133423</text:p>
          </table:table-cell>
        </table:table-row>
        <table:table-row table:style-name="ro1">
          <table:table-cell table:style-name="ce1" office:value-type="string" calcext:value-type="string">
            <text:p>1.831587553024292</text:p>
          </table:table-cell>
          <table:table-cell table:style-name="ce1" office:value-type="string" calcext:value-type="string">
            <text:p>0.013823747634887695</text:p>
          </table:table-cell>
          <table:table-cell table:style-name="ce1" office:value-type="string" calcext:value-type="string">
            <text:p>52.22696876525879</text:p>
          </table:table-cell>
          <table:table-cell table:style-name="ce1" office:value-type="float" office:value="0.0636914853455016" calcext:value-type="float">
            <text:p>0,0636914853</text:p>
          </table:table-cell>
          <table:table-cell table:style-name="ce1" office:value-type="float" office:value="-0.0535394078132087" calcext:value-type="float">
            <text:p>-0,0535394078</text:p>
          </table:table-cell>
          <table:table-cell table:style-name="ce1" office:value-type="float" office:value="1.07648222240401" calcext:value-type="float">
            <text:p>1,0764822224</text:p>
          </table:table-cell>
          <table:table-cell table:style-name="ce1" office:value-type="float" office:value="-0.00176754762030429" calcext:value-type="float">
            <text:p>-0,0017675476</text:p>
          </table:table-cell>
          <table:table-cell table:number-columns-repeated="2" table:style-name="ce1" office:value-type="float" office:value="0.0175393624994069" calcext:value-type="float">
            <text:p>0,0175393625</text:p>
          </table:table-cell>
          <table:table-cell table:style-name="ce1" office:value-type="float" office:value="-0.0699479952454567" calcext:value-type="float">
            <text:p>-0,0699479952</text:p>
          </table:table-cell>
          <table:table-cell table:style-name="ce1" office:value-type="float" office:value="3.9943380355835" calcext:value-type="float">
            <text:p>3,9943380356</text:p>
          </table:table-cell>
          <table:table-cell table:style-name="ce1" office:value-type="float" office:value="-1.60468924045563" calcext:value-type="float">
            <text:p>-1,6046892405</text:p>
          </table:table-cell>
          <table:table-cell table:style-name="ce1" office:value-type="string" calcext:value-type="string">
            <text:p>-0.001767547620304285</text:p>
          </table:table-cell>
          <table:table-cell table:style-name="ce1" office:value-type="string" calcext:value-type="string">
            <text:p>0.01753936249940687</text:p>
          </table:table-cell>
          <table:table-cell table:style-name="ce1" office:value-type="string" calcext:value-type="string">
            <text:p>-0.08689795798553006</text:p>
          </table:table-cell>
          <table:table-cell table:style-name="ce1" office:value-type="float" office:value="-0.0158962548184381" calcext:value-type="float">
            <text:p>-0,0158962548</text:p>
          </table:table-cell>
          <table:table-cell table:style-name="ce1" office:value-type="float" office:value="0.014173310494013" calcext:value-type="float">
            <text:p>0,0141733105</text:p>
          </table:table-cell>
          <table:table-cell table:style-name="ce1" office:value-type="float" office:value="-0.0414471497170719" calcext:value-type="float">
            <text:p>-0,0414471497</text:p>
          </table:table-cell>
          <table:table-cell table:style-name="ce1" office:value-type="float" office:value="0.148880615589995" calcext:value-type="float">
            <text:p>0,1488806156</text:p>
          </table:table-cell>
          <table:table-cell table:style-name="ce1" office:value-type="float" office:value="0.0361006392415001" calcext:value-type="float">
            <text:p>0,03610063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598051316628237" calcext:value-type="float">
            <text:p>-0,0005980513</text:p>
          </table:table-cell>
          <table:table-cell table:style-name="ce1" office:value-type="float" office:value="-0.00254034890194629" calcext:value-type="float">
            <text:p>-0,0025403489</text:p>
          </table:table-cell>
          <table:table-cell table:style-name="ce1" office:value-type="float" office:value="0.0219676692616737" calcext:value-type="float">
            <text:p>0,0219676693</text:p>
          </table:table-cell>
          <table:table-cell table:style-name="ce1" office:value-type="float" office:value="0.608380556106567" calcext:value-type="float">
            <text:p>0,6083805561</text:p>
          </table:table-cell>
          <table:table-cell table:style-name="ce1" office:value-type="float" office:value="0.608402490615845" calcext:value-type="float">
            <text:p>0,6084024906</text:p>
          </table:table-cell>
          <table:table-cell table:style-name="ce1" office:value-type="float" office:value="0.608408927917481" calcext:value-type="float">
            <text:p>0,6084089279</text:p>
          </table:table-cell>
          <table:table-cell table:style-name="ce1" office:value-type="float" office:value="-0.0699479952454567" calcext:value-type="float">
            <text:p>-0,0699479952</text:p>
          </table:table-cell>
          <table:table-cell table:style-name="ce1" office:value-type="float" office:value="3.9943380355835" calcext:value-type="float">
            <text:p>3,9943380356</text:p>
          </table:table-cell>
          <table:table-cell table:style-name="ce1" office:value-type="float" office:value="-1.60468924045563" calcext:value-type="float">
            <text:p>-1,6046892405</text:p>
          </table:table-cell>
        </table:table-row>
        <table:table-row table:style-name="ro1">
          <table:table-cell table:style-name="ce1" office:value-type="string" calcext:value-type="string">
            <text:p>1.8472325801849365</text:p>
          </table:table-cell>
          <table:table-cell table:style-name="ce1" office:value-type="string" calcext:value-type="string">
            <text:p>0.01564502716064453</text:p>
          </table:table-cell>
          <table:table-cell table:style-name="ce1" office:value-type="string" calcext:value-type="string">
            <text:p>52.73035717010498</text:p>
          </table:table-cell>
          <table:table-cell table:style-name="ce1" office:value-type="float" office:value="0.0627927813753716" calcext:value-type="float">
            <text:p>0,0627927814</text:p>
          </table:table-cell>
          <table:table-cell table:style-name="ce1" office:value-type="float" office:value="-0.050575849947945" calcext:value-type="float">
            <text:p>-0,0505758499</text:p>
          </table:table-cell>
          <table:table-cell table:style-name="ce1" office:value-type="float" office:value="1.05738448066476" calcext:value-type="float">
            <text:p>1,0573844807</text:p>
          </table:table-cell>
          <table:table-cell table:style-name="ce1" office:value-type="float" office:value="-0.0048209803178393" calcext:value-type="float">
            <text:p>-0,0048209803</text:p>
          </table:table-cell>
          <table:table-cell table:number-columns-repeated="2" table:style-name="ce1" office:value-type="float" office:value="0.019209652886399" calcext:value-type="float">
            <text:p>0,0192096529</text:p>
          </table:table-cell>
          <table:table-cell table:style-name="ce1" office:value-type="float" office:value="-0.0706958696246147" calcext:value-type="float">
            <text:p>-0,0706958696</text:p>
          </table:table-cell>
          <table:table-cell table:style-name="ce1" office:value-type="float" office:value="3.9973521232605" calcext:value-type="float">
            <text:p>3,9973521233</text:p>
          </table:table-cell>
          <table:table-cell table:style-name="ce1" office:value-type="float" office:value="-1.58227455615997" calcext:value-type="float">
            <text:p>-1,5822745562</text:p>
          </table:table-cell>
          <table:table-cell table:style-name="ce1" office:value-type="string" calcext:value-type="string">
            <text:p>-0.004820980317839296</text:p>
          </table:table-cell>
          <table:table-cell table:style-name="ce1" office:value-type="string" calcext:value-type="string">
            <text:p>0.01920965288639895</text:p>
          </table:table-cell>
          <table:table-cell table:style-name="ce1" office:value-type="string" calcext:value-type="string">
            <text:p>-0.08535187096973106</text:p>
          </table:table-cell>
          <table:table-cell table:style-name="ce1" office:value-type="float" office:value="-0.0159228713363754" calcext:value-type="float">
            <text:p>-0,0159228713</text:p>
          </table:table-cell>
          <table:table-cell table:style-name="ce1" office:value-type="float" office:value="0.0133848519533022" calcext:value-type="float">
            <text:p>0,013384852</text:p>
          </table:table-cell>
          <table:table-cell table:style-name="ce1" office:value-type="float" office:value="-0.0403770755650085" calcext:value-type="float">
            <text:p>-0,0403770756</text:p>
          </table:table-cell>
          <table:table-cell table:style-name="ce1" office:value-type="float" office:value="0.116917840323146" calcext:value-type="float">
            <text:p>0,1169178403</text:p>
          </table:table-cell>
          <table:table-cell table:style-name="ce1" office:value-type="float" office:value="0.062967598079585" calcext:value-type="float">
            <text:p>0,06296759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12152486509478" calcext:value-type="float">
            <text:p>-0,0002121525</text:p>
          </table:table-cell>
          <table:table-cell table:style-name="ce1" office:value-type="float" office:value="-0.00628483537855213" calcext:value-type="float">
            <text:p>-0,0062848354</text:p>
          </table:table-cell>
          <table:table-cell table:style-name="ce1" office:value-type="float" office:value="0.0410081838110959" calcext:value-type="float">
            <text:p>0,0410081838</text:p>
          </table:table-cell>
          <table:table-cell table:style-name="ce1" office:value-type="float" office:value="0.501837491989136" calcext:value-type="float">
            <text:p>0,501837492</text:p>
          </table:table-cell>
          <table:table-cell table:style-name="ce1" office:value-type="float" office:value="0.501816511154175" calcext:value-type="float">
            <text:p>0,5018165112</text:p>
          </table:table-cell>
          <table:table-cell table:style-name="ce1" office:value-type="float" office:value="0.501810789108276" calcext:value-type="float">
            <text:p>0,5018107891</text:p>
          </table:table-cell>
          <table:table-cell table:style-name="ce1" office:value-type="float" office:value="-0.0706958696246147" calcext:value-type="float">
            <text:p>-0,0706958696</text:p>
          </table:table-cell>
          <table:table-cell table:style-name="ce1" office:value-type="float" office:value="3.9973521232605" calcext:value-type="float">
            <text:p>3,9973521233</text:p>
          </table:table-cell>
          <table:table-cell table:style-name="ce1" office:value-type="float" office:value="-1.58227455615997" calcext:value-type="float">
            <text:p>-1,5822745562</text:p>
          </table:table-cell>
        </table:table-row>
        <table:table-row table:style-name="ro1">
          <table:table-cell table:style-name="ce1" office:value-type="string" calcext:value-type="string">
            <text:p>1.8614826202392578</text:p>
          </table:table-cell>
          <table:table-cell table:style-name="ce1" office:value-type="string" calcext:value-type="string">
            <text:p>0.014250040054321289</text:p>
          </table:table-cell>
          <table:table-cell table:style-name="ce1" office:value-type="string" calcext:value-type="string">
            <text:p>53.28455591201782</text:p>
          </table:table-cell>
          <table:table-cell table:style-name="ce1" office:value-type="float" office:value="0.0607605940406498" calcext:value-type="float">
            <text:p>0,060760594</text:p>
          </table:table-cell>
          <table:table-cell table:style-name="ce1" office:value-type="float" office:value="-0.0470446654290743" calcext:value-type="float">
            <text:p>-0,0470446654</text:p>
          </table:table-cell>
          <table:table-cell table:style-name="ce1" office:value-type="float" office:value="1.04180177052816" calcext:value-type="float">
            <text:p>1,0418017705</text:p>
          </table:table-cell>
          <table:table-cell table:style-name="ce1" office:value-type="float" office:value="-0.00785515677993702" calcext:value-type="float">
            <text:p>-0,0078551568</text:p>
          </table:table-cell>
          <table:table-cell table:number-columns-repeated="2" table:style-name="ce1" office:value-type="float" office:value="0.0211538864471074" calcext:value-type="float">
            <text:p>0,0211538864</text:p>
          </table:table-cell>
          <table:table-cell table:style-name="ce1" office:value-type="float" office:value="-0.0724712312221527" calcext:value-type="float">
            <text:p>-0,0724712312</text:p>
          </table:table-cell>
          <table:table-cell table:style-name="ce1" office:value-type="float" office:value="4.00070142745972" calcext:value-type="float">
            <text:p>4,0007014275</text:p>
          </table:table-cell>
          <table:table-cell table:style-name="ce1" office:value-type="float" office:value="-1.5608628988266" calcext:value-type="float">
            <text:p>-1,5608628988</text:p>
          </table:table-cell>
          <table:table-cell table:style-name="ce1" office:value-type="string" calcext:value-type="string">
            <text:p>-0.007855156779937016</text:p>
          </table:table-cell>
          <table:table-cell table:style-name="ce1" office:value-type="string" calcext:value-type="string">
            <text:p>0.02115388644710745</text:p>
          </table:table-cell>
          <table:table-cell table:style-name="ce1" office:value-type="string" calcext:value-type="string">
            <text:p>-0.08452215913609817</text:p>
          </table:table-cell>
          <table:table-cell table:style-name="ce1" office:value-type="float" office:value="-0.0156981953438429" calcext:value-type="float">
            <text:p>-0,0156981953</text:p>
          </table:table-cell>
          <table:table-cell table:style-name="ce1" office:value-type="float" office:value="0.0126439624869863" calcext:value-type="float">
            <text:p>0,0126439625</text:p>
          </table:table-cell>
          <table:table-cell table:style-name="ce1" office:value-type="float" office:value="-0.0393839929945675" calcext:value-type="float">
            <text:p>-0,039383993</text:p>
          </table:table-cell>
          <table:table-cell table:style-name="ce1" office:value-type="float" office:value="0.0821313942173972" calcext:value-type="float">
            <text:p>0,0821313942</text:p>
          </table:table-cell>
          <table:table-cell table:style-name="ce1" office:value-type="float" office:value="0.0909859145576338" calcext:value-type="float">
            <text:p>0,09098591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62224453012543" calcext:value-type="float">
            <text:p>0,0016222445</text:p>
          </table:table-cell>
          <table:table-cell table:style-name="ce1" office:value-type="float" office:value="-0.00534951691416067" calcext:value-type="float">
            <text:p>-0,0053495169</text:p>
          </table:table-cell>
          <table:table-cell table:style-name="ce1" office:value-type="float" office:value="0.034473354338772" calcext:value-type="float">
            <text:p>0,0344733543</text:p>
          </table:table-cell>
          <table:table-cell table:style-name="ce1" office:value-type="float" office:value="0.553987979888916" calcext:value-type="float">
            <text:p>0,5539879799</text:p>
          </table:table-cell>
          <table:table-cell table:style-name="ce1" office:value-type="float" office:value="0.553986072540283" calcext:value-type="float">
            <text:p>0,5539860725</text:p>
          </table:table-cell>
          <table:table-cell table:style-name="ce1" office:value-type="float" office:value="0.553985595703125" calcext:value-type="float">
            <text:p>0,5539855957</text:p>
          </table:table-cell>
          <table:table-cell table:style-name="ce1" office:value-type="float" office:value="-0.0724712312221527" calcext:value-type="float">
            <text:p>-0,0724712312</text:p>
          </table:table-cell>
          <table:table-cell table:style-name="ce1" office:value-type="float" office:value="4.00070142745972" calcext:value-type="float">
            <text:p>4,0007014275</text:p>
          </table:table-cell>
          <table:table-cell table:style-name="ce1" office:value-type="float" office:value="-1.5608628988266" calcext:value-type="float">
            <text:p>-1,5608628988</text:p>
          </table:table-cell>
        </table:table-row>
        <table:table-row table:style-name="ro1">
          <table:table-cell table:style-name="ce1" office:value-type="string" calcext:value-type="string">
            <text:p>1.8752827644348145</text:p>
          </table:table-cell>
          <table:table-cell table:style-name="ce1" office:value-type="string" calcext:value-type="string">
            <text:p>0.01380014419555664</text:p>
          </table:table-cell>
          <table:table-cell table:style-name="ce1" office:value-type="string" calcext:value-type="string">
            <text:p>53.778820276260376</text:p>
          </table:table-cell>
          <table:table-cell table:style-name="ce1" office:value-type="float" office:value="0.0598339340893874" calcext:value-type="float">
            <text:p>0,0598339341</text:p>
          </table:table-cell>
          <table:table-cell table:style-name="ce1" office:value-type="float" office:value="-0.0454689960058687" calcext:value-type="float">
            <text:p>-0,045468996</text:p>
          </table:table-cell>
          <table:table-cell table:style-name="ce1" office:value-type="float" office:value="1.03632739002322" calcext:value-type="float">
            <text:p>1,03632739</text:p>
          </table:table-cell>
          <table:table-cell table:style-name="ce1" office:value-type="float" office:value="-0.0101388962797284" calcext:value-type="float">
            <text:p>-0,0101388963</text:p>
          </table:table-cell>
          <table:table-cell table:number-columns-repeated="2" table:style-name="ce1" office:value-type="float" office:value="0.0224359990114601" calcext:value-type="float">
            <text:p>0,022435999</text:p>
          </table:table-cell>
          <table:table-cell table:style-name="ce1" office:value-type="float" office:value="-0.0749493539333344" calcext:value-type="float">
            <text:p>-0,0749493539</text:p>
          </table:table-cell>
          <table:table-cell table:style-name="ce1" office:value-type="float" office:value="4.00476598739624" calcext:value-type="float">
            <text:p>4,0047659874</text:p>
          </table:table-cell>
          <table:table-cell table:style-name="ce1" office:value-type="float" office:value="-1.53974103927612" calcext:value-type="float">
            <text:p>-1,5397410393</text:p>
          </table:table-cell>
          <table:table-cell table:style-name="ce1" office:value-type="string" calcext:value-type="string">
            <text:p>-0.010138896279728438</text:p>
          </table:table-cell>
          <table:table-cell table:style-name="ce1" office:value-type="string" calcext:value-type="string">
            <text:p>0.022435999011460074</text:p>
          </table:table-cell>
          <table:table-cell table:style-name="ce1" office:value-type="string" calcext:value-type="string">
            <text:p>-0.08378577551584358</text:p>
          </table:table-cell>
          <table:table-cell table:style-name="ce1" office:value-type="float" office:value="-0.0151901485101625" calcext:value-type="float">
            <text:p>-0,0151901485</text:p>
          </table:table-cell>
          <table:table-cell table:style-name="ce1" office:value-type="float" office:value="0.0117611663572686" calcext:value-type="float">
            <text:p>0,0117611664</text:p>
          </table:table-cell>
          <table:table-cell table:style-name="ce1" office:value-type="float" office:value="-0.0385736920674642" calcext:value-type="float">
            <text:p>-0,0385736921</text:p>
          </table:table-cell>
          <table:table-cell table:style-name="ce1" office:value-type="float" office:value="0.052089457314748" calcext:value-type="float">
            <text:p>0,0520894573</text:p>
          </table:table-cell>
          <table:table-cell table:style-name="ce1" office:value-type="float" office:value="0.114246121820349" calcext:value-type="float">
            <text:p>0,11424612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11015142131829" calcext:value-type="float">
            <text:p>0,0041101514</text:p>
          </table:table-cell>
          <table:table-cell table:style-name="ce1" office:value-type="float" office:value="-0.00714195674966687" calcext:value-type="float">
            <text:p>-0,0071419567</text:p>
          </table:table-cell>
          <table:table-cell table:style-name="ce1" office:value-type="float" office:value="0.0315166620648237" calcext:value-type="float">
            <text:p>0,0315166621</text:p>
          </table:table-cell>
          <table:table-cell table:style-name="ce1" office:value-type="float" office:value="0.494431257247925" calcext:value-type="float">
            <text:p>0,4944312572</text:p>
          </table:table-cell>
          <table:table-cell table:style-name="ce1" office:value-type="float" office:value="0.494428157806397" calcext:value-type="float">
            <text:p>0,4944281578</text:p>
          </table:table-cell>
          <table:table-cell table:style-name="ce1" office:value-type="float" office:value="0.494427680969238" calcext:value-type="float">
            <text:p>0,494427681</text:p>
          </table:table-cell>
          <table:table-cell table:style-name="ce1" office:value-type="float" office:value="-0.0749493539333344" calcext:value-type="float">
            <text:p>-0,0749493539</text:p>
          </table:table-cell>
          <table:table-cell table:style-name="ce1" office:value-type="float" office:value="4.00476598739624" calcext:value-type="float">
            <text:p>4,0047659874</text:p>
          </table:table-cell>
          <table:table-cell table:style-name="ce1" office:value-type="float" office:value="-1.53974103927612" calcext:value-type="float">
            <text:p>-1,5397410393</text:p>
          </table:table-cell>
        </table:table-row>
        <table:table-row table:style-name="ro1">
          <table:table-cell table:style-name="ce1" office:value-type="string" calcext:value-type="string">
            <text:p>1.8917536735534668</text:p>
          </table:table-cell>
          <table:table-cell table:style-name="ce1" office:value-type="string" calcext:value-type="string">
            <text:p>0.016470909118652344</text:p>
          </table:table-cell>
          <table:table-cell table:style-name="ce1" office:value-type="string" calcext:value-type="string">
            <text:p>54.29784798622131</text:p>
          </table:table-cell>
          <table:table-cell table:style-name="ce1" office:value-type="float" office:value="0.0563886486867696" calcext:value-type="float">
            <text:p>0,0563886487</text:p>
          </table:table-cell>
          <table:table-cell table:style-name="ce1" office:value-type="float" office:value="-0.0392370313092675" calcext:value-type="float">
            <text:p>-0,0392370313</text:p>
          </table:table-cell>
          <table:table-cell table:style-name="ce1" office:value-type="float" office:value="1.01263914873571" calcext:value-type="float">
            <text:p>1,0126391487</text:p>
          </table:table-cell>
          <table:table-cell table:style-name="ce1" office:value-type="float" office:value="-0.0129164938744816" calcext:value-type="float">
            <text:p>-0,0129164939</text:p>
          </table:table-cell>
          <table:table-cell table:number-columns-repeated="2" table:style-name="ce1" office:value-type="float" office:value="0.024387390612425" calcext:value-type="float">
            <text:p>0,0243873906</text:p>
          </table:table-cell>
          <table:table-cell table:style-name="ce1" office:value-type="float" office:value="-0.0776356980204582" calcext:value-type="float">
            <text:p>-0,077635698</text:p>
          </table:table-cell>
          <table:table-cell table:style-name="ce1" office:value-type="float" office:value="4.00975799560547" calcext:value-type="float">
            <text:p>4,0097579956</text:p>
          </table:table-cell>
          <table:table-cell table:style-name="ce1" office:value-type="float" office:value="-1.5184770822525" calcext:value-type="float">
            <text:p>-1,5184770823</text:p>
          </table:table-cell>
          <table:table-cell table:style-name="ce1" office:value-type="string" calcext:value-type="string">
            <text:p>-0.012916493874481549</text:p>
          </table:table-cell>
          <table:table-cell table:style-name="ce1" office:value-type="string" calcext:value-type="string">
            <text:p>0.024387390612425047</text:p>
          </table:table-cell>
          <table:table-cell table:style-name="ce1" office:value-type="string" calcext:value-type="string">
            <text:p>-0.08402541773711533</text:p>
          </table:table-cell>
          <table:table-cell table:style-name="ce1" office:value-type="float" office:value="-0.0149584835223468" calcext:value-type="float">
            <text:p>-0,0149584835</text:p>
          </table:table-cell>
          <table:table-cell table:style-name="ce1" office:value-type="float" office:value="0.0113672490014672" calcext:value-type="float">
            <text:p>0,011367249</text:p>
          </table:table-cell>
          <table:table-cell table:style-name="ce1" office:value-type="float" office:value="-0.0382890242812074" calcext:value-type="float">
            <text:p>-0,0382890243</text:p>
          </table:table-cell>
          <table:table-cell table:style-name="ce1" office:value-type="float" office:value="0.0210249289201968" calcext:value-type="float">
            <text:p>0,0210249289</text:p>
          </table:table-cell>
          <table:table-cell table:style-name="ce1" office:value-type="float" office:value="0.137852782912955" calcext:value-type="float">
            <text:p>0,13785278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78485601786369" calcext:value-type="float">
            <text:p>0,001784856</text:p>
          </table:table-cell>
          <table:table-cell table:style-name="ce1" office:value-type="float" office:value="-0.00303491063091287" calcext:value-type="float">
            <text:p>-0,0030349106</text:p>
          </table:table-cell>
          <table:table-cell table:style-name="ce1" office:value-type="float" office:value="0.0105442617636835" calcext:value-type="float">
            <text:p>0,0105442618</text:p>
          </table:table-cell>
          <table:table-cell table:style-name="ce1" office:value-type="float" office:value="0.519179105758667" calcext:value-type="float">
            <text:p>0,5191791058</text:p>
          </table:table-cell>
          <table:table-cell table:style-name="ce1" office:value-type="float" office:value="0.519181489944458" calcext:value-type="float">
            <text:p>0,5191814899</text:p>
          </table:table-cell>
          <table:table-cell table:style-name="ce1" office:value-type="float" office:value="0.5191810131073" calcext:value-type="float">
            <text:p>0,5191810131</text:p>
          </table:table-cell>
          <table:table-cell table:style-name="ce1" office:value-type="float" office:value="-0.0776356980204582" calcext:value-type="float">
            <text:p>-0,077635698</text:p>
          </table:table-cell>
          <table:table-cell table:style-name="ce1" office:value-type="float" office:value="4.00975799560547" calcext:value-type="float">
            <text:p>4,0097579956</text:p>
          </table:table-cell>
          <table:table-cell table:style-name="ce1" office:value-type="float" office:value="-1.5184770822525" calcext:value-type="float">
            <text:p>-1,5184770823</text:p>
          </table:table-cell>
        </table:table-row>
        <table:table-row table:style-name="ro1">
          <table:table-cell table:style-name="ce1" office:value-type="string" calcext:value-type="string">
            <text:p>1.9075653553009033</text:p>
          </table:table-cell>
          <table:table-cell table:style-name="ce1" office:value-type="string" calcext:value-type="string">
            <text:p>0.015811681747436523</text:p>
          </table:table-cell>
          <table:table-cell table:style-name="ce1" office:value-type="string" calcext:value-type="string">
            <text:p>54.84164571762085</text:p>
          </table:table-cell>
          <table:table-cell table:style-name="ce1" office:value-type="float" office:value="0.050715472796403" calcext:value-type="float">
            <text:p>0,0507154728</text:p>
          </table:table-cell>
          <table:table-cell table:style-name="ce1" office:value-type="float" office:value="-0.0316997121367029" calcext:value-type="float">
            <text:p>-0,0316997121</text:p>
          </table:table-cell>
          <table:table-cell table:style-name="ce1" office:value-type="float" office:value="0.982477121882968" calcext:value-type="float">
            <text:p>0,9824771219</text:p>
          </table:table-cell>
          <table:table-cell table:style-name="ce1" office:value-type="float" office:value="-0.0148518462108993" calcext:value-type="float">
            <text:p>-0,0148518462</text:p>
          </table:table-cell>
          <table:table-cell table:number-columns-repeated="2" table:style-name="ce1" office:value-type="float" office:value="0.0246437835744296" calcext:value-type="float">
            <text:p>0,0246437836</text:p>
          </table:table-cell>
          <table:table-cell table:style-name="ce1" office:value-type="float" office:value="-0.0805105119943619" calcext:value-type="float">
            <text:p>-0,080510512</text:p>
          </table:table-cell>
          <table:table-cell table:style-name="ce1" office:value-type="float" office:value="4.01514482498169" calcext:value-type="float">
            <text:p>4,015144825</text:p>
          </table:table-cell>
          <table:table-cell table:style-name="ce1" office:value-type="float" office:value="-1.49728131294251" calcext:value-type="float">
            <text:p>-1,4972813129</text:p>
          </table:table-cell>
          <table:table-cell table:style-name="ce1" office:value-type="string" calcext:value-type="string">
            <text:p>-0.014851846210899257</text:p>
          </table:table-cell>
          <table:table-cell table:style-name="ce1" office:value-type="string" calcext:value-type="string">
            <text:p>0.02464378357442964</text:p>
          </table:table-cell>
          <table:table-cell table:style-name="ce1" office:value-type="string" calcext:value-type="string">
            <text:p>-0.08196727298520667</text:p>
          </table:table-cell>
          <table:table-cell table:style-name="ce1" office:value-type="float" office:value="-0.0140971621716924" calcext:value-type="float">
            <text:p>-0,0140971622</text:p>
          </table:table-cell>
          <table:table-cell table:style-name="ce1" office:value-type="float" office:value="0.00980925782731688" calcext:value-type="float">
            <text:p>0,0098092578</text:p>
          </table:table-cell>
          <table:table-cell table:style-name="ce1" office:value-type="float" office:value="-0.0370572357342567" calcext:value-type="float">
            <text:p>-0,0370572357</text:p>
          </table:table-cell>
          <table:table-cell table:style-name="ce1" office:value-type="float" office:value="-0.00961273987341908" calcext:value-type="float">
            <text:p>-0,0096127399</text:p>
          </table:table-cell>
          <table:table-cell table:style-name="ce1" office:value-type="float" office:value="0.15917132507705" calcext:value-type="float">
            <text:p>0,15917132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34104995071792" calcext:value-type="float">
            <text:p>0,00634105</text:p>
          </table:table-cell>
          <table:table-cell table:style-name="ce1" office:value-type="float" office:value="-0.0114700054082788" calcext:value-type="float">
            <text:p>-0,0114700054</text:p>
          </table:table-cell>
          <table:table-cell table:style-name="ce1" office:value-type="float" office:value="0.0435985099620009" calcext:value-type="float">
            <text:p>0,04359851</text:p>
          </table:table-cell>
          <table:table-cell table:style-name="ce1" office:value-type="float" office:value="0.543330430984497" calcext:value-type="float">
            <text:p>0,543330431</text:p>
          </table:table-cell>
          <table:table-cell table:style-name="ce1" office:value-type="float" office:value="0.54332709312439" calcext:value-type="float">
            <text:p>0,5433270931</text:p>
          </table:table-cell>
          <table:table-cell table:style-name="ce1" office:value-type="float" office:value="0.543326854705811" calcext:value-type="float">
            <text:p>0,5433268547</text:p>
          </table:table-cell>
          <table:table-cell table:style-name="ce1" office:value-type="float" office:value="-0.0805105119943619" calcext:value-type="float">
            <text:p>-0,080510512</text:p>
          </table:table-cell>
          <table:table-cell table:style-name="ce1" office:value-type="float" office:value="4.01514482498169" calcext:value-type="float">
            <text:p>4,015144825</text:p>
          </table:table-cell>
          <table:table-cell table:style-name="ce1" office:value-type="float" office:value="-1.49728131294251" calcext:value-type="float">
            <text:p>-1,4972813129</text:p>
          </table:table-cell>
        </table:table-row>
        <table:table-row table:style-name="ro1">
          <table:table-cell table:style-name="ce1" office:value-type="string" calcext:value-type="string">
            <text:p>1.9212076663970947</text:p>
          </table:table-cell>
          <table:table-cell table:style-name="ce1" office:value-type="string" calcext:value-type="string">
            <text:p>0.013642311096191406</text:p>
          </table:table-cell>
          <table:table-cell table:style-name="ce1" office:value-type="string" calcext:value-type="string">
            <text:p>55.40345335006714</text:p>
          </table:table-cell>
          <table:table-cell table:style-name="ce1" office:value-type="float" office:value="0.0466996223815245" calcext:value-type="float">
            <text:p>0,0466996224</text:p>
          </table:table-cell>
          <table:table-cell table:style-name="ce1" office:value-type="float" office:value="-0.0256271069498595" calcext:value-type="float">
            <text:p>-0,0256271069</text:p>
          </table:table-cell>
          <table:table-cell table:style-name="ce1" office:value-type="float" office:value="0.967851914741375" calcext:value-type="float">
            <text:p>0,9678519147</text:p>
          </table:table-cell>
          <table:table-cell table:style-name="ce1" office:value-type="float" office:value="-0.0160489229027191" calcext:value-type="float">
            <text:p>-0,0160489229</text:p>
          </table:table-cell>
          <table:table-cell table:number-columns-repeated="2" table:style-name="ce1" office:value-type="float" office:value="0.0244044093524" calcext:value-type="float">
            <text:p>0,0244044094</text:p>
          </table:table-cell>
          <table:table-cell table:style-name="ce1" office:value-type="float" office:value="-0.0839723125100136" calcext:value-type="float">
            <text:p>-0,0839723125</text:p>
          </table:table-cell>
          <table:table-cell table:style-name="ce1" office:value-type="float" office:value="4.02088069915772" calcext:value-type="float">
            <text:p>4,0208806992</text:p>
          </table:table-cell>
          <table:table-cell table:style-name="ce1" office:value-type="float" office:value="-1.47689211368561" calcext:value-type="float">
            <text:p>-1,4768921137</text:p>
          </table:table-cell>
          <table:table-cell table:style-name="ce1" office:value-type="string" calcext:value-type="string">
            <text:p>-0.016048922902719122</text:p>
          </table:table-cell>
          <table:table-cell table:style-name="ce1" office:value-type="string" calcext:value-type="string">
            <text:p>0.024404409352400045</text:p>
          </table:table-cell>
          <table:table-cell table:style-name="ce1" office:value-type="string" calcext:value-type="string">
            <text:p>-0.08014777788953213</text:p>
          </table:table-cell>
          <table:table-cell table:style-name="ce1" office:value-type="float" office:value="-0.0126788681991007" calcext:value-type="float">
            <text:p>-0,0126788682</text:p>
          </table:table-cell>
          <table:table-cell table:style-name="ce1" office:value-type="float" office:value="0.00792492803417572" calcext:value-type="float">
            <text:p>0,007924928</text:p>
          </table:table-cell>
          <table:table-cell table:style-name="ce1" office:value-type="float" office:value="-0.0354888103379144" calcext:value-type="float">
            <text:p>-0,0354888103</text:p>
          </table:table-cell>
          <table:table-cell table:style-name="ce1" office:value-type="float" office:value="-0.0381293835105952" calcext:value-type="float">
            <text:p>-0,0381293835</text:p>
          </table:table-cell>
          <table:table-cell table:style-name="ce1" office:value-type="float" office:value="0.176995769847459" calcext:value-type="float">
            <text:p>0,17699576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0894691955266" calcext:value-type="float">
            <text:p>0,0100894692</text:p>
          </table:table-cell>
          <table:table-cell table:style-name="ce1" office:value-type="float" office:value="-0.0134046726913708" calcext:value-type="float">
            <text:p>-0,0134046727</text:p>
          </table:table-cell>
          <table:table-cell table:style-name="ce1" office:value-type="float" office:value="0.0536412979352888" calcext:value-type="float">
            <text:p>0,0536412979</text:p>
          </table:table-cell>
          <table:table-cell table:style-name="ce1" office:value-type="float" office:value="0.562286853790283" calcext:value-type="float">
            <text:p>0,5622868538</text:p>
          </table:table-cell>
          <table:table-cell table:style-name="ce1" office:value-type="float" office:value="0.56229043006897" calcext:value-type="float">
            <text:p>0,5622904301</text:p>
          </table:table-cell>
          <table:table-cell table:style-name="ce1" office:value-type="float" office:value="0.562291145324707" calcext:value-type="float">
            <text:p>0,5622911453</text:p>
          </table:table-cell>
          <table:table-cell table:style-name="ce1" office:value-type="float" office:value="-0.0839723125100136" calcext:value-type="float">
            <text:p>-0,0839723125</text:p>
          </table:table-cell>
          <table:table-cell table:style-name="ce1" office:value-type="float" office:value="4.02088069915772" calcext:value-type="float">
            <text:p>4,0208806992</text:p>
          </table:table-cell>
          <table:table-cell table:style-name="ce1" office:value-type="float" office:value="-1.47689211368561" calcext:value-type="float">
            <text:p>-1,4768921137</text:p>
          </table:table-cell>
        </table:table-row>
        <table:table-row table:style-name="ro1">
          <table:table-cell table:style-name="ce1" office:value-type="string" calcext:value-type="string">
            <text:p>1.936037302017212</text:p>
          </table:table-cell>
          <table:table-cell table:style-name="ce1" office:value-type="string" calcext:value-type="string">
            <text:p>0.014829635620117188</text:p>
          </table:table-cell>
          <table:table-cell table:style-name="ce1" office:value-type="string" calcext:value-type="string">
            <text:p>55.910465240478516</text:p>
          </table:table-cell>
          <table:table-cell table:style-name="ce1" office:value-type="float" office:value="0.0431180163415977" calcext:value-type="float">
            <text:p>0,0431180163</text:p>
          </table:table-cell>
          <table:table-cell table:style-name="ce1" office:value-type="float" office:value="-0.0197660050550361" calcext:value-type="float">
            <text:p>-0,0197660051</text:p>
          </table:table-cell>
          <table:table-cell table:style-name="ce1" office:value-type="float" office:value="0.955248981346319" calcext:value-type="float">
            <text:p>0,9552489813</text:p>
          </table:table-cell>
          <table:table-cell table:style-name="ce1" office:value-type="float" office:value="-0.0173474822447908" calcext:value-type="float">
            <text:p>-0,0173474822</text:p>
          </table:table-cell>
          <table:table-cell table:number-columns-repeated="2" table:style-name="ce1" office:value-type="float" office:value="0.0241556394364941" calcext:value-type="float">
            <text:p>0,0241556394</text:p>
          </table:table-cell>
          <table:table-cell table:style-name="ce1" office:value-type="float" office:value="-0.088163286447525" calcext:value-type="float">
            <text:p>-0,0881632864</text:p>
          </table:table-cell>
          <table:table-cell table:style-name="ce1" office:value-type="float" office:value="4.02689361572266" calcext:value-type="float">
            <text:p>4,0268936157</text:p>
          </table:table-cell>
          <table:table-cell table:style-name="ce1" office:value-type="float" office:value="-1.45697939395905" calcext:value-type="float">
            <text:p>-1,456979394</text:p>
          </table:table-cell>
          <table:table-cell table:style-name="ce1" office:value-type="string" calcext:value-type="string">
            <text:p>-0.0173474822447908</text:p>
          </table:table-cell>
          <table:table-cell table:style-name="ce1" office:value-type="string" calcext:value-type="string">
            <text:p>0.02415563943649406</text:p>
          </table:table-cell>
          <table:table-cell table:style-name="ce1" office:value-type="string" calcext:value-type="string">
            <text:p>-0.08000683962019633</text:p>
          </table:table-cell>
          <table:table-cell table:style-name="ce1" office:value-type="float" office:value="-0.0116749055953811" calcext:value-type="float">
            <text:p>-0,0116749056</text:p>
          </table:table-cell>
          <table:table-cell table:style-name="ce1" office:value-type="float" office:value="0.00640677673746487" calcext:value-type="float">
            <text:p>0,0064067767</text:p>
          </table:table-cell>
          <table:table-cell table:style-name="ce1" office:value-type="float" office:value="-0.0347282995665515" calcext:value-type="float">
            <text:p>-0,0347282996</text:p>
          </table:table-cell>
          <table:table-cell table:style-name="ce1" office:value-type="float" office:value="-0.0617965932817251" calcext:value-type="float">
            <text:p>-0,0617965933</text:p>
          </table:table-cell>
          <table:table-cell table:style-name="ce1" office:value-type="float" office:value="0.189983402717709" calcext:value-type="float">
            <text:p>0,18998340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92398849416873" calcext:value-type="float">
            <text:p>0,0079239885</text:p>
          </table:table-cell>
          <table:table-cell table:style-name="ce1" office:value-type="float" office:value="-0.0119824223661254" calcext:value-type="float">
            <text:p>-0,0119824224</text:p>
          </table:table-cell>
          <table:table-cell table:style-name="ce1" office:value-type="float" office:value="0.028858397854206" calcext:value-type="float">
            <text:p>0,0288583979</text:p>
          </table:table-cell>
          <table:table-cell table:style-name="ce1" office:value-type="float" office:value="0.506796598434448" calcext:value-type="float">
            <text:p>0,5067965984</text:p>
          </table:table-cell>
          <table:table-cell table:style-name="ce1" office:value-type="float" office:value="0.506792783737183" calcext:value-type="float">
            <text:p>0,5067927837</text:p>
          </table:table-cell>
          <table:table-cell table:style-name="ce1" office:value-type="float" office:value="0.506792068481445" calcext:value-type="float">
            <text:p>0,5067920685</text:p>
          </table:table-cell>
          <table:table-cell table:style-name="ce1" office:value-type="float" office:value="-0.088163286447525" calcext:value-type="float">
            <text:p>-0,0881632864</text:p>
          </table:table-cell>
          <table:table-cell table:style-name="ce1" office:value-type="float" office:value="4.02689361572266" calcext:value-type="float">
            <text:p>4,0268936157</text:p>
          </table:table-cell>
          <table:table-cell table:style-name="ce1" office:value-type="float" office:value="-1.45697939395905" calcext:value-type="float">
            <text:p>-1,456979394</text:p>
          </table:table-cell>
        </table:table-row>
        <table:table-row table:style-name="ro1">
          <table:table-cell table:style-name="ce1" office:value-type="string" calcext:value-type="string">
            <text:p>1.9562058448791504</text:p>
          </table:table-cell>
          <table:table-cell table:style-name="ce1" office:value-type="string" calcext:value-type="string">
            <text:p>0.020168542861938477</text:p>
          </table:table-cell>
          <table:table-cell table:style-name="ce1" office:value-type="string" calcext:value-type="string">
            <text:p>56.407036542892456</text:p>
          </table:table-cell>
          <table:table-cell table:style-name="ce1" office:value-type="float" office:value="0.0357257826253772" calcext:value-type="float">
            <text:p>0,0357257826</text:p>
          </table:table-cell>
          <table:table-cell table:style-name="ce1" office:value-type="float" office:value="-0.00945642651029989" calcext:value-type="float">
            <text:p>-0,0094564265</text:p>
          </table:table-cell>
          <table:table-cell table:style-name="ce1" office:value-type="float" office:value="0.932132054258276" calcext:value-type="float">
            <text:p>0,9321320543</text:p>
          </table:table-cell>
          <table:table-cell table:style-name="ce1" office:value-type="float" office:value="-0.0185034186600529" calcext:value-type="float">
            <text:p>-0,0185034187</text:p>
          </table:table-cell>
          <table:table-cell table:number-columns-repeated="2" table:style-name="ce1" office:value-type="float" office:value="0.0236270241224038" calcext:value-type="float">
            <text:p>0,0236270241</text:p>
          </table:table-cell>
          <table:table-cell table:style-name="ce1" office:value-type="float" office:value="-0.088163286447525" calcext:value-type="float">
            <text:p>-0,0881632864</text:p>
          </table:table-cell>
          <table:table-cell table:style-name="ce1" office:value-type="float" office:value="4.02689361572266" calcext:value-type="float">
            <text:p>4,0268936157</text:p>
          </table:table-cell>
          <table:table-cell table:style-name="ce1" office:value-type="float" office:value="-1.45697939395905" calcext:value-type="float">
            <text:p>-1,456979394</text:p>
          </table:table-cell>
          <table:table-cell table:style-name="ce1" office:value-type="string" calcext:value-type="string">
            <text:p>-0.01850341866005291</text:p>
          </table:table-cell>
          <table:table-cell table:style-name="ce1" office:value-type="string" calcext:value-type="string">
            <text:p>0.023627024122403757</text:p>
          </table:table-cell>
          <table:table-cell table:style-name="ce1" office:value-type="string" calcext:value-type="string">
            <text:p>-0.0794383110217709</text:p>
          </table:table-cell>
          <table:table-cell table:style-name="ce1" office:value-type="float" office:value="-0.0107795040853994" calcext:value-type="float">
            <text:p>-0,0107795041</text:p>
          </table:table-cell>
          <table:table-cell table:style-name="ce1" office:value-type="float" office:value="0.00494150126375902" calcext:value-type="float">
            <text:p>0,0049415013</text:p>
          </table:table-cell>
          <table:table-cell table:style-name="ce1" office:value-type="float" office:value="-0.0340729470300086" calcext:value-type="float">
            <text:p>-0,034072947</text:p>
          </table:table-cell>
          <table:table-cell table:style-name="ce1" office:value-type="float" office:value="-0.0832028694691514" calcext:value-type="float">
            <text:p>-0,0832028695</text:p>
          </table:table-cell>
          <table:table-cell table:style-name="ce1" office:value-type="float" office:value="0.199796484653634" calcext:value-type="float">
            <text:p>0,19979648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21432099663567" calcext:value-type="float">
            <text:p>0,007214321</text:p>
          </table:table-cell>
          <table:table-cell table:style-name="ce1" office:value-type="float" office:value="-0.0118057273380182" calcext:value-type="float">
            <text:p>-0,0118057273</text:p>
          </table:table-cell>
          <table:table-cell table:style-name="ce1" office:value-type="float" office:value="0.0253854403295068" calcext:value-type="float">
            <text:p>0,0253854403</text:p>
          </table:table-cell>
          <table:table-cell table:style-name="ce1" office:value-type="float" office:value="0.496457815170288" calcext:value-type="float">
            <text:p>0,4964578152</text:p>
          </table:table-cell>
          <table:table-cell table:style-name="ce1" office:value-type="float" office:value="0.49646258354187" calcext:value-type="float">
            <text:p>0,4964625835</text:p>
          </table:table-cell>
          <table:table-cell table:style-name="ce1" office:value-type="float" office:value="0.496463060379028" calcext:value-type="float">
            <text:p>0,4964630604</text:p>
          </table:table-cell>
          <table:table-cell table:style-name="ce1" office:value-type="float" office:value="-0.088163286447525" calcext:value-type="float">
            <text:p>-0,0881632864</text:p>
          </table:table-cell>
          <table:table-cell table:style-name="ce1" office:value-type="float" office:value="4.02689361572266" calcext:value-type="float">
            <text:p>4,0268936157</text:p>
          </table:table-cell>
          <table:table-cell table:style-name="ce1" office:value-type="float" office:value="-1.45697939395905" calcext:value-type="float">
            <text:p>-1,456979394</text:p>
          </table:table-cell>
        </table:table-row>
        <table:table-row table:style-name="ro1">
          <table:table-cell table:style-name="ce1" office:value-type="string" calcext:value-type="string">
            <text:p>1.9705281257629395</text:p>
          </table:table-cell>
          <table:table-cell table:style-name="ce1" office:value-type="string" calcext:value-type="string">
            <text:p>0.014322280883789062</text:p>
          </table:table-cell>
          <table:table-cell table:style-name="ce1" office:value-type="string" calcext:value-type="string">
            <text:p>56.93081617355347</text:p>
          </table:table-cell>
          <table:table-cell table:style-name="ce1" office:value-type="float" office:value="0.0317436801945147" calcext:value-type="float">
            <text:p>0,0317436802</text:p>
          </table:table-cell>
          <table:table-cell table:style-name="ce1" office:value-type="float" office:value="-0.00467125769635593" calcext:value-type="float">
            <text:p>-0,0046712577</text:p>
          </table:table-cell>
          <table:table-cell table:style-name="ce1" office:value-type="float" office:value="0.91766889963621" calcext:value-type="float">
            <text:p>0,9176688996</text:p>
          </table:table-cell>
          <table:table-cell table:style-name="ce1" office:value-type="float" office:value="-0.0182598876769638" calcext:value-type="float">
            <text:p>-0,0182598877</text:p>
          </table:table-cell>
          <table:table-cell table:number-columns-repeated="2" table:style-name="ce1" office:value-type="float" office:value="0.0213229239234827" calcext:value-type="float">
            <text:p>0,0213229239</text:p>
          </table:table-cell>
          <table:table-cell table:style-name="ce1" office:value-type="float" office:value="-0.0924442559480667" calcext:value-type="float">
            <text:p>-0,0924442559</text:p>
          </table:table-cell>
          <table:table-cell table:style-name="ce1" office:value-type="float" office:value="4.03377771377564" calcext:value-type="float">
            <text:p>4,0337777138</text:p>
          </table:table-cell>
          <table:table-cell table:style-name="ce1" office:value-type="float" office:value="-1.43669319152832" calcext:value-type="float">
            <text:p>-1,4366931915</text:p>
          </table:table-cell>
          <table:table-cell table:style-name="ce1" office:value-type="string" calcext:value-type="string">
            <text:p>-0.018259887676963845</text:p>
          </table:table-cell>
          <table:table-cell table:style-name="ce1" office:value-type="string" calcext:value-type="string">
            <text:p>0.02132292392348272</text:p>
          </table:table-cell>
          <table:table-cell table:style-name="ce1" office:value-type="string" calcext:value-type="string">
            <text:p>-0.07776713373436189</text:p>
          </table:table-cell>
          <table:table-cell table:style-name="ce1" office:value-type="float" office:value="-0.00893144565634429" calcext:value-type="float">
            <text:p>-0,0089314457</text:p>
          </table:table-cell>
          <table:table-cell table:style-name="ce1" office:value-type="float" office:value="0.00236410662757497" calcext:value-type="float">
            <text:p>0,0023641066</text:p>
          </table:table-cell>
          <table:table-cell table:style-name="ce1" office:value-type="float" office:value="-0.0328708668214304" calcext:value-type="float">
            <text:p>-0,0328708668</text:p>
          </table:table-cell>
          <table:table-cell table:style-name="ce1" office:value-type="float" office:value="-0.101909327279135" calcext:value-type="float">
            <text:p>-0,1019093273</text:p>
          </table:table-cell>
          <table:table-cell table:style-name="ce1" office:value-type="float" office:value="0.204747944935376" calcext:value-type="float">
            <text:p>0,20474794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1177628359301" calcext:value-type="float">
            <text:p>0,0141177628</text:p>
          </table:table-cell>
          <table:table-cell table:style-name="ce1" office:value-type="float" office:value="-0.0196894989181176" calcext:value-type="float">
            <text:p>-0,0196894989</text:p>
          </table:table-cell>
          <table:table-cell table:style-name="ce1" office:value-type="float" office:value="0.0441493234827385" calcext:value-type="float">
            <text:p>0,0441493235</text:p>
          </table:table-cell>
          <table:table-cell table:style-name="ce1" office:value-type="float" office:value="0.523612260818481" calcext:value-type="float">
            <text:p>0,5236122608</text:p>
          </table:table-cell>
          <table:table-cell table:style-name="ce1" office:value-type="float" office:value="0.523607969284058" calcext:value-type="float">
            <text:p>0,5236079693</text:p>
          </table:table-cell>
          <table:table-cell table:style-name="ce1" office:value-type="float" office:value="0.523607730865479" calcext:value-type="float">
            <text:p>0,5236077309</text:p>
          </table:table-cell>
          <table:table-cell table:style-name="ce1" office:value-type="float" office:value="-0.0924442559480667" calcext:value-type="float">
            <text:p>-0,0924442559</text:p>
          </table:table-cell>
          <table:table-cell table:style-name="ce1" office:value-type="float" office:value="4.03377771377564" calcext:value-type="float">
            <text:p>4,0337777138</text:p>
          </table:table-cell>
          <table:table-cell table:style-name="ce1" office:value-type="float" office:value="-1.43669319152832" calcext:value-type="float">
            <text:p>-1,4366931915</text:p>
          </table:table-cell>
        </table:table-row>
        <table:table-row table:style-name="ro1">
          <table:table-cell table:style-name="ce1" office:value-type="string" calcext:value-type="string">
            <text:p>1.98758864402771</text:p>
          </table:table-cell>
          <table:table-cell table:style-name="ce1" office:value-type="string" calcext:value-type="string">
            <text:p>0.017060518264770508</text:p>
          </table:table-cell>
          <table:table-cell table:style-name="ce1" office:value-type="string" calcext:value-type="string">
            <text:p>57.45987820625305</text:p>
          </table:table-cell>
          <table:table-cell table:style-name="ce1" office:value-type="float" office:value="0.0270187077371197" calcext:value-type="float">
            <text:p>0,0270187077</text:p>
          </table:table-cell>
          <table:table-cell table:style-name="ce1" office:value-type="float" office:value="0.00184707019340109" calcext:value-type="float">
            <text:p>0,0018470702</text:p>
          </table:table-cell>
          <table:table-cell table:style-name="ce1" office:value-type="float" office:value="0.900230808022581" calcext:value-type="float">
            <text:p>0,900230808</text:p>
          </table:table-cell>
          <table:table-cell table:style-name="ce1" office:value-type="float" office:value="-0.0190250113350853" calcext:value-type="float">
            <text:p>-0,0190250113</text:p>
          </table:table-cell>
          <table:table-cell table:number-columns-repeated="2" table:style-name="ce1" office:value-type="float" office:value="0.020627639352573" calcext:value-type="float">
            <text:p>0,0206276394</text:p>
          </table:table-cell>
          <table:table-cell table:style-name="ce1" office:value-type="float" office:value="-0.0973837226629257" calcext:value-type="float">
            <text:p>-0,0973837227</text:p>
          </table:table-cell>
          <table:table-cell table:style-name="ce1" office:value-type="float" office:value="4.04045677185059" calcext:value-type="float">
            <text:p>4,0404567719</text:p>
          </table:table-cell>
          <table:table-cell table:style-name="ce1" office:value-type="float" office:value="-1.41651022434235" calcext:value-type="float">
            <text:p>-1,4165102243</text:p>
          </table:table-cell>
          <table:table-cell table:style-name="ce1" office:value-type="string" calcext:value-type="string">
            <text:p>-0.019025011335085284</text:p>
          </table:table-cell>
          <table:table-cell table:style-name="ce1" office:value-type="string" calcext:value-type="string">
            <text:p>0.02062763935257305</text:p>
          </table:table-cell>
          <table:table-cell table:style-name="ce1" office:value-type="string" calcext:value-type="string">
            <text:p>-0.07743550295772313</text:p>
          </table:table-cell>
          <table:table-cell table:style-name="ce1" office:value-type="float" office:value="-0.00793592004862867" calcext:value-type="float">
            <text:p>-0,00793592</text:p>
          </table:table-cell>
          <table:table-cell table:style-name="ce1" office:value-type="float" office:value="0.00116781442408898" calcext:value-type="float">
            <text:p>0,0011678144</text:p>
          </table:table-cell>
          <table:table-cell table:style-name="ce1" office:value-type="float" office:value="-0.0321187827810829" calcext:value-type="float">
            <text:p>-0,0321187828</text:p>
          </table:table-cell>
          <table:table-cell table:style-name="ce1" office:value-type="float" office:value="-0.118707540367756" calcext:value-type="float">
            <text:p>-0,1187075404</text:p>
          </table:table-cell>
          <table:table-cell table:style-name="ce1" office:value-type="float" office:value="0.207219889112214" calcext:value-type="float">
            <text:p>0,20721988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52500193920774" calcext:value-type="float">
            <text:p>0,0075250019</text:p>
          </table:table-cell>
          <table:table-cell table:style-name="ce1" office:value-type="float" office:value="-0.00904258148705002" calcext:value-type="float">
            <text:p>-0,0090425815</text:p>
          </table:table-cell>
          <table:table-cell table:style-name="ce1" office:value-type="float" office:value="0.0273311929343918" calcext:value-type="float">
            <text:p>0,0273311929</text:p>
          </table:table-cell>
          <table:table-cell table:style-name="ce1" office:value-type="float" office:value="0.529182910919189" calcext:value-type="float">
            <text:p>0,5291829109</text:p>
          </table:table-cell>
          <table:table-cell table:style-name="ce1" office:value-type="float" office:value="0.529181718826294" calcext:value-type="float">
            <text:p>0,5291817188</text:p>
          </table:table-cell>
          <table:table-cell table:style-name="ce1" office:value-type="float" office:value="0.529181241989136" calcext:value-type="float">
            <text:p>0,529181242</text:p>
          </table:table-cell>
          <table:table-cell table:style-name="ce1" office:value-type="float" office:value="-0.0973837226629257" calcext:value-type="float">
            <text:p>-0,0973837227</text:p>
          </table:table-cell>
          <table:table-cell table:style-name="ce1" office:value-type="float" office:value="4.04045677185059" calcext:value-type="float">
            <text:p>4,0404567719</text:p>
          </table:table-cell>
          <table:table-cell table:style-name="ce1" office:value-type="float" office:value="-1.41651022434235" calcext:value-type="float">
            <text:p>-1,4165102243</text:p>
          </table:table-cell>
        </table:table-row>
        <table:table-row table:style-name="ro1">
          <table:table-cell table:style-name="ce1" office:value-type="string" calcext:value-type="string">
            <text:p>2.0017383098602295</text:p>
          </table:table-cell>
          <table:table-cell table:style-name="ce1" office:value-type="string" calcext:value-type="string">
            <text:p>0.014149665832519531</text:p>
          </table:table-cell>
          <table:table-cell table:style-name="ce1" office:value-type="string" calcext:value-type="string">
            <text:p>58.008495569229126</text:p>
          </table:table-cell>
          <table:table-cell table:style-name="ce1" office:value-type="float" office:value="0.0204774347639838" calcext:value-type="float">
            <text:p>0,0204774348</text:p>
          </table:table-cell>
          <table:table-cell table:style-name="ce1" office:value-type="float" office:value="0.0102627484837869" calcext:value-type="float">
            <text:p>0,0102627485</text:p>
          </table:table-cell>
          <table:table-cell table:style-name="ce1" office:value-type="float" office:value="0.881168783446889" calcext:value-type="float">
            <text:p>0,8811687834</text:p>
          </table:table-cell>
          <table:table-cell table:style-name="ce1" office:value-type="float" office:value="-0.0192244140624251" calcext:value-type="float">
            <text:p>-0,0192244141</text:p>
          </table:table-cell>
          <table:table-cell table:number-columns-repeated="2" table:style-name="ce1" office:value-type="float" office:value="0.0188307796645883" calcext:value-type="float">
            <text:p>0,0188307797</text:p>
          </table:table-cell>
          <table:table-cell table:style-name="ce1" office:value-type="float" office:value="-0.101969413459301" calcext:value-type="float">
            <text:p>-0,1019694135</text:p>
          </table:table-cell>
          <table:table-cell table:style-name="ce1" office:value-type="float" office:value="4.04682731628418" calcext:value-type="float">
            <text:p>4,0468273163</text:p>
          </table:table-cell>
          <table:table-cell table:style-name="ce1" office:value-type="float" office:value="-1.39711773395538" calcext:value-type="float">
            <text:p>-1,397117734</text:p>
          </table:table-cell>
          <table:table-cell table:style-name="ce1" office:value-type="string" calcext:value-type="string">
            <text:p>-0.019224414062425067</text:p>
          </table:table-cell>
          <table:table-cell table:style-name="ce1" office:value-type="string" calcext:value-type="string">
            <text:p>0.018830779664588314</text:p>
          </table:table-cell>
          <table:table-cell table:style-name="ce1" office:value-type="string" calcext:value-type="string">
            <text:p>-0.07641720117409516</text:p>
          </table:table-cell>
          <table:table-cell table:style-name="ce1" office:value-type="float" office:value="-0.00675467693427991" calcext:value-type="float">
            <text:p>-0,0067546769</text:p>
          </table:table-cell>
          <table:table-cell table:style-name="ce1" office:value-type="float" office:value="-0.000461767548350272" calcext:value-type="float">
            <text:p>-0,0004617675</text:p>
          </table:table-cell>
          <table:table-cell table:style-name="ce1" office:value-type="float" office:value="-0.0312120020171742" calcext:value-type="float">
            <text:p>-0,031212002</text:p>
          </table:table-cell>
          <table:table-cell table:style-name="ce1" office:value-type="float" office:value="-0.133527322535943" calcext:value-type="float">
            <text:p>-0,1335273225</text:p>
          </table:table-cell>
          <table:table-cell table:style-name="ce1" office:value-type="float" office:value="0.206206761750504" calcext:value-type="float">
            <text:p>0,20620676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61434051077653" calcext:value-type="float">
            <text:p>0,0086143405</text:p>
          </table:table-cell>
          <table:table-cell table:style-name="ce1" office:value-type="float" office:value="-0.0118838061343727" calcext:value-type="float">
            <text:p>-0,0118838061</text:p>
          </table:table-cell>
          <table:table-cell table:style-name="ce1" office:value-type="float" office:value="0.031792033723163" calcext:value-type="float">
            <text:p>0,0317920337</text:p>
          </table:table-cell>
          <table:table-cell table:style-name="ce1" office:value-type="float" office:value="0.548500776290894" calcext:value-type="float">
            <text:p>0,5485007763</text:p>
          </table:table-cell>
          <table:table-cell table:number-columns-repeated="2" table:style-name="ce1" office:value-type="float" office:value="0.548505067825317" calcext:value-type="float">
            <text:p>0,5485050678</text:p>
          </table:table-cell>
          <table:table-cell table:style-name="ce1" office:value-type="float" office:value="-0.101969413459301" calcext:value-type="float">
            <text:p>-0,1019694135</text:p>
          </table:table-cell>
          <table:table-cell table:style-name="ce1" office:value-type="float" office:value="4.04682731628418" calcext:value-type="float">
            <text:p>4,0468273163</text:p>
          </table:table-cell>
          <table:table-cell table:style-name="ce1" office:value-type="float" office:value="-1.39711773395538" calcext:value-type="float">
            <text:p>-1,397117734</text:p>
          </table:table-cell>
        </table:table-row>
        <table:table-row table:style-name="ro1">
          <table:table-cell table:style-name="ce1" office:value-type="string" calcext:value-type="string">
            <text:p>2.0155320167541504</text:p>
          </table:table-cell>
          <table:table-cell table:style-name="ce1" office:value-type="string" calcext:value-type="string">
            <text:p>0.013793706893920898</text:p>
          </table:table-cell>
          <table:table-cell table:style-name="ce1" office:value-type="string" calcext:value-type="string">
            <text:p>58.517459869384766</text:p>
          </table:table-cell>
          <table:table-cell table:style-name="ce1" office:value-type="float" office:value="0.0169518638767279" calcext:value-type="float">
            <text:p>0,0169518639</text:p>
          </table:table-cell>
          <table:table-cell table:style-name="ce1" office:value-type="float" office:value="0.0147699877263311" calcext:value-type="float">
            <text:p>0,0147699877</text:p>
          </table:table-cell>
          <table:table-cell table:style-name="ce1" office:value-type="float" office:value="0.869151765917554" calcext:value-type="float">
            <text:p>0,8691517659</text:p>
          </table:table-cell>
          <table:table-cell table:style-name="ce1" office:value-type="float" office:value="-0.0184732109754414" calcext:value-type="float">
            <text:p>-0,018473211</text:p>
          </table:table-cell>
          <table:table-cell table:number-columns-repeated="2" table:style-name="ce1" office:value-type="float" office:value="0.016114365659012" calcext:value-type="float">
            <text:p>0,0161143657</text:p>
          </table:table-cell>
          <table:table-cell table:style-name="ce1" office:value-type="float" office:value="-0.107418417930603" calcext:value-type="float">
            <text:p>-0,1074184179</text:p>
          </table:table-cell>
          <table:table-cell table:style-name="ce1" office:value-type="float" office:value="4.05244922637939" calcext:value-type="float">
            <text:p>4,0524492264</text:p>
          </table:table-cell>
          <table:table-cell table:style-name="ce1" office:value-type="float" office:value="-1.37807989120483" calcext:value-type="float">
            <text:p>-1,3780798912</text:p>
          </table:table-cell>
          <table:table-cell table:style-name="ce1" office:value-type="string" calcext:value-type="string">
            <text:p>-0.01847321097544143</text:p>
          </table:table-cell>
          <table:table-cell table:style-name="ce1" office:value-type="string" calcext:value-type="string">
            <text:p>0.01611436565901201</text:p>
          </table:table-cell>
          <table:table-cell table:style-name="ce1" office:value-type="string" calcext:value-type="string">
            <text:p>-0.07528442152535939</text:p>
          </table:table-cell>
          <table:table-cell table:style-name="ce1" office:value-type="float" office:value="-0.00511935869099595" calcext:value-type="float">
            <text:p>-0,0051193587</text:p>
          </table:table-cell>
          <table:table-cell table:style-name="ce1" office:value-type="float" office:value="-0.00256568712094672" calcext:value-type="float">
            <text:p>-0,0025656871</text:p>
          </table:table-cell>
          <table:table-cell table:style-name="ce1" office:value-type="float" office:value="-0.0302207767392382" calcext:value-type="float">
            <text:p>-0,0302207767</text:p>
          </table:table-cell>
          <table:table-cell table:style-name="ce1" office:value-type="float" office:value="-0.143949151744893" calcext:value-type="float">
            <text:p>-0,1439491517</text:p>
          </table:table-cell>
          <table:table-cell table:style-name="ce1" office:value-type="float" office:value="0.200983611812302" calcext:value-type="float">
            <text:p>0,20098361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8526852527738" calcext:value-type="float">
            <text:p>0,0128526853</text:p>
          </table:table-cell>
          <table:table-cell table:style-name="ce1" office:value-type="float" office:value="-0.0165356136883992" calcext:value-type="float">
            <text:p>-0,0165356137</text:p>
          </table:table-cell>
          <table:table-cell table:style-name="ce1" office:value-type="float" office:value="0.0374542085551532" calcext:value-type="float">
            <text:p>0,0374542086</text:p>
          </table:table-cell>
          <table:table-cell table:style-name="ce1" office:value-type="float" office:value="0.508942127227783" calcext:value-type="float">
            <text:p>0,5089421272</text:p>
          </table:table-cell>
          <table:table-cell table:style-name="ce1" office:value-type="float" office:value="0.508942604064941" calcext:value-type="float">
            <text:p>0,5089426041</text:p>
          </table:table-cell>
          <table:table-cell table:style-name="ce1" office:value-type="float" office:value="0.508942127227783" calcext:value-type="float">
            <text:p>0,5089421272</text:p>
          </table:table-cell>
          <table:table-cell table:style-name="ce1" office:value-type="float" office:value="-0.107418417930603" calcext:value-type="float">
            <text:p>-0,1074184179</text:p>
          </table:table-cell>
          <table:table-cell table:style-name="ce1" office:value-type="float" office:value="4.05244922637939" calcext:value-type="float">
            <text:p>4,0524492264</text:p>
          </table:table-cell>
          <table:table-cell table:style-name="ce1" office:value-type="float" office:value="-1.37807989120483" calcext:value-type="float">
            <text:p>-1,3780798912</text:p>
          </table:table-cell>
        </table:table-row>
        <table:table-row table:style-name="ro1">
          <table:table-cell table:style-name="ce1" office:value-type="string" calcext:value-type="string">
            <text:p>2.0300512313842773</text:p>
          </table:table-cell>
          <table:table-cell table:style-name="ce1" office:value-type="string" calcext:value-type="string">
            <text:p>0.014519214630126953</text:p>
          </table:table-cell>
          <table:table-cell table:style-name="ce1" office:value-type="string" calcext:value-type="string">
            <text:p>59.01112079620361</text:p>
          </table:table-cell>
          <table:table-cell table:style-name="ce1" office:value-type="float" office:value="0.0140220146629109" calcext:value-type="float">
            <text:p>0,0140220147</text:p>
          </table:table-cell>
          <table:table-cell table:style-name="ce1" office:value-type="float" office:value="0.0185280038765344" calcext:value-type="float">
            <text:p>0,0185280039</text:p>
          </table:table-cell>
          <table:table-cell table:style-name="ce1" office:value-type="float" office:value="0.85742860811728" calcext:value-type="float">
            <text:p>0,8574286081</text:p>
          </table:table-cell>
          <table:table-cell table:style-name="ce1" office:value-type="float" office:value="-0.0185299211735499" calcext:value-type="float">
            <text:p>-0,0185299212</text:p>
          </table:table-cell>
          <table:table-cell table:number-columns-repeated="2" table:style-name="ce1" office:value-type="float" office:value="0.0144798542521175" calcext:value-type="float">
            <text:p>0,0144798543</text:p>
          </table:table-cell>
          <table:table-cell table:style-name="ce1" office:value-type="float" office:value="-0.113234221935272" calcext:value-type="float">
            <text:p>-0,1132342219</text:p>
          </table:table-cell>
          <table:table-cell table:style-name="ce1" office:value-type="float" office:value="4.05789613723755" calcext:value-type="float">
            <text:p>4,0578961372</text:p>
          </table:table-cell>
          <table:table-cell table:style-name="ce1" office:value-type="float" office:value="-1.35883963108063" calcext:value-type="float">
            <text:p>-1,3588396311</text:p>
          </table:table-cell>
          <table:table-cell table:style-name="ce1" office:value-type="string" calcext:value-type="string">
            <text:p>-0.018529921173549856</text:p>
          </table:table-cell>
          <table:table-cell table:style-name="ce1" office:value-type="string" calcext:value-type="string">
            <text:p>0.014479854252117546</text:p>
          </table:table-cell>
          <table:table-cell table:style-name="ce1" office:value-type="string" calcext:value-type="string">
            <text:p>-0.07498753054010943</text:p>
          </table:table-cell>
          <table:table-cell table:style-name="ce1" office:value-type="float" office:value="-0.00423796596918198" calcext:value-type="float">
            <text:p>-0,004237966</text:p>
          </table:table-cell>
          <table:table-cell table:style-name="ce1" office:value-type="float" office:value="-0.00369249693158278" calcext:value-type="float">
            <text:p>-0,0036924969</text:p>
          </table:table-cell>
          <table:table-cell table:style-name="ce1" office:value-type="float" office:value="-0.0295958918277128" calcext:value-type="float">
            <text:p>-0,0295958918</text:p>
          </table:table-cell>
          <table:table-cell table:style-name="ce1" office:value-type="float" office:value="-0.152320401183783" calcext:value-type="float">
            <text:p>-0,1523204012</text:p>
          </table:table-cell>
          <table:table-cell table:style-name="ce1" office:value-type="float" office:value="0.193689791538896" calcext:value-type="float">
            <text:p>0,19368979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13931632366189" calcext:value-type="float">
            <text:p>0,0071393163</text:p>
          </table:table-cell>
          <table:table-cell table:style-name="ce1" office:value-type="float" office:value="-0.00912716049979228" calcext:value-type="float">
            <text:p>-0,0091271605</text:p>
          </table:table-cell>
          <table:table-cell table:style-name="ce1" office:value-type="float" office:value="0.0243344515041353" calcext:value-type="float">
            <text:p>0,0243344515</text:p>
          </table:table-cell>
          <table:table-cell table:style-name="ce1" office:value-type="float" office:value="0.49382472038269" calcext:value-type="float">
            <text:p>0,4938247204</text:p>
          </table:table-cell>
          <table:table-cell table:style-name="ce1" office:value-type="float" office:value="0.493827104568481" calcext:value-type="float">
            <text:p>0,4938271046</text:p>
          </table:table-cell>
          <table:table-cell table:style-name="ce1" office:value-type="float" office:value="0.493827342987061" calcext:value-type="float">
            <text:p>0,493827343</text:p>
          </table:table-cell>
          <table:table-cell table:style-name="ce1" office:value-type="float" office:value="-0.113234221935272" calcext:value-type="float">
            <text:p>-0,1132342219</text:p>
          </table:table-cell>
          <table:table-cell table:style-name="ce1" office:value-type="float" office:value="4.05789613723755" calcext:value-type="float">
            <text:p>4,0578961372</text:p>
          </table:table-cell>
          <table:table-cell table:style-name="ce1" office:value-type="float" office:value="-1.35883963108063" calcext:value-type="float">
            <text:p>-1,3588396311</text:p>
          </table:table-cell>
        </table:table-row>
        <table:table-row table:style-name="ro1">
          <table:table-cell table:style-name="ce1" office:value-type="string" calcext:value-type="string">
            <text:p>2.0439352989196777</text:p>
          </table:table-cell>
          <table:table-cell table:style-name="ce1" office:value-type="string" calcext:value-type="string">
            <text:p>0.01388406753540039</text:p>
          </table:table-cell>
          <table:table-cell table:style-name="ce1" office:value-type="string" calcext:value-type="string">
            <text:p>59.50293183326721</text:p>
          </table:table-cell>
          <table:table-cell table:style-name="ce1" office:value-type="float" office:value="0.00878585848158203" calcext:value-type="float">
            <text:p>0,0087858585</text:p>
          </table:table-cell>
          <table:table-cell table:style-name="ce1" office:value-type="float" office:value="0.0245225634928908" calcext:value-type="float">
            <text:p>0,0245225635</text:p>
          </table:table-cell>
          <table:table-cell table:style-name="ce1" office:value-type="float" office:value="0.840101354651981" calcext:value-type="float">
            <text:p>0,8401013547</text:p>
          </table:table-cell>
          <table:table-cell table:style-name="ce1" office:value-type="float" office:value="-0.0184824615265712" calcext:value-type="float">
            <text:p>-0,0184824615</text:p>
          </table:table-cell>
          <table:table-cell table:number-columns-repeated="2" table:style-name="ce1" office:value-type="float" office:value="0.0127115786590268" calcext:value-type="float">
            <text:p>0,0127115787</text:p>
          </table:table-cell>
          <table:table-cell table:style-name="ce1" office:value-type="float" office:value="-0.118725344538689" calcext:value-type="float">
            <text:p>-0,1187253445</text:p>
          </table:table-cell>
          <table:table-cell table:style-name="ce1" office:value-type="float" office:value="4.06239080429077" calcext:value-type="float">
            <text:p>4,0623908043</text:p>
          </table:table-cell>
          <table:table-cell table:style-name="ce1" office:value-type="float" office:value="-1.33967757225037" calcext:value-type="float">
            <text:p>-1,3396775723</text:p>
          </table:table-cell>
          <table:table-cell table:style-name="ce1" office:value-type="string" calcext:value-type="string">
            <text:p>-0.0184824615265712</text:p>
          </table:table-cell>
          <table:table-cell table:style-name="ce1" office:value-type="string" calcext:value-type="string">
            <text:p>0.012711578659026801</text:p>
          </table:table-cell>
          <table:table-cell table:style-name="ce1" office:value-type="string" calcext:value-type="string">
            <text:p>-0.07439059479284711</text:p>
          </table:table-cell>
          <table:table-cell table:style-name="ce1" office:value-type="float" office:value="-0.00350550366572771" calcext:value-type="float">
            <text:p>-0,0035055037</text:p>
          </table:table-cell>
          <table:table-cell table:style-name="ce1" office:value-type="float" office:value="-0.0046320009691336" calcext:value-type="float">
            <text:p>-0,004632001</text:p>
          </table:table-cell>
          <table:table-cell table:style-name="ce1" office:value-type="float" office:value="-0.0289862876220986" calcext:value-type="float">
            <text:p>-0,0289862876</text:p>
          </table:table-cell>
          <table:table-cell table:style-name="ce1" office:value-type="float" office:value="-0.159219277302573" calcext:value-type="float">
            <text:p>-0,1592192773</text:p>
          </table:table-cell>
          <table:table-cell table:style-name="ce1" office:value-type="float" office:value="0.184574073567201" calcext:value-type="float">
            <text:p>0,18457407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95493931603859" calcext:value-type="float">
            <text:p>0,0059549393</text:p>
          </table:table-cell>
          <table:table-cell table:style-name="ce1" office:value-type="float" office:value="-0.00763829442894608" calcext:value-type="float">
            <text:p>-0,0076382944</text:p>
          </table:table-cell>
          <table:table-cell table:style-name="ce1" office:value-type="float" office:value="0.023827713170058" calcext:value-type="float">
            <text:p>0,0238277132</text:p>
          </table:table-cell>
          <table:table-cell table:style-name="ce1" office:value-type="float" office:value="0.492003202438355" calcext:value-type="float">
            <text:p>0,4920032024</text:p>
          </table:table-cell>
          <table:table-cell table:number-columns-repeated="2" table:style-name="ce1" office:value-type="float" office:value="0.491996765136719" calcext:value-type="float">
            <text:p>0,4919967651</text:p>
          </table:table-cell>
          <table:table-cell table:style-name="ce1" office:value-type="float" office:value="-0.118725344538689" calcext:value-type="float">
            <text:p>-0,1187253445</text:p>
          </table:table-cell>
          <table:table-cell table:style-name="ce1" office:value-type="float" office:value="4.06239080429077" calcext:value-type="float">
            <text:p>4,0623908043</text:p>
          </table:table-cell>
          <table:table-cell table:style-name="ce1" office:value-type="float" office:value="-1.33967757225037" calcext:value-type="float">
            <text:p>-1,3396775723</text:p>
          </table:table-cell>
        </table:table-row>
        <table:table-row table:style-name="ro1">
          <table:table-cell table:style-name="ce1" office:value-type="string" calcext:value-type="string">
            <text:p>2.060119867324829</text:p>
          </table:table-cell>
          <table:table-cell table:style-name="ce1" office:value-type="string" calcext:value-type="string">
            <text:p>0.016184568405151367</text:p>
          </table:table-cell>
          <table:table-cell table:style-name="ce1" office:value-type="string" calcext:value-type="string">
            <text:p>60.02123141288757</text:p>
          </table:table-cell>
          <table:table-cell table:style-name="ce1" office:value-type="float" office:value="0.00368165170607146" calcext:value-type="float">
            <text:p>0,0036816517</text:p>
          </table:table-cell>
          <table:table-cell table:style-name="ce1" office:value-type="float" office:value="0.0295035105822378" calcext:value-type="float">
            <text:p>0,0295035106</text:p>
          </table:table-cell>
          <table:table-cell table:style-name="ce1" office:value-type="float" office:value="0.820298807120618" calcext:value-type="float">
            <text:p>0,8202988071</text:p>
          </table:table-cell>
          <table:table-cell table:style-name="ce1" office:value-type="float" office:value="-0.0175023440190472" calcext:value-type="float">
            <text:p>-0,017502344</text:p>
          </table:table-cell>
          <table:table-cell table:number-columns-repeated="2" table:style-name="ce1" office:value-type="float" office:value="0.00990728552589276" calcext:value-type="float">
            <text:p>0,0099072855</text:p>
          </table:table-cell>
          <table:table-cell table:style-name="ce1" office:value-type="float" office:value="-0.123977839946747" calcext:value-type="float">
            <text:p>-0,1239778399</text:p>
          </table:table-cell>
          <table:table-cell table:style-name="ce1" office:value-type="float" office:value="4.06600856781006" calcext:value-type="float">
            <text:p>4,0660085678</text:p>
          </table:table-cell>
          <table:table-cell table:style-name="ce1" office:value-type="float" office:value="-1.32181572914124" calcext:value-type="float">
            <text:p>-1,3218157291</text:p>
          </table:table-cell>
          <table:table-cell table:style-name="ce1" office:value-type="string" calcext:value-type="string">
            <text:p>-0.017502344019047218</text:p>
          </table:table-cell>
          <table:table-cell table:style-name="ce1" office:value-type="string" calcext:value-type="string">
            <text:p>0.009907285525892758</text:p>
          </table:table-cell>
          <table:table-cell table:style-name="ce1" office:value-type="string" calcext:value-type="string">
            <text:p>-0.07324950677625049</text:p>
          </table:table-cell>
          <table:table-cell table:style-name="ce1" office:value-type="float" office:value="-0.00219646462039551" calcext:value-type="float">
            <text:p>-0,0021964646</text:p>
          </table:table-cell>
          <table:table-cell table:style-name="ce1" office:value-type="float" office:value="-0.00613064087322269" calcext:value-type="float">
            <text:p>-0,0061306409</text:p>
          </table:table-cell>
          <table:table-cell table:style-name="ce1" office:value-type="float" office:value="-0.028085270441903" calcext:value-type="float">
            <text:p>-0,0280852704</text:p>
          </table:table-cell>
          <table:table-cell table:style-name="ce1" office:value-type="float" office:value="-0.163773051090962" calcext:value-type="float">
            <text:p>-0,1637730511</text:p>
          </table:table-cell>
          <table:table-cell table:style-name="ce1" office:value-type="float" office:value="0.171863875511849" calcext:value-type="float">
            <text:p>0,17186387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1024181995863" calcext:value-type="float">
            <text:p>0,0101024182</text:p>
          </table:table-cell>
          <table:table-cell table:style-name="ce1" office:value-type="float" office:value="-0.0115656709804078" calcext:value-type="float">
            <text:p>-0,011565671</text:p>
          </table:table-cell>
          <table:table-cell table:style-name="ce1" office:value-type="float" office:value="0.0334305466261006" calcext:value-type="float">
            <text:p>0,0334305466</text:p>
          </table:table-cell>
          <table:table-cell table:style-name="ce1" office:value-type="float" office:value="0.518307209014893" calcext:value-type="float">
            <text:p>0,518307209</text:p>
          </table:table-cell>
          <table:table-cell table:style-name="ce1" office:value-type="float" office:value="0.518306255340576" calcext:value-type="float">
            <text:p>0,5183062553</text:p>
          </table:table-cell>
          <table:table-cell table:style-name="ce1" office:value-type="float" office:value="0.518306016921997" calcext:value-type="float">
            <text:p>0,5183060169</text:p>
          </table:table-cell>
          <table:table-cell table:style-name="ce1" office:value-type="float" office:value="-0.123977839946747" calcext:value-type="float">
            <text:p>-0,1239778399</text:p>
          </table:table-cell>
          <table:table-cell table:style-name="ce1" office:value-type="float" office:value="4.06600856781006" calcext:value-type="float">
            <text:p>4,0660085678</text:p>
          </table:table-cell>
          <table:table-cell table:style-name="ce1" office:value-type="float" office:value="-1.32181572914124" calcext:value-type="float">
            <text:p>-1,3218157291</text:p>
          </table:table-cell>
        </table:table-row>
        <table:table-row table:style-name="ro1">
          <table:table-cell table:style-name="ce1" office:value-type="string" calcext:value-type="string">
            <text:p>2.0787715911865234</text:p>
          </table:table-cell>
          <table:table-cell table:style-name="ce1" office:value-type="string" calcext:value-type="string">
            <text:p>0.018651723861694336</text:p>
          </table:table-cell>
          <table:table-cell table:style-name="ce1" office:value-type="string" calcext:value-type="string">
            <text:p>60.545421838760376</text:p>
          </table:table-cell>
          <table:table-cell table:style-name="ce1" office:value-type="float" office:value="0.00203564981958702" calcext:value-type="float">
            <text:p>0,0020356498</text:p>
          </table:table-cell>
          <table:table-cell table:style-name="ce1" office:value-type="float" office:value="0.0312431664608511" calcext:value-type="float">
            <text:p>0,0312431665</text:p>
          </table:table-cell>
          <table:table-cell table:style-name="ce1" office:value-type="float" office:value="0.810871211099036" calcext:value-type="float">
            <text:p>0,8108712111</text:p>
          </table:table-cell>
          <table:table-cell table:style-name="ce1" office:value-type="float" office:value="-0.0164185708209979" calcext:value-type="float">
            <text:p>-0,0164185708</text:p>
          </table:table-cell>
          <table:table-cell table:number-columns-repeated="2" table:style-name="ce1" office:value-type="float" office:value="0.00724489501798371" calcext:value-type="float">
            <text:p>0,007244895</text:p>
          </table:table-cell>
          <table:table-cell table:style-name="ce1" office:value-type="float" office:value="-0.128356277942657" calcext:value-type="float">
            <text:p>-0,1283562779</text:p>
          </table:table-cell>
          <table:table-cell table:style-name="ce1" office:value-type="float" office:value="4.06903171539307" calcext:value-type="float">
            <text:p>4,0690317154</text:p>
          </table:table-cell>
          <table:table-cell table:style-name="ce1" office:value-type="float" office:value="-1.30384612083435" calcext:value-type="float">
            <text:p>-1,3038461208</text:p>
          </table:table-cell>
          <table:table-cell table:style-name="ce1" office:value-type="string" calcext:value-type="string">
            <text:p>-0.0164185708209979</text:p>
          </table:table-cell>
          <table:table-cell table:style-name="ce1" office:value-type="string" calcext:value-type="string">
            <text:p>0.007244895017983706</text:p>
          </table:table-cell>
          <table:table-cell table:style-name="ce1" office:value-type="string" calcext:value-type="string">
            <text:p>-0.07211075078456469</text:p>
          </table:table-cell>
          <table:table-cell table:style-name="ce1" office:value-type="float" office:value="-0.000920412926517864" calcext:value-type="float">
            <text:p>-0,0009204129</text:p>
          </table:table-cell>
          <table:table-cell table:style-name="ce1" office:value-type="float" office:value="-0.00737587764555945" calcext:value-type="float">
            <text:p>-0,0073758776</text:p>
          </table:table-cell>
          <table:table-cell table:style-name="ce1" office:value-type="float" office:value="-0.0270555379702721" calcext:value-type="float">
            <text:p>-0,027055538</text:p>
          </table:table-cell>
          <table:table-cell table:style-name="ce1" office:value-type="float" office:value="-0.165702086225739" calcext:value-type="float">
            <text:p>-0,1657020862</text:p>
          </table:table-cell>
          <table:table-cell table:style-name="ce1" office:value-type="float" office:value="0.156404410860684" calcext:value-type="float">
            <text:p>0,156404410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74161187860776" calcext:value-type="float">
            <text:p>0,0097416119</text:p>
          </table:table-cell>
          <table:table-cell table:style-name="ce1" office:value-type="float" office:value="-0.00950585472887262" calcext:value-type="float">
            <text:p>-0,0095058547</text:p>
          </table:table-cell>
          <table:table-cell table:style-name="ce1" office:value-type="float" office:value="0.0377914874282972" calcext:value-type="float">
            <text:p>0,0377914874</text:p>
          </table:table-cell>
          <table:table-cell table:style-name="ce1" office:value-type="float" office:value="0.523959159851074" calcext:value-type="float">
            <text:p>0,5239591599</text:p>
          </table:table-cell>
          <table:table-cell table:style-name="ce1" office:value-type="float" office:value="0.523987293243408" calcext:value-type="float">
            <text:p>0,5239872932</text:p>
          </table:table-cell>
          <table:table-cell table:style-name="ce1" office:value-type="float" office:value="0.523994922637939" calcext:value-type="float">
            <text:p>0,5239949226</text:p>
          </table:table-cell>
          <table:table-cell table:style-name="ce1" office:value-type="float" office:value="-0.128356277942657" calcext:value-type="float">
            <text:p>-0,1283562779</text:p>
          </table:table-cell>
          <table:table-cell table:style-name="ce1" office:value-type="float" office:value="4.06903171539307" calcext:value-type="float">
            <text:p>4,0690317154</text:p>
          </table:table-cell>
          <table:table-cell table:style-name="ce1" office:value-type="float" office:value="-1.30384612083435" calcext:value-type="float">
            <text:p>-1,3038461208</text:p>
          </table:table-cell>
        </table:table-row>
        <table:table-row table:style-name="ro1">
          <table:table-cell table:style-name="ce1" office:value-type="string" calcext:value-type="string">
            <text:p>2.0954830646514893</text:p>
          </table:table-cell>
          <table:table-cell table:style-name="ce1" office:value-type="string" calcext:value-type="string">
            <text:p>0.01671147346496582</text:p>
          </table:table-cell>
          <table:table-cell table:style-name="ce1" office:value-type="string" calcext:value-type="string">
            <text:p>61.06188654899597</text:p>
          </table:table-cell>
          <table:table-cell table:style-name="ce1" office:value-type="float" office:value="-0.00257537156389451" calcext:value-type="float">
            <text:p>-0,0025753716</text:p>
          </table:table-cell>
          <table:table-cell table:style-name="ce1" office:value-type="float" office:value="0.0361448817708196" calcext:value-type="float">
            <text:p>0,0361448818</text:p>
          </table:table-cell>
          <table:table-cell table:style-name="ce1" office:value-type="float" office:value="0.786322370723442" calcext:value-type="float">
            <text:p>0,7863223707</text:p>
          </table:table-cell>
          <table:table-cell table:style-name="ce1" office:value-type="float" office:value="-0.0162717729685418" calcext:value-type="float">
            <text:p>-0,016271773</text:p>
          </table:table-cell>
          <table:table-cell table:number-columns-repeated="2" table:style-name="ce1" office:value-type="float" office:value="0.00542278892963449" calcext:value-type="float">
            <text:p>0,0054227889</text:p>
          </table:table-cell>
          <table:table-cell table:style-name="ce1" office:value-type="float" office:value="-0.131623432040215" calcext:value-type="float">
            <text:p>-0,131623432</text:p>
          </table:table-cell>
          <table:table-cell table:style-name="ce1" office:value-type="float" office:value="4.07172536849976" calcext:value-type="float">
            <text:p>4,0717253685</text:p>
          </table:table-cell>
          <table:table-cell table:style-name="ce1" office:value-type="float" office:value="-1.28542423248291" calcext:value-type="float">
            <text:p>-1,2854242325</text:p>
          </table:table-cell>
          <table:table-cell table:style-name="ce1" office:value-type="string" calcext:value-type="string">
            <text:p>-0.01627177296854182</text:p>
          </table:table-cell>
          <table:table-cell table:style-name="ce1" office:value-type="string" calcext:value-type="string">
            <text:p>0.0054227889296344905</text:p>
          </table:table-cell>
          <table:table-cell table:style-name="ce1" office:value-type="string" calcext:value-type="string">
            <text:p>-0.07211135965670504</text:p>
          </table:table-cell>
          <table:table-cell table:style-name="ce1" office:value-type="float" office:value="-0.000508912454896756" calcext:value-type="float">
            <text:p>-0,0005089125</text:p>
          </table:table-cell>
          <table:table-cell table:style-name="ce1" office:value-type="float" office:value="-0.00781079161521277" calcext:value-type="float">
            <text:p>-0,0078107916</text:p>
          </table:table-cell>
          <table:table-cell table:style-name="ce1" office:value-type="float" office:value="-0.0265653029771499" calcext:value-type="float">
            <text:p>-0,026565303</text:p>
          </table:table-cell>
          <table:table-cell table:style-name="ce1" office:value-type="float" office:value="-0.166759069559527" calcext:value-type="float">
            <text:p>-0,1667590696</text:p>
          </table:table-cell>
          <table:table-cell table:style-name="ce1" office:value-type="float" office:value="0.140182576232232" calcext:value-type="float">
            <text:p>0,14018257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17004378040081" calcext:value-type="float">
            <text:p>0,0031700438</text:p>
          </table:table-cell>
          <table:table-cell table:style-name="ce1" office:value-type="float" office:value="-0.00335056788859029" calcext:value-type="float">
            <text:p>-0,0033505679</text:p>
          </table:table-cell>
          <table:table-cell table:style-name="ce1" office:value-type="float" office:value="0.0181577328177928" calcext:value-type="float">
            <text:p>0,0181577328</text:p>
          </table:table-cell>
          <table:table-cell table:style-name="ce1" office:value-type="float" office:value="0.519236326217651" calcext:value-type="float">
            <text:p>0,5192363262</text:p>
          </table:table-cell>
          <table:table-cell table:style-name="ce1" office:value-type="float" office:value="0.519212245941162" calcext:value-type="float">
            <text:p>0,5192122459</text:p>
          </table:table-cell>
          <table:table-cell table:style-name="ce1" office:value-type="float" office:value="0.519205570220947" calcext:value-type="float">
            <text:p>0,5192055702</text:p>
          </table:table-cell>
          <table:table-cell table:style-name="ce1" office:value-type="float" office:value="-0.131623432040215" calcext:value-type="float">
            <text:p>-0,131623432</text:p>
          </table:table-cell>
          <table:table-cell table:style-name="ce1" office:value-type="float" office:value="4.07172536849976" calcext:value-type="float">
            <text:p>4,0717253685</text:p>
          </table:table-cell>
          <table:table-cell table:style-name="ce1" office:value-type="float" office:value="-1.28542423248291" calcext:value-type="float">
            <text:p>-1,2854242325</text:p>
          </table:table-cell>
        </table:table-row>
        <table:table-row table:style-name="ro1">
          <table:table-cell table:style-name="ce1" office:value-type="string" calcext:value-type="string">
            <text:p>2.112886905670166</text:p>
          </table:table-cell>
          <table:table-cell table:style-name="ce1" office:value-type="string" calcext:value-type="string">
            <text:p>0.017403841018676758</text:p>
          </table:table-cell>
          <table:table-cell table:style-name="ce1" office:value-type="string" calcext:value-type="string">
            <text:p>61.60909724235535</text:p>
          </table:table-cell>
          <table:table-cell table:style-name="ce1" office:value-type="float" office:value="-0.00469343741798061" calcext:value-type="float">
            <text:p>-0,0046934374</text:p>
          </table:table-cell>
          <table:table-cell table:style-name="ce1" office:value-type="float" office:value="0.0382823785048346" calcext:value-type="float">
            <text:p>0,0382823785</text:p>
          </table:table-cell>
          <table:table-cell table:style-name="ce1" office:value-type="float" office:value="0.774774732413115" calcext:value-type="float">
            <text:p>0,7747747324</text:p>
          </table:table-cell>
          <table:table-cell table:style-name="ce1" office:value-type="float" office:value="-0.0148533285104539" calcext:value-type="float">
            <text:p>-0,0148533285</text:p>
          </table:table-cell>
          <table:table-cell table:number-columns-repeated="2" table:style-name="ce1" office:value-type="float" office:value="0.00218668551461254" calcext:value-type="float">
            <text:p>0,0021866855</text:p>
          </table:table-cell>
          <table:table-cell table:style-name="ce1" office:value-type="float" office:value="-0.133995413780212" calcext:value-type="float">
            <text:p>-0,1339954138</text:p>
          </table:table-cell>
          <table:table-cell table:style-name="ce1" office:value-type="float" office:value="4.07371234893799" calcext:value-type="float">
            <text:p>4,0737123489</text:p>
          </table:table-cell>
          <table:table-cell table:style-name="ce1" office:value-type="float" office:value="-1.26692807674408" calcext:value-type="float">
            <text:p>-1,2669280767</text:p>
          </table:table-cell>
          <table:table-cell table:style-name="ce1" office:value-type="string" calcext:value-type="string">
            <text:p>-0.014853328510453921</text:p>
          </table:table-cell>
          <table:table-cell table:style-name="ce1" office:value-type="string" calcext:value-type="string">
            <text:p>0.0021866855146125412</text:p>
          </table:table-cell>
          <table:table-cell table:style-name="ce1" office:value-type="string" calcext:value-type="string">
            <text:p>-0.0701614275443748</text:p>
          </table:table-cell>
          <table:table-cell table:style-name="ce1" office:value-type="float" office:value="0.000643842890973628" calcext:value-type="float">
            <text:p>0,0006438429</text:p>
          </table:table-cell>
          <table:table-cell table:style-name="ce1" office:value-type="float" office:value="-0.0090362204427049" calcext:value-type="float">
            <text:p>-0,0090362204</text:p>
          </table:table-cell>
          <table:table-cell table:style-name="ce1" office:value-type="float" office:value="-0.025288763277619" calcext:value-type="float">
            <text:p>-0,0252887633</text:p>
          </table:table-cell>
          <table:table-cell table:style-name="ce1" office:value-type="float" office:value="-0.165357024445726" calcext:value-type="float">
            <text:p>-0,1653570244</text:p>
          </table:table-cell>
          <table:table-cell table:style-name="ce1" office:value-type="float" office:value="0.120505294819665" calcext:value-type="float">
            <text:p>0,12050529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4698368366568" calcext:value-type="float">
            <text:p>0,0084698368</text:p>
          </table:table-cell>
          <table:table-cell table:style-name="ce1" office:value-type="float" office:value="-0.0090038820220297" calcext:value-type="float">
            <text:p>-0,009003882</text:p>
          </table:table-cell>
          <table:table-cell table:style-name="ce1" office:value-type="float" office:value="0.0450934293297672" calcext:value-type="float">
            <text:p>0,0450934293</text:p>
          </table:table-cell>
          <table:table-cell table:style-name="ce1" office:value-type="float" office:value="0.544404983520508" calcext:value-type="float">
            <text:p>0,5444049835</text:p>
          </table:table-cell>
          <table:table-cell table:style-name="ce1" office:value-type="float" office:value="0.544400215148926" calcext:value-type="float">
            <text:p>0,5444002151</text:p>
          </table:table-cell>
          <table:table-cell table:style-name="ce1" office:value-type="float" office:value="0.544399499893189" calcext:value-type="float">
            <text:p>0,5443994999</text:p>
          </table:table-cell>
          <table:table-cell table:style-name="ce1" office:value-type="float" office:value="-0.133995413780212" calcext:value-type="float">
            <text:p>-0,1339954138</text:p>
          </table:table-cell>
          <table:table-cell table:style-name="ce1" office:value-type="float" office:value="4.07371234893799" calcext:value-type="float">
            <text:p>4,0737123489</text:p>
          </table:table-cell>
          <table:table-cell table:style-name="ce1" office:value-type="float" office:value="-1.26692807674408" calcext:value-type="float">
            <text:p>-1,2669280767</text:p>
          </table:table-cell>
        </table:table-row>
        <table:table-row table:style-name="ro1">
          <table:table-cell table:style-name="ce1" office:value-type="string" calcext:value-type="string">
            <text:p>2.126370906829834</text:p>
          </table:table-cell>
          <table:table-cell table:style-name="ce1" office:value-type="string" calcext:value-type="string">
            <text:p>0.013484001159667969</text:p>
          </table:table-cell>
          <table:table-cell table:style-name="ce1" office:value-type="string" calcext:value-type="string">
            <text:p>62.11668014526367</text:p>
          </table:table-cell>
          <table:table-cell table:style-name="ce1" office:value-type="float" office:value="-0.00758803665729952" calcext:value-type="float">
            <text:p>-0,0075880367</text:p>
          </table:table-cell>
          <table:table-cell table:style-name="ce1" office:value-type="float" office:value="0.0404970275962518" calcext:value-type="float">
            <text:p>0,0404970276</text:p>
          </table:table-cell>
          <table:table-cell table:style-name="ce1" office:value-type="float" office:value="0.757780544551802" calcext:value-type="float">
            <text:p>0,7577805446</text:p>
          </table:table-cell>
          <table:table-cell table:style-name="ce1" office:value-type="float" office:value="-0.0142040209268027" calcext:value-type="float">
            <text:p>-0,0142040209</text:p>
          </table:table-cell>
          <table:table-cell table:number-columns-repeated="2" table:style-name="ce1" office:value-type="float" office:value="-0.0000866016002677671" calcext:value-type="float">
            <text:p>-8,66016002677671E-05</text:p>
          </table:table-cell>
          <table:table-cell table:style-name="ce1" office:value-type="float" office:value="-0.135997638106346" calcext:value-type="float">
            <text:p>-0,1359976381</text:p>
          </table:table-cell>
          <table:table-cell table:style-name="ce1" office:value-type="float" office:value="4.07521533966064" calcext:value-type="float">
            <text:p>4,0752153397</text:p>
          </table:table-cell>
          <table:table-cell table:style-name="ce1" office:value-type="float" office:value="-1.24912774562836" calcext:value-type="float">
            <text:p>-1,2491277456</text:p>
          </table:table-cell>
          <table:table-cell table:style-name="ce1" office:value-type="string" calcext:value-type="string">
            <text:p>-0.014204020926802723</text:p>
          </table:table-cell>
          <table:table-cell table:style-name="ce1" office:value-type="string" calcext:value-type="string">
            <text:p>-8.660160026776707e-05</text:p>
          </table:table-cell>
          <table:table-cell table:style-name="ce1" office:value-type="string" calcext:value-type="string">
            <text:p>-0.07012366128854985</text:p>
          </table:table-cell>
          <table:table-cell table:style-name="ce1" office:value-type="float" office:value="0.00117335935449515" calcext:value-type="float">
            <text:p>0,0011733594</text:p>
          </table:table-cell>
          <table:table-cell table:style-name="ce1" office:value-type="float" office:value="-0.00957059462620865" calcext:value-type="float">
            <text:p>-0,0095705946</text:p>
          </table:table-cell>
          <table:table-cell table:style-name="ce1" office:value-type="float" office:value="-0.024688286085482" calcext:value-type="float">
            <text:p>-0,0246882861</text:p>
          </table:table-cell>
          <table:table-cell table:style-name="ce1" office:value-type="float" office:value="-0.162957316483813" calcext:value-type="float">
            <text:p>-0,1629573165</text:p>
          </table:table-cell>
          <table:table-cell table:style-name="ce1" office:value-type="float" office:value="0.100931648268984" calcext:value-type="float">
            <text:p>0,10093164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14259138657421" calcext:value-type="float">
            <text:p>0,0041425914</text:p>
          </table:table-cell>
          <table:table-cell table:style-name="ce1" office:value-type="float" office:value="-0.00418054238450332" calcext:value-type="float">
            <text:p>-0,0041805424</text:p>
          </table:table-cell>
          <table:table-cell table:style-name="ce1" office:value-type="float" office:value="0.022584991877286" calcext:value-type="float">
            <text:p>0,0225849919</text:p>
          </table:table-cell>
          <table:table-cell table:style-name="ce1" office:value-type="float" office:value="0.511290073394775" calcext:value-type="float">
            <text:p>0,5112900734</text:p>
          </table:table-cell>
          <table:table-cell table:style-name="ce1" office:value-type="float" office:value="0.511296510696411" calcext:value-type="float">
            <text:p>0,5112965107</text:p>
          </table:table-cell>
          <table:table-cell table:style-name="ce1" office:value-type="float" office:value="0.511296987533569" calcext:value-type="float">
            <text:p>0,5112969875</text:p>
          </table:table-cell>
          <table:table-cell table:style-name="ce1" office:value-type="float" office:value="-0.135997638106346" calcext:value-type="float">
            <text:p>-0,1359976381</text:p>
          </table:table-cell>
          <table:table-cell table:style-name="ce1" office:value-type="float" office:value="4.07521533966064" calcext:value-type="float">
            <text:p>4,0752153397</text:p>
          </table:table-cell>
          <table:table-cell table:style-name="ce1" office:value-type="float" office:value="-1.24912774562836" calcext:value-type="float">
            <text:p>-1,2491277456</text:p>
          </table:table-cell>
        </table:table-row>
        <table:table-row table:style-name="ro1">
          <table:table-cell table:style-name="ce1" office:value-type="string" calcext:value-type="string">
            <text:p>2.143608331680298</text:p>
          </table:table-cell>
          <table:table-cell table:style-name="ce1" office:value-type="string" calcext:value-type="string">
            <text:p>0.017237424850463867</text:p>
          </table:table-cell>
          <table:table-cell table:style-name="ce1" office:value-type="string" calcext:value-type="string">
            <text:p>62.74497652053833</text:p>
          </table:table-cell>
          <table:table-cell table:style-name="ce1" office:value-type="float" office:value="-0.0103214610911285" calcext:value-type="float">
            <text:p>-0,0103214611</text:p>
          </table:table-cell>
          <table:table-cell table:style-name="ce1" office:value-type="float" office:value="0.0418999064728089" calcext:value-type="float">
            <text:p>0,0418999065</text:p>
          </table:table-cell>
          <table:table-cell table:style-name="ce1" office:value-type="float" office:value="0.738916418434661" calcext:value-type="float">
            <text:p>0,7389164184</text:p>
          </table:table-cell>
          <table:table-cell table:style-name="ce1" office:value-type="float" office:value="-0.0130155197697541" calcext:value-type="float">
            <text:p>-0,0130155198</text:p>
          </table:table-cell>
          <table:table-cell table:number-columns-repeated="2" table:style-name="ce1" office:value-type="float" office:value="-0.00304338006137436" calcext:value-type="float">
            <text:p>-0,0030433801</text:p>
          </table:table-cell>
          <table:table-cell table:style-name="ce1" office:value-type="float" office:value="-0.137679189443588" calcext:value-type="float">
            <text:p>-0,1376791894</text:p>
          </table:table-cell>
          <table:table-cell table:style-name="ce1" office:value-type="float" office:value="4.07594013214111" calcext:value-type="float">
            <text:p>4,0759401321</text:p>
          </table:table-cell>
          <table:table-cell table:style-name="ce1" office:value-type="float" office:value="-1.23149049282074" calcext:value-type="float">
            <text:p>-1,2314904928</text:p>
          </table:table-cell>
          <table:table-cell table:style-name="ce1" office:value-type="string" calcext:value-type="string">
            <text:p>-0.013015519769754123</text:p>
          </table:table-cell>
          <table:table-cell table:style-name="ce1" office:value-type="string" calcext:value-type="string">
            <text:p>-0.0030433800613743566</text:p>
          </table:table-cell>
          <table:table-cell table:style-name="ce1" office:value-type="string" calcext:value-type="string">
            <text:p>-0.0691290585824231</text:p>
          </table:table-cell>
          <table:table-cell table:style-name="ce1" office:value-type="float" office:value="0.00189700916432488" calcext:value-type="float">
            <text:p>0,0018970092</text:p>
          </table:table-cell>
          <table:table-cell table:style-name="ce1" office:value-type="float" office:value="-0.010124256899063" calcext:value-type="float">
            <text:p>-0,0101242569</text:p>
          </table:table-cell>
          <table:table-cell table:style-name="ce1" office:value-type="float" office:value="-0.0238045883166937" calcext:value-type="float">
            <text:p>-0,0238045883</text:p>
          </table:table-cell>
          <table:table-cell table:style-name="ce1" office:value-type="float" office:value="-0.158185212506062" calcext:value-type="float">
            <text:p>-0,1581852125</text:p>
          </table:table-cell>
          <table:table-cell table:style-name="ce1" office:value-type="float" office:value="0.0754622158821644" calcext:value-type="float">
            <text:p>0,075462215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60265015987707" calcext:value-type="float">
            <text:p>0,0046026502</text:p>
          </table:table-cell>
          <table:table-cell table:style-name="ce1" office:value-type="float" office:value="-0.00352134684468078" calcext:value-type="float">
            <text:p>-0,0035213468</text:p>
          </table:table-cell>
          <table:table-cell table:style-name="ce1" office:value-type="float" office:value="0.0270211893708244" calcext:value-type="float">
            <text:p>0,0270211894</text:p>
          </table:table-cell>
          <table:table-cell table:style-name="ce1" office:value-type="float" office:value="0.62889838218689" calcext:value-type="float">
            <text:p>0,6288983822</text:p>
          </table:table-cell>
          <table:table-cell table:style-name="ce1" office:value-type="float" office:value="0.628921031951904" calcext:value-type="float">
            <text:p>0,628921032</text:p>
          </table:table-cell>
          <table:table-cell table:style-name="ce1" office:value-type="float" office:value="0.628920793533325" calcext:value-type="float">
            <text:p>0,6289207935</text:p>
          </table:table-cell>
          <table:table-cell table:style-name="ce1" office:value-type="float" office:value="-0.137679189443588" calcext:value-type="float">
            <text:p>-0,1376791894</text:p>
          </table:table-cell>
          <table:table-cell table:style-name="ce1" office:value-type="float" office:value="4.07594013214111" calcext:value-type="float">
            <text:p>4,0759401321</text:p>
          </table:table-cell>
          <table:table-cell table:style-name="ce1" office:value-type="float" office:value="-1.23149049282074" calcext:value-type="float">
            <text:p>-1,2314904928</text:p>
          </table:table-cell>
        </table:table-row>
        <table:table-row table:style-name="ro1">
          <table:table-cell table:style-name="ce1" office:value-type="string" calcext:value-type="string">
            <text:p>2.1567766666412354</text:p>
          </table:table-cell>
          <table:table-cell table:style-name="ce1" office:value-type="string" calcext:value-type="string">
            <text:p>0.0131683349609375</text:p>
          </table:table-cell>
          <table:table-cell table:style-name="ce1" office:value-type="string" calcext:value-type="string">
            <text:p>63.290947914123535</text:p>
          </table:table-cell>
          <table:table-cell table:style-name="ce1" office:value-type="float" office:value="-0.0132571460181893" calcext:value-type="float">
            <text:p>-0,013257146</text:p>
          </table:table-cell>
          <table:table-cell table:style-name="ce1" office:value-type="float" office:value="0.04260578339655" calcext:value-type="float">
            <text:p>0,0426057834</text:p>
          </table:table-cell>
          <table:table-cell table:style-name="ce1" office:value-type="float" office:value="0.721938700587661" calcext:value-type="float">
            <text:p>0,7219387006</text:p>
          </table:table-cell>
          <table:table-cell table:style-name="ce1" office:value-type="float" office:value="-0.0117898350261413" calcext:value-type="float">
            <text:p>-0,011789835</text:p>
          </table:table-cell>
          <table:table-cell table:number-columns-repeated="2" table:style-name="ce1" office:value-type="float" office:value="-0.00552757588895899" calcext:value-type="float">
            <text:p>-0,0055275759</text:p>
          </table:table-cell>
          <table:table-cell table:style-name="ce1" office:value-type="float" office:value="-0.13927136361599" calcext:value-type="float">
            <text:p>-0,1392713636</text:p>
          </table:table-cell>
          <table:table-cell table:style-name="ce1" office:value-type="float" office:value="4.07614088058472" calcext:value-type="float">
            <text:p>4,0761408806</text:p>
          </table:table-cell>
          <table:table-cell table:style-name="ce1" office:value-type="float" office:value="-1.21415531635284" calcext:value-type="float">
            <text:p>-1,2141553164</text:p>
          </table:table-cell>
          <table:table-cell table:style-name="ce1" office:value-type="string" calcext:value-type="string">
            <text:p>-0.011789835026141258</text:p>
          </table:table-cell>
          <table:table-cell table:style-name="ce1" office:value-type="string" calcext:value-type="string">
            <text:p>-0.005527575888958989</text:p>
          </table:table-cell>
          <table:table-cell table:style-name="ce1" office:value-type="string" calcext:value-type="string">
            <text:p>-0.06795327774541032</text:p>
          </table:table-cell>
          <table:table-cell table:style-name="ce1" office:value-type="float" office:value="0.00258036527278212" calcext:value-type="float">
            <text:p>0,0025803653</text:p>
          </table:table-cell>
          <table:table-cell table:style-name="ce1" office:value-type="float" office:value="-0.0104749766182022" calcext:value-type="float">
            <text:p>-0,0104749766</text:p>
          </table:table-cell>
          <table:table-cell table:style-name="ce1" office:value-type="float" office:value="-0.0228236537586024" calcext:value-type="float">
            <text:p>-0,0228236538</text:p>
          </table:table-cell>
          <table:table-cell table:style-name="ce1" office:value-type="float" office:value="-0.152592879783042" calcext:value-type="float">
            <text:p>-0,1525928798</text:p>
          </table:table-cell>
          <table:table-cell table:style-name="ce1" office:value-type="float" office:value="0.0527592472735644" calcext:value-type="float">
            <text:p>0,05275924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04493121862557" calcext:value-type="float">
            <text:p>0,0050449312</text:p>
          </table:table-cell>
          <table:table-cell table:style-name="ce1" office:value-type="float" office:value="-0.00258911046981552" calcext:value-type="float">
            <text:p>-0,0025891105</text:p>
          </table:table-cell>
          <table:table-cell table:style-name="ce1" office:value-type="float" office:value="0.0348150405276823" calcext:value-type="float">
            <text:p>0,0348150405</text:p>
          </table:table-cell>
          <table:table-cell table:style-name="ce1" office:value-type="float" office:value="0.541815996170044" calcext:value-type="float">
            <text:p>0,5418159962</text:p>
          </table:table-cell>
          <table:table-cell table:style-name="ce1" office:value-type="float" office:value="0.5418381690979" calcext:value-type="float">
            <text:p>0,5418381691</text:p>
          </table:table-cell>
          <table:table-cell table:style-name="ce1" office:value-type="float" office:value="0.54183840751648" calcext:value-type="float">
            <text:p>0,5418384075</text:p>
          </table:table-cell>
          <table:table-cell table:style-name="ce1" office:value-type="float" office:value="-0.13927136361599" calcext:value-type="float">
            <text:p>-0,1392713636</text:p>
          </table:table-cell>
          <table:table-cell table:style-name="ce1" office:value-type="float" office:value="4.07614088058472" calcext:value-type="float">
            <text:p>4,0761408806</text:p>
          </table:table-cell>
          <table:table-cell table:style-name="ce1" office:value-type="float" office:value="-1.21415531635284" calcext:value-type="float">
            <text:p>-1,2141553164</text:p>
          </table:table-cell>
        </table:table-row>
        <table:table-row table:style-name="ro1">
          <table:table-cell table:style-name="ce1" office:value-type="string" calcext:value-type="string">
            <text:p>2.1758298873901367</text:p>
          </table:table-cell>
          <table:table-cell table:style-name="ce1" office:value-type="string" calcext:value-type="string">
            <text:p>0.019053220748901367</text:p>
          </table:table-cell>
          <table:table-cell table:style-name="ce1" office:value-type="string" calcext:value-type="string">
            <text:p>63.79661154747009</text:p>
          </table:table-cell>
          <table:table-cell table:style-name="ce1" office:value-type="float" office:value="-0.0157271428896045" calcext:value-type="float">
            <text:p>-0,0157271429</text:p>
          </table:table-cell>
          <table:table-cell table:style-name="ce1" office:value-type="float" office:value="0.0423273866806455" calcext:value-type="float">
            <text:p>0,0423273867</text:p>
          </table:table-cell>
          <table:table-cell table:style-name="ce1" office:value-type="float" office:value="0.705788302568742" calcext:value-type="float">
            <text:p>0,7057883026</text:p>
          </table:table-cell>
          <table:table-cell table:style-name="ce1" office:value-type="float" office:value="-0.0103998732754428" calcext:value-type="float">
            <text:p>-0,0103998733</text:p>
          </table:table-cell>
          <table:table-cell table:number-columns-repeated="2" table:style-name="ce1" office:value-type="float" office:value="-0.007721492120224" calcext:value-type="float">
            <text:p>-0,0077214921</text:p>
          </table:table-cell>
          <table:table-cell table:style-name="ce1" office:value-type="float" office:value="-0.141744032502174" calcext:value-type="float">
            <text:p>-0,1417440325</text:p>
          </table:table-cell>
          <table:table-cell table:style-name="ce1" office:value-type="float" office:value="4.07547664642334" calcext:value-type="float">
            <text:p>4,0754766464</text:p>
          </table:table-cell>
          <table:table-cell table:style-name="ce1" office:value-type="float" office:value="-1.19674730300903" calcext:value-type="float">
            <text:p>-1,196747303</text:p>
          </table:table-cell>
          <table:table-cell table:style-name="ce1" office:value-type="string" calcext:value-type="string">
            <text:p>-0.010399873275442817</text:p>
          </table:table-cell>
          <table:table-cell table:style-name="ce1" office:value-type="string" calcext:value-type="string">
            <text:p>-0.007721492120223997</text:p>
          </table:table-cell>
          <table:table-cell table:style-name="ce1" office:value-type="string" calcext:value-type="string">
            <text:p>-0.06710167534796575</text:p>
          </table:table-cell>
          <table:table-cell table:style-name="ce1" office:value-type="float" office:value="0.00331428650454733" calcext:value-type="float">
            <text:p>0,0033142865</text:p>
          </table:table-cell>
          <table:table-cell table:style-name="ce1" office:value-type="float" office:value="-0.0106514458491375" calcext:value-type="float">
            <text:p>-0,0106514458</text:p>
          </table:table-cell>
          <table:table-cell table:style-name="ce1" office:value-type="float" office:value="-0.0219408124305584" calcext:value-type="float">
            <text:p>-0,0219408124</text:p>
          </table:table-cell>
          <table:table-cell table:style-name="ce1" office:value-type="float" office:value="-0.145886820989742" calcext:value-type="float">
            <text:p>-0,145886821</text:p>
          </table:table-cell>
          <table:table-cell table:style-name="ce1" office:value-type="float" office:value="0.0312088658113921" calcext:value-type="float">
            <text:p>0,03120886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80352856141466" calcext:value-type="float">
            <text:p>0,0058035286</text:p>
          </table:table-cell>
          <table:table-cell table:style-name="ce1" office:value-type="float" office:value="-0.00139554092675003" calcext:value-type="float">
            <text:p>-0,0013955409</text:p>
          </table:table-cell>
          <table:table-cell table:style-name="ce1" office:value-type="float" office:value="0.0335654833037052" calcext:value-type="float">
            <text:p>0,0335654833</text:p>
          </table:table-cell>
          <table:table-cell table:style-name="ce1" office:value-type="float" office:value="0.505844831466675" calcext:value-type="float">
            <text:p>0,5058448315</text:p>
          </table:table-cell>
          <table:table-cell table:number-columns-repeated="2" table:style-name="ce1" office:value-type="float" office:value="0.505808830261231" calcext:value-type="float">
            <text:p>0,5058088303</text:p>
          </table:table-cell>
          <table:table-cell table:style-name="ce1" office:value-type="float" office:value="-0.141744032502174" calcext:value-type="float">
            <text:p>-0,1417440325</text:p>
          </table:table-cell>
          <table:table-cell table:style-name="ce1" office:value-type="float" office:value="4.07547664642334" calcext:value-type="float">
            <text:p>4,0754766464</text:p>
          </table:table-cell>
          <table:table-cell table:style-name="ce1" office:value-type="float" office:value="-1.19674730300903" calcext:value-type="float">
            <text:p>-1,196747303</text:p>
          </table:table-cell>
        </table:table-row>
        <table:table-row table:style-name="ro1">
          <table:table-cell table:style-name="ce1" office:value-type="string" calcext:value-type="string">
            <text:p>2.188512086868286</text:p>
          </table:table-cell>
          <table:table-cell table:style-name="ce1" office:value-type="string" calcext:value-type="string">
            <text:p>0.012682199478149414</text:p>
          </table:table-cell>
          <table:table-cell table:style-name="ce1" office:value-type="string" calcext:value-type="string">
            <text:p>64.32386255264282</text:p>
          </table:table-cell>
          <table:table-cell table:style-name="ce1" office:value-type="float" office:value="-0.0191273534696342" calcext:value-type="float">
            <text:p>-0,0191273535</text:p>
          </table:table-cell>
          <table:table-cell table:style-name="ce1" office:value-type="float" office:value="0.0413111674349272" calcext:value-type="float">
            <text:p>0,0413111674</text:p>
          </table:table-cell>
          <table:table-cell table:style-name="ce1" office:value-type="float" office:value="0.691333099647805" calcext:value-type="float">
            <text:p>0,6913330996</text:p>
          </table:table-cell>
          <table:table-cell table:style-name="ce1" office:value-type="float" office:value="-0.00901847334077596" calcext:value-type="float">
            <text:p>-0,0090184733</text:p>
          </table:table-cell>
          <table:table-cell table:number-columns-repeated="2" table:style-name="ce1" office:value-type="float" office:value="-0.00973696622389061" calcext:value-type="float">
            <text:p>-0,0097369662</text:p>
          </table:table-cell>
          <table:table-cell table:style-name="ce1" office:value-type="float" office:value="-0.144467875361443" calcext:value-type="float">
            <text:p>-0,1444678754</text:p>
          </table:table-cell>
          <table:table-cell table:style-name="ce1" office:value-type="float" office:value="4.07390928268433" calcext:value-type="float">
            <text:p>4,0739092827</text:p>
          </table:table-cell>
          <table:table-cell table:style-name="ce1" office:value-type="float" office:value="-1.17992413043976" calcext:value-type="float">
            <text:p>-1,1799241304</text:p>
          </table:table-cell>
          <table:table-cell table:style-name="ce1" office:value-type="string" calcext:value-type="string">
            <text:p>-0.009018473340775957</text:p>
          </table:table-cell>
          <table:table-cell table:style-name="ce1" office:value-type="string" calcext:value-type="string">
            <text:p>-0.00973696622389061</text:p>
          </table:table-cell>
          <table:table-cell table:style-name="ce1" office:value-type="string" calcext:value-type="string">
            <text:p>-0.06633985669301258</text:p>
          </table:table-cell>
          <table:table-cell table:style-name="ce1" office:value-type="float" office:value="0.00393178572240113" calcext:value-type="float">
            <text:p>0,0039317857</text:p>
          </table:table-cell>
          <table:table-cell table:style-name="ce1" office:value-type="float" office:value="-0.0105818466701614" calcext:value-type="float">
            <text:p>-0,0105818467</text:p>
          </table:table-cell>
          <table:table-cell table:style-name="ce1" office:value-type="float" office:value="-0.0211009917335746" calcext:value-type="float">
            <text:p>-0,0211009917</text:p>
          </table:table-cell>
          <table:table-cell table:style-name="ce1" office:value-type="float" office:value="-0.137543808934223" calcext:value-type="float">
            <text:p>-0,1375438089</text:p>
          </table:table-cell>
          <table:table-cell table:style-name="ce1" office:value-type="float" office:value="0.00875537064357504" calcext:value-type="float">
            <text:p>0,00875537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65611142296312" calcext:value-type="float">
            <text:p>0,0046561114</text:p>
          </table:table-cell>
          <table:table-cell table:style-name="ce1" office:value-type="float" office:value="0.000524809405245717" calcext:value-type="float">
            <text:p>0,0005248094</text:p>
          </table:table-cell>
          <table:table-cell table:style-name="ce1" office:value-type="float" office:value="0.0304454016224796" calcext:value-type="float">
            <text:p>0,0304454016</text:p>
          </table:table-cell>
          <table:table-cell table:style-name="ce1" office:value-type="float" office:value="0.530484914779663" calcext:value-type="float">
            <text:p>0,5304849148</text:p>
          </table:table-cell>
          <table:table-cell table:style-name="ce1" office:value-type="float" office:value="0.530472040176392" calcext:value-type="float">
            <text:p>0,5304720402</text:p>
          </table:table-cell>
          <table:table-cell table:style-name="ce1" office:value-type="float" office:value="0.530470848083496" calcext:value-type="float">
            <text:p>0,5304708481</text:p>
          </table:table-cell>
          <table:table-cell table:style-name="ce1" office:value-type="float" office:value="-0.144467875361443" calcext:value-type="float">
            <text:p>-0,1444678754</text:p>
          </table:table-cell>
          <table:table-cell table:style-name="ce1" office:value-type="float" office:value="4.07390928268433" calcext:value-type="float">
            <text:p>4,0739092827</text:p>
          </table:table-cell>
          <table:table-cell table:style-name="ce1" office:value-type="float" office:value="-1.17992413043976" calcext:value-type="float">
            <text:p>-1,1799241304</text:p>
          </table:table-cell>
        </table:table-row>
        <table:table-row table:style-name="ro1">
          <table:table-cell table:style-name="ce1" office:value-type="string" calcext:value-type="string">
            <text:p>2.2061543464660645</text:p>
          </table:table-cell>
          <table:table-cell table:style-name="ce1" office:value-type="string" calcext:value-type="string">
            <text:p>0.01764225959777832</text:p>
          </table:table-cell>
          <table:table-cell table:style-name="ce1" office:value-type="string" calcext:value-type="string">
            <text:p>64.8369619846344</text:p>
          </table:table-cell>
          <table:table-cell table:style-name="ce1" office:value-type="float" office:value="-0.0208325618878007" calcext:value-type="float">
            <text:p>-0,0208325619</text:p>
          </table:table-cell>
          <table:table-cell table:style-name="ce1" office:value-type="float" office:value="0.0399951565289226" calcext:value-type="float">
            <text:p>0,0399951565</text:p>
          </table:table-cell>
          <table:table-cell table:style-name="ce1" office:value-type="float" office:value="0.677580074027733" calcext:value-type="float">
            <text:p>0,677580074</text:p>
          </table:table-cell>
          <table:table-cell table:style-name="ce1" office:value-type="float" office:value="-0.00719167528560415" calcext:value-type="float">
            <text:p>-0,0071916753</text:p>
          </table:table-cell>
          <table:table-cell table:number-columns-repeated="2" table:style-name="ce1" office:value-type="float" office:value="-0.0114470602061388" calcext:value-type="float">
            <text:p>-0,0114470602</text:p>
          </table:table-cell>
          <table:table-cell table:style-name="ce1" office:value-type="float" office:value="-0.14700198173523" calcext:value-type="float">
            <text:p>-0,1470019817</text:p>
          </table:table-cell>
          <table:table-cell table:style-name="ce1" office:value-type="float" office:value="4.07168531417847" calcext:value-type="float">
            <text:p>4,0716853142</text:p>
          </table:table-cell>
          <table:table-cell table:style-name="ce1" office:value-type="float" office:value="-1.16259956359863" calcext:value-type="float">
            <text:p>-1,1625995636</text:p>
          </table:table-cell>
          <table:table-cell table:style-name="ce1" office:value-type="string" calcext:value-type="string">
            <text:p>-0.007191675285604145</text:p>
          </table:table-cell>
          <table:table-cell table:style-name="ce1" office:value-type="string" calcext:value-type="string">
            <text:p>-0.011447060206138799</text:p>
          </table:table-cell>
          <table:table-cell table:style-name="ce1" office:value-type="string" calcext:value-type="string">
            <text:p>-0.06564049751999607</text:p>
          </table:table-cell>
          <table:table-cell table:style-name="ce1" office:value-type="float" office:value="0.00478183836740856" calcext:value-type="float">
            <text:p>0,0047818384</text:p>
          </table:table-cell>
          <table:table-cell table:style-name="ce1" office:value-type="float" office:value="-0.0103277918587318" calcext:value-type="float">
            <text:p>-0,0103277919</text:p>
          </table:table-cell>
          <table:table-cell table:style-name="ce1" office:value-type="float" office:value="-0.0203493211816858" calcext:value-type="float">
            <text:p>-0,0203493212</text:p>
          </table:table-cell>
          <table:table-cell table:style-name="ce1" office:value-type="float" office:value="-0.127792055628944" calcext:value-type="float">
            <text:p>-0,1277920556</text:p>
          </table:table-cell>
          <table:table-cell table:style-name="ce1" office:value-type="float" office:value="-0.0123063116171772" calcext:value-type="float">
            <text:p>-0,01230631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66926526947834" calcext:value-type="float">
            <text:p>0,0066692653</text:p>
          </table:table-cell>
          <table:table-cell table:style-name="ce1" office:value-type="float" office:value="0.00199325024899342" calcext:value-type="float">
            <text:p>0,0019932502</text:p>
          </table:table-cell>
          <table:table-cell table:style-name="ce1" office:value-type="float" office:value="0.0283529464675907" calcext:value-type="float">
            <text:p>0,0283529465</text:p>
          </table:table-cell>
          <table:table-cell table:style-name="ce1" office:value-type="float" office:value="0.509832859039307" calcext:value-type="float">
            <text:p>0,509832859</text:p>
          </table:table-cell>
          <table:table-cell table:style-name="ce1" office:value-type="float" office:value="0.509830236434937" calcext:value-type="float">
            <text:p>0,5098302364</text:p>
          </table:table-cell>
          <table:table-cell table:style-name="ce1" office:value-type="float" office:value="0.509830713272095" calcext:value-type="float">
            <text:p>0,5098307133</text:p>
          </table:table-cell>
          <table:table-cell table:style-name="ce1" office:value-type="float" office:value="-0.14700198173523" calcext:value-type="float">
            <text:p>-0,1470019817</text:p>
          </table:table-cell>
          <table:table-cell table:style-name="ce1" office:value-type="float" office:value="4.07168531417847" calcext:value-type="float">
            <text:p>4,0716853142</text:p>
          </table:table-cell>
          <table:table-cell table:style-name="ce1" office:value-type="float" office:value="-1.16259956359863" calcext:value-type="float">
            <text:p>-1,1625995636</text:p>
          </table:table-cell>
        </table:table-row>
        <table:table-row table:style-name="ro1">
          <table:table-cell table:style-name="ce1" office:value-type="string" calcext:value-type="string">
            <text:p>2.2204229831695557</text:p>
          </table:table-cell>
          <table:table-cell table:style-name="ce1" office:value-type="string" calcext:value-type="string">
            <text:p>0.014268636703491211</text:p>
          </table:table-cell>
          <table:table-cell table:style-name="ce1" office:value-type="string" calcext:value-type="string">
            <text:p>65.3964056968689</text:p>
          </table:table-cell>
          <table:table-cell table:style-name="ce1" office:value-type="float" office:value="-0.0242758746744697" calcext:value-type="float">
            <text:p>-0,0242758747</text:p>
          </table:table-cell>
          <table:table-cell table:style-name="ce1" office:value-type="float" office:value="0.037985547067724" calcext:value-type="float">
            <text:p>0,0379855471</text:p>
          </table:table-cell>
          <table:table-cell table:style-name="ce1" office:value-type="float" office:value="0.664515132521406" calcext:value-type="float">
            <text:p>0,6645151325</text:p>
          </table:table-cell>
          <table:table-cell table:style-name="ce1" office:value-type="float" office:value="-0.00574929322751634" calcext:value-type="float">
            <text:p>-0,0057492932</text:p>
          </table:table-cell>
          <table:table-cell table:number-columns-repeated="2" table:style-name="ce1" office:value-type="float" office:value="-0.0132334759317435" calcext:value-type="float">
            <text:p>-0,0132334759</text:p>
          </table:table-cell>
          <table:table-cell table:style-name="ce1" office:value-type="float" office:value="-0.149138405919075" calcext:value-type="float">
            <text:p>-0,1491384059</text:p>
          </table:table-cell>
          <table:table-cell table:style-name="ce1" office:value-type="float" office:value="4.06917953491211" calcext:value-type="float">
            <text:p>4,0691795349</text:p>
          </table:table-cell>
          <table:table-cell table:style-name="ce1" office:value-type="float" office:value="-1.14649856090546" calcext:value-type="float">
            <text:p>-1,1464985609</text:p>
          </table:table-cell>
          <table:table-cell table:style-name="ce1" office:value-type="string" calcext:value-type="string">
            <text:p>-0.005749293227516336</text:p>
          </table:table-cell>
          <table:table-cell table:style-name="ce1" office:value-type="string" calcext:value-type="string">
            <text:p>-0.013233475931743493</text:p>
          </table:table-cell>
          <table:table-cell table:style-name="ce1" office:value-type="string" calcext:value-type="string">
            <text:p>-0.0650192314807975</text:p>
          </table:table-cell>
          <table:table-cell table:style-name="ce1" office:value-type="float" office:value="0.00520814047195017" calcext:value-type="float">
            <text:p>0,0052081405</text:p>
          </table:table-cell>
          <table:table-cell table:style-name="ce1" office:value-type="float" office:value="-0.00999878913223065" calcext:value-type="float">
            <text:p>-0,0099987891</text:p>
          </table:table-cell>
          <table:table-cell table:style-name="ce1" office:value-type="float" office:value="-0.0196341638494421" calcext:value-type="float">
            <text:p>-0,0196341638</text:p>
          </table:table-cell>
          <table:table-cell table:style-name="ce1" office:value-type="float" office:value="-0.116143976072959" calcext:value-type="float">
            <text:p>-0,1161439761</text:p>
          </table:table-cell>
          <table:table-cell table:style-name="ce1" office:value-type="float" office:value="-0.0346687253380883" calcext:value-type="float">
            <text:p>-0,03466872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04976109858381" calcext:value-type="float">
            <text:p>0,0030497611</text:p>
          </table:table-cell>
          <table:table-cell table:style-name="ce1" office:value-type="float" office:value="0.00235368430422184" calcext:value-type="float">
            <text:p>0,0023536843</text:p>
          </table:table-cell>
          <table:table-cell table:style-name="ce1" office:value-type="float" office:value="0.0245972947457841" calcext:value-type="float">
            <text:p>0,0245972947</text:p>
          </table:table-cell>
          <table:table-cell table:style-name="ce1" office:value-type="float" office:value="0.559128522872925" calcext:value-type="float">
            <text:p>0,5591285229</text:p>
          </table:table-cell>
          <table:table-cell table:style-name="ce1" office:value-type="float" office:value="0.559128046035767" calcext:value-type="float">
            <text:p>0,559128046</text:p>
          </table:table-cell>
          <table:table-cell table:style-name="ce1" office:value-type="float" office:value="0.559127569198608" calcext:value-type="float">
            <text:p>0,5591275692</text:p>
          </table:table-cell>
          <table:table-cell table:style-name="ce1" office:value-type="float" office:value="-0.149138405919075" calcext:value-type="float">
            <text:p>-0,1491384059</text:p>
          </table:table-cell>
          <table:table-cell table:style-name="ce1" office:value-type="float" office:value="4.06917953491211" calcext:value-type="float">
            <text:p>4,0691795349</text:p>
          </table:table-cell>
          <table:table-cell table:style-name="ce1" office:value-type="float" office:value="-1.14649856090546" calcext:value-type="float">
            <text:p>-1,1464985609</text:p>
          </table:table-cell>
        </table:table-row>
        <table:table-row table:style-name="ro1">
          <table:table-cell table:style-name="ce1" office:value-type="string" calcext:value-type="string">
            <text:p>2.235304832458496</text:p>
          </table:table-cell>
          <table:table-cell table:style-name="ce1" office:value-type="string" calcext:value-type="string">
            <text:p>0.01488184928894043</text:p>
          </table:table-cell>
          <table:table-cell table:style-name="ce1" office:value-type="string" calcext:value-type="string">
            <text:p>65.89725542068481</text:p>
          </table:table-cell>
          <table:table-cell table:style-name="ce1" office:value-type="float" office:value="-0.0274349952412677" calcext:value-type="float">
            <text:p>-0,0274349952</text:p>
          </table:table-cell>
          <table:table-cell table:style-name="ce1" office:value-type="float" office:value="0.0343138686708968" calcext:value-type="float">
            <text:p>0,0343138687</text:p>
          </table:table-cell>
          <table:table-cell table:style-name="ce1" office:value-type="float" office:value="0.646599015335978" calcext:value-type="float">
            <text:p>0,6465990153</text:p>
          </table:table-cell>
          <table:table-cell table:style-name="ce1" office:value-type="float" office:value="-0.00362223626368105" calcext:value-type="float">
            <text:p>-0,0036222363</text:p>
          </table:table-cell>
          <table:table-cell table:number-columns-repeated="2" table:style-name="ce1" office:value-type="float" office:value="-0.0145270358734539" calcext:value-type="float">
            <text:p>-0,0145270359</text:p>
          </table:table-cell>
          <table:table-cell table:style-name="ce1" office:value-type="float" office:value="-0.151543840765953" calcext:value-type="float">
            <text:p>-0,1515438408</text:p>
          </table:table-cell>
          <table:table-cell table:style-name="ce1" office:value-type="float" office:value="4.06588792800903" calcext:value-type="float">
            <text:p>4,065887928</text:p>
          </table:table-cell>
          <table:table-cell table:style-name="ce1" office:value-type="float" office:value="-1.12968146800995" calcext:value-type="float">
            <text:p>-1,129681468</text:p>
          </table:table-cell>
          <table:table-cell table:style-name="ce1" office:value-type="string" calcext:value-type="string">
            <text:p>-0.0036222362636810453</text:p>
          </table:table-cell>
          <table:table-cell table:style-name="ce1" office:value-type="string" calcext:value-type="string">
            <text:p>-0.014527035873453865</text:p>
          </table:table-cell>
          <table:table-cell table:style-name="ce1" office:value-type="string" calcext:value-type="string">
            <text:p>-0.06431277136488159</text:p>
          </table:table-cell>
          <table:table-cell table:style-name="ce1" office:value-type="float" office:value="0.00606896866861742" calcext:value-type="float">
            <text:p>0,0060689687</text:p>
          </table:table-cell>
          <table:table-cell table:style-name="ce1" office:value-type="float" office:value="-0.009496386766931" calcext:value-type="float">
            <text:p>-0,0094963868</text:p>
          </table:table-cell>
          <table:table-cell table:style-name="ce1" office:value-type="float" office:value="-0.0189547868911131" calcext:value-type="float">
            <text:p>-0,0189547869</text:p>
          </table:table-cell>
          <table:table-cell table:style-name="ce1" office:value-type="float" office:value="-0.103793810968599" calcext:value-type="float">
            <text:p>-0,103793811</text:p>
          </table:table-cell>
          <table:table-cell table:style-name="ce1" office:value-type="float" office:value="-0.0539937079434764" calcext:value-type="float">
            <text:p>-0,05399370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768284388738" calcext:value-type="float">
            <text:p>0,0067682844</text:p>
          </table:table-cell>
          <table:table-cell table:style-name="ce1" office:value-type="float" office:value="0.00395012592429552" calcext:value-type="float">
            <text:p>0,0039501259</text:p>
          </table:table-cell>
          <table:table-cell table:style-name="ce1" office:value-type="float" office:value="0.0256806210492601" calcext:value-type="float">
            <text:p>0,025680621</text:p>
          </table:table-cell>
          <table:table-cell table:style-name="ce1" office:value-type="float" office:value="0.508742332458496" calcext:value-type="float">
            <text:p>0,5087423325</text:p>
          </table:table-cell>
          <table:table-cell table:style-name="ce1" office:value-type="float" office:value="0.508745670318604" calcext:value-type="float">
            <text:p>0,5087456703</text:p>
          </table:table-cell>
          <table:table-cell table:style-name="ce1" office:value-type="float" office:value="0.508747100830078" calcext:value-type="float">
            <text:p>0,5087471008</text:p>
          </table:table-cell>
          <table:table-cell table:style-name="ce1" office:value-type="float" office:value="-0.151543840765953" calcext:value-type="float">
            <text:p>-0,1515438408</text:p>
          </table:table-cell>
          <table:table-cell table:style-name="ce1" office:value-type="float" office:value="4.06588792800903" calcext:value-type="float">
            <text:p>4,065887928</text:p>
          </table:table-cell>
          <table:table-cell table:style-name="ce1" office:value-type="float" office:value="-1.12968146800995" calcext:value-type="float">
            <text:p>-1,129681468</text:p>
          </table:table-cell>
        </table:table-row>
        <table:table-row table:style-name="ro1">
          <table:table-cell table:style-name="ce1" office:value-type="string" calcext:value-type="string">
            <text:p>2.256901502609253</text:p>
          </table:table-cell>
          <table:table-cell table:style-name="ce1" office:value-type="string" calcext:value-type="string">
            <text:p>0.021596670150756836</text:p>
          </table:table-cell>
          <table:table-cell table:style-name="ce1" office:value-type="string" calcext:value-type="string">
            <text:p>66.4153163433075</text:p>
          </table:table-cell>
          <table:table-cell table:style-name="ce1" office:value-type="float" office:value="-0.0282329160146657" calcext:value-type="float">
            <text:p>-0,028232916</text:p>
          </table:table-cell>
          <table:table-cell table:style-name="ce1" office:value-type="float" office:value="0.032994351229044" calcext:value-type="float">
            <text:p>0,0329943512</text:p>
          </table:table-cell>
          <table:table-cell table:style-name="ce1" office:value-type="float" office:value="0.638907376630807" calcext:value-type="float">
            <text:p>0,6389073766</text:p>
          </table:table-cell>
          <table:table-cell table:style-name="ce1" office:value-type="float" office:value="-0.00150763976233402" calcext:value-type="float">
            <text:p>-0,0015076398</text:p>
          </table:table-cell>
          <table:table-cell table:number-columns-repeated="2" table:style-name="ce1" office:value-type="float" office:value="-0.0152059644318496" calcext:value-type="float">
            <text:p>-0,0152059644</text:p>
          </table:table-cell>
          <table:table-cell table:style-name="ce1" office:value-type="float" office:value="-0.153553977608681" calcext:value-type="float">
            <text:p>-0,1535539776</text:p>
          </table:table-cell>
          <table:table-cell table:style-name="ce1" office:value-type="float" office:value="4.06230545043945" calcext:value-type="float">
            <text:p>4,0623054504</text:p>
          </table:table-cell>
          <table:table-cell table:style-name="ce1" office:value-type="float" office:value="-1.11293244361877" calcext:value-type="float">
            <text:p>-1,1129324436</text:p>
          </table:table-cell>
          <table:table-cell table:style-name="ce1" office:value-type="string" calcext:value-type="string">
            <text:p>-0.001507639762334022</text:p>
          </table:table-cell>
          <table:table-cell table:style-name="ce1" office:value-type="string" calcext:value-type="string">
            <text:p>-0.015205964431849642</text:p>
          </table:table-cell>
          <table:table-cell table:style-name="ce1" office:value-type="string" calcext:value-type="string">
            <text:p>-0.06315227301328594</text:p>
          </table:table-cell>
          <table:table-cell table:style-name="ce1" office:value-type="float" office:value="0.00685874881031693" calcext:value-type="float">
            <text:p>0,0068587488</text:p>
          </table:table-cell>
          <table:table-cell table:style-name="ce1" office:value-type="float" office:value="-0.0085784671677242" calcext:value-type="float">
            <text:p>-0,0085784672</text:p>
          </table:table-cell>
          <table:table-cell table:style-name="ce1" office:value-type="float" office:value="-0.0180231487974709" calcext:value-type="float">
            <text:p>-0,0180231488</text:p>
          </table:table-cell>
          <table:table-cell table:style-name="ce1" office:value-type="float" office:value="-0.0896836759856407" calcext:value-type="float">
            <text:p>-0,089683676</text:p>
          </table:table-cell>
          <table:table-cell table:style-name="ce1" office:value-type="float" office:value="-0.0716418088070054" calcext:value-type="float">
            <text:p>-0,07164180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14242583939638" calcext:value-type="float">
            <text:p>0,0061424258</text:p>
          </table:table-cell>
          <table:table-cell table:style-name="ce1" office:value-type="float" office:value="0.0071389829016029" calcext:value-type="float">
            <text:p>0,0071389829</text:p>
          </table:table-cell>
          <table:table-cell table:style-name="ce1" office:value-type="float" office:value="0.0348350313673964" calcext:value-type="float">
            <text:p>0,0348350314</text:p>
          </table:table-cell>
          <table:table-cell table:style-name="ce1" office:value-type="float" office:value="0.51431155204773" calcext:value-type="float">
            <text:p>0,514311552</text:p>
          </table:table-cell>
          <table:table-cell table:style-name="ce1" office:value-type="float" office:value="0.514313936233521" calcext:value-type="float">
            <text:p>0,5143139362</text:p>
          </table:table-cell>
          <table:table-cell table:style-name="ce1" office:value-type="float" office:value="0.514313220977783" calcext:value-type="float">
            <text:p>0,514313221</text:p>
          </table:table-cell>
          <table:table-cell table:style-name="ce1" office:value-type="float" office:value="-0.153553977608681" calcext:value-type="float">
            <text:p>-0,1535539776</text:p>
          </table:table-cell>
          <table:table-cell table:style-name="ce1" office:value-type="float" office:value="4.06230545043945" calcext:value-type="float">
            <text:p>4,0623054504</text:p>
          </table:table-cell>
          <table:table-cell table:style-name="ce1" office:value-type="float" office:value="-1.11293244361877" calcext:value-type="float">
            <text:p>-1,1129324436</text:p>
          </table:table-cell>
        </table:table-row>
        <table:table-row table:style-name="ro1">
          <table:table-cell table:style-name="ce1" office:value-type="string" calcext:value-type="string">
            <text:p>2.270456314086914</text:p>
          </table:table-cell>
          <table:table-cell table:style-name="ce1" office:value-type="string" calcext:value-type="string">
            <text:p>0.013554811477661133</text:p>
          </table:table-cell>
          <table:table-cell table:style-name="ce1" office:value-type="string" calcext:value-type="string">
            <text:p>66.97044920921326</text:p>
          </table:table-cell>
          <table:table-cell table:style-name="ce1" office:value-type="float" office:value="-0.0304829823356237" calcext:value-type="float">
            <text:p>-0,0304829823</text:p>
          </table:table-cell>
          <table:table-cell table:style-name="ce1" office:value-type="float" office:value="0.0290401805433686" calcext:value-type="float">
            <text:p>0,0290401805</text:p>
          </table:table-cell>
          <table:table-cell table:style-name="ce1" office:value-type="float" office:value="0.621300260225932" calcext:value-type="float">
            <text:p>0,6213002602</text:p>
          </table:table-cell>
          <table:table-cell table:style-name="ce1" office:value-type="float" office:value="0.0000525256458602063" calcext:value-type="float">
            <text:p>5,25256458602063E-05</text:p>
          </table:table-cell>
          <table:table-cell table:number-columns-repeated="2" table:style-name="ce1" office:value-type="float" office:value="-0.0167220028164738" calcext:value-type="float">
            <text:p>-0,0167220028</text:p>
          </table:table-cell>
          <table:table-cell table:style-name="ce1" office:value-type="float" office:value="-0.153553977608681" calcext:value-type="float">
            <text:p>-0,1535539776</text:p>
          </table:table-cell>
          <table:table-cell table:style-name="ce1" office:value-type="float" office:value="4.06230545043945" calcext:value-type="float">
            <text:p>4,0623054504</text:p>
          </table:table-cell>
          <table:table-cell table:style-name="ce1" office:value-type="float" office:value="-1.11293244361877" calcext:value-type="float">
            <text:p>-1,1129324436</text:p>
          </table:table-cell>
          <table:table-cell table:style-name="ce1" office:value-type="string" calcext:value-type="string">
            <text:p>5.252564586020628e-05</text:p>
          </table:table-cell>
          <table:table-cell table:style-name="ce1" office:value-type="string" calcext:value-type="string">
            <text:p>-0.016722002816473847</text:p>
          </table:table-cell>
          <table:table-cell table:style-name="ce1" office:value-type="string" calcext:value-type="string">
            <text:p>-0.06327424157098605</text:p>
          </table:table-cell>
          <table:table-cell table:style-name="ce1" office:value-type="float" office:value="0.00705822900366642" calcext:value-type="float">
            <text:p>0,007058229</text:p>
          </table:table-cell>
          <table:table-cell table:style-name="ce1" office:value-type="float" office:value="-0.00824858780726101" calcext:value-type="float">
            <text:p>-0,0082485878</text:p>
          </table:table-cell>
          <table:table-cell table:style-name="ce1" office:value-type="float" office:value="-0.0176231835848019" calcext:value-type="float">
            <text:p>-0,0176231836</text:p>
          </table:table-cell>
          <table:table-cell table:style-name="ce1" office:value-type="float" office:value="-0.0741252828910844" calcext:value-type="float">
            <text:p>-0,0741252829</text:p>
          </table:table-cell>
          <table:table-cell table:style-name="ce1" office:value-type="float" office:value="-0.0898239657782814" calcext:value-type="float">
            <text:p>-0,08982396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4794067387226" calcext:value-type="float">
            <text:p>0,0014479407</text:p>
          </table:table-cell>
          <table:table-cell table:style-name="ce1" office:value-type="float" office:value="0.00239446958895575" calcext:value-type="float">
            <text:p>0,0023944696</text:p>
          </table:table-cell>
          <table:table-cell table:style-name="ce1" office:value-type="float" office:value="0.0139576805526359" calcext:value-type="float">
            <text:p>0,0139576806</text:p>
          </table:table-cell>
          <table:table-cell table:style-name="ce1" office:value-type="float" office:value="0.551072835922241" calcext:value-type="float">
            <text:p>0,5510728359</text:p>
          </table:table-cell>
          <table:table-cell table:style-name="ce1" office:value-type="float" office:value="0.551068782806397" calcext:value-type="float">
            <text:p>0,5510687828</text:p>
          </table:table-cell>
          <table:table-cell table:style-name="ce1" office:value-type="float" office:value="0.551068544387817" calcext:value-type="float">
            <text:p>0,5510685444</text:p>
          </table:table-cell>
          <table:table-cell table:style-name="ce1" office:value-type="float" office:value="-0.153553977608681" calcext:value-type="float">
            <text:p>-0,1535539776</text:p>
          </table:table-cell>
          <table:table-cell table:style-name="ce1" office:value-type="float" office:value="4.06230545043945" calcext:value-type="float">
            <text:p>4,0623054504</text:p>
          </table:table-cell>
          <table:table-cell table:style-name="ce1" office:value-type="float" office:value="-1.11293244361877" calcext:value-type="float">
            <text:p>-1,1129324436</text:p>
          </table:table-cell>
        </table:table-row>
        <table:table-row table:style-name="ro1">
          <table:table-cell table:style-name="ce1" office:value-type="string" calcext:value-type="string">
            <text:p>2.2892158031463623</text:p>
          </table:table-cell>
          <table:table-cell table:style-name="ce1" office:value-type="string" calcext:value-type="string">
            <text:p>0.018759489059448242</text:p>
          </table:table-cell>
          <table:table-cell table:style-name="ce1" office:value-type="string" calcext:value-type="string">
            <text:p>67.52387547492981</text:p>
          </table:table-cell>
          <table:table-cell table:style-name="ce1" office:value-type="float" office:value="-0.031456943367102" calcext:value-type="float">
            <text:p>-0,0314569434</text:p>
          </table:table-cell>
          <table:table-cell table:style-name="ce1" office:value-type="float" office:value="0.0254338434573987" calcext:value-type="float">
            <text:p>0,0254338435</text:p>
          </table:table-cell>
          <table:table-cell table:style-name="ce1" office:value-type="float" office:value="0.606282959013809" calcext:value-type="float">
            <text:p>0,606282959</text:p>
          </table:table-cell>
          <table:table-cell table:style-name="ce1" office:value-type="float" office:value="0.00228274324187542" calcext:value-type="float">
            <text:p>0,0022827432</text:p>
          </table:table-cell>
          <table:table-cell table:number-columns-repeated="2" table:style-name="ce1" office:value-type="float" office:value="-0.0171410496125572" calcext:value-type="float">
            <text:p>-0,0171410496</text:p>
          </table:table-cell>
          <table:table-cell table:style-name="ce1" office:value-type="float" office:value="-0.154892310500145" calcext:value-type="float">
            <text:p>-0,1548923105</text:p>
          </table:table-cell>
          <table:table-cell table:style-name="ce1" office:value-type="float" office:value="4.05825424194336" calcext:value-type="float">
            <text:p>4,0582542419</text:p>
          </table:table-cell>
          <table:table-cell table:style-name="ce1" office:value-type="float" office:value="-1.09718751907349" calcext:value-type="float">
            <text:p>-1,0971875191</text:p>
          </table:table-cell>
          <table:table-cell table:style-name="ce1" office:value-type="string" calcext:value-type="string">
            <text:p>0.00228274324187542</text:p>
          </table:table-cell>
          <table:table-cell table:style-name="ce1" office:value-type="string" calcext:value-type="string">
            <text:p>-0.01714104961255725</text:p>
          </table:table-cell>
          <table:table-cell table:style-name="ce1" office:value-type="string" calcext:value-type="string">
            <text:p>-0.061912035110608714</text:p>
          </table:table-cell>
          <table:table-cell table:style-name="ce1" office:value-type="float" office:value="0.00762074558390592" calcext:value-type="float">
            <text:p>0,0076207456</text:p>
          </table:table-cell>
          <table:table-cell table:style-name="ce1" office:value-type="float" office:value="-0.00726004513584215" calcext:value-type="float">
            <text:p>-0,0072600451</text:p>
          </table:table-cell>
          <table:table-cell table:style-name="ce1" office:value-type="float" office:value="-0.0167076135317485" calcext:value-type="float">
            <text:p>-0,0167076135</text:p>
          </table:table-cell>
          <table:table-cell table:style-name="ce1" office:value-type="float" office:value="-0.0572597057889644" calcext:value-type="float">
            <text:p>-0,0572597058</text:p>
          </table:table-cell>
          <table:table-cell table:style-name="ce1" office:value-type="float" office:value="-0.105891306365204" calcext:value-type="float">
            <text:p>-0,10589130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06678831684468" calcext:value-type="float">
            <text:p>0,0040667883</text:p>
          </table:table-cell>
          <table:table-cell table:style-name="ce1" office:value-type="float" office:value="0.00714678511917322" calcext:value-type="float">
            <text:p>0,0071467851</text:p>
          </table:table-cell>
          <table:table-cell table:style-name="ce1" office:value-type="float" office:value="0.0318231368455892" calcext:value-type="float">
            <text:p>0,0318231368</text:p>
          </table:table-cell>
          <table:table-cell table:style-name="ce1" office:value-type="float" office:value="0.55327844619751" calcext:value-type="float">
            <text:p>0,5532784462</text:p>
          </table:table-cell>
          <table:table-cell table:style-name="ce1" office:value-type="float" office:value="0.553279638290405" calcext:value-type="float">
            <text:p>0,5532796383</text:p>
          </table:table-cell>
          <table:table-cell table:style-name="ce1" office:value-type="float" office:value="0.553280353546143" calcext:value-type="float">
            <text:p>0,5532803535</text:p>
          </table:table-cell>
          <table:table-cell table:style-name="ce1" office:value-type="float" office:value="-0.154892310500145" calcext:value-type="float">
            <text:p>-0,1548923105</text:p>
          </table:table-cell>
          <table:table-cell table:style-name="ce1" office:value-type="float" office:value="4.05825424194336" calcext:value-type="float">
            <text:p>4,0582542419</text:p>
          </table:table-cell>
          <table:table-cell table:style-name="ce1" office:value-type="float" office:value="-1.09718751907349" calcext:value-type="float">
            <text:p>-1,0971875191</text:p>
          </table:table-cell>
        </table:table-row>
        <table:table-row table:style-name="ro1">
          <table:table-cell table:style-name="ce1" office:value-type="string" calcext:value-type="string">
            <text:p>2.302395820617676</text:p>
          </table:table-cell>
          <table:table-cell table:style-name="ce1" office:value-type="string" calcext:value-type="string">
            <text:p>0.013180017471313477</text:p>
          </table:table-cell>
          <table:table-cell table:style-name="ce1" office:value-type="string" calcext:value-type="string">
            <text:p>68.17909955978394</text:p>
          </table:table-cell>
          <table:table-cell table:style-name="ce1" office:value-type="float" office:value="-0.0315650225872818" calcext:value-type="float">
            <text:p>-0,0315650226</text:p>
          </table:table-cell>
          <table:table-cell table:style-name="ce1" office:value-type="float" office:value="0.0214205520618477" calcext:value-type="float">
            <text:p>0,0214205521</text:p>
          </table:table-cell>
          <table:table-cell table:style-name="ce1" office:value-type="float" office:value="0.589209922301916" calcext:value-type="float">
            <text:p>0,5892099223</text:p>
          </table:table-cell>
          <table:table-cell table:style-name="ce1" office:value-type="float" office:value="0.00442079986361936" calcext:value-type="float">
            <text:p>0,0044207999</text:p>
          </table:table-cell>
          <table:table-cell table:number-columns-repeated="2" table:style-name="ce1" office:value-type="float" office:value="-0.0178645920262676" calcext:value-type="float">
            <text:p>-0,017864592</text:p>
          </table:table-cell>
          <table:table-cell table:style-name="ce1" office:value-type="float" office:value="-0.154219076037407" calcext:value-type="float">
            <text:p>-0,154219076</text:p>
          </table:table-cell>
          <table:table-cell table:style-name="ce1" office:value-type="float" office:value="4.05008029937744" calcext:value-type="float">
            <text:p>4,0500802994</text:p>
          </table:table-cell>
          <table:table-cell table:style-name="ce1" office:value-type="float" office:value="-1.06545662879944" calcext:value-type="float">
            <text:p>-1,0654566288</text:p>
          </table:table-cell>
          <table:table-cell table:style-name="ce1" office:value-type="string" calcext:value-type="string">
            <text:p>0.00442079986361936</text:p>
          </table:table-cell>
          <table:table-cell table:style-name="ce1" office:value-type="string" calcext:value-type="string">
            <text:p>-0.01786459202626761</text:p>
          </table:table-cell>
          <table:table-cell table:style-name="ce1" office:value-type="string" calcext:value-type="string">
            <text:p>-0.06135402844943932</text:p>
          </table:table-cell>
          <table:table-cell table:style-name="ce1" office:value-type="float" office:value="0.0078642358417755" calcext:value-type="float">
            <text:p>0,0078642358</text:p>
          </table:table-cell>
          <table:table-cell table:style-name="ce1" office:value-type="float" office:value="-0.00635846086434968" calcext:value-type="float">
            <text:p>-0,0063584609</text:p>
          </table:table-cell>
          <table:table-cell table:style-name="ce1" office:value-type="float" office:value="-0.0159267138687181" calcext:value-type="float">
            <text:p>-0,0159267139</text:p>
          </table:table-cell>
          <table:table-cell table:style-name="ce1" office:value-type="float" office:value="-0.036637663973397" calcext:value-type="float">
            <text:p>-0,036637664</text:p>
          </table:table-cell>
          <table:table-cell table:style-name="ce1" office:value-type="float" office:value="-0.12256483241927" calcext:value-type="float">
            <text:p>-0,12256483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8568397266314" calcext:value-type="float">
            <text:p>0,001485684</text:p>
          </table:table-cell>
          <table:table-cell table:style-name="ce1" office:value-type="float" office:value="0.00550111671650906" calcext:value-type="float">
            <text:p>0,0055011167</text:p>
          </table:table-cell>
          <table:table-cell table:style-name="ce1" office:value-type="float" office:value="0.0229074167711506" calcext:value-type="float">
            <text:p>0,0229074168</text:p>
          </table:table-cell>
          <table:table-cell table:style-name="ce1" office:value-type="float" office:value="0.655564069747925" calcext:value-type="float">
            <text:p>0,6555640697</text:p>
          </table:table-cell>
          <table:table-cell table:style-name="ce1" office:value-type="float" office:value="0.655564546585083" calcext:value-type="float">
            <text:p>0,6555645466</text:p>
          </table:table-cell>
          <table:table-cell table:style-name="ce1" office:value-type="float" office:value="0.655565023422241" calcext:value-type="float">
            <text:p>0,6555650234</text:p>
          </table:table-cell>
          <table:table-cell table:style-name="ce1" office:value-type="float" office:value="-0.154219076037407" calcext:value-type="float">
            <text:p>-0,154219076</text:p>
          </table:table-cell>
          <table:table-cell table:style-name="ce1" office:value-type="float" office:value="4.05008029937744" calcext:value-type="float">
            <text:p>4,0500802994</text:p>
          </table:table-cell>
          <table:table-cell table:style-name="ce1" office:value-type="float" office:value="-1.06545662879944" calcext:value-type="float">
            <text:p>-1,0654566288</text:p>
          </table:table-cell>
        </table:table-row>
        <table:table-row table:style-name="ro1">
          <table:table-cell table:style-name="ce1" office:value-type="string" calcext:value-type="string">
            <text:p>2.3172566890716553</text:p>
          </table:table-cell>
          <table:table-cell table:style-name="ce1" office:value-type="string" calcext:value-type="string">
            <text:p>0.014860868453979492</text:p>
          </table:table-cell>
          <table:table-cell table:style-name="ce1" office:value-type="string" calcext:value-type="string">
            <text:p>68.75130319595337</text:p>
          </table:table-cell>
          <table:table-cell table:style-name="ce1" office:value-type="float" office:value="-0.0309486185656113" calcext:value-type="float">
            <text:p>-0,0309486186</text:p>
          </table:table-cell>
          <table:table-cell table:style-name="ce1" office:value-type="float" office:value="0.0165849443062289" calcext:value-type="float">
            <text:p>0,0165849443</text:p>
          </table:table-cell>
          <table:table-cell table:style-name="ce1" office:value-type="float" office:value="0.57180525638439" calcext:value-type="float">
            <text:p>0,5718052564</text:p>
          </table:table-cell>
          <table:table-cell table:style-name="ce1" office:value-type="float" office:value="0.00613073526611703" calcext:value-type="float">
            <text:p>0,0061307353</text:p>
          </table:table-cell>
          <table:table-cell table:number-columns-repeated="2" table:style-name="ce1" office:value-type="float" office:value="-0.0179874508578565" calcext:value-type="float">
            <text:p>-0,0179874509</text:p>
          </table:table-cell>
          <table:table-cell table:style-name="ce1" office:value-type="float" office:value="-0.152952253818512" calcext:value-type="float">
            <text:p>-0,1529522538</text:p>
          </table:table-cell>
          <table:table-cell table:style-name="ce1" office:value-type="float" office:value="4.04559755325317" calcext:value-type="float">
            <text:p>4,0455975533</text:p>
          </table:table-cell>
          <table:table-cell table:style-name="ce1" office:value-type="float" office:value="-1.05008018016815" calcext:value-type="float">
            <text:p>-1,0500801802</text:p>
          </table:table-cell>
          <table:table-cell table:style-name="ce1" office:value-type="string" calcext:value-type="string">
            <text:p>0.006130735266117031</text:p>
          </table:table-cell>
          <table:table-cell table:style-name="ce1" office:value-type="string" calcext:value-type="string">
            <text:p>-0.017987450857856517</text:p>
          </table:table-cell>
          <table:table-cell table:style-name="ce1" office:value-type="string" calcext:value-type="string">
            <text:p>-0.060292752292995896</text:p>
          </table:table-cell>
          <table:table-cell table:style-name="ce1" office:value-type="float" office:value="0.00789125564682044" calcext:value-type="float">
            <text:p>0,0078912556</text:p>
          </table:table-cell>
          <table:table-cell table:style-name="ce1" office:value-type="float" office:value="-0.00535513801546192" calcext:value-type="float">
            <text:p>-0,005355138</text:p>
          </table:table-cell>
          <table:table-cell table:style-name="ce1" office:value-type="float" office:value="-0.0150389159596997" calcext:value-type="float">
            <text:p>-0,015038916</text:p>
          </table:table-cell>
          <table:table-cell table:style-name="ce1" office:value-type="float" office:value="-0.0185815144482398" calcext:value-type="float">
            <text:p>-0,0185815144</text:p>
          </table:table-cell>
          <table:table-cell table:style-name="ce1" office:value-type="float" office:value="-0.134818001617548" calcext:value-type="float">
            <text:p>-0,13481800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1889396751748" calcext:value-type="float">
            <text:p>0,0001889397</text:p>
          </table:table-cell>
          <table:table-cell table:style-name="ce1" office:value-type="float" office:value="0.00701589245089752" calcext:value-type="float">
            <text:p>0,0070158925</text:p>
          </table:table-cell>
          <table:table-cell table:style-name="ce1" office:value-type="float" office:value="0.0298465466681503" calcext:value-type="float">
            <text:p>0,0298465467</text:p>
          </table:table-cell>
          <table:table-cell table:style-name="ce1" office:value-type="float" office:value="0.572030305862427" calcext:value-type="float">
            <text:p>0,5720303059</text:p>
          </table:table-cell>
          <table:table-cell table:style-name="ce1" office:value-type="float" office:value="0.572028636932373" calcext:value-type="float">
            <text:p>0,5720286369</text:p>
          </table:table-cell>
          <table:table-cell table:style-name="ce1" office:value-type="float" office:value="0.572027206420898" calcext:value-type="float">
            <text:p>0,5720272064</text:p>
          </table:table-cell>
          <table:table-cell table:style-name="ce1" office:value-type="float" office:value="-0.152952253818512" calcext:value-type="float">
            <text:p>-0,1529522538</text:p>
          </table:table-cell>
          <table:table-cell table:style-name="ce1" office:value-type="float" office:value="4.04559755325317" calcext:value-type="float">
            <text:p>4,0455975533</text:p>
          </table:table-cell>
          <table:table-cell table:style-name="ce1" office:value-type="float" office:value="-1.05008018016815" calcext:value-type="float">
            <text:p>-1,0500801802</text:p>
          </table:table-cell>
        </table:table-row>
        <table:table-row table:style-name="ro1">
          <table:table-cell table:style-name="ce1" office:value-type="string" calcext:value-type="string">
            <text:p>2.3300621509552</text:p>
          </table:table-cell>
          <table:table-cell table:style-name="ce1" office:value-type="string" calcext:value-type="string">
            <text:p>0.012805461883544922</text:p>
          </table:table-cell>
          <table:table-cell table:style-name="ce1" office:value-type="string" calcext:value-type="string">
            <text:p>69.25040030479431</text:p>
          </table:table-cell>
          <table:table-cell table:style-name="ce1" office:value-type="float" office:value="-0.0290807222151255" calcext:value-type="float">
            <text:p>-0,0290807222</text:p>
          </table:table-cell>
          <table:table-cell table:style-name="ce1" office:value-type="float" office:value="0.0121959822135977" calcext:value-type="float">
            <text:p>0,0121959822</text:p>
          </table:table-cell>
          <table:table-cell table:style-name="ce1" office:value-type="float" office:value="0.55567553234689" calcext:value-type="float">
            <text:p>0,5556755323</text:p>
          </table:table-cell>
          <table:table-cell table:style-name="ce1" office:value-type="float" office:value="0.00740797006626129" calcext:value-type="float">
            <text:p>0,0074079701</text:p>
          </table:table-cell>
          <table:table-cell table:number-columns-repeated="2" table:style-name="ce1" office:value-type="float" office:value="-0.0174978072076601" calcext:value-type="float">
            <text:p>-0,0174978072</text:p>
          </table:table-cell>
          <table:table-cell table:style-name="ce1" office:value-type="float" office:value="-0.151270359754562" calcext:value-type="float">
            <text:p>-0,1512703598</text:p>
          </table:table-cell>
          <table:table-cell table:style-name="ce1" office:value-type="float" office:value="4.04118537902832" calcext:value-type="float">
            <text:p>4,041185379</text:p>
          </table:table-cell>
          <table:table-cell table:style-name="ce1" office:value-type="float" office:value="-1.03505551815033" calcext:value-type="float">
            <text:p>-1,0350555182</text:p>
          </table:table-cell>
          <table:table-cell table:style-name="ce1" office:value-type="string" calcext:value-type="string">
            <text:p>0.007407970066261292</text:p>
          </table:table-cell>
          <table:table-cell table:style-name="ce1" office:value-type="string" calcext:value-type="string">
            <text:p>-0.01749780720766009</text:p>
          </table:table-cell>
          <table:table-cell table:style-name="ce1" office:value-type="string" calcext:value-type="string">
            <text:p>-0.05926182704314853</text:p>
          </table:table-cell>
          <table:table-cell table:style-name="ce1" office:value-type="float" office:value="0.00773715464140283" calcext:value-type="float">
            <text:p>0,0077371546</text:p>
          </table:table-cell>
          <table:table-cell table:style-name="ce1" office:value-type="float" office:value="-0.00414623607655723" calcext:value-type="float">
            <text:p>-0,0041462361</text:p>
          </table:table-cell>
          <table:table-cell table:style-name="ce1" office:value-type="float" office:value="-0.0141338733319883" calcext:value-type="float">
            <text:p>-0,0141338733</text:p>
          </table:table-cell>
          <table:table-cell table:style-name="ce1" office:value-type="float" office:value="-0.0031399888435574" calcext:value-type="float">
            <text:p>-0,0031399888</text:p>
          </table:table-cell>
          <table:table-cell table:style-name="ce1" office:value-type="float" office:value="-0.143093217821415" calcext:value-type="float">
            <text:p>-0,14309321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23542540014332" calcext:value-type="float">
            <text:p>-0,0012354254</text:p>
          </table:table-cell>
          <table:table-cell table:style-name="ce1" office:value-type="float" office:value="0.00969138247726139" calcext:value-type="float">
            <text:p>0,0096913825</text:p>
          </table:table-cell>
          <table:table-cell table:style-name="ce1" office:value-type="float" office:value="0.034881851553591" calcext:value-type="float">
            <text:p>0,0348818516</text:p>
          </table:table-cell>
          <table:table-cell table:style-name="ce1" office:value-type="float" office:value="0.498940706253052" calcext:value-type="float">
            <text:p>0,4989407063</text:p>
          </table:table-cell>
          <table:table-cell table:style-name="ce1" office:value-type="float" office:value="0.498959541320801" calcext:value-type="float">
            <text:p>0,4989595413</text:p>
          </table:table-cell>
          <table:table-cell table:style-name="ce1" office:value-type="float" office:value="0.498960494995117" calcext:value-type="float">
            <text:p>0,498960495</text:p>
          </table:table-cell>
          <table:table-cell table:style-name="ce1" office:value-type="float" office:value="-0.151270359754562" calcext:value-type="float">
            <text:p>-0,1512703598</text:p>
          </table:table-cell>
          <table:table-cell table:style-name="ce1" office:value-type="float" office:value="4.04118537902832" calcext:value-type="float">
            <text:p>4,041185379</text:p>
          </table:table-cell>
          <table:table-cell table:style-name="ce1" office:value-type="float" office:value="-1.03505551815033" calcext:value-type="float">
            <text:p>-1,0350555182</text:p>
          </table:table-cell>
        </table:table-row>
        <table:table-row table:style-name="ro1">
          <table:table-cell table:style-name="ce1" office:value-type="string" calcext:value-type="string">
            <text:p>2.353034257888794</text:p>
          </table:table-cell>
          <table:table-cell table:style-name="ce1" office:value-type="string" calcext:value-type="string">
            <text:p>0.02297210693359375</text:p>
          </table:table-cell>
          <table:table-cell table:style-name="ce1" office:value-type="string" calcext:value-type="string">
            <text:p>69.74135756492615</text:p>
          </table:table-cell>
          <table:table-cell table:style-name="ce1" office:value-type="float" office:value="-0.0275480728050303" calcext:value-type="float">
            <text:p>-0,0275480728</text:p>
          </table:table-cell>
          <table:table-cell table:style-name="ce1" office:value-type="float" office:value="0.00891989623311401" calcext:value-type="float">
            <text:p>0,0089198962</text:p>
          </table:table-cell>
          <table:table-cell table:style-name="ce1" office:value-type="float" office:value="0.544252918826209" calcext:value-type="float">
            <text:p>0,5442529188</text:p>
          </table:table-cell>
          <table:table-cell table:style-name="ce1" office:value-type="float" office:value="0.00823433814992513" calcext:value-type="float">
            <text:p>0,0082343381</text:p>
          </table:table-cell>
          <table:table-cell table:number-columns-repeated="2" table:style-name="ce1" office:value-type="float" office:value="-0.0169888360877172" calcext:value-type="float">
            <text:p>-0,0169888361</text:p>
          </table:table-cell>
          <table:table-cell table:style-name="ce1" office:value-type="float" office:value="-0.149104431271553" calcext:value-type="float">
            <text:p>-0,1491044313</text:p>
          </table:table-cell>
          <table:table-cell table:style-name="ce1" office:value-type="float" office:value="4.03676986694336" calcext:value-type="float">
            <text:p>4,0367698669</text:p>
          </table:table-cell>
          <table:table-cell table:style-name="ce1" office:value-type="float" office:value="-1.0197548866272" calcext:value-type="float">
            <text:p>-1,0197548866</text:p>
          </table:table-cell>
          <table:table-cell table:style-name="ce1" office:value-type="string" calcext:value-type="string">
            <text:p>0.008234338149925134</text:p>
          </table:table-cell>
          <table:table-cell table:style-name="ce1" office:value-type="string" calcext:value-type="string">
            <text:p>-0.016988836087717164</text:p>
          </table:table-cell>
          <table:table-cell table:style-name="ce1" office:value-type="string" calcext:value-type="string">
            <text:p>-0.05847445150302903</text:p>
          </table:table-cell>
          <table:table-cell table:style-name="ce1" office:value-type="float" office:value="0.00727018055378137" calcext:value-type="float">
            <text:p>0,0072701806</text:p>
          </table:table-cell>
          <table:table-cell table:style-name="ce1" office:value-type="float" office:value="-0.00304899555339944" calcext:value-type="float">
            <text:p>-0,0030489956</text:p>
          </table:table-cell>
          <table:table-cell table:style-name="ce1" office:value-type="float" office:value="-0.0132951276820383" calcext:value-type="float">
            <text:p>-0,0132951277</text:p>
          </table:table-cell>
          <table:table-cell table:style-name="ce1" office:value-type="float" office:value="0.0111493976129683" calcext:value-type="float">
            <text:p>0,0111493976</text:p>
          </table:table-cell>
          <table:table-cell table:style-name="ce1" office:value-type="float" office:value="-0.149085782681781" calcext:value-type="float">
            <text:p>-0,14908578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8014070835293" calcext:value-type="float">
            <text:p>-0,0038014071</text:p>
          </table:table-cell>
          <table:table-cell table:style-name="ce1" office:value-type="float" office:value="0.00893235281805781" calcext:value-type="float">
            <text:p>0,0089323528</text:p>
          </table:table-cell>
          <table:table-cell table:style-name="ce1" office:value-type="float" office:value="0.0328270471603704" calcext:value-type="float">
            <text:p>0,0328270472</text:p>
          </table:table-cell>
          <table:table-cell table:style-name="ce1" office:value-type="float" office:value="0.491369724273682" calcext:value-type="float">
            <text:p>0,4913697243</text:p>
          </table:table-cell>
          <table:table-cell table:style-name="ce1" office:value-type="float" office:value="0.491355657577515" calcext:value-type="float">
            <text:p>0,4913556576</text:p>
          </table:table-cell>
          <table:table-cell table:style-name="ce1" office:value-type="float" office:value="0.491354703903198" calcext:value-type="float">
            <text:p>0,4913547039</text:p>
          </table:table-cell>
          <table:table-cell table:style-name="ce1" office:value-type="float" office:value="-0.149104431271553" calcext:value-type="float">
            <text:p>-0,1491044313</text:p>
          </table:table-cell>
          <table:table-cell table:style-name="ce1" office:value-type="float" office:value="4.03676986694336" calcext:value-type="float">
            <text:p>4,0367698669</text:p>
          </table:table-cell>
          <table:table-cell table:style-name="ce1" office:value-type="float" office:value="-1.0197548866272" calcext:value-type="float">
            <text:p>-1,0197548866</text:p>
          </table:table-cell>
        </table:table-row>
        <table:table-row table:style-name="ro1">
          <table:table-cell table:style-name="ce1" office:value-type="string" calcext:value-type="string">
            <text:p>2.3712000846862793</text:p>
          </table:table-cell>
          <table:table-cell table:style-name="ce1" office:value-type="string" calcext:value-type="string">
            <text:p>0.01816582679748535</text:p>
          </table:table-cell>
          <table:table-cell table:style-name="ce1" office:value-type="string" calcext:value-type="string">
            <text:p>70.27795934677124</text:p>
          </table:table-cell>
          <table:table-cell table:style-name="ce1" office:value-type="float" office:value="-0.0250609451753984" calcext:value-type="float">
            <text:p>-0,0250609452</text:p>
          </table:table-cell>
          <table:table-cell table:style-name="ce1" office:value-type="float" office:value="0.00451267209697377" calcext:value-type="float">
            <text:p>0,0045126721</text:p>
          </table:table-cell>
          <table:table-cell table:style-name="ce1" office:value-type="float" office:value="0.527122367311407" calcext:value-type="float">
            <text:p>0,5271223673</text:p>
          </table:table-cell>
          <table:table-cell table:style-name="ce1" office:value-type="float" office:value="0.00927873760783263" calcext:value-type="float">
            <text:p>0,0092787376</text:p>
          </table:table-cell>
          <table:table-cell table:number-columns-repeated="2" table:style-name="ce1" office:value-type="float" office:value="-0.0166950362703364" calcext:value-type="float">
            <text:p>-0,0166950363</text:p>
          </table:table-cell>
          <table:table-cell table:style-name="ce1" office:value-type="float" office:value="-0.146873131394386" calcext:value-type="float">
            <text:p>-0,1468731314</text:p>
          </table:table-cell>
          <table:table-cell table:style-name="ce1" office:value-type="float" office:value="4.03259086608887" calcext:value-type="float">
            <text:p>4,0325908661</text:p>
          </table:table-cell>
          <table:table-cell table:style-name="ce1" office:value-type="float" office:value="-1.00445365905762" calcext:value-type="float">
            <text:p>-1,0044536591</text:p>
          </table:table-cell>
          <table:table-cell table:style-name="ce1" office:value-type="string" calcext:value-type="string">
            <text:p>0.009278737607832625</text:p>
          </table:table-cell>
          <table:table-cell table:style-name="ce1" office:value-type="string" calcext:value-type="string">
            <text:p>-0.016695036270336423</text:p>
          </table:table-cell>
          <table:table-cell table:style-name="ce1" office:value-type="string" calcext:value-type="string">
            <text:p>-0.058168832654680556</text:p>
          </table:table-cell>
          <table:table-cell table:style-name="ce1" office:value-type="float" office:value="0.00688701820125757" calcext:value-type="float">
            <text:p>0,0068870182</text:p>
          </table:table-cell>
          <table:table-cell table:style-name="ce1" office:value-type="float" office:value="-0.0022299740582785" calcext:value-type="float">
            <text:p>-0,0022299741</text:p>
          </table:table-cell>
          <table:table-cell table:style-name="ce1" office:value-type="float" office:value="-0.0127011517789629" calcext:value-type="float">
            <text:p>-0,0127011518</text:p>
          </table:table-cell>
          <table:table-cell table:style-name="ce1" office:value-type="float" office:value="0.0259278280550103" calcext:value-type="float">
            <text:p>0,0259278281</text:p>
          </table:table-cell>
          <table:table-cell table:style-name="ce1" office:value-type="float" office:value="-0.153870898486241" calcext:value-type="float">
            <text:p>-0,15387089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85697034603733" calcext:value-type="float">
            <text:p>-0,0028569703</text:p>
          </table:table-cell>
          <table:table-cell table:style-name="ce1" office:value-type="float" office:value="0.00610692576539869" calcext:value-type="float">
            <text:p>0,0061069258</text:p>
          </table:table-cell>
          <table:table-cell table:style-name="ce1" office:value-type="float" office:value="0.0212927649712926" calcext:value-type="float">
            <text:p>0,021292765</text:p>
          </table:table-cell>
          <table:table-cell table:style-name="ce1" office:value-type="float" office:value="0.536459684371948" calcext:value-type="float">
            <text:p>0,5364596844</text:p>
          </table:table-cell>
          <table:table-cell table:style-name="ce1" office:value-type="float" office:value="0.536454200744629" calcext:value-type="float">
            <text:p>0,5364542007</text:p>
          </table:table-cell>
          <table:table-cell table:style-name="ce1" office:value-type="float" office:value="0.536455154418945" calcext:value-type="float">
            <text:p>0,5364551544</text:p>
          </table:table-cell>
          <table:table-cell table:style-name="ce1" office:value-type="float" office:value="-0.146873131394386" calcext:value-type="float">
            <text:p>-0,1468731314</text:p>
          </table:table-cell>
          <table:table-cell table:style-name="ce1" office:value-type="float" office:value="4.03259086608887" calcext:value-type="float">
            <text:p>4,0325908661</text:p>
          </table:table-cell>
          <table:table-cell table:style-name="ce1" office:value-type="float" office:value="-1.00445365905762" calcext:value-type="float">
            <text:p>-1,0044536591</text:p>
          </table:table-cell>
        </table:table-row>
        <table:table-row table:style-name="ro1">
          <table:table-cell table:style-name="ce1" office:value-type="string" calcext:value-type="string">
            <text:p>2.3852896690368652</text:p>
          </table:table-cell>
          <table:table-cell table:style-name="ce1" office:value-type="string" calcext:value-type="string">
            <text:p>0.014089584350585938</text:p>
          </table:table-cell>
          <table:table-cell table:style-name="ce1" office:value-type="string" calcext:value-type="string">
            <text:p>70.83120942115784</text:p>
          </table:table-cell>
          <table:table-cell table:style-name="ce1" office:value-type="float" office:value="-0.0236605416169896" calcext:value-type="float">
            <text:p>-0,0236605416</text:p>
          </table:table-cell>
          <table:table-cell table:style-name="ce1" office:value-type="float" office:value="0.00277529178937483" calcext:value-type="float">
            <text:p>0,0027752918</text:p>
          </table:table-cell>
          <table:table-cell table:style-name="ce1" office:value-type="float" office:value="0.519258869282993" calcext:value-type="float">
            <text:p>0,5192588693</text:p>
          </table:table-cell>
          <table:table-cell table:style-name="ce1" office:value-type="float" office:value="0.00993257660019843" calcext:value-type="float">
            <text:p>0,0099325766</text:p>
          </table:table-cell>
          <table:table-cell table:number-columns-repeated="2" table:style-name="ce1" office:value-type="float" office:value="-0.0157837532369582" calcext:value-type="float">
            <text:p>-0,0157837532</text:p>
          </table:table-cell>
          <table:table-cell table:style-name="ce1" office:value-type="float" office:value="-0.144904911518097" calcext:value-type="float">
            <text:p>-0,1449049115</text:p>
          </table:table-cell>
          <table:table-cell table:style-name="ce1" office:value-type="float" office:value="4.02831554412842" calcext:value-type="float">
            <text:p>4,0283155441</text:p>
          </table:table-cell>
          <table:table-cell table:style-name="ce1" office:value-type="float" office:value="-0.989932894706726" calcext:value-type="float">
            <text:p>-0,9899328947</text:p>
          </table:table-cell>
          <table:table-cell table:style-name="ce1" office:value-type="string" calcext:value-type="string">
            <text:p>0.009932576600198428</text:p>
          </table:table-cell>
          <table:table-cell table:style-name="ce1" office:value-type="string" calcext:value-type="string">
            <text:p>-0.015783753236958246</text:p>
          </table:table-cell>
          <table:table-cell table:style-name="ce1" office:value-type="string" calcext:value-type="string">
            <text:p>-0.05703596489633938</text:p>
          </table:table-cell>
          <table:table-cell table:style-name="ce1" office:value-type="float" office:value="0.0062652362938496" calcext:value-type="float">
            <text:p>0,0062652363</text:p>
          </table:table-cell>
          <table:table-cell table:style-name="ce1" office:value-type="float" office:value="-0.00112816802424344" calcext:value-type="float">
            <text:p>-0,001128168</text:p>
          </table:table-cell>
          <table:table-cell table:style-name="ce1" office:value-type="float" office:value="-0.0118103631001932" calcext:value-type="float">
            <text:p>-0,0118103631</text:p>
          </table:table-cell>
          <table:table-cell table:style-name="ce1" office:value-type="float" office:value="0.0397870917173306" calcext:value-type="float">
            <text:p>0,0397870917</text:p>
          </table:table-cell>
          <table:table-cell table:style-name="ce1" office:value-type="float" office:value="-0.156366510398138" calcext:value-type="float">
            <text:p>-0,15636651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49733627190323" calcext:value-type="float">
            <text:p>-0,0044973363</text:p>
          </table:table-cell>
          <table:table-cell table:style-name="ce1" office:value-type="float" office:value="0.00796933100433385" calcext:value-type="float">
            <text:p>0,007969331</text:p>
          </table:table-cell>
          <table:table-cell table:style-name="ce1" office:value-type="float" office:value="0.0309759281541515" calcext:value-type="float">
            <text:p>0,0309759282</text:p>
          </table:table-cell>
          <table:table-cell table:style-name="ce1" office:value-type="float" office:value="0.553022384643555" calcext:value-type="float">
            <text:p>0,5530223846</text:p>
          </table:table-cell>
          <table:table-cell table:style-name="ce1" office:value-type="float" office:value="0.553023099899292" calcext:value-type="float">
            <text:p>0,5530230999</text:p>
          </table:table-cell>
          <table:table-cell table:style-name="ce1" office:value-type="float" office:value="0.553027868270874" calcext:value-type="float">
            <text:p>0,5530278683</text:p>
          </table:table-cell>
          <table:table-cell table:style-name="ce1" office:value-type="float" office:value="-0.144904911518097" calcext:value-type="float">
            <text:p>-0,1449049115</text:p>
          </table:table-cell>
          <table:table-cell table:style-name="ce1" office:value-type="float" office:value="4.02831554412842" calcext:value-type="float">
            <text:p>4,0283155441</text:p>
          </table:table-cell>
          <table:table-cell table:style-name="ce1" office:value-type="float" office:value="-0.989932894706726" calcext:value-type="float">
            <text:p>-0,9899328947</text:p>
          </table:table-cell>
        </table:table-row>
        <table:table-row table:style-name="ro1">
          <table:table-cell table:style-name="ce1" office:value-type="string" calcext:value-type="string">
            <text:p>2.401475191116333</text:p>
          </table:table-cell>
          <table:table-cell table:style-name="ce1" office:value-type="string" calcext:value-type="string">
            <text:p>0.016185522079467773</text:p>
          </table:table-cell>
          <table:table-cell table:style-name="ce1" office:value-type="string" calcext:value-type="string">
            <text:p>71.40872931480408</text:p>
          </table:table-cell>
          <table:table-cell table:style-name="ce1" office:value-type="float" office:value="-0.0208857664665966" calcext:value-type="float">
            <text:p>-0,0208857665</text:p>
          </table:table-cell>
          <table:table-cell table:style-name="ce1" office:value-type="float" office:value="-0.00101042150686507" calcext:value-type="float">
            <text:p>-0,0010104215</text:p>
          </table:table-cell>
          <table:table-cell table:style-name="ce1" office:value-type="float" office:value="0.504056174078105" calcext:value-type="float">
            <text:p>0,5040561741</text:p>
          </table:table-cell>
          <table:table-cell table:style-name="ce1" office:value-type="float" office:value="0.0109409803049392" calcext:value-type="float">
            <text:p>0,0109409803</text:p>
          </table:table-cell>
          <table:table-cell table:number-columns-repeated="2" table:style-name="ce1" office:value-type="float" office:value="-0.0156271298596255" calcext:value-type="float">
            <text:p>-0,0156271299</text:p>
          </table:table-cell>
          <table:table-cell table:style-name="ce1" office:value-type="float" office:value="-0.143262535333633" calcext:value-type="float">
            <text:p>-0,1432625353</text:p>
          </table:table-cell>
          <table:table-cell table:style-name="ce1" office:value-type="float" office:value="4.02439451217651" calcext:value-type="float">
            <text:p>4,0243945122</text:p>
          </table:table-cell>
          <table:table-cell table:style-name="ce1" office:value-type="float" office:value="-0.975891947746277" calcext:value-type="float">
            <text:p>-0,9758919477</text:p>
          </table:table-cell>
          <table:table-cell table:style-name="ce1" office:value-type="string" calcext:value-type="string">
            <text:p>0.010940980304939186</text:p>
          </table:table-cell>
          <table:table-cell table:style-name="ce1" office:value-type="string" calcext:value-type="string">
            <text:p>-0.015627129859625544</text:p>
          </table:table-cell>
          <table:table-cell table:style-name="ce1" office:value-type="string" calcext:value-type="string">
            <text:p>-0.057063192647790195</text:p>
          </table:table-cell>
          <table:table-cell table:style-name="ce1" office:value-type="float" office:value="0.0059151354042474" calcext:value-type="float">
            <text:p>0,0059151354</text:p>
          </table:table-cell>
          <table:table-cell table:style-name="ce1" office:value-type="float" office:value="-0.000693822947343708" calcext:value-type="float">
            <text:p>-0,0006938229</text:p>
          </table:table-cell>
          <table:table-cell table:style-name="ce1" office:value-type="float" office:value="-0.0114014612027157" calcext:value-type="float">
            <text:p>-0,0114014612</text:p>
          </table:table-cell>
          <table:table-cell table:style-name="ce1" office:value-type="float" office:value="0.0535377496034065" calcext:value-type="float">
            <text:p>0,0535377496</text:p>
          </table:table-cell>
          <table:table-cell table:style-name="ce1" office:value-type="float" office:value="-0.157979410413171" calcext:value-type="float">
            <text:p>-0,15797941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40965246527327" calcext:value-type="float">
            <text:p>-0,0024096525</text:p>
          </table:table-cell>
          <table:table-cell table:style-name="ce1" office:value-type="float" office:value="0.00298948307877753" calcext:value-type="float">
            <text:p>0,0029894831</text:p>
          </table:table-cell>
          <table:table-cell table:style-name="ce1" office:value-type="float" office:value="0.0135307421970181" calcext:value-type="float">
            <text:p>0,0135307422</text:p>
          </table:table-cell>
          <table:table-cell table:number-columns-repeated="2" table:style-name="ce1" office:value-type="float" office:value="0.581164121627808" calcext:value-type="float">
            <text:p>0,5811641216</text:p>
          </table:table-cell>
          <table:table-cell table:style-name="ce1" office:value-type="float" office:value="0.581157922744751" calcext:value-type="float">
            <text:p>0,5811579227</text:p>
          </table:table-cell>
          <table:table-cell table:style-name="ce1" office:value-type="float" office:value="-0.143262535333633" calcext:value-type="float">
            <text:p>-0,1432625353</text:p>
          </table:table-cell>
          <table:table-cell table:style-name="ce1" office:value-type="float" office:value="4.02439451217651" calcext:value-type="float">
            <text:p>4,0243945122</text:p>
          </table:table-cell>
          <table:table-cell table:style-name="ce1" office:value-type="float" office:value="-0.975891947746277" calcext:value-type="float">
            <text:p>-0,9758919477</text:p>
          </table:table-cell>
        </table:table-row>
        <table:table-row table:style-name="ro1">
          <table:table-cell table:style-name="ce1" office:value-type="string" calcext:value-type="string">
            <text:p>2.4183104038238525</text:p>
          </table:table-cell>
          <table:table-cell table:style-name="ce1" office:value-type="string" calcext:value-type="string">
            <text:p>0.01683521270751953</text:p>
          </table:table-cell>
          <table:table-cell table:style-name="ce1" office:value-type="string" calcext:value-type="string">
            <text:p>71.99008750915527</text:p>
          </table:table-cell>
          <table:table-cell table:style-name="ce1" office:value-type="float" office:value="-0.0178607049423994" calcext:value-type="float">
            <text:p>-0,0178607049</text:p>
          </table:table-cell>
          <table:table-cell table:style-name="ce1" office:value-type="float" office:value="-0.00474992192660769" calcext:value-type="float">
            <text:p>-0,0047499219</text:p>
          </table:table-cell>
          <table:table-cell table:style-name="ce1" office:value-type="float" office:value="0.488865753014882" calcext:value-type="float">
            <text:p>0,488865753</text:p>
          </table:table-cell>
          <table:table-cell table:style-name="ce1" office:value-type="float" office:value="0.0113426152352443" calcext:value-type="float">
            <text:p>0,0113426152</text:p>
          </table:table-cell>
          <table:table-cell table:number-columns-repeated="2" table:style-name="ce1" office:value-type="float" office:value="-0.0145369144663761" calcext:value-type="float">
            <text:p>-0,0145369145</text:p>
          </table:table-cell>
          <table:table-cell table:style-name="ce1" office:value-type="float" office:value="-0.140754088759422" calcext:value-type="float">
            <text:p>-0,1407540888</text:p>
          </table:table-cell>
          <table:table-cell table:style-name="ce1" office:value-type="float" office:value="4.0206732749939" calcext:value-type="float">
            <text:p>4,020673275</text:p>
          </table:table-cell>
          <table:table-cell table:style-name="ce1" office:value-type="float" office:value="-0.962067127227783" calcext:value-type="float">
            <text:p>-0,9620671272</text:p>
          </table:table-cell>
          <table:table-cell table:style-name="ce1" office:value-type="string" calcext:value-type="string">
            <text:p>0.011342615235244305</text:p>
          </table:table-cell>
          <table:table-cell table:style-name="ce1" office:value-type="string" calcext:value-type="string">
            <text:p>-0.01453691446637614</text:p>
          </table:table-cell>
          <table:table-cell table:style-name="ce1" office:value-type="string" calcext:value-type="string">
            <text:p>-0.055957631967772106</text:p>
          </table:table-cell>
          <table:table-cell table:style-name="ce1" office:value-type="float" office:value="0.00522144161664915" calcext:value-type="float">
            <text:p>0,0052214416</text:p>
          </table:table-cell>
          <table:table-cell table:style-name="ce1" office:value-type="float" office:value="0.000252605376716266" calcext:value-type="float">
            <text:p>0,0002526054</text:p>
          </table:table-cell>
          <table:table-cell table:style-name="ce1" office:value-type="float" office:value="-0.0106109210520615" calcext:value-type="float">
            <text:p>-0,0106109211</text:p>
          </table:table-cell>
          <table:table-cell table:style-name="ce1" office:value-type="float" office:value="0.0656885404480223" calcext:value-type="float">
            <text:p>0,0656885404</text:p>
          </table:table-cell>
          <table:table-cell table:style-name="ce1" office:value-type="float" office:value="-0.157391572973315" calcext:value-type="float">
            <text:p>-0,1573915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76950895867849" calcext:value-type="float">
            <text:p>-0,004769509</text:p>
          </table:table-cell>
          <table:table-cell table:style-name="ce1" office:value-type="float" office:value="0.0065071835748997" calcext:value-type="float">
            <text:p>0,0065071836</text:p>
          </table:table-cell>
          <table:table-cell table:style-name="ce1" office:value-type="float" office:value="0.026131563371575" calcext:value-type="float">
            <text:p>0,0261315634</text:p>
          </table:table-cell>
          <table:table-cell table:style-name="ce1" office:value-type="float" office:value="0.58177375793457" calcext:value-type="float">
            <text:p>0,5817737579</text:p>
          </table:table-cell>
          <table:table-cell table:style-name="ce1" office:value-type="float" office:value="0.581774473190308" calcext:value-type="float">
            <text:p>0,5817744732</text:p>
          </table:table-cell>
          <table:table-cell table:style-name="ce1" office:value-type="float" office:value="0.581775188446045" calcext:value-type="float">
            <text:p>0,5817751884</text:p>
          </table:table-cell>
          <table:table-cell table:style-name="ce1" office:value-type="float" office:value="-0.140754088759422" calcext:value-type="float">
            <text:p>-0,1407540888</text:p>
          </table:table-cell>
          <table:table-cell table:style-name="ce1" office:value-type="float" office:value="4.0206732749939" calcext:value-type="float">
            <text:p>4,020673275</text:p>
          </table:table-cell>
          <table:table-cell table:style-name="ce1" office:value-type="float" office:value="-0.962067127227783" calcext:value-type="float">
            <text:p>-0,9620671272</text:p>
          </table:table-cell>
        </table:table-row>
        <table:table-row table:style-name="ro1">
          <table:table-cell table:style-name="ce1" office:value-type="string" calcext:value-type="string">
            <text:p>2.4326326847076416</text:p>
          </table:table-cell>
          <table:table-cell table:style-name="ce1" office:value-type="string" calcext:value-type="string">
            <text:p>0.014322280883789062</text:p>
          </table:table-cell>
          <table:table-cell table:style-name="ce1" office:value-type="string" calcext:value-type="string">
            <text:p>72.55363178253174</text:p>
          </table:table-cell>
          <table:table-cell table:style-name="ce1" office:value-type="float" office:value="-0.013520229757292" calcext:value-type="float">
            <text:p>-0,0135202298</text:p>
          </table:table-cell>
          <table:table-cell table:style-name="ce1" office:value-type="float" office:value="-0.00975149509318771" calcext:value-type="float">
            <text:p>-0,0097514951</text:p>
          </table:table-cell>
          <table:table-cell table:style-name="ce1" office:value-type="float" office:value="0.467363049954544" calcext:value-type="float">
            <text:p>0,46736305</text:p>
          </table:table-cell>
          <table:table-cell table:style-name="ce1" office:value-type="float" office:value="0.0115198257428951" calcext:value-type="float">
            <text:p>0,0115198257</text:p>
          </table:table-cell>
          <table:table-cell table:number-columns-repeated="2" table:style-name="ce1" office:value-type="float" office:value="-0.0133451512621781" calcext:value-type="float">
            <text:p>-0,0133451513</text:p>
          </table:table-cell>
          <table:table-cell table:style-name="ce1" office:value-type="float" office:value="-0.137900039553642" calcext:value-type="float">
            <text:p>-0,1379000396</text:p>
          </table:table-cell>
          <table:table-cell table:style-name="ce1" office:value-type="float" office:value="4.01754426956177" calcext:value-type="float">
            <text:p>4,0175442696</text:p>
          </table:table-cell>
          <table:table-cell table:style-name="ce1" office:value-type="float" office:value="-0.94709575176239" calcext:value-type="float">
            <text:p>-0,9470957518</text:p>
          </table:table-cell>
          <table:table-cell table:style-name="ce1" office:value-type="string" calcext:value-type="string">
            <text:p>0.011519825742895097</text:p>
          </table:table-cell>
          <table:table-cell table:style-name="ce1" office:value-type="string" calcext:value-type="string">
            <text:p>-0.013345151262178096</text:p>
          </table:table-cell>
          <table:table-cell table:style-name="ce1" office:value-type="string" calcext:value-type="string">
            <text:p>-0.055142321943784364</text:p>
          </table:table-cell>
          <table:table-cell table:style-name="ce1" office:value-type="float" office:value="0.00446517623559986" calcext:value-type="float">
            <text:p>0,0044651762</text:p>
          </table:table-cell>
          <table:table-cell table:style-name="ce1" office:value-type="float" office:value="0.00118748048165192" calcext:value-type="float">
            <text:p>0,0011874805</text:p>
          </table:table-cell>
          <table:table-cell table:style-name="ce1" office:value-type="float" office:value="-0.00982101915677388" calcext:value-type="float">
            <text:p>-0,0098210192</text:p>
          </table:table-cell>
          <table:table-cell table:style-name="ce1" office:value-type="float" office:value="0.0756822049122313" calcext:value-type="float">
            <text:p>0,0756822049</text:p>
          </table:table-cell>
          <table:table-cell table:style-name="ce1" office:value-type="float" office:value="-0.154733795837788" calcext:value-type="float">
            <text:p>-0,15473379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40639837466939" calcext:value-type="float">
            <text:p>-0,0054063984</text:p>
          </table:table-cell>
          <table:table-cell table:style-name="ce1" office:value-type="float" office:value="0.00668315443039337" calcext:value-type="float">
            <text:p>0,0066831544</text:p>
          </table:table-cell>
          <table:table-cell table:style-name="ce1" office:value-type="float" office:value="0.0271478885195805" calcext:value-type="float">
            <text:p>0,0271478885</text:p>
          </table:table-cell>
          <table:table-cell table:style-name="ce1" office:value-type="float" office:value="0.559533596038818" calcext:value-type="float">
            <text:p>0,559533596</text:p>
          </table:table-cell>
          <table:table-cell table:style-name="ce1" office:value-type="float" office:value="0.55954122543335" calcext:value-type="float">
            <text:p>0,5595412254</text:p>
          </table:table-cell>
          <table:table-cell table:style-name="ce1" office:value-type="float" office:value="0.559543371200562" calcext:value-type="float">
            <text:p>0,5595433712</text:p>
          </table:table-cell>
          <table:table-cell table:style-name="ce1" office:value-type="float" office:value="-0.137900039553642" calcext:value-type="float">
            <text:p>-0,1379000396</text:p>
          </table:table-cell>
          <table:table-cell table:style-name="ce1" office:value-type="float" office:value="4.01754426956177" calcext:value-type="float">
            <text:p>4,0175442696</text:p>
          </table:table-cell>
          <table:table-cell table:style-name="ce1" office:value-type="float" office:value="-0.94709575176239" calcext:value-type="float">
            <text:p>-0,9470957518</text:p>
          </table:table-cell>
        </table:table-row>
        <table:table-row table:style-name="ro1">
          <table:table-cell table:style-name="ce1" office:value-type="string" calcext:value-type="string">
            <text:p>2.4460713863372803</text:p>
          </table:table-cell>
          <table:table-cell table:style-name="ce1" office:value-type="string" calcext:value-type="string">
            <text:p>0.013438701629638672</text:p>
          </table:table-cell>
          <table:table-cell table:style-name="ce1" office:value-type="string" calcext:value-type="string">
            <text:p>73.07795834541321</text:p>
          </table:table-cell>
          <table:table-cell table:style-name="ce1" office:value-type="float" office:value="-0.0119558590842284" calcext:value-type="float">
            <text:p>-0,0119558591</text:p>
          </table:table-cell>
          <table:table-cell table:style-name="ce1" office:value-type="float" office:value="-0.0114737296768717" calcext:value-type="float">
            <text:p>-0,0114737297</text:p>
          </table:table-cell>
          <table:table-cell table:style-name="ce1" office:value-type="float" office:value="0.46172367569841" calcext:value-type="float">
            <text:p>0,4617236757</text:p>
          </table:table-cell>
          <table:table-cell table:style-name="ce1" office:value-type="float" office:value="0.0110372815669219" calcext:value-type="float">
            <text:p>0,0110372816</text:p>
          </table:table-cell>
          <table:table-cell table:number-columns-repeated="2" table:style-name="ce1" office:value-type="float" office:value="-0.0115373696382283" calcext:value-type="float">
            <text:p>-0,0115373696</text:p>
          </table:table-cell>
          <table:table-cell table:style-name="ce1" office:value-type="float" office:value="-0.135312929749489" calcext:value-type="float">
            <text:p>-0,1353129297</text:p>
          </table:table-cell>
          <table:table-cell table:style-name="ce1" office:value-type="float" office:value="4.01397180557251" calcext:value-type="float">
            <text:p>4,0139718056</text:p>
          </table:table-cell>
          <table:table-cell table:style-name="ce1" office:value-type="float" office:value="-0.933490991592407" calcext:value-type="float">
            <text:p>-0,9334909916</text:p>
          </table:table-cell>
          <table:table-cell table:style-name="ce1" office:value-type="string" calcext:value-type="string">
            <text:p>0.011037281566921893</text:p>
          </table:table-cell>
          <table:table-cell table:style-name="ce1" office:value-type="string" calcext:value-type="string">
            <text:p>-0.011537369638228332</text:p>
          </table:table-cell>
          <table:table-cell table:style-name="ce1" office:value-type="string" calcext:value-type="string">
            <text:p>-0.05367869868475013</text:p>
          </table:table-cell>
          <table:table-cell table:style-name="ce1" office:value-type="float" office:value="0.00338005743932301" calcext:value-type="float">
            <text:p>0,0033800574</text:p>
          </table:table-cell>
          <table:table-cell table:style-name="ce1" office:value-type="float" office:value="0.00243787377329693" calcext:value-type="float">
            <text:p>0,0024378738</text:p>
          </table:table-cell>
          <table:table-cell table:style-name="ce1" office:value-type="float" office:value="-0.00870287859763628" calcext:value-type="float">
            <text:p>-0,0087028786</text:p>
          </table:table-cell>
          <table:table-cell table:style-name="ce1" office:value-type="float" office:value="0.0827785732543607" calcext:value-type="float">
            <text:p>0,0827785733</text:p>
          </table:table-cell>
          <table:table-cell table:style-name="ce1" office:value-type="float" office:value="-0.149615473601319" calcext:value-type="float">
            <text:p>-0,14961547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26961326261531" calcext:value-type="float">
            <text:p>-0,0082696133</text:p>
          </table:table-cell>
          <table:table-cell table:style-name="ce1" office:value-type="float" office:value="0.00952906322400088" calcext:value-type="float">
            <text:p>0,0095290632</text:p>
          </table:table-cell>
          <table:table-cell table:style-name="ce1" office:value-type="float" office:value="0.0409671965154462" calcext:value-type="float">
            <text:p>0,0409671965</text:p>
          </table:table-cell>
          <table:table-cell table:style-name="ce1" office:value-type="float" office:value="0.5248703956604" calcext:value-type="float">
            <text:p>0,5248703957</text:p>
          </table:table-cell>
          <table:table-cell table:style-name="ce1" office:value-type="float" office:value="0.524875640869141" calcext:value-type="float">
            <text:p>0,5248756409</text:p>
          </table:table-cell>
          <table:table-cell table:style-name="ce1" office:value-type="float" office:value="0.524876117706299" calcext:value-type="float">
            <text:p>0,5248761177</text:p>
          </table:table-cell>
          <table:table-cell table:style-name="ce1" office:value-type="float" office:value="-0.135312929749489" calcext:value-type="float">
            <text:p>-0,1353129297</text:p>
          </table:table-cell>
          <table:table-cell table:style-name="ce1" office:value-type="float" office:value="4.01397180557251" calcext:value-type="float">
            <text:p>4,0139718056</text:p>
          </table:table-cell>
          <table:table-cell table:style-name="ce1" office:value-type="float" office:value="-0.933490991592407" calcext:value-type="float">
            <text:p>-0,9334909916</text:p>
          </table:table-cell>
        </table:table-row>
        <table:table-row table:style-name="ro1">
          <table:table-cell table:style-name="ce1" office:value-type="string" calcext:value-type="string">
            <text:p>2.4675798416137695</text:p>
          </table:table-cell>
          <table:table-cell table:style-name="ce1" office:value-type="string" calcext:value-type="string">
            <text:p>0.021508455276489258</text:p>
          </table:table-cell>
          <table:table-cell table:style-name="ce1" office:value-type="string" calcext:value-type="string">
            <text:p>73.69343900680542</text:p>
          </table:table-cell>
          <table:table-cell table:style-name="ce1" office:value-type="float" office:value="-0.00792519484623623" calcext:value-type="float">
            <text:p>-0,0079251948</text:p>
          </table:table-cell>
          <table:table-cell table:style-name="ce1" office:value-type="float" office:value="-0.0150178353802335" calcext:value-type="float">
            <text:p>-0,0150178354</text:p>
          </table:table-cell>
          <table:table-cell table:style-name="ce1" office:value-type="float" office:value="0.442309017534609" calcext:value-type="float">
            <text:p>0,4423090175</text:p>
          </table:table-cell>
          <table:table-cell table:style-name="ce1" office:value-type="float" office:value="0.0114879088224358" calcext:value-type="float">
            <text:p>0,0114879088</text:p>
          </table:table-cell>
          <table:table-cell table:number-columns-repeated="2" table:style-name="ce1" office:value-type="float" office:value="-0.0106046472100327" calcext:value-type="float">
            <text:p>-0,0106046472</text:p>
          </table:table-cell>
          <table:table-cell table:style-name="ce1" office:value-type="float" office:value="-0.132945269346237" calcext:value-type="float">
            <text:p>-0,1329452693</text:p>
          </table:table-cell>
          <table:table-cell table:style-name="ce1" office:value-type="float" office:value="4.01044702529907" calcext:value-type="float">
            <text:p>4,0104470253</text:p>
          </table:table-cell>
          <table:table-cell table:style-name="ce1" office:value-type="float" office:value="-0.919967472553253" calcext:value-type="float">
            <text:p>-0,9199674726</text:p>
          </table:table-cell>
          <table:table-cell table:style-name="ce1" office:value-type="string" calcext:value-type="string">
            <text:p>0.011487908822435788</text:p>
          </table:table-cell>
          <table:table-cell table:style-name="ce1" office:value-type="string" calcext:value-type="string">
            <text:p>-0.010604647210032677</text:p>
          </table:table-cell>
          <table:table-cell table:style-name="ce1" office:value-type="string" calcext:value-type="string">
            <text:p>-0.054180398325931245</text:p>
          </table:table-cell>
          <table:table-cell table:style-name="ce1" office:value-type="float" office:value="0.00298896477105711" calcext:value-type="float">
            <text:p>0,0029889648</text:p>
          </table:table-cell>
          <table:table-cell table:style-name="ce1" office:value-type="float" office:value="0.00286843241921793" calcext:value-type="float">
            <text:p>0,0028684324</text:p>
          </table:table-cell>
          <table:table-cell table:style-name="ce1" office:value-type="float" office:value="-0.00840963113631731" calcext:value-type="float">
            <text:p>-0,0084096311</text:p>
          </table:table-cell>
          <table:table-cell table:style-name="ce1" office:value-type="float" office:value="0.0901319169909979" calcext:value-type="float">
            <text:p>0,090131917</text:p>
          </table:table-cell>
          <table:table-cell table:style-name="ce1" office:value-type="float" office:value="-0.142558798739031" calcext:value-type="float">
            <text:p>-0,14255879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54352251064509" calcext:value-type="float">
            <text:p>-0,0025435225</text:p>
          </table:table-cell>
          <table:table-cell table:style-name="ce1" office:value-type="float" office:value="0.00280025003829409" calcext:value-type="float">
            <text:p>0,00280025</text:p>
          </table:table-cell>
          <table:table-cell table:style-name="ce1" office:value-type="float" office:value="0.00916931241544264" calcext:value-type="float">
            <text:p>0,0091693124</text:p>
          </table:table-cell>
          <table:table-cell table:style-name="ce1" office:value-type="float" office:value="0.615041017532349" calcext:value-type="float">
            <text:p>0,6150410175</text:p>
          </table:table-cell>
          <table:table-cell table:style-name="ce1" office:value-type="float" office:value="0.615028858184814" calcext:value-type="float">
            <text:p>0,6150288582</text:p>
          </table:table-cell>
          <table:table-cell table:style-name="ce1" office:value-type="float" office:value="0.615026950836182" calcext:value-type="float">
            <text:p>0,6150269508</text:p>
          </table:table-cell>
          <table:table-cell table:style-name="ce1" office:value-type="float" office:value="-0.132945269346237" calcext:value-type="float">
            <text:p>-0,1329452693</text:p>
          </table:table-cell>
          <table:table-cell table:style-name="ce1" office:value-type="float" office:value="4.01044702529907" calcext:value-type="float">
            <text:p>4,0104470253</text:p>
          </table:table-cell>
          <table:table-cell table:style-name="ce1" office:value-type="float" office:value="-0.919967472553253" calcext:value-type="float">
            <text:p>-0,9199674726</text:p>
          </table:table-cell>
        </table:table-row>
        <table:table-row table:style-name="ro1">
          <table:table-cell table:style-name="ce1" office:value-type="string" calcext:value-type="string">
            <text:p>2.4814980030059814</text:p>
          </table:table-cell>
          <table:table-cell table:style-name="ce1" office:value-type="string" calcext:value-type="string">
            <text:p>0.013918161392211914</text:p>
          </table:table-cell>
          <table:table-cell table:style-name="ce1" office:value-type="string" calcext:value-type="string">
            <text:p>74.29108023643494</text:p>
          </table:table-cell>
          <table:table-cell table:style-name="ce1" office:value-type="float" office:value="-0.00417315644387409" calcext:value-type="float">
            <text:p>-0,0041731564</text:p>
          </table:table-cell>
          <table:table-cell table:style-name="ce1" office:value-type="float" office:value="-0.0176568801764882" calcext:value-type="float">
            <text:p>-0,0176568802</text:p>
          </table:table-cell>
          <table:table-cell table:style-name="ce1" office:value-type="float" office:value="0.429147116196008" calcext:value-type="float">
            <text:p>0,4291471162</text:p>
          </table:table-cell>
          <table:table-cell table:style-name="ce1" office:value-type="float" office:value="0.010824880773061" calcext:value-type="float">
            <text:p>0,0108248808</text:p>
          </table:table-cell>
          <table:table-cell table:number-columns-repeated="2" table:style-name="ce1" office:value-type="float" office:value="-0.00878806455727497" calcext:value-type="float">
            <text:p>-0,0087880646</text:p>
          </table:table-cell>
          <table:table-cell table:style-name="ce1" office:value-type="float" office:value="-0.129703640937805" calcext:value-type="float">
            <text:p>-0,1297036409</text:p>
          </table:table-cell>
          <table:table-cell table:style-name="ce1" office:value-type="float" office:value="4.00808572769165" calcext:value-type="float">
            <text:p>4,0080857277</text:p>
          </table:table-cell>
          <table:table-cell table:style-name="ce1" office:value-type="float" office:value="-0.906012296676636" calcext:value-type="float">
            <text:p>-0,9060122967</text:p>
          </table:table-cell>
          <table:table-cell table:style-name="ce1" office:value-type="string" calcext:value-type="string">
            <text:p>0.010824880773061023</text:p>
          </table:table-cell>
          <table:table-cell table:style-name="ce1" office:value-type="string" calcext:value-type="string">
            <text:p>-0.008788064557274967</text:p>
          </table:table-cell>
          <table:table-cell table:style-name="ce1" office:value-type="string" calcext:value-type="string">
            <text:p>-0.052587535650571414</text:p>
          </table:table-cell>
          <table:table-cell table:style-name="ce1" office:value-type="float" office:value="0.00198129871155906" calcext:value-type="float">
            <text:p>0,0019812987</text:p>
          </table:table-cell>
          <table:table-cell table:style-name="ce1" office:value-type="float" office:value="0.00375445884505839" calcext:value-type="float">
            <text:p>0,0037544588</text:p>
          </table:table-cell>
          <table:table-cell table:style-name="ce1" office:value-type="float" office:value="-0.00740006891179968" calcext:value-type="float">
            <text:p>-0,0074000689</text:p>
          </table:table-cell>
          <table:table-cell table:style-name="ce1" office:value-type="float" office:value="0.0948660198611394" calcext:value-type="float">
            <text:p>0,0948660199</text:p>
          </table:table-cell>
          <table:table-cell table:style-name="ce1" office:value-type="float" office:value="-0.133587889383801" calcext:value-type="float">
            <text:p>-0,13358788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74759301225112" calcext:value-type="float">
            <text:p>-0,006747593</text:p>
          </table:table-cell>
          <table:table-cell table:style-name="ce1" office:value-type="float" office:value="0.00593304356511032" calcext:value-type="float">
            <text:p>0,0059330436</text:p>
          </table:table-cell>
          <table:table-cell table:style-name="ce1" office:value-type="float" office:value="0.0325013304491307" calcext:value-type="float">
            <text:p>0,0325013304</text:p>
          </table:table-cell>
          <table:table-cell table:style-name="ce1" office:value-type="float" office:value="0.59734845161438" calcext:value-type="float">
            <text:p>0,5973484516</text:p>
          </table:table-cell>
          <table:table-cell table:style-name="ce1" office:value-type="float" office:value="0.597350358963013" calcext:value-type="float">
            <text:p>0,597350359</text:p>
          </table:table-cell>
          <table:table-cell table:style-name="ce1" office:value-type="float" office:value="0.597349643707275" calcext:value-type="float">
            <text:p>0,5973496437</text:p>
          </table:table-cell>
          <table:table-cell table:style-name="ce1" office:value-type="float" office:value="-0.129703640937805" calcext:value-type="float">
            <text:p>-0,1297036409</text:p>
          </table:table-cell>
          <table:table-cell table:style-name="ce1" office:value-type="float" office:value="4.00808572769165" calcext:value-type="float">
            <text:p>4,0080857277</text:p>
          </table:table-cell>
          <table:table-cell table:style-name="ce1" office:value-type="float" office:value="-0.906012296676636" calcext:value-type="float">
            <text:p>-0,9060122967</text:p>
          </table:table-cell>
        </table:table-row>
        <table:table-row table:style-name="ro1">
          <table:table-cell table:style-name="ce1" office:value-type="string" calcext:value-type="string">
            <text:p>2.498258590698242</text:p>
          </table:table-cell>
          <table:table-cell table:style-name="ce1" office:value-type="string" calcext:value-type="string">
            <text:p>0.016760587692260742</text:p>
          </table:table-cell>
          <table:table-cell table:style-name="ce1" office:value-type="string" calcext:value-type="string">
            <text:p>74.80255460739136</text:p>
          </table:table-cell>
          <table:table-cell table:style-name="ce1" office:value-type="float" office:value="-0.00286266728114613" calcext:value-type="float">
            <text:p>-0,0028626673</text:p>
          </table:table-cell>
          <table:table-cell table:style-name="ce1" office:value-type="float" office:value="-0.0183447066386932" calcext:value-type="float">
            <text:p>-0,0183447066</text:p>
          </table:table-cell>
          <table:table-cell table:style-name="ce1" office:value-type="float" office:value="0.421177273179278" calcext:value-type="float">
            <text:p>0,4211772732</text:p>
          </table:table-cell>
          <table:table-cell table:style-name="ce1" office:value-type="float" office:value="0.0100752310162505" calcext:value-type="float">
            <text:p>0,010075231</text:p>
          </table:table-cell>
          <table:table-cell table:number-columns-repeated="2" table:style-name="ce1" office:value-type="float" office:value="-0.00728914028912647" calcext:value-type="float">
            <text:p>-0,0072891403</text:p>
          </table:table-cell>
          <table:table-cell table:style-name="ce1" office:value-type="float" office:value="-0.126507923007011" calcext:value-type="float">
            <text:p>-0,126507923</text:p>
          </table:table-cell>
          <table:table-cell table:style-name="ce1" office:value-type="float" office:value="4.00552654266357" calcext:value-type="float">
            <text:p>4,0055265427</text:p>
          </table:table-cell>
          <table:table-cell table:style-name="ce1" office:value-type="float" office:value="-0.892141938209534" calcext:value-type="float">
            <text:p>-0,8921419382</text:p>
          </table:table-cell>
          <table:table-cell table:style-name="ce1" office:value-type="string" calcext:value-type="string">
            <text:p>0.010075231016250522</text:p>
          </table:table-cell>
          <table:table-cell table:style-name="ce1" office:value-type="string" calcext:value-type="string">
            <text:p>-0.007289140289126467</text:p>
          </table:table-cell>
          <table:table-cell table:style-name="ce1" office:value-type="string" calcext:value-type="string">
            <text:p>-0.05207280675975906</text:p>
          </table:table-cell>
          <table:table-cell table:style-name="ce1" office:value-type="float" office:value="0.00104328911096852" calcext:value-type="float">
            <text:p>0,0010432891</text:p>
          </table:table-cell>
          <table:table-cell table:style-name="ce1" office:value-type="float" office:value="0.00441422004412204" calcext:value-type="float">
            <text:p>0,00441422</text:p>
          </table:table-cell>
          <table:table-cell table:style-name="ce1" office:value-type="float" office:value="-0.00671565004219244" calcext:value-type="float">
            <text:p>-0,00671565</text:p>
          </table:table-cell>
          <table:table-cell table:style-name="ce1" office:value-type="float" office:value="0.0970020823206844" calcext:value-type="float">
            <text:p>0,0970020823</text:p>
          </table:table-cell>
          <table:table-cell table:style-name="ce1" office:value-type="float" office:value="-0.124550057410758" calcext:value-type="float">
            <text:p>-0,12455005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3302366073208" calcext:value-type="float">
            <text:p>-0,0073302366</text:p>
          </table:table-cell>
          <table:table-cell table:style-name="ce1" office:value-type="float" office:value="0.00515580483094164" calcext:value-type="float">
            <text:p>0,0051558048</text:p>
          </table:table-cell>
          <table:table-cell table:style-name="ce1" office:value-type="float" office:value="0.025713731297335" calcext:value-type="float">
            <text:p>0,0257137313</text:p>
          </table:table-cell>
          <table:table-cell table:style-name="ce1" office:value-type="float" office:value="0.511857748031616" calcext:value-type="float">
            <text:p>0,511857748</text:p>
          </table:table-cell>
          <table:table-cell table:style-name="ce1" office:value-type="float" office:value="0.511858940124512" calcext:value-type="float">
            <text:p>0,5118589401</text:p>
          </table:table-cell>
          <table:table-cell table:style-name="ce1" office:value-type="float" office:value="0.511862754821777" calcext:value-type="float">
            <text:p>0,5118627548</text:p>
          </table:table-cell>
          <table:table-cell table:style-name="ce1" office:value-type="float" office:value="-0.126507923007011" calcext:value-type="float">
            <text:p>-0,126507923</text:p>
          </table:table-cell>
          <table:table-cell table:style-name="ce1" office:value-type="float" office:value="4.00552654266357" calcext:value-type="float">
            <text:p>4,0055265427</text:p>
          </table:table-cell>
          <table:table-cell table:style-name="ce1" office:value-type="float" office:value="-0.892141938209534" calcext:value-type="float">
            <text:p>-0,8921419382</text:p>
          </table:table-cell>
        </table:table-row>
        <table:table-row table:style-name="ro1">
          <table:table-cell table:style-name="ce1" office:value-type="string" calcext:value-type="string">
            <text:p>2.514462471008301</text:p>
          </table:table-cell>
          <table:table-cell table:style-name="ce1" office:value-type="string" calcext:value-type="string">
            <text:p>0.016203880310058594</text:p>
          </table:table-cell>
          <table:table-cell table:style-name="ce1" office:value-type="string" calcext:value-type="string">
            <text:p>75.32837629318237</text:p>
          </table:table-cell>
          <table:table-cell table:style-name="ce1" office:value-type="float" office:value="-0.0012691886132629" calcext:value-type="float">
            <text:p>-0,0012691886</text:p>
          </table:table-cell>
          <table:table-cell table:style-name="ce1" office:value-type="float" office:value="-0.0193077933954443" calcext:value-type="float">
            <text:p>-0,0193077934</text:p>
          </table:table-cell>
          <table:table-cell table:style-name="ce1" office:value-type="float" office:value="0.414126836223367" calcext:value-type="float">
            <text:p>0,4141268362</text:p>
          </table:table-cell>
          <table:table-cell table:style-name="ce1" office:value-type="float" office:value="0.0100115813847999" calcext:value-type="float">
            <text:p>0,0100115814</text:p>
          </table:table-cell>
          <table:table-cell table:number-columns-repeated="2" table:style-name="ce1" office:value-type="float" office:value="-0.006296895522156" calcext:value-type="float">
            <text:p>-0,0062968955</text:p>
          </table:table-cell>
          <table:table-cell table:style-name="ce1" office:value-type="float" office:value="-0.123857498168945" calcext:value-type="float">
            <text:p>-0,1238574982</text:p>
          </table:table-cell>
          <table:table-cell table:style-name="ce1" office:value-type="float" office:value="4.00312805175781" calcext:value-type="float">
            <text:p>4,0031280518</text:p>
          </table:table-cell>
          <table:table-cell table:style-name="ce1" office:value-type="float" office:value="-0.879426002502441" calcext:value-type="float">
            <text:p>-0,8794260025</text:p>
          </table:table-cell>
          <table:table-cell table:style-name="ce1" office:value-type="string" calcext:value-type="string">
            <text:p>0.010011581384799878</text:p>
          </table:table-cell>
          <table:table-cell table:style-name="ce1" office:value-type="string" calcext:value-type="string">
            <text:p>-0.006296895522156003</text:p>
          </table:table-cell>
          <table:table-cell table:style-name="ce1" office:value-type="string" calcext:value-type="string">
            <text:p>-0.0519223382216115</text:p>
          </table:table-cell>
          <table:table-cell table:style-name="ce1" office:value-type="float" office:value="0.000715666820286532" calcext:value-type="float">
            <text:p>0,0007156668</text:p>
          </table:table-cell>
          <table:table-cell table:style-name="ce1" office:value-type="float" office:value="0.00458617665967329" calcext:value-type="float">
            <text:p>0,0045861767</text:p>
          </table:table-cell>
          <table:table-cell table:style-name="ce1" office:value-type="float" office:value="-0.00630121820532245" calcext:value-type="float">
            <text:p>-0,0063012182</text:p>
          </table:table-cell>
          <table:table-cell table:style-name="ce1" office:value-type="float" office:value="0.0985075143572517" calcext:value-type="float">
            <text:p>0,0985075144</text:p>
          </table:table-cell>
          <table:table-cell table:style-name="ce1" office:value-type="float" office:value="-0.114902849431434" calcext:value-type="float">
            <text:p>-0,11490284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4919719770227" calcext:value-type="float">
            <text:p>-0,002491972</text:p>
          </table:table-cell>
          <table:table-cell table:style-name="ce1" office:value-type="float" office:value="0.00130794056627819" calcext:value-type="float">
            <text:p>0,0013079406</text:p>
          </table:table-cell>
          <table:table-cell table:style-name="ce1" office:value-type="float" office:value="0.015155199348438" calcext:value-type="float">
            <text:p>0,0151551993</text:p>
          </table:table-cell>
          <table:table-cell table:style-name="ce1" office:value-type="float" office:value="0.525884389877319" calcext:value-type="float">
            <text:p>0,5258843899</text:p>
          </table:table-cell>
          <table:table-cell table:style-name="ce1" office:value-type="float" office:value="0.525885105133057" calcext:value-type="float">
            <text:p>0,5258851051</text:p>
          </table:table-cell>
          <table:table-cell table:style-name="ce1" office:value-type="float" office:value="0.525881767272949" calcext:value-type="float">
            <text:p>0,5258817673</text:p>
          </table:table-cell>
          <table:table-cell table:style-name="ce1" office:value-type="float" office:value="-0.123857498168945" calcext:value-type="float">
            <text:p>-0,1238574982</text:p>
          </table:table-cell>
          <table:table-cell table:style-name="ce1" office:value-type="float" office:value="4.00312805175781" calcext:value-type="float">
            <text:p>4,0031280518</text:p>
          </table:table-cell>
          <table:table-cell table:style-name="ce1" office:value-type="float" office:value="-0.879426002502441" calcext:value-type="float">
            <text:p>-0,8794260025</text:p>
          </table:table-cell>
        </table:table-row>
        <table:table-row table:style-name="ro1">
          <table:table-cell table:style-name="ce1" office:value-type="string" calcext:value-type="string">
            <text:p>2.530186891555786</text:p>
          </table:table-cell>
          <table:table-cell table:style-name="ce1" office:value-type="string" calcext:value-type="string">
            <text:p>0.01572442054748535</text:p>
          </table:table-cell>
          <table:table-cell table:style-name="ce1" office:value-type="string" calcext:value-type="string">
            <text:p>75.89408802986145</text:p>
          </table:table-cell>
          <table:table-cell table:style-name="ce1" office:value-type="float" office:value="0.00259725357632923" calcext:value-type="float">
            <text:p>0,0025972536</text:p>
          </table:table-cell>
          <table:table-cell table:style-name="ce1" office:value-type="float" office:value="-0.0213370558311358" calcext:value-type="float">
            <text:p>-0,0213370558</text:p>
          </table:table-cell>
          <table:table-cell table:style-name="ce1" office:value-type="float" office:value="0.396510515316033" calcext:value-type="float">
            <text:p>0,3965105153</text:p>
          </table:table-cell>
          <table:table-cell table:style-name="ce1" office:value-type="float" office:value="0.00967420706929301" calcext:value-type="float">
            <text:p>0,0096742071</text:p>
          </table:table-cell>
          <table:table-cell table:number-columns-repeated="2" table:style-name="ce1" office:value-type="float" office:value="-0.00500209122134281" calcext:value-type="float">
            <text:p>-0,0050020912</text:p>
          </table:table-cell>
          <table:table-cell table:style-name="ce1" office:value-type="float" office:value="-0.121733456850052" calcext:value-type="float">
            <text:p>-0,1217334569</text:p>
          </table:table-cell>
          <table:table-cell table:style-name="ce1" office:value-type="float" office:value="4.00115823745728" calcext:value-type="float">
            <text:p>4,0011582375</text:p>
          </table:table-cell>
          <table:table-cell table:style-name="ce1" office:value-type="float" office:value="-0.866597592830658" calcext:value-type="float">
            <text:p>-0,8665975928</text:p>
          </table:table-cell>
          <table:table-cell table:style-name="ce1" office:value-type="string" calcext:value-type="string">
            <text:p>0.00967420706929301</text:p>
          </table:table-cell>
          <table:table-cell table:style-name="ce1" office:value-type="string" calcext:value-type="string">
            <text:p>-0.005002091221342808</text:p>
          </table:table-cell>
          <table:table-cell table:style-name="ce1" office:value-type="string" calcext:value-type="string">
            <text:p>-0.05162504931595077</text:p>
          </table:table-cell>
          <table:table-cell table:style-name="ce1" office:value-type="float" office:value="0.000317297153315725" calcext:value-type="float">
            <text:p>0,0003172972</text:p>
          </table:table-cell>
          <table:table-cell table:style-name="ce1" office:value-type="float" office:value="0.00482694834886107" calcext:value-type="float">
            <text:p>0,0048269483</text:p>
          </table:table-cell>
          <table:table-cell table:style-name="ce1" office:value-type="float" office:value="-0.00593459548361507" calcext:value-type="float">
            <text:p>-0,0059345955</text:p>
          </table:table-cell>
          <table:table-cell table:style-name="ce1" office:value-type="float" office:value="0.0992302158633935" calcext:value-type="float">
            <text:p>0,0992302159</text:p>
          </table:table-cell>
          <table:table-cell table:style-name="ce1" office:value-type="float" office:value="-0.103908668246453" calcext:value-type="float">
            <text:p>-0,10390866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79842364180413" calcext:value-type="float">
            <text:p>-0,0027984236</text:p>
          </table:table-cell>
          <table:table-cell table:style-name="ce1" office:value-type="float" office:value="0.00169135652836435" calcext:value-type="float">
            <text:p>0,0016913565</text:p>
          </table:table-cell>
          <table:table-cell table:style-name="ce1" office:value-type="float" office:value="0.0123818467065719" calcext:value-type="float">
            <text:p>0,0123818467</text:p>
          </table:table-cell>
          <table:table-cell table:style-name="ce1" office:value-type="float" office:value="0.569420099258423" calcext:value-type="float">
            <text:p>0,5694200993</text:p>
          </table:table-cell>
          <table:table-cell table:style-name="ce1" office:value-type="float" office:value="0.569416761398315" calcext:value-type="float">
            <text:p>0,5694167614</text:p>
          </table:table-cell>
          <table:table-cell table:style-name="ce1" office:value-type="float" office:value="0.569417238235474" calcext:value-type="float">
            <text:p>0,5694172382</text:p>
          </table:table-cell>
          <table:table-cell table:style-name="ce1" office:value-type="float" office:value="-0.121733456850052" calcext:value-type="float">
            <text:p>-0,1217334569</text:p>
          </table:table-cell>
          <table:table-cell table:style-name="ce1" office:value-type="float" office:value="4.00115823745728" calcext:value-type="float">
            <text:p>4,0011582375</text:p>
          </table:table-cell>
          <table:table-cell table:style-name="ce1" office:value-type="float" office:value="-0.866597592830658" calcext:value-type="float">
            <text:p>-0,8665975928</text:p>
          </table:table-cell>
        </table:table-row>
        <table:table-row table:style-name="ro1">
          <table:table-cell table:style-name="ce1" office:value-type="string" calcext:value-type="string">
            <text:p>2.548985719680786</text:p>
          </table:table-cell>
          <table:table-cell table:style-name="ce1" office:value-type="string" calcext:value-type="string">
            <text:p>0.018798828125</text:p>
          </table:table-cell>
          <table:table-cell table:style-name="ce1" office:value-type="string" calcext:value-type="string">
            <text:p>76.44494915008545</text:p>
          </table:table-cell>
          <table:table-cell table:style-name="ce1" office:value-type="float" office:value="0.00543417481642308" calcext:value-type="float">
            <text:p>0,0054341748</text:p>
          </table:table-cell>
          <table:table-cell table:style-name="ce1" office:value-type="float" office:value="-0.022420430176512" calcext:value-type="float">
            <text:p>-0,0224204302</text:p>
          </table:table-cell>
          <table:table-cell table:style-name="ce1" office:value-type="float" office:value="0.382927985103042" calcext:value-type="float">
            <text:p>0,3829279851</text:p>
          </table:table-cell>
          <table:table-cell table:style-name="ce1" office:value-type="float" office:value="0.00846587174364202" calcext:value-type="float">
            <text:p>0,0084658717</text:p>
          </table:table-cell>
          <table:table-cell table:number-columns-repeated="2" table:style-name="ce1" office:value-type="float" office:value="-0.00333572178747024" calcext:value-type="float">
            <text:p>-0,0033357218</text:p>
          </table:table-cell>
          <table:table-cell table:style-name="ce1" office:value-type="float" office:value="-0.119905441999435" calcext:value-type="float">
            <text:p>-0,119905442</text:p>
          </table:table-cell>
          <table:table-cell table:style-name="ce1" office:value-type="float" office:value="4.00004625320435" calcext:value-type="float">
            <text:p>4,0000462532</text:p>
          </table:table-cell>
          <table:table-cell table:style-name="ce1" office:value-type="float" office:value="-0.853495180606842" calcext:value-type="float">
            <text:p>-0,8534951806</text:p>
          </table:table-cell>
          <table:table-cell table:style-name="ce1" office:value-type="string" calcext:value-type="string">
            <text:p>0.008465871743642016</text:p>
          </table:table-cell>
          <table:table-cell table:style-name="ce1" office:value-type="string" calcext:value-type="string">
            <text:p>-0.0033357217874702377</text:p>
          </table:table-cell>
          <table:table-cell table:style-name="ce1" office:value-type="string" calcext:value-type="string">
            <text:p>-0.050213264727828506</text:p>
          </table:table-cell>
          <table:table-cell table:style-name="ce1" office:value-type="float" office:value="-0.000649313394082308" calcext:value-type="float">
            <text:p>-0,0006493134</text:p>
          </table:table-cell>
          <table:table-cell table:style-name="ce1" office:value-type="float" office:value="0.00533426395778395" calcext:value-type="float">
            <text:p>0,005334264</text:p>
          </table:table-cell>
          <table:table-cell table:style-name="ce1" office:value-type="float" office:value="-0.00501854679643372" calcext:value-type="float">
            <text:p>-0,0050185468</text:p>
          </table:table-cell>
          <table:table-cell table:style-name="ce1" office:value-type="float" office:value="0.0978097846058888" calcext:value-type="float">
            <text:p>0,0978097846</text:p>
          </table:table-cell>
          <table:table-cell table:style-name="ce1" office:value-type="float" office:value="-0.0922394520365963" calcext:value-type="float">
            <text:p>-0,0922394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06977599340457" calcext:value-type="float">
            <text:p>-0,007069776</text:p>
          </table:table-cell>
          <table:table-cell table:style-name="ce1" office:value-type="float" office:value="0.00371048792889831" calcext:value-type="float">
            <text:p>0,0037104879</text:p>
          </table:table-cell>
          <table:table-cell table:style-name="ce1" office:value-type="float" office:value="0.0322112827442087" calcext:value-type="float">
            <text:p>0,0322112827</text:p>
          </table:table-cell>
          <table:table-cell table:style-name="ce1" office:value-type="float" office:value="0.546897411346436" calcext:value-type="float">
            <text:p>0,5468974113</text:p>
          </table:table-cell>
          <table:table-cell table:number-columns-repeated="2" table:style-name="ce1" office:value-type="float" office:value="0.546899080276489" calcext:value-type="float">
            <text:p>0,5468990803</text:p>
          </table:table-cell>
          <table:table-cell table:style-name="ce1" office:value-type="float" office:value="-0.119905441999435" calcext:value-type="float">
            <text:p>-0,119905442</text:p>
          </table:table-cell>
          <table:table-cell table:style-name="ce1" office:value-type="float" office:value="4.00004625320435" calcext:value-type="float">
            <text:p>4,0000462532</text:p>
          </table:table-cell>
          <table:table-cell table:style-name="ce1" office:value-type="float" office:value="-0.853495180606842" calcext:value-type="float">
            <text:p>-0,8534951806</text:p>
          </table:table-cell>
        </table:table-row>
        <table:table-row table:style-name="ro1">
          <table:table-cell table:style-name="ce1" office:value-type="string" calcext:value-type="string">
            <text:p>2.5658016204833984</text:p>
          </table:table-cell>
          <table:table-cell table:style-name="ce1" office:value-type="string" calcext:value-type="string">
            <text:p>0.016815900802612305</text:p>
          </table:table-cell>
          <table:table-cell table:style-name="ce1" office:value-type="string" calcext:value-type="string">
            <text:p>76.99859881401062</text:p>
          </table:table-cell>
          <table:table-cell table:style-name="ce1" office:value-type="float" office:value="0.0088829998858273" calcext:value-type="float">
            <text:p>0,0088829999</text:p>
          </table:table-cell>
          <table:table-cell table:style-name="ce1" office:value-type="float" office:value="-0.0236349461447838" calcext:value-type="float">
            <text:p>-0,0236349461</text:p>
          </table:table-cell>
          <table:table-cell table:style-name="ce1" office:value-type="float" office:value="0.370255799573145" calcext:value-type="float">
            <text:p>0,3702557996</text:p>
          </table:table-cell>
          <table:table-cell table:style-name="ce1" office:value-type="float" office:value="0.00751943050856879" calcext:value-type="float">
            <text:p>0,0075194305</text:p>
          </table:table-cell>
          <table:table-cell table:number-columns-repeated="2" table:style-name="ce1" office:value-type="float" office:value="-0.00192921927021315" calcext:value-type="float">
            <text:p>-0,0019292193</text:p>
          </table:table-cell>
          <table:table-cell table:style-name="ce1" office:value-type="float" office:value="-0.118421718478203" calcext:value-type="float">
            <text:p>-0,1184217185</text:p>
          </table:table-cell>
          <table:table-cell table:style-name="ce1" office:value-type="float" office:value="3.99863004684448" calcext:value-type="float">
            <text:p>3,9986300468</text:p>
          </table:table-cell>
          <table:table-cell table:style-name="ce1" office:value-type="float" office:value="-0.84005481004715" calcext:value-type="float">
            <text:p>-0,84005481</text:p>
          </table:table-cell>
          <table:table-cell table:style-name="ce1" office:value-type="string" calcext:value-type="string">
            <text:p>0.0075194305085687875</text:p>
          </table:table-cell>
          <table:table-cell table:style-name="ce1" office:value-type="string" calcext:value-type="string">
            <text:p>-0.0019292192702131518</text:p>
          </table:table-cell>
          <table:table-cell table:style-name="ce1" office:value-type="string" calcext:value-type="string">
            <text:p>-0.04969908280637216</text:p>
          </table:table-cell>
          <table:table-cell table:style-name="ce1" office:value-type="float" office:value="-0.00135854370410577" calcext:value-type="float">
            <text:p>-0,0013585437</text:p>
          </table:table-cell>
          <table:table-cell table:style-name="ce1" office:value-type="float" office:value="0.00560510754412799" calcext:value-type="float">
            <text:p>0,0056051075</text:p>
          </table:table-cell>
          <table:table-cell table:style-name="ce1" office:value-type="float" office:value="-0.00431225522535819" calcext:value-type="float">
            <text:p>-0,0043122552</text:p>
          </table:table-cell>
          <table:table-cell table:style-name="ce1" office:value-type="float" office:value="0.094800494784864" calcext:value-type="float">
            <text:p>0,0948004948</text:p>
          </table:table-cell>
          <table:table-cell table:style-name="ce1" office:value-type="float" office:value="-0.0798235285901112" calcext:value-type="float">
            <text:p>-0,07982352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12291167550081" calcext:value-type="float">
            <text:p>-0,0051229117</text:p>
          </table:table-cell>
          <table:table-cell table:style-name="ce1" office:value-type="float" office:value="0.00195633606877683" calcext:value-type="float">
            <text:p>0,0019563361</text:p>
          </table:table-cell>
          <table:table-cell table:style-name="ce1" office:value-type="float" office:value="0.0245268967594409" calcext:value-type="float">
            <text:p>0,0245268968</text:p>
          </table:table-cell>
          <table:table-cell table:style-name="ce1" office:value-type="float" office:value="0.553771257400513" calcext:value-type="float">
            <text:p>0,5537712574</text:p>
          </table:table-cell>
          <table:table-cell table:style-name="ce1" office:value-type="float" office:value="0.55377721786499" calcext:value-type="float">
            <text:p>0,5537772179</text:p>
          </table:table-cell>
          <table:table-cell table:style-name="ce1" office:value-type="float" office:value="0.553781032562256" calcext:value-type="float">
            <text:p>0,5537810326</text:p>
          </table:table-cell>
          <table:table-cell table:style-name="ce1" office:value-type="float" office:value="-0.118421718478203" calcext:value-type="float">
            <text:p>-0,1184217185</text:p>
          </table:table-cell>
          <table:table-cell table:style-name="ce1" office:value-type="float" office:value="3.99863004684448" calcext:value-type="float">
            <text:p>3,9986300468</text:p>
          </table:table-cell>
          <table:table-cell table:style-name="ce1" office:value-type="float" office:value="-0.84005481004715" calcext:value-type="float">
            <text:p>-0,84005481</text:p>
          </table:table-cell>
        </table:table-row>
        <table:table-row table:style-name="ro1">
          <table:table-cell table:style-name="ce1" office:value-type="string" calcext:value-type="string">
            <text:p>2.5881733894348145</text:p>
          </table:table-cell>
          <table:table-cell table:style-name="ce1" office:value-type="string" calcext:value-type="string">
            <text:p>0.022371768951416016</text:p>
          </table:table-cell>
          <table:table-cell table:style-name="ce1" office:value-type="string" calcext:value-type="string">
            <text:p>77.516432762146</text:p>
          </table:table-cell>
          <table:table-cell table:style-name="ce1" office:value-type="float" office:value="0.010745628910099" calcext:value-type="float">
            <text:p>0,0107456289</text:p>
          </table:table-cell>
          <table:table-cell table:style-name="ce1" office:value-type="float" office:value="-0.0239849737601033" calcext:value-type="float">
            <text:p>-0,0239849738</text:p>
          </table:table-cell>
          <table:table-cell table:style-name="ce1" office:value-type="float" office:value="0.360520861399027" calcext:value-type="float">
            <text:p>0,3605208614</text:p>
          </table:table-cell>
          <table:table-cell table:style-name="ce1" office:value-type="float" office:value="0.00618193785601405" calcext:value-type="float">
            <text:p>0,0061819379</text:p>
          </table:table-cell>
          <table:table-cell table:number-columns-repeated="2" table:style-name="ce1" office:value-type="float" office:value="-0.000453736293136814" calcext:value-type="float">
            <text:p>-0,0004537363</text:p>
          </table:table-cell>
          <table:table-cell table:style-name="ce1" office:value-type="float" office:value="-0.117266289889812" calcext:value-type="float">
            <text:p>-0,1172662899</text:p>
          </table:table-cell>
          <table:table-cell table:style-name="ce1" office:value-type="float" office:value="3.99743700027466" calcext:value-type="float">
            <text:p>3,9974370003</text:p>
          </table:table-cell>
          <table:table-cell table:style-name="ce1" office:value-type="float" office:value="-0.827712297439575" calcext:value-type="float">
            <text:p>-0,8277122974</text:p>
          </table:table-cell>
          <table:table-cell table:style-name="ce1" office:value-type="string" calcext:value-type="string">
            <text:p>0.006181937856014053</text:p>
          </table:table-cell>
          <table:table-cell table:style-name="ce1" office:value-type="string" calcext:value-type="string">
            <text:p>-0.0004537362931368143</text:p>
          </table:table-cell>
          <table:table-cell table:style-name="ce1" office:value-type="string" calcext:value-type="string">
            <text:p>-0.04904118939562036</text:p>
          </table:table-cell>
          <table:table-cell table:style-name="ce1" office:value-type="float" office:value="-0.00222074997145683" calcext:value-type="float">
            <text:p>-0,00222075</text:p>
          </table:table-cell>
          <table:table-cell table:style-name="ce1" office:value-type="float" office:value="0.00590873653619596" calcext:value-type="float">
            <text:p>0,0059087365</text:p>
          </table:table-cell>
          <table:table-cell table:style-name="ce1" office:value-type="float" office:value="-0.00365330157780353" calcext:value-type="float">
            <text:p>-0,0036533016</text:p>
          </table:table-cell>
          <table:table-cell table:style-name="ce1" office:value-type="float" office:value="0.0902028822455377" calcext:value-type="float">
            <text:p>0,0902028822</text:p>
          </table:table-cell>
          <table:table-cell table:style-name="ce1" office:value-type="float" office:value="-0.067590924310614" calcext:value-type="float">
            <text:p>-0,06759092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66343943420794" calcext:value-type="float">
            <text:p>-0,0066634394</text:p>
          </table:table-cell>
          <table:table-cell table:style-name="ce1" office:value-type="float" office:value="0.00234659920702234" calcext:value-type="float">
            <text:p>0,0023465992</text:p>
          </table:table-cell>
          <table:table-cell table:style-name="ce1" office:value-type="float" office:value="0.0244844872873266" calcext:value-type="float">
            <text:p>0,0244844873</text:p>
          </table:table-cell>
          <table:table-cell table:style-name="ce1" office:value-type="float" office:value="0.517574310302734" calcext:value-type="float">
            <text:p>0,5175743103</text:p>
          </table:table-cell>
          <table:table-cell table:style-name="ce1" office:value-type="float" office:value="0.517564296722412" calcext:value-type="float">
            <text:p>0,5175642967</text:p>
          </table:table-cell>
          <table:table-cell table:style-name="ce1" office:value-type="float" office:value="0.517559766769409" calcext:value-type="float">
            <text:p>0,5175597668</text:p>
          </table:table-cell>
          <table:table-cell table:style-name="ce1" office:value-type="float" office:value="-0.117266289889812" calcext:value-type="float">
            <text:p>-0,1172662899</text:p>
          </table:table-cell>
          <table:table-cell table:style-name="ce1" office:value-type="float" office:value="3.99743700027466" calcext:value-type="float">
            <text:p>3,9974370003</text:p>
          </table:table-cell>
          <table:table-cell table:style-name="ce1" office:value-type="float" office:value="-0.827712297439575" calcext:value-type="float">
            <text:p>-0,8277122974</text:p>
          </table:table-cell>
        </table:table-row>
        <table:table-row table:style-name="ro1">
          <table:table-cell table:style-name="ce1" office:value-type="string" calcext:value-type="string">
            <text:p>2.607161283493042</text:p>
          </table:table-cell>
          <table:table-cell table:style-name="ce1" office:value-type="string" calcext:value-type="string">
            <text:p>0.01898789405822754</text:p>
          </table:table-cell>
          <table:table-cell table:style-name="ce1" office:value-type="string" calcext:value-type="string">
            <text:p>78.07553315162659</text:p>
          </table:table-cell>
          <table:table-cell table:style-name="ce1" office:value-type="float" office:value="0.0135824400277659" calcext:value-type="float">
            <text:p>0,01358244</text:p>
          </table:table-cell>
          <table:table-cell table:style-name="ce1" office:value-type="float" office:value="-0.0242985987203644" calcext:value-type="float">
            <text:p>-0,0242985987</text:p>
          </table:table-cell>
          <table:table-cell table:style-name="ce1" office:value-type="float" office:value="0.34905215178007" calcext:value-type="float">
            <text:p>0,3490521518</text:p>
          </table:table-cell>
          <table:table-cell table:style-name="ce1" office:value-type="float" office:value="0.00522878404045465" calcext:value-type="float">
            <text:p>0,005228784</text:p>
          </table:table-cell>
          <table:table-cell table:number-columns-repeated="2" table:style-name="ce1" office:value-type="float" office:value="0.000864840854653041" calcext:value-type="float">
            <text:p>0,0008648409</text:p>
          </table:table-cell>
          <table:table-cell table:style-name="ce1" office:value-type="float" office:value="-0.115723468363285" calcext:value-type="float">
            <text:p>-0,1157234684</text:p>
          </table:table-cell>
          <table:table-cell table:style-name="ce1" office:value-type="float" office:value="3.99649810791016" calcext:value-type="float">
            <text:p>3,9964981079</text:p>
          </table:table-cell>
          <table:table-cell table:style-name="ce1" office:value-type="float" office:value="-0.81613302230835" calcext:value-type="float">
            <text:p>-0,8161330223</text:p>
          </table:table-cell>
          <table:table-cell table:style-name="ce1" office:value-type="string" calcext:value-type="string">
            <text:p>0.005228784040454651</text:p>
          </table:table-cell>
          <table:table-cell table:style-name="ce1" office:value-type="string" calcext:value-type="string">
            <text:p>0.0008648408546530414</text:p>
          </table:table-cell>
          <table:table-cell table:style-name="ce1" office:value-type="string" calcext:value-type="string">
            <text:p>-0.048711835904731375</text:p>
          </table:table-cell>
          <table:table-cell table:style-name="ce1" office:value-type="float" office:value="-0.00268640722752474" calcext:value-type="float">
            <text:p>-0,0026864072</text:p>
          </table:table-cell>
          <table:table-cell table:style-name="ce1" office:value-type="float" office:value="0.00599624344002582" calcext:value-type="float">
            <text:p>0,0059962434</text:p>
          </table:table-cell>
          <table:table-cell table:style-name="ce1" office:value-type="float" office:value="-0.00314708479274938" calcext:value-type="float">
            <text:p>-0,0031470848</text:p>
          </table:table-cell>
          <table:table-cell table:style-name="ce1" office:value-type="float" office:value="0.0841944230581903" calcext:value-type="float">
            <text:p>0,0841944231</text:p>
          </table:table-cell>
          <table:table-cell table:style-name="ce1" office:value-type="float" office:value="-0.0541794979607444" calcext:value-type="float">
            <text:p>-0,0541794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33115690194768" calcext:value-type="float">
            <text:p>-0,0033311569</text:p>
          </table:table-cell>
          <table:table-cell table:style-name="ce1" office:value-type="float" office:value="0.000625988835917488" calcext:value-type="float">
            <text:p>0,0006259888</text:p>
          </table:table-cell>
          <table:table-cell table:style-name="ce1" office:value-type="float" office:value="0.0174099555207201" calcext:value-type="float">
            <text:p>0,0174099555</text:p>
          </table:table-cell>
          <table:table-cell table:style-name="ce1" office:value-type="float" office:value="0.55915379524231" calcext:value-type="float">
            <text:p>0,5591537952</text:p>
          </table:table-cell>
          <table:table-cell table:style-name="ce1" office:value-type="float" office:value="0.559159517288208" calcext:value-type="float">
            <text:p>0,5591595173</text:p>
          </table:table-cell>
          <table:table-cell table:style-name="ce1" office:value-type="float" office:value="0.559159278869629" calcext:value-type="float">
            <text:p>0,5591592789</text:p>
          </table:table-cell>
          <table:table-cell table:style-name="ce1" office:value-type="float" office:value="-0.115723468363285" calcext:value-type="float">
            <text:p>-0,1157234684</text:p>
          </table:table-cell>
          <table:table-cell table:style-name="ce1" office:value-type="float" office:value="3.99649810791016" calcext:value-type="float">
            <text:p>3,9964981079</text:p>
          </table:table-cell>
          <table:table-cell table:style-name="ce1" office:value-type="float" office:value="-0.81613302230835" calcext:value-type="float">
            <text:p>-0,8161330223</text:p>
          </table:table-cell>
        </table:table-row>
        <table:table-row table:style-name="ro1">
          <table:table-cell table:style-name="ce1" office:value-type="string" calcext:value-type="string">
            <text:p>2.6199088096618652</text:p>
          </table:table-cell>
          <table:table-cell table:style-name="ce1" office:value-type="string" calcext:value-type="string">
            <text:p>0.012747526168823242</text:p>
          </table:table-cell>
          <table:table-cell table:style-name="ce1" office:value-type="string" calcext:value-type="string">
            <text:p>78.59983205795288</text:p>
          </table:table-cell>
          <table:table-cell table:style-name="ce1" office:value-type="float" office:value="0.0164026186965337" calcext:value-type="float">
            <text:p>0,0164026187</text:p>
          </table:table-cell>
          <table:table-cell table:style-name="ce1" office:value-type="float" office:value="-0.0240597512276935" calcext:value-type="float">
            <text:p>-0,0240597512</text:p>
          </table:table-cell>
          <table:table-cell table:style-name="ce1" office:value-type="float" office:value="0.336726995897882" calcext:value-type="float">
            <text:p>0,3367269959</text:p>
          </table:table-cell>
          <table:table-cell table:style-name="ce1" office:value-type="float" office:value="0.00379096273987837" calcext:value-type="float">
            <text:p>0,0037909627</text:p>
          </table:table-cell>
          <table:table-cell table:number-columns-repeated="2" table:style-name="ce1" office:value-type="float" office:value="0.002153081568533" calcext:value-type="float">
            <text:p>0,0021530816</text:p>
          </table:table-cell>
          <table:table-cell table:style-name="ce1" office:value-type="float" office:value="-0.113736644387245" calcext:value-type="float">
            <text:p>-0,1137366444</text:p>
          </table:table-cell>
          <table:table-cell table:style-name="ce1" office:value-type="float" office:value="3.99638700485229" calcext:value-type="float">
            <text:p>3,9963870049</text:p>
          </table:table-cell>
          <table:table-cell table:style-name="ce1" office:value-type="float" office:value="-0.804169178009033" calcext:value-type="float">
            <text:p>-0,804169178</text:p>
          </table:table-cell>
          <table:table-cell table:style-name="ce1" office:value-type="string" calcext:value-type="string">
            <text:p>0.003790962739878367</text:p>
          </table:table-cell>
          <table:table-cell table:style-name="ce1" office:value-type="string" calcext:value-type="string">
            <text:p>0.002153081568532996</text:p>
          </table:table-cell>
          <table:table-cell table:style-name="ce1" office:value-type="string" calcext:value-type="string">
            <text:p>-0.04800397017736075</text:p>
          </table:table-cell>
          <table:table-cell table:style-name="ce1" office:value-type="float" office:value="-0.00339561000694147" calcext:value-type="float">
            <text:p>-0,00339561</text:p>
          </table:table-cell>
          <table:table-cell table:style-name="ce1" office:value-type="float" office:value="0.0060746496800911" calcext:value-type="float">
            <text:p>0,0060746497</text:p>
          </table:table-cell>
          <table:table-cell table:style-name="ce1" office:value-type="float" office:value="-0.00255071189256362" calcext:value-type="float">
            <text:p>-0,0025507119</text:p>
          </table:table-cell>
          <table:table-cell table:style-name="ce1" office:value-type="float" office:value="0.0770717041303607" calcext:value-type="float">
            <text:p>0,0770717041</text:p>
          </table:table-cell>
          <table:table-cell table:style-name="ce1" office:value-type="float" office:value="-0.0414370464048267" calcext:value-type="float">
            <text:p>-0,04143704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40956582257713" calcext:value-type="float">
            <text:p>-0,0054095658</text:p>
          </table:table-cell>
          <table:table-cell table:style-name="ce1" office:value-type="float" office:value="0.000598051876017259" calcext:value-type="float">
            <text:p>0,0005980519</text:p>
          </table:table-cell>
          <table:table-cell table:style-name="ce1" office:value-type="float" office:value="0.0218696686081146" calcext:value-type="float">
            <text:p>0,0218696686</text:p>
          </table:table-cell>
          <table:table-cell table:style-name="ce1" office:value-type="float" office:value="0.524406433105469" calcext:value-type="float">
            <text:p>0,5244064331</text:p>
          </table:table-cell>
          <table:table-cell table:style-name="ce1" office:value-type="float" office:value="0.524410963058472" calcext:value-type="float">
            <text:p>0,5244109631</text:p>
          </table:table-cell>
          <table:table-cell table:style-name="ce1" office:value-type="float" office:value="0.524411678314209" calcext:value-type="float">
            <text:p>0,5244116783</text:p>
          </table:table-cell>
          <table:table-cell table:style-name="ce1" office:value-type="float" office:value="-0.113736644387245" calcext:value-type="float">
            <text:p>-0,1137366444</text:p>
          </table:table-cell>
          <table:table-cell table:style-name="ce1" office:value-type="float" office:value="3.99638700485229" calcext:value-type="float">
            <text:p>3,9963870049</text:p>
          </table:table-cell>
          <table:table-cell table:style-name="ce1" office:value-type="float" office:value="-0.804169178009033" calcext:value-type="float">
            <text:p>-0,804169178</text:p>
          </table:table-cell>
        </table:table-row>
        <table:table-row table:style-name="ro1">
          <table:table-cell table:style-name="ce1" office:value-type="string" calcext:value-type="string">
            <text:p>2.6352267265319824</text:p>
          </table:table-cell>
          <table:table-cell table:style-name="ce1" office:value-type="string" calcext:value-type="string">
            <text:p>0.015317916870117188</text:p>
          </table:table-cell>
          <table:table-cell table:style-name="ce1" office:value-type="string" calcext:value-type="string">
            <text:p>79.11722159385681</text:p>
          </table:table-cell>
          <table:table-cell table:style-name="ce1" office:value-type="float" office:value="0.0183822702078212" calcext:value-type="float">
            <text:p>0,0183822702</text:p>
          </table:table-cell>
          <table:table-cell table:style-name="ce1" office:value-type="float" office:value="-0.023443250889591" calcext:value-type="float">
            <text:p>-0,0234432509</text:p>
          </table:table-cell>
          <table:table-cell table:style-name="ce1" office:value-type="float" office:value="0.325548953480191" calcext:value-type="float">
            <text:p>0,3255489535</text:p>
          </table:table-cell>
          <table:table-cell table:style-name="ce1" office:value-type="float" office:value="0.00227868236612976" calcext:value-type="float">
            <text:p>0,0022786824</text:p>
          </table:table-cell>
          <table:table-cell table:number-columns-repeated="2" table:style-name="ce1" office:value-type="float" office:value="0.00324941346961288" calcext:value-type="float">
            <text:p>0,0032494135</text:p>
          </table:table-cell>
          <table:table-cell table:style-name="ce1" office:value-type="float" office:value="-0.111966744065285" calcext:value-type="float">
            <text:p>-0,1119667441</text:p>
          </table:table-cell>
          <table:table-cell table:style-name="ce1" office:value-type="float" office:value="3.9966733455658" calcext:value-type="float">
            <text:p>3,9966733456</text:p>
          </table:table-cell>
          <table:table-cell table:style-name="ce1" office:value-type="float" office:value="-0.791742026805878" calcext:value-type="float">
            <text:p>-0,7917420268</text:p>
          </table:table-cell>
          <table:table-cell table:style-name="ce1" office:value-type="string" calcext:value-type="string">
            <text:p>0.0022786823661297578</text:p>
          </table:table-cell>
          <table:table-cell table:style-name="ce1" office:value-type="string" calcext:value-type="string">
            <text:p>0.003249413469612884</text:p>
          </table:table-cell>
          <table:table-cell table:style-name="ce1" office:value-type="string" calcext:value-type="string">
            <text:p>-0.04731423298129109</text:p>
          </table:table-cell>
          <table:table-cell table:style-name="ce1" office:value-type="float" office:value="-0.00410065467413342" calcext:value-type="float">
            <text:p>-0,0041006547</text:p>
          </table:table-cell>
          <table:table-cell table:style-name="ce1" office:value-type="float" office:value="0.00601493780692338" calcext:value-type="float">
            <text:p>0,0060149378</text:p>
          </table:table-cell>
          <table:table-cell table:style-name="ce1" office:value-type="float" office:value="-0.00190980378668985" calcext:value-type="float">
            <text:p>-0,0019098038</text:p>
          </table:table-cell>
          <table:table-cell table:style-name="ce1" office:value-type="float" office:value="0.0685853681218713" calcext:value-type="float">
            <text:p>0,0685853681</text:p>
          </table:table-cell>
          <table:table-cell table:style-name="ce1" office:value-type="float" office:value="-0.0289892934131278" calcext:value-type="float">
            <text:p>-0,02898929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4509172525836" calcext:value-type="float">
            <text:p>-0,0054509173</text:p>
          </table:table-cell>
          <table:table-cell table:style-name="ce1" office:value-type="float" office:value="-0.000461658522534332" calcext:value-type="float">
            <text:p>-0,0004616585</text:p>
          </table:table-cell>
          <table:table-cell table:style-name="ce1" office:value-type="float" office:value="0.0238228322159505" calcext:value-type="float">
            <text:p>0,0238228322</text:p>
          </table:table-cell>
          <table:table-cell table:style-name="ce1" office:value-type="float" office:value="0.517376899719238" calcext:value-type="float">
            <text:p>0,5173768997</text:p>
          </table:table-cell>
          <table:table-cell table:style-name="ce1" office:value-type="float" office:value="0.517368316650391" calcext:value-type="float">
            <text:p>0,5173683167</text:p>
          </table:table-cell>
          <table:table-cell table:style-name="ce1" office:value-type="float" office:value="0.517367362976074" calcext:value-type="float">
            <text:p>0,517367363</text:p>
          </table:table-cell>
          <table:table-cell table:style-name="ce1" office:value-type="float" office:value="-0.111966744065285" calcext:value-type="float">
            <text:p>-0,1119667441</text:p>
          </table:table-cell>
          <table:table-cell table:style-name="ce1" office:value-type="float" office:value="3.9966733455658" calcext:value-type="float">
            <text:p>3,9966733456</text:p>
          </table:table-cell>
          <table:table-cell table:style-name="ce1" office:value-type="float" office:value="-0.791742026805878" calcext:value-type="float">
            <text:p>-0,7917420268</text:p>
          </table:table-cell>
        </table:table-row>
        <table:table-row table:style-name="ro1">
          <table:table-cell table:style-name="ce1" office:value-type="string" calcext:value-type="string">
            <text:p>2.6555564403533936</text:p>
          </table:table-cell>
          <table:table-cell table:style-name="ce1" office:value-type="string" calcext:value-type="string">
            <text:p>0.020329713821411133</text:p>
          </table:table-cell>
          <table:table-cell table:style-name="ce1" office:value-type="string" calcext:value-type="string">
            <text:p>79.64878034591675</text:p>
          </table:table-cell>
          <table:table-cell table:style-name="ce1" office:value-type="float" office:value="0.0203549558911932" calcext:value-type="float">
            <text:p>0,0203549559</text:p>
          </table:table-cell>
          <table:table-cell table:style-name="ce1" office:value-type="float" office:value="-0.0222764004504791" calcext:value-type="float">
            <text:p>-0,0222764005</text:p>
          </table:table-cell>
          <table:table-cell table:style-name="ce1" office:value-type="float" office:value="0.310450934701496" calcext:value-type="float">
            <text:p>0,3104509347</text:p>
          </table:table-cell>
          <table:table-cell table:style-name="ce1" office:value-type="float" office:value="0.000896699575809335" calcext:value-type="float">
            <text:p>0,0008966996</text:p>
          </table:table-cell>
          <table:table-cell table:number-columns-repeated="2" table:style-name="ce1" office:value-type="float" office:value="0.00426454566808646" calcext:value-type="float">
            <text:p>0,0042645457</text:p>
          </table:table-cell>
          <table:table-cell table:style-name="ce1" office:value-type="float" office:value="-0.110132485628128" calcext:value-type="float">
            <text:p>-0,1101324856</text:p>
          </table:table-cell>
          <table:table-cell table:style-name="ce1" office:value-type="float" office:value="3.99766063690186" calcext:value-type="float">
            <text:p>3,9976606369</text:p>
          </table:table-cell>
          <table:table-cell table:style-name="ce1" office:value-type="float" office:value="-0.768038034439087" calcext:value-type="float">
            <text:p>-0,7680380344</text:p>
          </table:table-cell>
          <table:table-cell table:style-name="ce1" office:value-type="string" calcext:value-type="string">
            <text:p>0.0008966995758093352</text:p>
          </table:table-cell>
          <table:table-cell table:style-name="ce1" office:value-type="string" calcext:value-type="string">
            <text:p>0.00426454566808646</text:p>
          </table:table-cell>
          <table:table-cell table:style-name="ce1" office:value-type="string" calcext:value-type="string">
            <text:p>-0.046804067909313705</text:p>
          </table:table-cell>
          <table:table-cell table:style-name="ce1" office:value-type="float" office:value="-0.0045955675519553" calcext:value-type="float">
            <text:p>-0,0045955676</text:p>
          </table:table-cell>
          <table:table-cell table:style-name="ce1" office:value-type="float" office:value="0.00586081272239774" calcext:value-type="float">
            <text:p>0,0058608127</text:p>
          </table:table-cell>
          <table:table-cell table:style-name="ce1" office:value-type="float" office:value="-0.00132854558096991" calcext:value-type="float">
            <text:p>-0,0013285456</text:p>
          </table:table-cell>
          <table:table-cell table:style-name="ce1" office:value-type="float" office:value="0.0587910980850946" calcext:value-type="float">
            <text:p>0,0587910981</text:p>
          </table:table-cell>
          <table:table-cell table:style-name="ce1" office:value-type="float" office:value="-0.0164983222766636" calcext:value-type="float">
            <text:p>-0,01649832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71548761277411" calcext:value-type="float">
            <text:p>-0,0037154876</text:p>
          </table:table-cell>
          <table:table-cell table:style-name="ce1" office:value-type="float" office:value="-0.0011570575211294" calcext:value-type="float">
            <text:p>-0,0011570575</text:p>
          </table:table-cell>
          <table:table-cell table:style-name="ce1" office:value-type="float" office:value="0.0209791068662483" calcext:value-type="float">
            <text:p>0,0209791069</text:p>
          </table:table-cell>
          <table:table-cell table:style-name="ce1" office:value-type="float" office:value="0.532810688018799" calcext:value-type="float">
            <text:p>0,532810688</text:p>
          </table:table-cell>
          <table:table-cell table:style-name="ce1" office:value-type="float" office:value="0.532817363739014" calcext:value-type="float">
            <text:p>0,5328173637</text:p>
          </table:table-cell>
          <table:table-cell table:style-name="ce1" office:value-type="float" office:value="0.532817840576172" calcext:value-type="float">
            <text:p>0,5328178406</text:p>
          </table:table-cell>
          <table:table-cell table:style-name="ce1" office:value-type="float" office:value="-0.110132485628128" calcext:value-type="float">
            <text:p>-0,1101324856</text:p>
          </table:table-cell>
          <table:table-cell table:style-name="ce1" office:value-type="float" office:value="3.99766063690186" calcext:value-type="float">
            <text:p>3,9976606369</text:p>
          </table:table-cell>
          <table:table-cell table:style-name="ce1" office:value-type="float" office:value="-0.768038034439087" calcext:value-type="float">
            <text:p>-0,7680380344</text:p>
          </table:table-cell>
        </table:table-row>
        <table:table-row table:style-name="ro1">
          <table:table-cell table:style-name="ce1" office:value-type="string" calcext:value-type="string">
            <text:p>2.671975612640381</text:p>
          </table:table-cell>
          <table:table-cell table:style-name="ce1" office:value-type="string" calcext:value-type="string">
            <text:p>0.016419172286987305</text:p>
          </table:table-cell>
          <table:table-cell table:style-name="ce1" office:value-type="string" calcext:value-type="string">
            <text:p>80.19647073745728</text:p>
          </table:table-cell>
          <table:table-cell table:style-name="ce1" office:value-type="float" office:value="0.0213411222039549" calcext:value-type="float">
            <text:p>0,0213411222</text:p>
          </table:table-cell>
          <table:table-cell table:style-name="ce1" office:value-type="float" office:value="-0.0214152488064159" calcext:value-type="float">
            <text:p>-0,0214152488</text:p>
          </table:table-cell>
          <table:table-cell table:style-name="ce1" office:value-type="float" office:value="0.302416606817716" calcext:value-type="float">
            <text:p>0,3024166068</text:p>
          </table:table-cell>
          <table:table-cell table:style-name="ce1" office:value-type="float" office:value="-0.000655525450085967" calcext:value-type="float">
            <text:p>-0,0006555255</text:p>
          </table:table-cell>
          <table:table-cell table:number-columns-repeated="2" table:style-name="ce1" office:value-type="float" office:value="0.00511106990305897" calcext:value-type="float">
            <text:p>0,0051110699</text:p>
          </table:table-cell>
          <table:table-cell table:style-name="ce1" office:value-type="float" office:value="-0.108069218695164" calcext:value-type="float">
            <text:p>-0,1080692187</text:p>
          </table:table-cell>
          <table:table-cell table:style-name="ce1" office:value-type="float" office:value="3.99868035316467" calcext:value-type="float">
            <text:p>3,9986803532</text:p>
          </table:table-cell>
          <table:table-cell table:style-name="ce1" office:value-type="float" office:value="-0.7561394572258" calcext:value-type="float">
            <text:p>-0,7561394572</text:p>
          </table:table-cell>
          <table:table-cell table:style-name="ce1" office:value-type="string" calcext:value-type="string">
            <text:p>-0.0006555254500859672</text:p>
          </table:table-cell>
          <table:table-cell table:style-name="ce1" office:value-type="string" calcext:value-type="string">
            <text:p>0.005111069903058972</text:p>
          </table:table-cell>
          <table:table-cell table:style-name="ce1" office:value-type="string" calcext:value-type="string">
            <text:p>-0.04585627625649988</text:p>
          </table:table-cell>
          <table:table-cell table:style-name="ce1" office:value-type="float" office:value="-0.00508873897279831" calcext:value-type="float">
            <text:p>-0,005088739</text:p>
          </table:table-cell>
          <table:table-cell table:style-name="ce1" office:value-type="float" office:value="0.00556910011261977" calcext:value-type="float">
            <text:p>0,0055691001</text:p>
          </table:table-cell>
          <table:table-cell table:style-name="ce1" office:value-type="float" office:value="-0.000543448604477777" calcext:value-type="float">
            <text:p>-0,0005434486</text:p>
          </table:table-cell>
          <table:table-cell table:style-name="ce1" office:value-type="float" office:value="0.0476105099625166" calcext:value-type="float">
            <text:p>0,04761051</text:p>
          </table:table-cell>
          <table:table-cell table:style-name="ce1" office:value-type="float" office:value="-0.00426233732539748" calcext:value-type="float">
            <text:p>-0,00426233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59139694906924" calcext:value-type="float">
            <text:p>-0,0035913969</text:p>
          </table:table-cell>
          <table:table-cell table:style-name="ce1" office:value-type="float" office:value="-0.00212432654592169" calcext:value-type="float">
            <text:p>-0,0021243265</text:p>
          </table:table-cell>
          <table:table-cell table:style-name="ce1" office:value-type="float" office:value="0.0274868939191159" calcext:value-type="float">
            <text:p>0,0274868939</text:p>
          </table:table-cell>
          <table:table-cell table:style-name="ce1" office:value-type="float" office:value="0.549280881881714" calcext:value-type="float">
            <text:p>0,5492808819</text:p>
          </table:table-cell>
          <table:table-cell table:style-name="ce1" office:value-type="float" office:value="0.549280166625977" calcext:value-type="float">
            <text:p>0,5492801666</text:p>
          </table:table-cell>
          <table:table-cell table:style-name="ce1" office:value-type="float" office:value="0.549280643463135" calcext:value-type="float">
            <text:p>0,5492806435</text:p>
          </table:table-cell>
          <table:table-cell table:style-name="ce1" office:value-type="float" office:value="-0.108069218695164" calcext:value-type="float">
            <text:p>-0,1080692187</text:p>
          </table:table-cell>
          <table:table-cell table:style-name="ce1" office:value-type="float" office:value="3.99868035316467" calcext:value-type="float">
            <text:p>3,9986803532</text:p>
          </table:table-cell>
          <table:table-cell table:style-name="ce1" office:value-type="float" office:value="-0.7561394572258" calcext:value-type="float">
            <text:p>-0,7561394572</text:p>
          </table:table-cell>
        </table:table-row>
        <table:table-row table:style-name="ro1" table:number-rows-repeated="1048412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26:41.971857948</dc:date>
    <meta:editing-duration>PT3M34S</meta:editing-duration>
    <meta:editing-cycles>1</meta:editing-cycles>
    <meta:document-statistic meta:table-count="1" meta:cell-count="48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data.D1:data.D163" svg:x="0.32cm" svg:y="0.18cm" svg:width="13.097cm" svg:height="8.64cm">
          <chartooo:coordinate-region svg:x="1.153cm" svg:y="0.379cm" svg:width="12.26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:data.D163" chart:class="chart:bar"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8131691217422">
                <text:p>0.218131691217422</text:p>
                <draw:g>
                  <svg:desc>data.D1:data.D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8190476298332">
                <text:p>0.218190476298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05254718661308">
                <text:p>-0.20525471866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04947292804718">
                <text:p>-0.204947292804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264977455139">
                <text:p>0.201264977455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4275887012482">
                <text:p>0.224275887012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2809281349182">
                <text:p>-0.132809281349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42579609155655">
                <text:p>-0.242579609155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8755360245705">
                <text:p>0.23875536024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1686640977859">
                <text:p>0.211686640977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0729561150074">
                <text:p>-0.20729561150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80933743715286">
                <text:p>-0.180933743715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15275672078133">
                <text:p>0.0515275672078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0007296800613">
                <text:p>0.130007296800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87878231704235">
                <text:p>-0.0387878231704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50015410408378">
                <text:p>-0.00550015410408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7441219091415">
                <text:p>0.16744121909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539676845074">
                <text:p>0.100539676845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025124579668">
                <text:p>0.12025124579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7798849344254">
                <text:p>0.0977798849344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6953358054161">
                <text:p>0.116953358054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17631214857101">
                <text:p>-0.317631214857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11742037534714">
                <text:p>-0.31174203753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2129040062428">
                <text:p>0.112129040062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0343625545502">
                <text:p>0.120343625545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90623664855957">
                <text:p>-0.290623664855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7839332818985">
                <text:p>-0.27839332818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2948588132858">
                <text:p>0.152948588132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0720467567444">
                <text:p>0.160720467567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40924388170242">
                <text:p>-0.240924388170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37309843301773">
                <text:p>-0.237309843301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444577097893">
                <text:p>0.199444577097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5647230148315">
                <text:p>0.205647230148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12104976177216">
                <text:p>-0.212104976177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00198531150818">
                <text:p>-0.200198531150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1715584397316">
                <text:p>0.221715584397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7402180433273">
                <text:p>0.227402180433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2049741744995">
                <text:p>-0.192049741744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0790409445763">
                <text:p>-0.180790409445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1564154624939">
                <text:p>0.24156415462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9566877484322">
                <text:p>0.239566877484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8204453587532">
                <text:p>-0.182044535875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64171548192448">
                <text:p>0.0364171548192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1310352075558">
                <text:p>0.02713103520755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013081908226">
                <text:p>0.242013081908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6618151664734">
                <text:p>0.246618151664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91625192761421">
                <text:p>-0.191625192761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884154856205">
                <text:p>0.23884154856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4316695928574">
                <text:p>0.214316695928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25156560540199">
                <text:p>-0.225156560540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36032262444496">
                <text:p>-0.236032262444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1863913536072">
                <text:p>0.171863913536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9477716088295">
                <text:p>0.169477716088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66548097133636">
                <text:p>-0.266548097133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69900232553482">
                <text:p>-0.269900232553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4000232219696">
                <text:p>0.144000232219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8331969976425">
                <text:p>0.1483319699764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7245879173279">
                <text:p>-0.277245879173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6946286559105">
                <text:p>0.156946286559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6274382472038">
                <text:p>0.136274382472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91132062673569">
                <text:p>-0.291132062673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9222174882889">
                <text:p>0.139222174882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5369310379028">
                <text:p>0.125369310379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575553894043">
                <text:p>0.13575553894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00320684909821">
                <text:p>-0.300320684909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7878218889236">
                <text:p>0.127878218889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4229112863541">
                <text:p>0.114229112863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357007175684">
                <text:p>0.11357007175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7301449179649">
                <text:p>0.117301449179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4786328971386">
                <text:p>0.104786328971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16369824028677">
                <text:p>-0.116369824028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26181997082852">
                <text:p>-0.126181997082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37310244234992">
                <text:p>-0.137310244234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874507220071">
                <text:p>-0.148745072200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9269300294511">
                <text:p>-0.1492693002945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48542352940565">
                <text:p>-0.1485423529405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40103168877555">
                <text:p>-0.140103168877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36684038940771">
                <text:p>-0.1366840389407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28560569275309">
                <text:p>-0.128560569275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2093106234147">
                <text:p>-0.112093106234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03635500196689">
                <text:p>-0.1036355001966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39962868981155">
                <text:p>-0.0939962868981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860378849607559">
                <text:p>-0.08603788496075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730157781990222">
                <text:p>-0.07301577819902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90185456891993">
                <text:p>-0.0590185456891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7059844136238">
                <text:p>0.177059844136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24532081333943">
                <text:p>-0.04245320813339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08941495173645">
                <text:p>-0.0308941495173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274917750136444">
                <text:p>-0.0274917750136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89233035586176">
                <text:p>-0.0289233035586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86339585910793">
                <text:p>-0.02863395859107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247570836289935">
                <text:p>-0.02475708362899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96605085245805">
                <text:p>-0.0196605085245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34391164188676">
                <text:p>-0.0134391164188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115929774273141">
                <text:p>-0.0115929774273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312590288906646">
                <text:p>-0.00312590288906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53495609072715">
                <text:p>0.003534956090727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78028062834508">
                <text:p>0.00978028062834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2393055961088">
                <text:p>0.01823930559610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45247852088838">
                <text:p>0.02452478520888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86586309012807">
                <text:p>0.0286586309012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58817044093653">
                <text:p>0.0358817044093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0746902192908">
                <text:p>0.0410746902192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5379099078235">
                <text:p>0.045379099078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00149474490756">
                <text:p>0.0500149474490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41511952911538">
                <text:p>0.0541511952911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0838680868784">
                <text:p>0.05908386808687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15030112360133">
                <text:p>0.0615030112360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32211764811619">
                <text:p>0.0632211764811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35850192737524">
                <text:p>0.06358501927375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36914853455016">
                <text:p>0.0636914853455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27927813753716">
                <text:p>0.0627927813753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07605940406498">
                <text:p>0.0607605940406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98339340893874">
                <text:p>0.05983393408938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3886486867696">
                <text:p>0.0563886486867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0715472796403">
                <text:p>0.0507154727964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6996223815245">
                <text:p>0.0466996223815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1180163415977">
                <text:p>0.04311801634159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7257826253772">
                <text:p>0.0357257826253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7436801945147">
                <text:p>0.03174368019451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70187077371197">
                <text:p>0.0270187077371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04774347639838">
                <text:p>0.0204774347639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9518638767279">
                <text:p>0.0169518638767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40220146629109">
                <text:p>0.0140220146629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78585848158203">
                <text:p>0.008785858481582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68165170607146">
                <text:p>0.00368165170607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03564981958702">
                <text:p>0.002035649819587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257537156389451">
                <text:p>-0.002575371563894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469343741798061">
                <text:p>-0.00469343741798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758803665729952">
                <text:p>-0.007588036657299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3214610911285">
                <text:p>-0.0103214610911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32571460181893">
                <text:p>-0.0132571460181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57271428896045">
                <text:p>-0.0157271428896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91273534696342">
                <text:p>-0.0191273534696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08325618878007">
                <text:p>-0.0208325618878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42758746744697">
                <text:p>-0.02427587467446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74349952412677">
                <text:p>-0.02743499524126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82329160146657">
                <text:p>-0.02823291601466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304829823356237">
                <text:p>-0.0304829823356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1456943367102">
                <text:p>-0.0314569433671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315650225872818">
                <text:p>-0.03156502258728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09486185656113">
                <text:p>-0.0309486185656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90807222151255">
                <text:p>-0.0290807222151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75480728050303">
                <text:p>-0.02754807280503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50609451753984">
                <text:p>-0.0250609451753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36605416169896">
                <text:p>-0.0236605416169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08857664665966">
                <text:p>-0.02088576646659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178607049423994">
                <text:p>-0.0178607049423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3520229757292">
                <text:p>-0.013520229757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19558590842284">
                <text:p>-0.01195585908422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792519484623623">
                <text:p>-0.00792519484623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17315644387409">
                <text:p>-0.004173156443874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86266728114613">
                <text:p>-0.002862667281146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2691886132629">
                <text:p>-0.0012691886132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59725357632923">
                <text:p>0.00259725357632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3417481642308">
                <text:p>0.00543417481642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8829998858273">
                <text:p>0.0088829998858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0745628910099">
                <text:p>0.0107456289100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5824400277659">
                <text:p>0.01358244002776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64026186965337">
                <text:p>0.01640261869653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83822702078212">
                <text:p>0.01838227020782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3549558911932">
                <text:p>0.02035495589119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3411222039549">
                <text:p>0.0213411222039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